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51cm"/>
    </style:style>
    <style:style style:name="co2" style:family="table-column">
      <style:table-column-properties fo:break-before="auto" style:column-width="0.693cm"/>
    </style:style>
    <style:style style:name="co3" style:family="table-column">
      <style:table-column-properties fo:break-before="auto" style:column-width="3.584cm"/>
    </style:style>
    <style:style style:name="co4" style:family="table-column">
      <style:table-column-properties fo:break-before="auto" style:column-width="2.584cm"/>
    </style:style>
    <style:style style:name="co5" style:family="table-column">
      <style:table-column-properties fo:break-before="auto" style:column-width="6.47cm"/>
    </style:style>
    <style:style style:name="co6" style:family="table-column">
      <style:table-column-properties fo:break-before="auto" style:column-width="2.03cm"/>
    </style:style>
    <style:style style:name="co7" style:family="table-column">
      <style:table-column-properties fo:break-before="auto" style:column-width="3.085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Table Table</text:p>
          </table:table-cell>
          <table:table-cell table:number-columns-repeated="7"/>
          <table:table-cell table:style-name="ce1" office:value-type="string">
            <text:p>HTML table gen</text:p>
          </table:table-cell>
          <table:table-cell table:style-name="ce1" office:value-type="string">
            <text:p>concat the HTML (to avoid blogger inserting Brs)</text:p>
          </table:table-cell>
        </table:table-row>
        <table:table-row table:style-name="ro2">
          <table:table-cell/>
          <table:table-cell table:style-name="ce2" office:value-type="string">
            <text:p>rowspan</text:p>
          </table:table-cell>
          <table:table-cell/>
          <table:table-cell table:style-name="ce2" office:value-type="string">
            <text:p>rowspan</text:p>
          </table:table-cell>
          <table:table-cell table:number-columns-repeated="4"/>
          <table:table-cell office:value-type="string">
            <text:p>&lt;table border=”1”&gt;</text:p>
          </table:table-cell>
          <table:table-cell table:formula="oooc:=[.I3]" office:value-type="string" office:string-value="&lt;table border=”1”&gt;">
            <text:p>&lt;table border=”1”&gt;</text:p>
          </table:table-cell>
        </table:table-row>
        <table:table-row table:style-name="ro2">
          <table:table-cell office:value-type="string">
            <text:p>&lt;strong&gt;Class&lt;/strong&gt;</text:p>
          </table:table-cell>
          <table:table-cell/>
          <table:table-cell office:value-type="string">
            <text:p>&lt;strong&gt;Platform&lt;/strong&gt;</text:p>
          </table:table-cell>
          <table:table-cell/>
          <table:table-cell office:value-type="string">
            <text:p>&lt;strong&gt;Technology&lt;/strong&gt;</text:p>
          </table:table-cell>
          <table:table-cell office:value-type="string">
            <text:p>&lt;strong&gt;Herrington&lt;/strong&gt;</text:p>
          </table:table-cell>
          <table:table-cell office:value-type="string">
            <text:p>&lt;strong&gt;JDeveloper&lt;/strong&gt;</text:p>
          </table:table-cell>
          <table:table-cell/>
          <table:table-cell table:formula="oooc:=&quot;&lt;tr&gt;&quot;&amp;IF([.A4]=&quot;&quot;;&quot;&quot;;&quot;&lt;td&quot;&amp;IF([.B4]&gt;0;&quot; rowspan=&quot;&amp;[.B4]&amp;&quot; valign=top&gt;&quot;;&quot;&gt;&quot;)&amp;[.A4]&amp;&quot;&lt;/td&gt;&quot;)&amp;IF([.C4]=&quot;&quot;;&quot;&quot;;&quot;&lt;td&quot;&amp;IF([.D4]&gt;0;&quot; rowspan=&quot;&amp;[.D4]&amp;&quot; valign=top&gt;&quot;;&quot;&gt;&quot;)&amp;[.C4]&amp;&quot;&lt;/td&gt;&quot;)&amp;&quot;&lt;td&gt;&quot;&amp;[.E4]&amp;&quot;&lt;/td&gt;&lt;td&gt;&quot;&amp;[.F4]&amp;&quot;&lt;/td&gt;&lt;td&gt;&quot;&amp;[.G4]&amp;&quot;&lt;/td&gt;&lt;/tr&gt;&quot;" office:value-type="string" office:string-value="&lt;tr&gt;&lt;td&gt;&lt;strong&gt;Class&lt;/strong&gt;&lt;/td&gt;&lt;td&gt;&lt;strong&gt;Platform&lt;/strong&gt;&lt;/td&gt;&lt;td&gt;&lt;strong&gt;Technology&lt;/strong&gt;&lt;/td&gt;&lt;td&gt;&lt;strong&gt;Herrington&lt;/strong&gt;&lt;/td&gt;&lt;td&gt;&lt;strong&gt;JDeveloper&lt;/strong&gt;&lt;/td&gt;&lt;/tr&gt;">
            <text:p>&lt;tr&gt;&lt;td&gt;&lt;strong&gt;Class&lt;/strong&gt;&lt;/td&gt;&lt;td&gt;&lt;strong&gt;Platform&lt;/strong&gt;&lt;/td&gt;&lt;td&gt;&lt;strong&gt;Technology&lt;/strong&gt;&lt;/td&gt;&lt;td&gt;&lt;strong&gt;Herrington&lt;/strong&gt;&lt;/td&gt;&lt;td&gt;&lt;strong&gt;JDeveloper&lt;/strong&gt;&lt;/td&gt;&lt;/tr&gt;</text:p>
          </table:table-cell>
          <table:table-cell table:formula="oooc:=[.J3]&amp;[.I4]" office:value-type="string" office:string-value="&lt;table border=”1”&gt;&lt;tr&gt;&lt;td&gt;&lt;strong&gt;Class&lt;/strong&gt;&lt;/td&gt;&lt;td&gt;&lt;strong&gt;Platform&lt;/strong&gt;&lt;/td&gt;&lt;td&gt;&lt;strong&gt;Technology&lt;/strong&gt;&lt;/td&gt;&lt;td&gt;&lt;strong&gt;Herrington&lt;/strong&gt;&lt;/td&gt;&lt;td&gt;&lt;strong&gt;JDeveloper&lt;/strong&gt;&lt;/td&gt;&lt;/tr&gt;">
            <text:p>&lt;table border=”1”&gt;&lt;tr&gt;&lt;td&gt;&lt;strong&gt;Class&lt;/strong&gt;&lt;/td&gt;&lt;td&gt;&lt;strong&gt;Platform&lt;/strong&gt;&lt;/td&gt;&lt;td&gt;&lt;strong&gt;Technology&lt;/strong&gt;&lt;/td&gt;&lt;td&gt;&lt;strong&gt;Herrington&lt;/strong&gt;&lt;/td&gt;&lt;td&gt;&lt;strong&gt;JDeveloper&lt;/strong&gt;&lt;/td&gt;&lt;/tr&gt;</text:p>
          </table:table-cell>
        </table:table-row>
        <table:table-row table:style-name="ro1">
          <table:table-cell office:value-type="string">
            <text:p>Database Access</text:p>
          </table:table-cell>
          <table:table-cell office:value-type="float" office:value="7">
            <text:p>7</text:p>
          </table:table-cell>
          <table:table-cell office:value-type="string">
            <text:p>MS</text:p>
          </table:table-cell>
          <table:table-cell office:value-type="float" office:value="2">
            <text:p>2</text:p>
          </table:table-cell>
          <table:table-cell office:value-type="string">
            <text:p>ASP</text:p>
          </table:table-cell>
          <table:table-cell office:value-type="string">
            <text:p>ASP Generator</text:p>
          </table:table-cell>
          <table:table-cell office:value-type="string">
            <text:p>n/a</text:p>
          </table:table-cell>
          <table:table-cell/>
          <table:table-cell table:formula="oooc:=&quot;&lt;tr&gt;&quot;&amp;IF([.A5]=&quot;&quot;;&quot;&quot;;&quot;&lt;td&quot;&amp;IF([.B5]&gt;0;&quot; rowspan=&quot;&amp;[.B5]&amp;&quot; valign=top&gt;&quot;;&quot;&gt;&quot;)&amp;[.A5]&amp;&quot;&lt;/td&gt;&quot;)&amp;IF([.C5]=&quot;&quot;;&quot;&quot;;&quot;&lt;td&quot;&amp;IF([.D5]&gt;0;&quot; rowspan=&quot;&amp;[.D5]&amp;&quot; valign=top&gt;&quot;;&quot;&gt;&quot;)&amp;[.C5]&amp;&quot;&lt;/td&gt;&quot;)&amp;&quot;&lt;td&gt;&quot;&amp;[.E5]&amp;&quot;&lt;/td&gt;&lt;td&gt;&quot;&amp;[.F5]&amp;&quot;&lt;/td&gt;&lt;td&gt;&quot;&amp;[.G5]&amp;&quot;&lt;/td&gt;&lt;/tr&gt;&quot;" office:value-type="string" office:string-value="&lt;tr&gt;&lt;td rowspan=7 valign=top&gt;Database Access&lt;/td&gt;&lt;td rowspan=2 valign=top&gt;MS&lt;/td&gt;&lt;td&gt;ASP&lt;/td&gt;&lt;td&gt;ASP Generator&lt;/td&gt;&lt;td&gt;n/a&lt;/td&gt;&lt;/tr&gt;">
            <text:p>&lt;tr&gt;&lt;td rowspan=7 valign=top&gt;Database Access&lt;/td&gt;&lt;td rowspan=2 valign=top&gt;MS&lt;/td&gt;&lt;td&gt;ASP&lt;/td&gt;&lt;td&gt;ASP Generator&lt;/td&gt;&lt;td&gt;n/a&lt;/td&gt;&lt;/tr&gt;</text:p>
          </table:table-cell>
          <table:table-cell table:formula="oooc:=[.J4]&amp;[.I5]" office:value-type="string" office:string-value="&lt;table border=”1”&gt;&lt;tr&gt;&lt;td&gt;&lt;strong&gt;Class&lt;/strong&gt;&lt;/td&gt;&lt;td&gt;&lt;strong&gt;Platform&lt;/strong&gt;&lt;/td&gt;&lt;td&gt;&lt;strong&gt;Technology&lt;/strong&gt;&lt;/td&gt;&lt;td&gt;&lt;strong&gt;Herrington&lt;/strong&gt;&lt;/td&gt;&lt;td&gt;&lt;strong&gt;JDeveloper&lt;/strong&gt;&lt;/td&gt;&lt;/tr&gt;&lt;tr&gt;&lt;td rowspan=7 valign=top&gt;Database Access&lt;/td&gt;&lt;td rowspan=2 valign=top&gt;MS&lt;/td&gt;&lt;td&gt;ASP&lt;/td&gt;&lt;td&gt;ASP Generator&lt;/td&gt;&lt;td&gt;n/a&lt;/td&gt;&lt;/tr&gt;">
            <text:p>&lt;table border=”1”&gt;&lt;tr&gt;&lt;td&gt;&lt;strong&gt;Class&lt;/strong&gt;&lt;/td&gt;&lt;td&gt;&lt;strong&gt;Platform&lt;/strong&gt;&lt;/td&gt;&lt;td&gt;&lt;strong&gt;Technology&lt;/strong&gt;&lt;/td&gt;&lt;td&gt;&lt;strong&gt;Herrington&lt;/strong&gt;&lt;/td&gt;&lt;td&gt;&lt;strong&gt;JDeveloper&lt;/strong&gt;&lt;/td&gt;&lt;/tr&gt;&lt;tr&gt;&lt;td rowspan=7 valign=top&gt;Database Access&lt;/td&gt;&lt;td rowspan=2 valign=top&gt;MS&lt;/td&gt;&lt;td&gt;ASP&lt;/td&gt;&lt;td&gt;ASP Generator&lt;/td&gt;&lt;td&gt;n/a&lt;/td&gt;&lt;/tr&gt;</text:p>
          </table:table-cell>
        </table:table-row>
        <table:table-row table:style-name="ro1">
          <table:table-cell table:number-columns-repeated="4"/>
          <table:table-cell office:value-type="string">
            <text:p>ASP.NET</text:p>
          </table:table-cell>
          <table:table-cell office:value-type="string">
            <text:p>ASP.NET Generator</text:p>
          </table:table-cell>
          <table:table-cell office:value-type="string">
            <text:p>n/a</text:p>
          </table:table-cell>
          <table:table-cell/>
          <table:table-cell table:formula="oooc:=&quot;&lt;tr&gt;&quot;&amp;IF([.A6]=&quot;&quot;;&quot;&quot;;&quot;&lt;td&quot;&amp;IF([.B6]&gt;0;&quot; rowspan=&quot;&amp;[.B6]&amp;&quot; valign=top&gt;&quot;;&quot;&gt;&quot;)&amp;[.A6]&amp;&quot;&lt;/td&gt;&quot;)&amp;IF([.C6]=&quot;&quot;;&quot;&quot;;&quot;&lt;td&quot;&amp;IF([.D6]&gt;0;&quot; rowspan=&quot;&amp;[.D6]&amp;&quot; valign=top&gt;&quot;;&quot;&gt;&quot;)&amp;[.C6]&amp;&quot;&lt;/td&gt;&quot;)&amp;&quot;&lt;td&gt;&quot;&amp;[.E6]&amp;&quot;&lt;/td&gt;&lt;td&gt;&quot;&amp;[.F6]&amp;&quot;&lt;/td&gt;&lt;td&gt;&quot;&amp;[.G6]&amp;&quot;&lt;/td&gt;&lt;/tr&gt;&quot;" office:value-type="string" office:string-value="&lt;tr&gt;&lt;td&gt;ASP.NET&lt;/td&gt;&lt;td&gt;ASP.NET Generator&lt;/td&gt;&lt;td&gt;n/a&lt;/td&gt;&lt;/tr&gt;">
            <text:p>&lt;tr&gt;&lt;td&gt;ASP.NET&lt;/td&gt;&lt;td&gt;ASP.NET Generator&lt;/td&gt;&lt;td&gt;n/a&lt;/td&gt;&lt;/tr&gt;</text:p>
          </table:table-cell>
          <table:table-cell table:formula="oooc:=[.J5]&amp;[.I6]" office:value-type="string" office:string-value="&lt;table border=”1”&gt;&lt;tr&gt;&lt;td&gt;&lt;strong&gt;Class&lt;/strong&gt;&lt;/td&gt;&lt;td&gt;&lt;strong&gt;Platform&lt;/strong&gt;&lt;/td&gt;&lt;td&gt;&lt;strong&gt;Technology&lt;/strong&gt;&lt;/td&gt;&lt;td&gt;&lt;strong&gt;Herrington&lt;/strong&gt;&lt;/td&gt;&lt;td&gt;&lt;strong&gt;JDeveloper&lt;/strong&gt;&lt;/td&gt;&lt;/tr&gt;&lt;tr&gt;&lt;td rowspan=7 valign=top&gt;Database Access&lt;/td&gt;&lt;td rowspan=2 valign=top&gt;MS&lt;/td&gt;&lt;td&gt;ASP&lt;/td&gt;&lt;td&gt;ASP Generator&lt;/td&gt;&lt;td&gt;n/a&lt;/td&gt;&lt;/tr&gt;&lt;tr&gt;&lt;td&gt;ASP.NET&lt;/td&gt;&lt;td&gt;ASP.NET Generator&lt;/td&gt;&lt;td&gt;n/a&lt;/td&gt;&lt;/tr&gt;">
            <text:p>&lt;table border=”1”&gt;&lt;tr&gt;&lt;td&gt;&lt;strong&gt;Class&lt;/strong&gt;&lt;/td&gt;&lt;td&gt;&lt;strong&gt;Platform&lt;/strong&gt;&lt;/td&gt;&lt;td&gt;&lt;strong&gt;Technology&lt;/strong&gt;&lt;/td&gt;&lt;td&gt;&lt;strong&gt;Herrington&lt;/strong&gt;&lt;/td&gt;&lt;td&gt;&lt;strong&gt;JDeveloper&lt;/strong&gt;&lt;/td&gt;&lt;/tr&gt;&lt;tr&gt;&lt;td rowspan=7 valign=top&gt;Database Access&lt;/td&gt;&lt;td rowspan=2 valign=top&gt;MS&lt;/td&gt;&lt;td&gt;ASP&lt;/td&gt;&lt;td&gt;ASP Generator&lt;/td&gt;&lt;td&gt;n/a&lt;/td&gt;&lt;/tr&gt;&lt;tr&gt;&lt;td&gt;ASP.NET&lt;/td&gt;&lt;td&gt;ASP.NET Generator&lt;/td&gt;&lt;td&gt;n/a&lt;/td&gt;&lt;/tr&gt;</text:p>
          </table:table-cell>
        </table:table-row>
        <table:table-row table:style-name="ro1">
          <table:table-cell table:number-columns-repeated="2"/>
          <table:table-cell office:value-type="string">
            <text:p>Java</text:p>
          </table:table-cell>
          <table:table-cell office:value-type="float" office:value="3">
            <text:p>3</text:p>
          </table:table-cell>
          <table:table-cell office:value-type="string">
            <text:p>EJB</text:p>
          </table:table-cell>
          <table:table-cell office:value-type="string">
            <text:p>EJB Generator</text:p>
          </table:table-cell>
          <table:table-cell office:value-type="string">
            <text:p>EJB Entities from Tables</text:p>
          </table:table-cell>
          <table:table-cell/>
          <table:table-cell table:formula="oooc:=&quot;&lt;tr&gt;&quot;&amp;IF([.A7]=&quot;&quot;;&quot;&quot;;&quot;&lt;td&quot;&amp;IF([.B7]&gt;0;&quot; rowspan=&quot;&amp;[.B7]&amp;&quot; valign=top&gt;&quot;;&quot;&gt;&quot;)&amp;[.A7]&amp;&quot;&lt;/td&gt;&quot;)&amp;IF([.C7]=&quot;&quot;;&quot;&quot;;&quot;&lt;td&quot;&amp;IF([.D7]&gt;0;&quot; rowspan=&quot;&amp;[.D7]&amp;&quot; valign=top&gt;&quot;;&quot;&gt;&quot;)&amp;[.C7]&amp;&quot;&lt;/td&gt;&quot;)&amp;&quot;&lt;td&gt;&quot;&amp;[.E7]&amp;&quot;&lt;/td&gt;&lt;td&gt;&quot;&amp;[.F7]&amp;&quot;&lt;/td&gt;&lt;td&gt;&quot;&amp;[.G7]&amp;&quot;&lt;/td&gt;&lt;/tr&gt;&quot;" office:value-type="string" office:string-value="&lt;tr&gt;&lt;td rowspan=3 valign=top&gt;Java&lt;/td&gt;&lt;td&gt;EJB&lt;/td&gt;&lt;td&gt;EJB Generator&lt;/td&gt;&lt;td&gt;EJB Entities from Tables&lt;/td&gt;&lt;/tr&gt;">
            <text:p>&lt;tr&gt;&lt;td rowspan=3 valign=top&gt;Java&lt;/td&gt;&lt;td&gt;EJB&lt;/td&gt;&lt;td&gt;EJB Generator&lt;/td&gt;&lt;td&gt;EJB Entities from Tables&lt;/td&gt;&lt;/tr&gt;</text:p>
          </table:table-cell>
          <table:table-cell table:formula="oooc:=[.J6]&amp;[.I7]" office:value-type="string" office:string-value="&lt;table border=”1”&gt;&lt;tr&gt;&lt;td&gt;&lt;strong&gt;Class&lt;/strong&gt;&lt;/td&gt;&lt;td&gt;&lt;strong&gt;Platform&lt;/strong&gt;&lt;/td&gt;&lt;td&gt;&lt;strong&gt;Technology&lt;/strong&gt;&lt;/td&gt;&lt;td&gt;&lt;strong&gt;Herrington&lt;/strong&gt;&lt;/td&gt;&lt;td&gt;&lt;strong&gt;JDeveloper&lt;/strong&gt;&lt;/td&gt;&lt;/tr&gt;&lt;tr&gt;&lt;td rowspan=7 valign=top&gt;Database Access&lt;/td&gt;&lt;td rowspan=2 valign=top&gt;MS&lt;/td&gt;&lt;td&gt;ASP&lt;/td&gt;&lt;td&gt;ASP Generator&lt;/td&gt;&lt;td&gt;n/a&lt;/td&gt;&lt;/tr&gt;&lt;tr&gt;&lt;td&gt;ASP.NET&lt;/td&gt;&lt;td&gt;ASP.NET Generator&lt;/td&gt;&lt;td&gt;n/a&lt;/td&gt;&lt;/tr&gt;&lt;tr&gt;&lt;td rowspan=3 valign=top&gt;Java&lt;/td&gt;&lt;td&gt;EJB&lt;/td&gt;&lt;td&gt;EJB Generator&lt;/td&gt;&lt;td&gt;EJB Entities from Tables&lt;/td&gt;&lt;/tr&gt;">
            <text:p>&lt;table border=”1”&gt;&lt;tr&gt;&lt;td&gt;&lt;strong&gt;Class&lt;/strong&gt;&lt;/td&gt;&lt;td&gt;&lt;strong&gt;Platform&lt;/strong&gt;&lt;/td&gt;&lt;td&gt;&lt;strong&gt;Technology&lt;/strong&gt;&lt;/td&gt;&lt;td&gt;&lt;strong&gt;Herrington&lt;/strong&gt;&lt;/td&gt;&lt;td&gt;&lt;strong&gt;JDeveloper&lt;/strong&gt;&lt;/td&gt;&lt;/tr&gt;&lt;tr&gt;&lt;td rowspan=7 valign=top&gt;Database Access&lt;/td&gt;&lt;td rowspan=2 valign=top&gt;MS&lt;/td&gt;&lt;td&gt;ASP&lt;/td&gt;&lt;td&gt;ASP Generator&lt;/td&gt;&lt;td&gt;n/a&lt;/td&gt;&lt;/tr&gt;&lt;tr&gt;&lt;td&gt;ASP.NET&lt;/td&gt;&lt;td&gt;ASP.NET Generator&lt;/td&gt;&lt;td&gt;n/a&lt;/td&gt;&lt;/tr&gt;&lt;tr&gt;&lt;td rowspan=3 valign=top&gt;Java&lt;/td&gt;&lt;td&gt;EJB&lt;/td&gt;&lt;td&gt;EJB Generator&lt;/td&gt;&lt;td&gt;EJB Entities from Tables&lt;/td&gt;&lt;/tr&gt;</text:p>
          </table:table-cell>
        </table:table-row>
        <table:table-row table:style-name="ro1">
          <table:table-cell table:number-columns-repeated="4"/>
          <table:table-cell office:value-type="string">
            <text:p>JDBC</text:p>
          </table:table-cell>
          <table:table-cell office:value-type="string">
            <text:p>JDBC Generator</text:p>
          </table:table-cell>
          <table:table-cell office:value-type="string">
            <text:p>ADF Business Components</text:p>
          </table:table-cell>
          <table:table-cell/>
          <table:table-cell table:formula="oooc:=&quot;&lt;tr&gt;&quot;&amp;IF([.A8]=&quot;&quot;;&quot;&quot;;&quot;&lt;td&quot;&amp;IF([.B8]&gt;0;&quot; rowspan=&quot;&amp;[.B8]&amp;&quot; valign=top&gt;&quot;;&quot;&gt;&quot;)&amp;[.A8]&amp;&quot;&lt;/td&gt;&quot;)&amp;IF([.C8]=&quot;&quot;;&quot;&quot;;&quot;&lt;td&quot;&amp;IF([.D8]&gt;0;&quot; rowspan=&quot;&amp;[.D8]&amp;&quot; valign=top&gt;&quot;;&quot;&gt;&quot;)&amp;[.C8]&amp;&quot;&lt;/td&gt;&quot;)&amp;&quot;&lt;td&gt;&quot;&amp;[.E8]&amp;&quot;&lt;/td&gt;&lt;td&gt;&quot;&amp;[.F8]&amp;&quot;&lt;/td&gt;&lt;td&gt;&quot;&amp;[.G8]&amp;&quot;&lt;/td&gt;&lt;/tr&gt;&quot;" office:value-type="string" office:string-value="&lt;tr&gt;&lt;td&gt;JDBC&lt;/td&gt;&lt;td&gt;JDBC Generator&lt;/td&gt;&lt;td&gt;ADF Business Components&lt;/td&gt;&lt;/tr&gt;">
            <text:p>&lt;tr&gt;&lt;td&gt;JDBC&lt;/td&gt;&lt;td&gt;JDBC Generator&lt;/td&gt;&lt;td&gt;ADF Business Components&lt;/td&gt;&lt;/tr&gt;</text:p>
          </table:table-cell>
          <table:table-cell table:formula="oooc:=[.J7]&amp;[.I8]" office:value-type="string" office:string-value="&lt;table border=”1”&gt;&lt;tr&gt;&lt;td&gt;&lt;strong&gt;Class&lt;/strong&gt;&lt;/td&gt;&lt;td&gt;&lt;strong&gt;Platform&lt;/strong&gt;&lt;/td&gt;&lt;td&gt;&lt;strong&gt;Technology&lt;/strong&gt;&lt;/td&gt;&lt;td&gt;&lt;strong&gt;Herrington&lt;/strong&gt;&lt;/td&gt;&lt;td&gt;&lt;strong&gt;JDeveloper&lt;/strong&gt;&lt;/td&gt;&lt;/tr&gt;&lt;tr&gt;&lt;td rowspan=7 valign=top&gt;Database Access&lt;/td&gt;&lt;td rowspan=2 valign=top&gt;MS&lt;/td&gt;&lt;td&gt;ASP&lt;/td&gt;&lt;td&gt;ASP Generator&lt;/td&gt;&lt;td&gt;n/a&lt;/td&gt;&lt;/tr&gt;&lt;tr&gt;&lt;td&gt;ASP.NET&lt;/td&gt;&lt;td&gt;ASP.NET Generator&lt;/td&gt;&lt;td&gt;n/a&lt;/td&gt;&lt;/tr&gt;&lt;tr&gt;&lt;td rowspan=3 valign=top&gt;Java&lt;/td&gt;&lt;td&gt;EJB&lt;/td&gt;&lt;td&gt;EJB Generator&lt;/td&gt;&lt;td&gt;EJB Entities from Tables&lt;/td&gt;&lt;/tr&gt;&lt;tr&gt;&lt;td&gt;JDBC&lt;/td&gt;&lt;td&gt;JDBC Generator&lt;/td&gt;&lt;td&gt;ADF Business Components&lt;/td&gt;&lt;/tr&gt;">
            <text:p>&lt;table border=”1”&gt;&lt;tr&gt;&lt;td&gt;&lt;strong&gt;Class&lt;/strong&gt;&lt;/td&gt;&lt;td&gt;&lt;strong&gt;Platform&lt;/strong&gt;&lt;/td&gt;&lt;td&gt;&lt;strong&gt;Technology&lt;/strong&gt;&lt;/td&gt;&lt;td&gt;&lt;strong&gt;Herrington&lt;/strong&gt;&lt;/td&gt;&lt;td&gt;&lt;strong&gt;JDeveloper&lt;/strong&gt;&lt;/td&gt;&lt;/tr&gt;&lt;tr&gt;&lt;td rowspan=7 valign=top&gt;Database Access&lt;/td&gt;&lt;td rowspan=2 valign=top&gt;MS&lt;/td&gt;&lt;td&gt;ASP&lt;/td&gt;&lt;td&gt;ASP Generator&lt;/td&gt;&lt;td&gt;n/a&lt;/td&gt;&lt;/tr&gt;&lt;tr&gt;&lt;td&gt;ASP.NET&lt;/td&gt;&lt;td&gt;ASP.NET Generator&lt;/td&gt;&lt;td&gt;n/a&lt;/td&gt;&lt;/tr&gt;&lt;tr&gt;&lt;td rowspan=3 valign=top&gt;Java&lt;/td&gt;&lt;td&gt;EJB&lt;/td&gt;&lt;td&gt;EJB Generator&lt;/td&gt;&lt;td&gt;EJB Entities from Tables&lt;/td&gt;&lt;/tr&gt;&lt;tr&gt;&lt;td&gt;JDBC&lt;/td&gt;&lt;td&gt;JDBC Generator&lt;/td&gt;&lt;td&gt;ADF Business Components&lt;/td&gt;&lt;/tr&gt;</text:p>
          </table:table-cell>
        </table:table-row>
        <table:table-row table:style-name="ro2">
          <table:table-cell table:number-columns-repeated="4"/>
          <table:table-cell office:value-type="string">
            <text:p>JDBC</text:p>
          </table:table-cell>
          <table:table-cell office:value-type="string">
            <text:p>n/a</text:p>
          </table:table-cell>
          <table:table-cell office:value-type="string">
            <text:p>Toplink O-R Mapping</text:p>
          </table:table-cell>
          <table:table-cell/>
          <table:table-cell table:formula="oooc:=&quot;&lt;tr&gt;&quot;&amp;IF([.A9]=&quot;&quot;;&quot;&quot;;&quot;&lt;td&quot;&amp;IF([.B9]&gt;0;&quot; rowspan=&quot;&amp;[.B9]&amp;&quot; valign=top&gt;&quot;;&quot;&gt;&quot;)&amp;[.A9]&amp;&quot;&lt;/td&gt;&quot;)&amp;IF([.C9]=&quot;&quot;;&quot;&quot;;&quot;&lt;td&quot;&amp;IF([.D9]&gt;0;&quot; rowspan=&quot;&amp;[.D9]&amp;&quot; valign=top&gt;&quot;;&quot;&gt;&quot;)&amp;[.C9]&amp;&quot;&lt;/td&gt;&quot;)&amp;&quot;&lt;td&gt;&quot;&amp;[.E9]&amp;&quot;&lt;/td&gt;&lt;td&gt;&quot;&amp;[.F9]&amp;&quot;&lt;/td&gt;&lt;td&gt;&quot;&amp;[.G9]&amp;&quot;&lt;/td&gt;&lt;/tr&gt;&quot;" office:value-type="string" office:string-value="&lt;tr&gt;&lt;td&gt;JDBC&lt;/td&gt;&lt;td&gt;n/a&lt;/td&gt;&lt;td&gt;Toplink O-R Mapping&lt;/td&gt;&lt;/tr&gt;">
            <text:p>&lt;tr&gt;&lt;td&gt;JDBC&lt;/td&gt;&lt;td&gt;n/a&lt;/td&gt;&lt;td&gt;Toplink O-R Mapping&lt;/td&gt;&lt;/tr&gt;</text:p>
          </table:table-cell>
          <table:table-cell table:formula="oooc:=[.J8]&amp;[.I9]" office:value-type="string" office:string-value="&lt;table border=”1”&gt;&lt;tr&gt;&lt;td&gt;&lt;strong&gt;Class&lt;/strong&gt;&lt;/td&gt;&lt;td&gt;&lt;strong&gt;Platform&lt;/strong&gt;&lt;/td&gt;&lt;td&gt;&lt;strong&gt;Technology&lt;/strong&gt;&lt;/td&gt;&lt;td&gt;&lt;strong&gt;Herrington&lt;/strong&gt;&lt;/td&gt;&lt;td&gt;&lt;strong&gt;JDeveloper&lt;/strong&gt;&lt;/td&gt;&lt;/tr&gt;&lt;tr&gt;&lt;td rowspan=7 valign=top&gt;Database Access&lt;/td&gt;&lt;td rowspan=2 valign=top&gt;MS&lt;/td&gt;&lt;td&gt;ASP&lt;/td&gt;&lt;td&gt;ASP Generator&lt;/td&gt;&lt;td&gt;n/a&lt;/td&gt;&lt;/tr&gt;&lt;tr&gt;&lt;td&gt;ASP.NET&lt;/td&gt;&lt;td&gt;ASP.NET Generator&lt;/td&gt;&lt;td&gt;n/a&lt;/td&gt;&lt;/tr&gt;&lt;tr&gt;&lt;td rowspan=3 valign=top&gt;Java&lt;/td&gt;&lt;td&gt;EJB&lt;/td&gt;&lt;td&gt;EJB Generator&lt;/td&gt;&lt;td&gt;EJB Entities from Tables&lt;/td&gt;&lt;/tr&gt;&lt;tr&gt;&lt;td&gt;JDBC&lt;/td&gt;&lt;td&gt;JDBC Generator&lt;/td&gt;&lt;td&gt;ADF Business Components&lt;/td&gt;&lt;/tr&gt;&lt;tr&gt;&lt;td&gt;JDBC&lt;/td&gt;&lt;td&gt;n/a&lt;/td&gt;&lt;td&gt;Toplink O-R Mapping&lt;/td&gt;&lt;/tr&gt;">
            <text:p>&lt;table border=”1”&gt;&lt;tr&gt;&lt;td&gt;&lt;strong&gt;Class&lt;/strong&gt;&lt;/td&gt;&lt;td&gt;&lt;strong&gt;Platform&lt;/strong&gt;&lt;/td&gt;&lt;td&gt;&lt;strong&gt;Technology&lt;/strong&gt;&lt;/td&gt;&lt;td&gt;&lt;strong&gt;Herrington&lt;/strong&gt;&lt;/td&gt;&lt;td&gt;&lt;strong&gt;JDeveloper&lt;/strong&gt;&lt;/td&gt;&lt;/tr&gt;&lt;tr&gt;&lt;td rowspan=7 valign=top&gt;Database Access&lt;/td&gt;&lt;td rowspan=2 valign=top&gt;MS&lt;/td&gt;&lt;td&gt;ASP&lt;/td&gt;&lt;td&gt;ASP Generator&lt;/td&gt;&lt;td&gt;n/a&lt;/td&gt;&lt;/tr&gt;&lt;tr&gt;&lt;td&gt;ASP.NET&lt;/td&gt;&lt;td&gt;ASP.NET Generator&lt;/td&gt;&lt;td&gt;n/a&lt;/td&gt;&lt;/tr&gt;&lt;tr&gt;&lt;td rowspan=3 valign=top&gt;Java&lt;/td&gt;&lt;td&gt;EJB&lt;/td&gt;&lt;td&gt;EJB Generator&lt;/td&gt;&lt;td&gt;EJB Entities from Tables&lt;/td&gt;&lt;/tr&gt;&lt;tr&gt;&lt;td&gt;JDBC&lt;/td&gt;&lt;td&gt;JDBC Generator&lt;/td&gt;&lt;td&gt;ADF Business Components&lt;/td&gt;&lt;/tr&gt;&lt;tr&gt;&lt;td&gt;JDBC&lt;/td&gt;&lt;td&gt;n/a&lt;/td&gt;&lt;td&gt;Toplink O-R Mapping&lt;/td&gt;&lt;/tr&gt;</text:p>
          </table:table-cell>
        </table:table-row>
        <table:table-row table:style-name="ro1">
          <table:table-cell table:number-columns-repeated="2"/>
          <table:table-cell office:value-type="string">
            <text:p>PHP</text:p>
          </table:table-cell>
          <table:table-cell/>
          <table:table-cell office:value-type="string">
            <text:p>PHP</text:p>
          </table:table-cell>
          <table:table-cell office:value-type="string">
            <text:p>PHP Generator</text:p>
          </table:table-cell>
          <table:table-cell office:value-type="string">
            <text:p>n/a</text:p>
          </table:table-cell>
          <table:table-cell/>
          <table:table-cell table:formula="oooc:=&quot;&lt;tr&gt;&quot;&amp;IF([.A10]=&quot;&quot;;&quot;&quot;;&quot;&lt;td&quot;&amp;IF([.B10]&gt;0;&quot; rowspan=&quot;&amp;[.B10]&amp;&quot; valign=top&gt;&quot;;&quot;&gt;&quot;)&amp;[.A10]&amp;&quot;&lt;/td&gt;&quot;)&amp;IF([.C10]=&quot;&quot;;&quot;&quot;;&quot;&lt;td&quot;&amp;IF([.D10]&gt;0;&quot; rowspan=&quot;&amp;[.D10]&amp;&quot; valign=top&gt;&quot;;&quot;&gt;&quot;)&amp;[.C10]&amp;&quot;&lt;/td&gt;&quot;)&amp;&quot;&lt;td&gt;&quot;&amp;[.E10]&amp;&quot;&lt;/td&gt;&lt;td&gt;&quot;&amp;[.F10]&amp;&quot;&lt;/td&gt;&lt;td&gt;&quot;&amp;[.G10]&amp;&quot;&lt;/td&gt;&lt;/tr&gt;&quot;" office:value-type="string" office:string-value="&lt;tr&gt;&lt;td&gt;PHP&lt;/td&gt;&lt;td&gt;PHP&lt;/td&gt;&lt;td&gt;PHP Generator&lt;/td&gt;&lt;td&gt;n/a&lt;/td&gt;&lt;/tr&gt;">
            <text:p>&lt;tr&gt;&lt;td&gt;PHP&lt;/td&gt;&lt;td&gt;PHP&lt;/td&gt;&lt;td&gt;PHP Generator&lt;/td&gt;&lt;td&gt;n/a&lt;/td&gt;&lt;/tr&gt;</text:p>
          </table:table-cell>
          <table:table-cell table:formula="oooc:=[.J9]&amp;[.I10]" office:value-type="string" office:string-value="&lt;table border=”1”&gt;&lt;tr&gt;&lt;td&gt;&lt;strong&gt;Class&lt;/strong&gt;&lt;/td&gt;&lt;td&gt;&lt;strong&gt;Platform&lt;/strong&gt;&lt;/td&gt;&lt;td&gt;&lt;strong&gt;Technology&lt;/strong&gt;&lt;/td&gt;&lt;td&gt;&lt;strong&gt;Herrington&lt;/strong&gt;&lt;/td&gt;&lt;td&gt;&lt;strong&gt;JDeveloper&lt;/strong&gt;&lt;/td&gt;&lt;/tr&gt;&lt;tr&gt;&lt;td rowspan=7 valign=top&gt;Database Access&lt;/td&gt;&lt;td rowspan=2 valign=top&gt;MS&lt;/td&gt;&lt;td&gt;ASP&lt;/td&gt;&lt;td&gt;ASP Generator&lt;/td&gt;&lt;td&gt;n/a&lt;/td&gt;&lt;/tr&gt;&lt;tr&gt;&lt;td&gt;ASP.NET&lt;/td&gt;&lt;td&gt;ASP.NET Generator&lt;/td&gt;&lt;td&gt;n/a&lt;/td&gt;&lt;/tr&gt;&lt;tr&gt;&lt;td rowspan=3 valign=top&gt;Java&lt;/td&gt;&lt;td&gt;EJB&lt;/td&gt;&lt;td&gt;EJB Generator&lt;/td&gt;&lt;td&gt;EJB Entities from Tables&lt;/td&gt;&lt;/tr&gt;&lt;tr&gt;&lt;td&gt;JDBC&lt;/td&gt;&lt;td&gt;JDBC Generator&lt;/td&gt;&lt;td&gt;ADF Business Components&lt;/td&gt;&lt;/tr&gt;&lt;tr&gt;&lt;td&gt;JDBC&lt;/td&gt;&lt;td&gt;n/a&lt;/td&gt;&lt;td&gt;Toplink O-R Mapping&lt;/td&gt;&lt;/tr&gt;&lt;tr&gt;&lt;td&gt;PHP&lt;/td&gt;&lt;td&gt;PHP&lt;/td&gt;&lt;td&gt;PHP Generator&lt;/td&gt;&lt;td&gt;n/a&lt;/td&gt;&lt;/tr&gt;">
            <text:p>&lt;table border=”1”&gt;&lt;tr&gt;&lt;td&gt;&lt;strong&gt;Class&lt;/strong&gt;&lt;/td&gt;&lt;td&gt;&lt;strong&gt;Platform&lt;/strong&gt;&lt;/td&gt;&lt;td&gt;&lt;strong&gt;Technology&lt;/strong&gt;&lt;/td&gt;&lt;td&gt;&lt;strong&gt;Herrington&lt;/strong&gt;&lt;/td&gt;&lt;td&gt;&lt;strong&gt;JDeveloper&lt;/strong&gt;&lt;/td&gt;&lt;/tr&gt;&lt;tr&gt;&lt;td rowspan=7 valign=top&gt;Database Access&lt;/td&gt;&lt;td rowspan=2 valign=top&gt;MS&lt;/td&gt;&lt;td&gt;ASP&lt;/td&gt;&lt;td&gt;ASP Generator&lt;/td&gt;&lt;td&gt;n/a&lt;/td&gt;&lt;/tr&gt;&lt;tr&gt;&lt;td&gt;ASP.NET&lt;/td&gt;&lt;td&gt;ASP.NET Generator&lt;/td&gt;&lt;td&gt;n/a&lt;/td&gt;&lt;/tr&gt;&lt;tr&gt;&lt;td rowspan=3 valign=top&gt;Java&lt;/td&gt;&lt;td&gt;EJB&lt;/td&gt;&lt;td&gt;EJB Generator&lt;/td&gt;&lt;td&gt;EJB Entities from Tables&lt;/td&gt;&lt;/tr&gt;&lt;tr&gt;&lt;td&gt;JDBC&lt;/td&gt;&lt;td&gt;JDBC Generator&lt;/td&gt;&lt;td&gt;ADF Business Components&lt;/td&gt;&lt;/tr&gt;&lt;tr&gt;&lt;td&gt;JDBC&lt;/td&gt;&lt;td&gt;n/a&lt;/td&gt;&lt;td&gt;Toplink O-R Mapping&lt;/td&gt;&lt;/tr&gt;&lt;tr&gt;&lt;td&gt;PHP&lt;/td&gt;&lt;td&gt;PHP&lt;/td&gt;&lt;td&gt;PHP Generator&lt;/td&gt;&lt;td&gt;n/a&lt;/td&gt;&lt;/tr&gt;</text:p>
          </table:table-cell>
        </table:table-row>
        <table:table-row table:style-name="ro1">
          <table:table-cell table:number-columns-repeated="2"/>
          <table:table-cell office:value-type="string">
            <text:p>Perl</text:p>
          </table:table-cell>
          <table:table-cell/>
          <table:table-cell office:value-type="string">
            <text:p>DBI</text:p>
          </table:table-cell>
          <table:table-cell office:value-type="string">
            <text:p>Perl DBI Generator</text:p>
          </table:table-cell>
          <table:table-cell office:value-type="string">
            <text:p>n/a</text:p>
          </table:table-cell>
          <table:table-cell/>
          <table:table-cell table:formula="oooc:=&quot;&lt;tr&gt;&quot;&amp;IF([.A11]=&quot;&quot;;&quot;&quot;;&quot;&lt;td&quot;&amp;IF([.B11]&gt;0;&quot; rowspan=&quot;&amp;[.B11]&amp;&quot; valign=top&gt;&quot;;&quot;&gt;&quot;)&amp;[.A11]&amp;&quot;&lt;/td&gt;&quot;)&amp;IF([.C11]=&quot;&quot;;&quot;&quot;;&quot;&lt;td&quot;&amp;IF([.D11]&gt;0;&quot; rowspan=&quot;&amp;[.D11]&amp;&quot; valign=top&gt;&quot;;&quot;&gt;&quot;)&amp;[.C11]&amp;&quot;&lt;/td&gt;&quot;)&amp;&quot;&lt;td&gt;&quot;&amp;[.E11]&amp;&quot;&lt;/td&gt;&lt;td&gt;&quot;&amp;[.F11]&amp;&quot;&lt;/td&gt;&lt;td&gt;&quot;&amp;[.G11]&amp;&quot;&lt;/td&gt;&lt;/tr&gt;&quot;" office:value-type="string" office:string-value="&lt;tr&gt;&lt;td&gt;Perl&lt;/td&gt;&lt;td&gt;DBI&lt;/td&gt;&lt;td&gt;Perl DBI Generator&lt;/td&gt;&lt;td&gt;n/a&lt;/td&gt;&lt;/tr&gt;">
            <text:p>&lt;tr&gt;&lt;td&gt;Perl&lt;/td&gt;&lt;td&gt;DBI&lt;/td&gt;&lt;td&gt;Perl DBI Generator&lt;/td&gt;&lt;td&gt;n/a&lt;/td&gt;&lt;/tr&gt;</text:p>
          </table:table-cell>
          <table:table-cell table:formula="oooc:=[.J10]&amp;[.I11]" office:value-type="string" office:string-value="&lt;table border=”1”&gt;&lt;tr&gt;&lt;td&gt;&lt;strong&gt;Class&lt;/strong&gt;&lt;/td&gt;&lt;td&gt;&lt;strong&gt;Platform&lt;/strong&gt;&lt;/td&gt;&lt;td&gt;&lt;strong&gt;Technology&lt;/strong&gt;&lt;/td&gt;&lt;td&gt;&lt;strong&gt;Herrington&lt;/strong&gt;&lt;/td&gt;&lt;td&gt;&lt;strong&gt;JDeveloper&lt;/strong&gt;&lt;/td&gt;&lt;/tr&gt;&lt;tr&gt;&lt;td rowspan=7 valign=top&gt;Database Access&lt;/td&gt;&lt;td rowspan=2 valign=top&gt;MS&lt;/td&gt;&lt;td&gt;ASP&lt;/td&gt;&lt;td&gt;ASP Generator&lt;/td&gt;&lt;td&gt;n/a&lt;/td&gt;&lt;/tr&gt;&lt;tr&gt;&lt;td&gt;ASP.NET&lt;/td&gt;&lt;td&gt;ASP.NET Generator&lt;/td&gt;&lt;td&gt;n/a&lt;/td&gt;&lt;/tr&gt;&lt;tr&gt;&lt;td rowspan=3 valign=top&gt;Java&lt;/td&gt;&lt;td&gt;EJB&lt;/td&gt;&lt;td&gt;EJB Generator&lt;/td&gt;&lt;td&gt;EJB Entities from Tables&lt;/td&gt;&lt;/tr&gt;&lt;tr&gt;&lt;td&gt;JDBC&lt;/td&gt;&lt;td&gt;JDBC Generator&lt;/td&gt;&lt;td&gt;ADF Business Components&lt;/td&gt;&lt;/tr&gt;&lt;tr&gt;&lt;td&gt;JDBC&lt;/td&gt;&lt;td&gt;n/a&lt;/td&gt;&lt;td&gt;Toplink O-R Mapping&lt;/td&gt;&lt;/tr&gt;&lt;tr&gt;&lt;td&gt;PHP&lt;/td&gt;&lt;td&gt;PHP&lt;/td&gt;&lt;td&gt;PHP Generator&lt;/td&gt;&lt;td&gt;n/a&lt;/td&gt;&lt;/tr&gt;&lt;tr&gt;&lt;td&gt;Perl&lt;/td&gt;&lt;td&gt;DBI&lt;/td&gt;&lt;td&gt;Perl DBI Generator&lt;/td&gt;&lt;td&gt;n/a&lt;/td&gt;&lt;/tr&gt;">
            <text:p>&lt;table border=”1”&gt;&lt;tr&gt;&lt;td&gt;&lt;strong&gt;Class&lt;/strong&gt;&lt;/td&gt;&lt;td&gt;&lt;strong&gt;Platform&lt;/strong&gt;&lt;/td&gt;&lt;td&gt;&lt;strong&gt;Technology&lt;/strong&gt;&lt;/td&gt;&lt;td&gt;&lt;strong&gt;Herrington&lt;/strong&gt;&lt;/td&gt;&lt;td&gt;&lt;strong&gt;JDeveloper&lt;/strong&gt;&lt;/td&gt;&lt;/tr&gt;&lt;tr&gt;&lt;td rowspan=7 valign=top&gt;Database Access&lt;/td&gt;&lt;td rowspan=2 valign=top&gt;MS&lt;/td&gt;&lt;td&gt;ASP&lt;/td&gt;&lt;td&gt;ASP Generator&lt;/td&gt;&lt;td&gt;n/a&lt;/td&gt;&lt;/tr&gt;&lt;tr&gt;&lt;td&gt;ASP.NET&lt;/td&gt;&lt;td&gt;ASP.NET Generator&lt;/td&gt;&lt;td&gt;n/a&lt;/td&gt;&lt;/tr&gt;&lt;tr&gt;&lt;td rowspan=3 valign=top&gt;Java&lt;/td&gt;&lt;td&gt;EJB&lt;/td&gt;&lt;td&gt;EJB Generator&lt;/td&gt;&lt;td&gt;EJB Entities from Tables&lt;/td&gt;&lt;/tr&gt;&lt;tr&gt;&lt;td&gt;JDBC&lt;/td&gt;&lt;td&gt;JDBC Generator&lt;/td&gt;&lt;td&gt;ADF Business Components&lt;/td&gt;&lt;/tr&gt;&lt;tr&gt;&lt;td&gt;JDBC&lt;/td&gt;&lt;td&gt;n/a&lt;/td&gt;&lt;td&gt;Toplink O-R Mapping&lt;/td&gt;&lt;/tr&gt;&lt;tr&gt;&lt;td&gt;PHP&lt;/td&gt;&lt;td&gt;PHP&lt;/td&gt;&lt;td&gt;PHP Generator&lt;/td&gt;&lt;td&gt;n/a&lt;/td&gt;&lt;/tr&gt;&lt;tr&gt;&lt;td&gt;Perl&lt;/td&gt;&lt;td&gt;DBI&lt;/td&gt;&lt;td&gt;Perl DBI Generator&lt;/td&gt;&lt;td&gt;n/a&lt;/td&gt;&lt;/tr&gt;</text:p>
          </table:table-cell>
        </table:table-row>
        <table:table-row table:style-name="ro1">
          <table:table-cell office:value-type="string">
            <text:p>User Interface</text:p>
          </table:table-cell>
          <table:table-cell office:value-type="float" office:value="3">
            <text:p>3</text:p>
          </table:table-cell>
          <table:table-cell office:value-type="string">
            <text:p>Java</text:p>
          </table:table-cell>
          <table:table-cell office:value-type="float" office:value="2">
            <text:p>2</text:p>
          </table:table-cell>
          <table:table-cell office:value-type="string">
            <text:p>JSP</text:p>
          </table:table-cell>
          <table:table-cell office:value-type="string">
            <text:p>JSP Generator</text:p>
          </table:table-cell>
          <table:table-cell office:value-type="string">
            <text:p>JSP/struts/JSF wizards</text:p>
          </table:table-cell>
          <table:table-cell/>
          <table:table-cell table:formula="oooc:=&quot;&lt;tr&gt;&quot;&amp;IF([.A12]=&quot;&quot;;&quot;&quot;;&quot;&lt;td&quot;&amp;IF([.B12]&gt;0;&quot; rowspan=&quot;&amp;[.B12]&amp;&quot; valign=top&gt;&quot;;&quot;&gt;&quot;)&amp;[.A12]&amp;&quot;&lt;/td&gt;&quot;)&amp;IF([.C12]=&quot;&quot;;&quot;&quot;;&quot;&lt;td&quot;&amp;IF([.D12]&gt;0;&quot; rowspan=&quot;&amp;[.D12]&amp;&quot; valign=top&gt;&quot;;&quot;&gt;&quot;)&amp;[.C12]&amp;&quot;&lt;/td&gt;&quot;)&amp;&quot;&lt;td&gt;&quot;&amp;[.E12]&amp;&quot;&lt;/td&gt;&lt;td&gt;&quot;&amp;[.F12]&amp;&quot;&lt;/td&gt;&lt;td&gt;&quot;&amp;[.G12]&amp;&quot;&lt;/td&gt;&lt;/tr&gt;&quot;" office:value-type="string" office:string-value="&lt;tr&gt;&lt;td rowspan=3 valign=top&gt;User Interface&lt;/td&gt;&lt;td rowspan=2 valign=top&gt;Java&lt;/td&gt;&lt;td&gt;JSP&lt;/td&gt;&lt;td&gt;JSP Generator&lt;/td&gt;&lt;td&gt;JSP/struts/JSF wizards&lt;/td&gt;&lt;/tr&gt;">
            <text:p>&lt;tr&gt;&lt;td rowspan=3 valign=top&gt;User Interface&lt;/td&gt;&lt;td rowspan=2 valign=top&gt;Java&lt;/td&gt;&lt;td&gt;JSP&lt;/td&gt;&lt;td&gt;JSP Generator&lt;/td&gt;&lt;td&gt;JSP/struts/JSF wizards&lt;/td&gt;&lt;/tr&gt;</text:p>
          </table:table-cell>
          <table:table-cell table:formula="oooc:=[.J11]&amp;[.I12]" office:value-type="string" office:string-value="&lt;table border=”1”&gt;&lt;tr&gt;&lt;td&gt;&lt;strong&gt;Class&lt;/strong&gt;&lt;/td&gt;&lt;td&gt;&lt;strong&gt;Platform&lt;/strong&gt;&lt;/td&gt;&lt;td&gt;&lt;strong&gt;Technology&lt;/strong&gt;&lt;/td&gt;&lt;td&gt;&lt;strong&gt;Herrington&lt;/strong&gt;&lt;/td&gt;&lt;td&gt;&lt;strong&gt;JDeveloper&lt;/strong&gt;&lt;/td&gt;&lt;/tr&gt;&lt;tr&gt;&lt;td rowspan=7 valign=top&gt;Database Access&lt;/td&gt;&lt;td rowspan=2 valign=top&gt;MS&lt;/td&gt;&lt;td&gt;ASP&lt;/td&gt;&lt;td&gt;ASP Generator&lt;/td&gt;&lt;td&gt;n/a&lt;/td&gt;&lt;/tr&gt;&lt;tr&gt;&lt;td&gt;ASP.NET&lt;/td&gt;&lt;td&gt;ASP.NET Generator&lt;/td&gt;&lt;td&gt;n/a&lt;/td&gt;&lt;/tr&gt;&lt;tr&gt;&lt;td rowspan=3 valign=top&gt;Java&lt;/td&gt;&lt;td&gt;EJB&lt;/td&gt;&lt;td&gt;EJB Generator&lt;/td&gt;&lt;td&gt;EJB Entities from Tables&lt;/td&gt;&lt;/tr&gt;&lt;tr&gt;&lt;td&gt;JDBC&lt;/td&gt;&lt;td&gt;JDBC Generator&lt;/td&gt;&lt;td&gt;ADF Business Components&lt;/td&gt;&lt;/tr&gt;&lt;tr&gt;&lt;td&gt;JDBC&lt;/td&gt;&lt;td&gt;n/a&lt;/td&gt;&lt;td&gt;Toplink O-R Mapping&lt;/td&gt;&lt;/tr&gt;&lt;tr&gt;&lt;td&gt;PHP&lt;/td&gt;&lt;td&gt;PHP&lt;/td&gt;&lt;td&gt;PHP Generator&lt;/td&gt;&lt;td&gt;n/a&lt;/td&gt;&lt;/tr&gt;&lt;tr&gt;&lt;td&gt;Perl&lt;/td&gt;&lt;td&gt;DBI&lt;/td&gt;&lt;td&gt;Perl DBI Generator&lt;/td&gt;&lt;td&gt;n/a&lt;/td&gt;&lt;/tr&gt;&lt;tr&gt;&lt;td rowspan=3 valign=top&gt;User Interface&lt;/td&gt;&lt;td rowspan=2 valign=top&gt;Java&lt;/td&gt;&lt;td&gt;JSP&lt;/td&gt;&lt;td&gt;JSP Generator&lt;/td&gt;&lt;td&gt;JSP/struts/JSF wizards&lt;/td&gt;&lt;/tr&gt;">
            <text:p>&lt;table border=”1”&gt;&lt;tr&gt;&lt;td&gt;&lt;strong&gt;Class&lt;/strong&gt;&lt;/td&gt;&lt;td&gt;&lt;strong&gt;Platform&lt;/strong&gt;&lt;/td&gt;&lt;td&gt;&lt;strong&gt;Technology&lt;/strong&gt;&lt;/td&gt;&lt;td&gt;&lt;strong&gt;Herrington&lt;/strong&gt;&lt;/td&gt;&lt;td&gt;&lt;strong&gt;JDeveloper&lt;/strong&gt;&lt;/td&gt;&lt;/tr&gt;&lt;tr&gt;&lt;td rowspan=7 valign=top&gt;Database Access&lt;/td&gt;&lt;td rowspan=2 valign=top&gt;MS&lt;/td&gt;&lt;td&gt;ASP&lt;/td&gt;&lt;td&gt;ASP Generator&lt;/td&gt;&lt;td&gt;n/a&lt;/td&gt;&lt;/tr&gt;&lt;tr&gt;&lt;td&gt;ASP.NET&lt;/td&gt;&lt;td&gt;ASP.NET Generator&lt;/td&gt;&lt;td&gt;n/a&lt;/td&gt;&lt;/tr&gt;&lt;tr&gt;&lt;td rowspan=3 valign=top&gt;Java&lt;/td&gt;&lt;td&gt;EJB&lt;/td&gt;&lt;td&gt;EJB Generator&lt;/td&gt;&lt;td&gt;EJB Entities from Tables&lt;/td&gt;&lt;/tr&gt;&lt;tr&gt;&lt;td&gt;JDBC&lt;/td&gt;&lt;td&gt;JDBC Generator&lt;/td&gt;&lt;td&gt;ADF Business Components&lt;/td&gt;&lt;/tr&gt;&lt;tr&gt;&lt;td&gt;JDBC&lt;/td&gt;&lt;td&gt;n/a&lt;/td&gt;&lt;td&gt;Toplink O-R Mapping&lt;/td&gt;&lt;/tr&gt;&lt;tr&gt;&lt;td&gt;PHP&lt;/td&gt;&lt;td&gt;PHP&lt;/td&gt;&lt;td&gt;PHP Generator&lt;/td&gt;&lt;td&gt;n/a&lt;/td&gt;&lt;/tr&gt;&lt;tr&gt;&lt;td&gt;Perl&lt;/td&gt;&lt;td&gt;DBI&lt;/td&gt;&lt;td&gt;Perl DBI Generator&lt;/td&gt;&lt;td&gt;n/a&lt;/td&gt;&lt;/tr&gt;&lt;tr&gt;&lt;td rowspan=3 valign=top&gt;User Interface&lt;/td&gt;&lt;td rowspan=2 valign=top&gt;Java&lt;/td&gt;&lt;td&gt;JSP&lt;/td&gt;&lt;td&gt;JSP Generator&lt;/td&gt;&lt;td&gt;JSP/struts/JSF wizards&lt;/td&gt;&lt;/tr&gt;</text:p>
          </table:table-cell>
        </table:table-row>
        <table:table-row table:style-name="ro1">
          <table:table-cell table:number-columns-repeated="4"/>
          <table:table-cell office:value-type="string">
            <text:p>Swing</text:p>
          </table:table-cell>
          <table:table-cell office:value-type="string">
            <text:p>Swing Generator</text:p>
          </table:table-cell>
          <table:table-cell office:value-type="string">
            <text:p>Swing wizards; ADF Swing wizards</text:p>
          </table:table-cell>
          <table:table-cell/>
          <table:table-cell table:formula="oooc:=&quot;&lt;tr&gt;&quot;&amp;IF([.A13]=&quot;&quot;;&quot;&quot;;&quot;&lt;td&quot;&amp;IF([.B13]&gt;0;&quot; rowspan=&quot;&amp;[.B13]&amp;&quot; valign=top&gt;&quot;;&quot;&gt;&quot;)&amp;[.A13]&amp;&quot;&lt;/td&gt;&quot;)&amp;IF([.C13]=&quot;&quot;;&quot;&quot;;&quot;&lt;td&quot;&amp;IF([.D13]&gt;0;&quot; rowspan=&quot;&amp;[.D13]&amp;&quot; valign=top&gt;&quot;;&quot;&gt;&quot;)&amp;[.C13]&amp;&quot;&lt;/td&gt;&quot;)&amp;&quot;&lt;td&gt;&quot;&amp;[.E13]&amp;&quot;&lt;/td&gt;&lt;td&gt;&quot;&amp;[.F13]&amp;&quot;&lt;/td&gt;&lt;td&gt;&quot;&amp;[.G13]&amp;&quot;&lt;/td&gt;&lt;/tr&gt;&quot;" office:value-type="string" office:string-value="&lt;tr&gt;&lt;td&gt;Swing&lt;/td&gt;&lt;td&gt;Swing Generator&lt;/td&gt;&lt;td&gt;Swing wizards; ADF Swing wizards&lt;/td&gt;&lt;/tr&gt;">
            <text:p>&lt;tr&gt;&lt;td&gt;Swing&lt;/td&gt;&lt;td&gt;Swing Generator&lt;/td&gt;&lt;td&gt;Swing wizards; ADF Swing wizards&lt;/td&gt;&lt;/tr&gt;</text:p>
          </table:table-cell>
          <table:table-cell table:formula="oooc:=[.J12]&amp;[.I13]" office:value-type="string" office:string-value="&lt;table border=”1”&gt;&lt;tr&gt;&lt;td&gt;&lt;strong&gt;Class&lt;/strong&gt;&lt;/td&gt;&lt;td&gt;&lt;strong&gt;Platform&lt;/strong&gt;&lt;/td&gt;&lt;td&gt;&lt;strong&gt;Technology&lt;/strong&gt;&lt;/td&gt;&lt;td&gt;&lt;strong&gt;Herrington&lt;/strong&gt;&lt;/td&gt;&lt;td&gt;&lt;strong&gt;JDeveloper&lt;/strong&gt;&lt;/td&gt;&lt;/tr&gt;&lt;tr&gt;&lt;td rowspan=7 valign=top&gt;Database Access&lt;/td&gt;&lt;td rowspan=2 valign=top&gt;MS&lt;/td&gt;&lt;td&gt;ASP&lt;/td&gt;&lt;td&gt;ASP Generator&lt;/td&gt;&lt;td&gt;n/a&lt;/td&gt;&lt;/tr&gt;&lt;tr&gt;&lt;td&gt;ASP.NET&lt;/td&gt;&lt;td&gt;ASP.NET Generator&lt;/td&gt;&lt;td&gt;n/a&lt;/td&gt;&lt;/tr&gt;&lt;tr&gt;&lt;td rowspan=3 valign=top&gt;Java&lt;/td&gt;&lt;td&gt;EJB&lt;/td&gt;&lt;td&gt;EJB Generator&lt;/td&gt;&lt;td&gt;EJB Entities from Tables&lt;/td&gt;&lt;/tr&gt;&lt;tr&gt;&lt;td&gt;JDBC&lt;/td&gt;&lt;td&gt;JDBC Generator&lt;/td&gt;&lt;td&gt;ADF Business Components&lt;/td&gt;&lt;/tr&gt;&lt;tr&gt;&lt;td&gt;JDBC&lt;/td&gt;&lt;td&gt;n/a&lt;/td&gt;&lt;td&gt;Toplink O-R Mapping&lt;/td&gt;&lt;/tr&gt;&lt;tr&gt;&lt;td&gt;PHP&lt;/td&gt;&lt;td&gt;PHP&lt;/td&gt;&lt;td&gt;PHP Generator&lt;/td&gt;&lt;td&gt;n/a&lt;/td&gt;&lt;/tr&gt;&lt;tr&gt;&lt;td&gt;Perl&lt;/td&gt;&lt;td&gt;DBI&lt;/td&gt;&lt;td&gt;Perl DBI Generator&lt;/td&gt;&lt;td&gt;n/a&lt;/td&gt;&lt;/tr&gt;&lt;tr&gt;&lt;td rowspan=3 valign=top&gt;User Interface&lt;/td&gt;&lt;td rowspan=2 valign=top&gt;Java&lt;/td&gt;&lt;td&gt;JSP&lt;/td&gt;&lt;td&gt;JSP Generator&lt;/td&gt;&lt;td&gt;JSP/struts/JSF wizards&lt;/td&gt;&lt;/tr&gt;&lt;tr&gt;&lt;td&gt;Swing&lt;/td&gt;&lt;td&gt;Swing Generator&lt;/td&gt;&lt;td&gt;Swing wizards; ADF Swing wizards&lt;/td&gt;&lt;/tr&gt;">
            <text:p>&lt;table border=”1”&gt;&lt;tr&gt;&lt;td&gt;&lt;strong&gt;Class&lt;/strong&gt;&lt;/td&gt;&lt;td&gt;&lt;strong&gt;Platform&lt;/strong&gt;&lt;/td&gt;&lt;td&gt;&lt;strong&gt;Technology&lt;/strong&gt;&lt;/td&gt;&lt;td&gt;&lt;strong&gt;Herrington&lt;/strong&gt;&lt;/td&gt;&lt;td&gt;&lt;strong&gt;JDeveloper&lt;/strong&gt;&lt;/td&gt;&lt;/tr&gt;&lt;tr&gt;&lt;td rowspan=7 valign=top&gt;Database Access&lt;/td&gt;&lt;td rowspan=2 valign=top&gt;MS&lt;/td&gt;&lt;td&gt;ASP&lt;/td&gt;&lt;td&gt;ASP Generator&lt;/td&gt;&lt;td&gt;n/a&lt;/td&gt;&lt;/tr&gt;&lt;tr&gt;&lt;td&gt;ASP.NET&lt;/td&gt;&lt;td&gt;ASP.NET Generator&lt;/td&gt;&lt;td&gt;n/a&lt;/td&gt;&lt;/tr&gt;&lt;tr&gt;&lt;td rowspan=3 valign=top&gt;Java&lt;/td&gt;&lt;td&gt;EJB&lt;/td&gt;&lt;td&gt;EJB Generator&lt;/td&gt;&lt;td&gt;EJB Entities from Tables&lt;/td&gt;&lt;/tr&gt;&lt;tr&gt;&lt;td&gt;JDBC&lt;/td&gt;&lt;td&gt;JDBC Generator&lt;/td&gt;&lt;td&gt;ADF Business Components&lt;/td&gt;&lt;/tr&gt;&lt;tr&gt;&lt;td&gt;JDBC&lt;/td&gt;&lt;td&gt;n/a&lt;/td&gt;&lt;td&gt;Toplink O-R Mapping&lt;/td&gt;&lt;/tr&gt;&lt;tr&gt;&lt;td&gt;PHP&lt;/td&gt;&lt;td&gt;PHP&lt;/td&gt;&lt;td&gt;PHP Generator&lt;/td&gt;&lt;td&gt;n/a&lt;/td&gt;&lt;/tr&gt;&lt;tr&gt;&lt;td&gt;Perl&lt;/td&gt;&lt;td&gt;DBI&lt;/td&gt;&lt;td&gt;Perl DBI Generator&lt;/td&gt;&lt;td&gt;n/a&lt;/td&gt;&lt;/tr&gt;&lt;tr&gt;&lt;td rowspan=3 valign=top&gt;User Interface&lt;/td&gt;&lt;td rowspan=2 valign=top&gt;Java&lt;/td&gt;&lt;td&gt;JSP&lt;/td&gt;&lt;td&gt;JSP Generator&lt;/td&gt;&lt;td&gt;JSP/struts/JSF wizards&lt;/td&gt;&lt;/tr&gt;&lt;tr&gt;&lt;td&gt;Swing&lt;/td&gt;&lt;td&gt;Swing Generator&lt;/td&gt;&lt;td&gt;Swing wizards; ADF Swing wizards&lt;/td&gt;&lt;/tr&gt;</text:p>
          </table:table-cell>
        </table:table-row>
        <table:table-row table:style-name="ro1">
          <table:table-cell table:number-columns-repeated="2"/>
          <table:table-cell office:value-type="string">
            <text:p>MS</text:p>
          </table:table-cell>
          <table:table-cell/>
          <table:table-cell office:value-type="string">
            <text:p>MFC</text:p>
          </table:table-cell>
          <table:table-cell office:value-type="string">
            <text:p>MFC Generator</text:p>
          </table:table-cell>
          <table:table-cell office:value-type="string">
            <text:p>n/a</text:p>
          </table:table-cell>
          <table:table-cell/>
          <table:table-cell table:formula="oooc:=&quot;&lt;tr&gt;&quot;&amp;IF([.A14]=&quot;&quot;;&quot;&quot;;&quot;&lt;td&quot;&amp;IF([.B14]&gt;0;&quot; rowspan=&quot;&amp;[.B14]&amp;&quot; valign=top&gt;&quot;;&quot;&gt;&quot;)&amp;[.A14]&amp;&quot;&lt;/td&gt;&quot;)&amp;IF([.C14]=&quot;&quot;;&quot;&quot;;&quot;&lt;td&quot;&amp;IF([.D14]&gt;0;&quot; rowspan=&quot;&amp;[.D14]&amp;&quot; valign=top&gt;&quot;;&quot;&gt;&quot;)&amp;[.C14]&amp;&quot;&lt;/td&gt;&quot;)&amp;&quot;&lt;td&gt;&quot;&amp;[.E14]&amp;&quot;&lt;/td&gt;&lt;td&gt;&quot;&amp;[.F14]&amp;&quot;&lt;/td&gt;&lt;td&gt;&quot;&amp;[.G14]&amp;&quot;&lt;/td&gt;&lt;/tr&gt;&quot;" office:value-type="string" office:string-value="&lt;tr&gt;&lt;td&gt;MS&lt;/td&gt;&lt;td&gt;MFC&lt;/td&gt;&lt;td&gt;MFC Generator&lt;/td&gt;&lt;td&gt;n/a&lt;/td&gt;&lt;/tr&gt;">
            <text:p>&lt;tr&gt;&lt;td&gt;MS&lt;/td&gt;&lt;td&gt;MFC&lt;/td&gt;&lt;td&gt;MFC Generator&lt;/td&gt;&lt;td&gt;n/a&lt;/td&gt;&lt;/tr&gt;</text:p>
          </table:table-cell>
          <table:table-cell table:formula="oooc:=[.J13]&amp;[.I14]" office:value-type="string" office:string-value="&lt;table border=”1”&gt;&lt;tr&gt;&lt;td&gt;&lt;strong&gt;Class&lt;/strong&gt;&lt;/td&gt;&lt;td&gt;&lt;strong&gt;Platform&lt;/strong&gt;&lt;/td&gt;&lt;td&gt;&lt;strong&gt;Technology&lt;/strong&gt;&lt;/td&gt;&lt;td&gt;&lt;strong&gt;Herrington&lt;/strong&gt;&lt;/td&gt;&lt;td&gt;&lt;strong&gt;JDeveloper&lt;/strong&gt;&lt;/td&gt;&lt;/tr&gt;&lt;tr&gt;&lt;td rowspan=7 valign=top&gt;Database Access&lt;/td&gt;&lt;td rowspan=2 valign=top&gt;MS&lt;/td&gt;&lt;td&gt;ASP&lt;/td&gt;&lt;td&gt;ASP Generator&lt;/td&gt;&lt;td&gt;n/a&lt;/td&gt;&lt;/tr&gt;&lt;tr&gt;&lt;td&gt;ASP.NET&lt;/td&gt;&lt;td&gt;ASP.NET Generator&lt;/td&gt;&lt;td&gt;n/a&lt;/td&gt;&lt;/tr&gt;&lt;tr&gt;&lt;td rowspan=3 valign=top&gt;Java&lt;/td&gt;&lt;td&gt;EJB&lt;/td&gt;&lt;td&gt;EJB Generator&lt;/td&gt;&lt;td&gt;EJB Entities from Tables&lt;/td&gt;&lt;/tr&gt;&lt;tr&gt;&lt;td&gt;JDBC&lt;/td&gt;&lt;td&gt;JDBC Generator&lt;/td&gt;&lt;td&gt;ADF Business Components&lt;/td&gt;&lt;/tr&gt;&lt;tr&gt;&lt;td&gt;JDBC&lt;/td&gt;&lt;td&gt;n/a&lt;/td&gt;&lt;td&gt;Toplink O-R Mapping&lt;/td&gt;&lt;/tr&gt;&lt;tr&gt;&lt;td&gt;PHP&lt;/td&gt;&lt;td&gt;PHP&lt;/td&gt;&lt;td&gt;PHP Generator&lt;/td&gt;&lt;td&gt;n/a&lt;/td&gt;&lt;/tr&gt;&lt;tr&gt;&lt;td&gt;Perl&lt;/td&gt;&lt;td&gt;DBI&lt;/td&gt;&lt;td&gt;Perl DBI Generator&lt;/td&gt;&lt;td&gt;n/a&lt;/td&gt;&lt;/tr&gt;&lt;tr&gt;&lt;td rowspan=3 valign=top&gt;User Interface&lt;/td&gt;&lt;td rowspan=2 valign=top&gt;Java&lt;/td&gt;&lt;td&gt;JSP&lt;/td&gt;&lt;td&gt;JSP Generator&lt;/td&gt;&lt;td&gt;JSP/struts/JSF wizards&lt;/td&gt;&lt;/tr&gt;&lt;tr&gt;&lt;td&gt;Swing&lt;/td&gt;&lt;td&gt;Swing Generator&lt;/td&gt;&lt;td&gt;Swing wizards; ADF Swing wizards&lt;/td&gt;&lt;/tr&gt;&lt;tr&gt;&lt;td&gt;MS&lt;/td&gt;&lt;td&gt;MFC&lt;/td&gt;&lt;td&gt;MFC Generator&lt;/td&gt;&lt;td&gt;n/a&lt;/td&gt;&lt;/tr&gt;">
            <text:p>&lt;table border=”1”&gt;&lt;tr&gt;&lt;td&gt;&lt;strong&gt;Class&lt;/strong&gt;&lt;/td&gt;&lt;td&gt;&lt;strong&gt;Platform&lt;/strong&gt;&lt;/td&gt;&lt;td&gt;&lt;strong&gt;Technology&lt;/strong&gt;&lt;/td&gt;&lt;td&gt;&lt;strong&gt;Herrington&lt;/strong&gt;&lt;/td&gt;&lt;td&gt;&lt;strong&gt;JDeveloper&lt;/strong&gt;&lt;/td&gt;&lt;/tr&gt;&lt;tr&gt;&lt;td rowspan=7 valign=top&gt;Database Access&lt;/td&gt;&lt;td rowspan=2 valign=top&gt;MS&lt;/td&gt;&lt;td&gt;ASP&lt;/td&gt;&lt;td&gt;ASP Generator&lt;/td&gt;&lt;td&gt;n/a&lt;/td&gt;&lt;/tr&gt;&lt;tr&gt;&lt;td&gt;ASP.NET&lt;/td&gt;&lt;td&gt;ASP.NET Generator&lt;/td&gt;&lt;td&gt;n/a&lt;/td&gt;&lt;/tr&gt;&lt;tr&gt;&lt;td rowspan=3 valign=top&gt;Java&lt;/td&gt;&lt;td&gt;EJB&lt;/td&gt;&lt;td&gt;EJB Generator&lt;/td&gt;&lt;td&gt;EJB Entities from Tables&lt;/td&gt;&lt;/tr&gt;&lt;tr&gt;&lt;td&gt;JDBC&lt;/td&gt;&lt;td&gt;JDBC Generator&lt;/td&gt;&lt;td&gt;ADF Business Components&lt;/td&gt;&lt;/tr&gt;&lt;tr&gt;&lt;td&gt;JDBC&lt;/td&gt;&lt;td&gt;n/a&lt;/td&gt;&lt;td&gt;Toplink O-R Mapping&lt;/td&gt;&lt;/tr&gt;&lt;tr&gt;&lt;td&gt;PHP&lt;/td&gt;&lt;td&gt;PHP&lt;/td&gt;&lt;td&gt;PHP Generator&lt;/td&gt;&lt;td&gt;n/a&lt;/td&gt;&lt;/tr&gt;&lt;tr&gt;&lt;td&gt;Perl&lt;/td&gt;&lt;td&gt;DBI&lt;/td&gt;&lt;td&gt;Perl DBI Generator&lt;/td&gt;&lt;td&gt;n/a&lt;/td&gt;&lt;/tr&gt;&lt;tr&gt;&lt;td rowspan=3 valign=top&gt;User Interface&lt;/td&gt;&lt;td rowspan=2 valign=top&gt;Java&lt;/td&gt;&lt;td&gt;JSP&lt;/td&gt;&lt;td&gt;JSP Generator&lt;/td&gt;&lt;td&gt;JSP/struts/JSF wizards&lt;/td&gt;&lt;/tr&gt;&lt;tr&gt;&lt;td&gt;Swing&lt;/td&gt;&lt;td&gt;Swing Generator&lt;/td&gt;&lt;td&gt;Swing wizards; ADF Swing wizards&lt;/td&gt;&lt;/tr&gt;&lt;tr&gt;&lt;td&gt;MS&lt;/td&gt;&lt;td&gt;MFC&lt;/td&gt;&lt;td&gt;MFC Generator&lt;/td&gt;&lt;td&gt;n/a&lt;/td&gt;&lt;/tr&gt;</text:p>
          </table:table-cell>
        </table:table-row>
        <table:table-row table:style-name="ro1">
          <table:table-cell office:value-type="string">
            <text:p>Documentation</text:p>
          </table:table-cell>
          <table:table-cell office:value-type="float" office:value="2">
            <text:p>2</text:p>
          </table:table-cell>
          <table:table-cell office:value-type="string">
            <text:p>SQL</text:p>
          </table:table-cell>
          <table:table-cell/>
          <table:table-cell office:value-type="string">
            <text:p>SQL</text:p>
          </table:table-cell>
          <table:table-cell office:value-type="string">
            <text:p>SQL Documentation Generator</text:p>
          </table:table-cell>
          <table:table-cell office:value-type="string">
            <text:p>n/a</text:p>
          </table:table-cell>
          <table:table-cell/>
          <table:table-cell table:formula="oooc:=&quot;&lt;tr&gt;&quot;&amp;IF([.A15]=&quot;&quot;;&quot;&quot;;&quot;&lt;td&quot;&amp;IF([.B15]&gt;0;&quot; rowspan=&quot;&amp;[.B15]&amp;&quot; valign=top&gt;&quot;;&quot;&gt;&quot;)&amp;[.A15]&amp;&quot;&lt;/td&gt;&quot;)&amp;IF([.C15]=&quot;&quot;;&quot;&quot;;&quot;&lt;td&quot;&amp;IF([.D15]&gt;0;&quot; rowspan=&quot;&amp;[.D15]&amp;&quot; valign=top&gt;&quot;;&quot;&gt;&quot;)&amp;[.C15]&amp;&quot;&lt;/td&gt;&quot;)&amp;&quot;&lt;td&gt;&quot;&amp;[.E15]&amp;&quot;&lt;/td&gt;&lt;td&gt;&quot;&amp;[.F15]&amp;&quot;&lt;/td&gt;&lt;td&gt;&quot;&amp;[.G15]&amp;&quot;&lt;/td&gt;&lt;/tr&gt;&quot;" office:value-type="string" office:string-value="&lt;tr&gt;&lt;td rowspan=2 valign=top&gt;Documentation&lt;/td&gt;&lt;td&gt;SQL&lt;/td&gt;&lt;td&gt;SQL&lt;/td&gt;&lt;td&gt;SQL Documentation Generator&lt;/td&gt;&lt;td&gt;n/a&lt;/td&gt;&lt;/tr&gt;">
            <text:p>&lt;tr&gt;&lt;td rowspan=2 valign=top&gt;Documentation&lt;/td&gt;&lt;td&gt;SQL&lt;/td&gt;&lt;td&gt;SQL&lt;/td&gt;&lt;td&gt;SQL Documentation Generator&lt;/td&gt;&lt;td&gt;n/a&lt;/td&gt;&lt;/tr&gt;</text:p>
          </table:table-cell>
          <table:table-cell table:formula="oooc:=[.J14]&amp;[.I15]" office:value-type="string" office:string-value="&lt;table border=”1”&gt;&lt;tr&gt;&lt;td&gt;&lt;strong&gt;Class&lt;/strong&gt;&lt;/td&gt;&lt;td&gt;&lt;strong&gt;Platform&lt;/strong&gt;&lt;/td&gt;&lt;td&gt;&lt;strong&gt;Technology&lt;/strong&gt;&lt;/td&gt;&lt;td&gt;&lt;strong&gt;Herrington&lt;/strong&gt;&lt;/td&gt;&lt;td&gt;&lt;strong&gt;JDeveloper&lt;/strong&gt;&lt;/td&gt;&lt;/tr&gt;&lt;tr&gt;&lt;td rowspan=7 valign=top&gt;Database Access&lt;/td&gt;&lt;td rowspan=2 valign=top&gt;MS&lt;/td&gt;&lt;td&gt;ASP&lt;/td&gt;&lt;td&gt;ASP Generator&lt;/td&gt;&lt;td&gt;n/a&lt;/td&gt;&lt;/tr&gt;&lt;tr&gt;&lt;td&gt;ASP.NET&lt;/td&gt;&lt;td&gt;ASP.NET Generator&lt;/td&gt;&lt;td&gt;n/a&lt;/td&gt;&lt;/tr&gt;&lt;tr&gt;&lt;td rowspan=3 valign=top&gt;Java&lt;/td&gt;&lt;td&gt;EJB&lt;/td&gt;&lt;td&gt;EJB Generator&lt;/td&gt;&lt;td&gt;EJB Entities from Tables&lt;/td&gt;&lt;/tr&gt;&lt;tr&gt;&lt;td&gt;JDBC&lt;/td&gt;&lt;td&gt;JDBC Generator&lt;/td&gt;&lt;td&gt;ADF Business Components&lt;/td&gt;&lt;/tr&gt;&lt;tr&gt;&lt;td&gt;JDBC&lt;/td&gt;&lt;td&gt;n/a&lt;/td&gt;&lt;td&gt;Toplink O-R Mapping&lt;/td&gt;&lt;/tr&gt;&lt;tr&gt;&lt;td&gt;PHP&lt;/td&gt;&lt;td&gt;PHP&lt;/td&gt;&lt;td&gt;PHP Generator&lt;/td&gt;&lt;td&gt;n/a&lt;/td&gt;&lt;/tr&gt;&lt;tr&gt;&lt;td&gt;Perl&lt;/td&gt;&lt;td&gt;DBI&lt;/td&gt;&lt;td&gt;Perl DBI Generator&lt;/td&gt;&lt;td&gt;n/a&lt;/td&gt;&lt;/tr&gt;&lt;tr&gt;&lt;td rowspan=3 valign=top&gt;User Interface&lt;/td&gt;&lt;td rowspan=2 valign=top&gt;Java&lt;/td&gt;&lt;td&gt;JSP&lt;/td&gt;&lt;td&gt;JSP Generator&lt;/td&gt;&lt;td&gt;JSP/struts/JSF wizards&lt;/td&gt;&lt;/tr&gt;&lt;tr&gt;&lt;td&gt;Swing&lt;/td&gt;&lt;td&gt;Swing Generator&lt;/td&gt;&lt;td&gt;Swing wizards; ADF Swing wizards&lt;/td&gt;&lt;/tr&gt;&lt;tr&gt;&lt;td&gt;MS&lt;/td&gt;&lt;td&gt;MFC&lt;/td&gt;&lt;td&gt;MFC Generator&lt;/td&gt;&lt;td&gt;n/a&lt;/td&gt;&lt;/tr&gt;&lt;tr&gt;&lt;td rowspan=2 valign=top&gt;Documentation&lt;/td&gt;&lt;td&gt;SQL&lt;/td&gt;&lt;td&gt;SQL&lt;/td&gt;&lt;td&gt;SQL Documentation Generator&lt;/td&gt;&lt;td&gt;n/a&lt;/td&gt;&lt;/tr&gt;">
            <text:p>&lt;table border=”1”&gt;&lt;tr&gt;&lt;td&gt;&lt;strong&gt;Class&lt;/strong&gt;&lt;/td&gt;&lt;td&gt;&lt;strong&gt;Platform&lt;/strong&gt;&lt;/td&gt;&lt;td&gt;&lt;strong&gt;Technology&lt;/strong&gt;&lt;/td&gt;&lt;td&gt;&lt;strong&gt;Herrington&lt;/strong&gt;&lt;/td&gt;&lt;td&gt;&lt;strong&gt;JDeveloper&lt;/strong&gt;&lt;/td&gt;&lt;/tr&gt;&lt;tr&gt;&lt;td rowspan=7 valign=top&gt;Database Access&lt;/td&gt;&lt;td rowspan=2 valign=top&gt;MS&lt;/td&gt;&lt;td&gt;ASP&lt;/td&gt;&lt;td&gt;ASP Generator&lt;/td&gt;&lt;td&gt;n/a&lt;/td&gt;&lt;/tr&gt;&lt;tr&gt;&lt;td&gt;ASP.NET&lt;/td&gt;&lt;td&gt;ASP.NET Generator&lt;/td&gt;&lt;td&gt;n/a&lt;/td&gt;&lt;/tr&gt;&lt;tr&gt;&lt;td rowspan=3 valign=top&gt;Java&lt;/td&gt;&lt;td&gt;EJB&lt;/td&gt;&lt;td&gt;EJB Generator&lt;/td&gt;&lt;td&gt;EJB Entities from Tables&lt;/td&gt;&lt;/tr&gt;&lt;tr&gt;&lt;td&gt;JDBC&lt;/td&gt;&lt;td&gt;JDBC Generator&lt;/td&gt;&lt;td&gt;ADF Business Components&lt;/td&gt;&lt;/tr&gt;&lt;tr&gt;&lt;td&gt;JDBC&lt;/td&gt;&lt;td&gt;n/a&lt;/td&gt;&lt;td&gt;Toplink O-R Mapping&lt;/td&gt;&lt;/tr&gt;&lt;tr&gt;&lt;td&gt;PHP&lt;/td&gt;&lt;td&gt;PHP&lt;/td&gt;&lt;td&gt;PHP Generator&lt;/td&gt;&lt;td&gt;n/a&lt;/td&gt;&lt;/tr&gt;&lt;tr&gt;&lt;td&gt;Perl&lt;/td&gt;&lt;td&gt;DBI&lt;/td&gt;&lt;td&gt;Perl DBI Generator&lt;/td&gt;&lt;td&gt;n/a&lt;/td&gt;&lt;/tr&gt;&lt;tr&gt;&lt;td rowspan=3 valign=top&gt;User Interface&lt;/td&gt;&lt;td rowspan=2 valign=top&gt;Java&lt;/td&gt;&lt;td&gt;JSP&lt;/td&gt;&lt;td&gt;JSP Generator&lt;/td&gt;&lt;td&gt;JSP/struts/JSF wizards&lt;/td&gt;&lt;/tr&gt;&lt;tr&gt;&lt;td&gt;Swing&lt;/td&gt;&lt;td&gt;Swing Generator&lt;/td&gt;&lt;td&gt;Swing wizards; ADF Swing wizards&lt;/td&gt;&lt;/tr&gt;&lt;tr&gt;&lt;td&gt;MS&lt;/td&gt;&lt;td&gt;MFC&lt;/td&gt;&lt;td&gt;MFC Generator&lt;/td&gt;&lt;td&gt;n/a&lt;/td&gt;&lt;/tr&gt;&lt;tr&gt;&lt;td rowspan=2 valign=top&gt;Documentation&lt;/td&gt;&lt;td&gt;SQL&lt;/td&gt;&lt;td&gt;SQL&lt;/td&gt;&lt;td&gt;SQL Documentation Generator&lt;/td&gt;&lt;td&gt;n/a&lt;/td&gt;&lt;/tr&gt;</text:p>
          </table:table-cell>
        </table:table-row>
        <table:table-row table:style-name="ro2">
          <table:table-cell table:number-columns-repeated="2"/>
          <table:table-cell office:value-type="string">
            <text:p>Java</text:p>
          </table:table-cell>
          <table:table-cell/>
          <table:table-cell office:value-type="string">
            <text:p>Java</text:p>
          </table:table-cell>
          <table:table-cell office:value-type="string">
            <text:p>JavaDoc</text:p>
          </table:table-cell>
          <table:table-cell office:value-type="string">
            <text:p>JavaDoc</text:p>
          </table:table-cell>
          <table:table-cell/>
          <table:table-cell table:formula="oooc:=&quot;&lt;tr&gt;&quot;&amp;IF([.A16]=&quot;&quot;;&quot;&quot;;&quot;&lt;td&quot;&amp;IF([.B16]&gt;0;&quot; rowspan=&quot;&amp;[.B16]&amp;&quot; valign=top&gt;&quot;;&quot;&gt;&quot;)&amp;[.A16]&amp;&quot;&lt;/td&gt;&quot;)&amp;IF([.C16]=&quot;&quot;;&quot;&quot;;&quot;&lt;td&quot;&amp;IF([.D16]&gt;0;&quot; rowspan=&quot;&amp;[.D16]&amp;&quot; valign=top&gt;&quot;;&quot;&gt;&quot;)&amp;[.C16]&amp;&quot;&lt;/td&gt;&quot;)&amp;&quot;&lt;td&gt;&quot;&amp;[.E16]&amp;&quot;&lt;/td&gt;&lt;td&gt;&quot;&amp;[.F16]&amp;&quot;&lt;/td&gt;&lt;td&gt;&quot;&amp;[.G16]&amp;&quot;&lt;/td&gt;&lt;/tr&gt;&quot;" office:value-type="string" office:string-value="&lt;tr&gt;&lt;td&gt;Java&lt;/td&gt;&lt;td&gt;Java&lt;/td&gt;&lt;td&gt;JavaDoc&lt;/td&gt;&lt;td&gt;JavaDoc&lt;/td&gt;&lt;/tr&gt;">
            <text:p>&lt;tr&gt;&lt;td&gt;Java&lt;/td&gt;&lt;td&gt;Java&lt;/td&gt;&lt;td&gt;JavaDoc&lt;/td&gt;&lt;td&gt;JavaDoc&lt;/td&gt;&lt;/tr&gt;</text:p>
          </table:table-cell>
          <table:table-cell table:formula="oooc:=[.J15]&amp;[.I16]" office:value-type="string" office:string-value="&lt;table border=”1”&gt;&lt;tr&gt;&lt;td&gt;&lt;strong&gt;Class&lt;/strong&gt;&lt;/td&gt;&lt;td&gt;&lt;strong&gt;Platform&lt;/strong&gt;&lt;/td&gt;&lt;td&gt;&lt;strong&gt;Technology&lt;/strong&gt;&lt;/td&gt;&lt;td&gt;&lt;strong&gt;Herrington&lt;/strong&gt;&lt;/td&gt;&lt;td&gt;&lt;strong&gt;JDeveloper&lt;/strong&gt;&lt;/td&gt;&lt;/tr&gt;&lt;tr&gt;&lt;td rowspan=7 valign=top&gt;Database Access&lt;/td&gt;&lt;td rowspan=2 valign=top&gt;MS&lt;/td&gt;&lt;td&gt;ASP&lt;/td&gt;&lt;td&gt;ASP Generator&lt;/td&gt;&lt;td&gt;n/a&lt;/td&gt;&lt;/tr&gt;&lt;tr&gt;&lt;td&gt;ASP.NET&lt;/td&gt;&lt;td&gt;ASP.NET Generator&lt;/td&gt;&lt;td&gt;n/a&lt;/td&gt;&lt;/tr&gt;&lt;tr&gt;&lt;td rowspan=3 valign=top&gt;Java&lt;/td&gt;&lt;td&gt;EJB&lt;/td&gt;&lt;td&gt;EJB Generator&lt;/td&gt;&lt;td&gt;EJB Entities from Tables&lt;/td&gt;&lt;/tr&gt;&lt;tr&gt;&lt;td&gt;JDBC&lt;/td&gt;&lt;td&gt;JDBC Generator&lt;/td&gt;&lt;td&gt;ADF Business Components&lt;/td&gt;&lt;/tr&gt;&lt;tr&gt;&lt;td&gt;JDBC&lt;/td&gt;&lt;td&gt;n/a&lt;/td&gt;&lt;td&gt;Toplink O-R Mapping&lt;/td&gt;&lt;/tr&gt;&lt;tr&gt;&lt;td&gt;PHP&lt;/td&gt;&lt;td&gt;PHP&lt;/td&gt;&lt;td&gt;PHP Generator&lt;/td&gt;&lt;td&gt;n/a&lt;/td&gt;&lt;/tr&gt;&lt;tr&gt;&lt;td&gt;Perl&lt;/td&gt;&lt;td&gt;DBI&lt;/td&gt;&lt;td&gt;Perl DBI Generator&lt;/td&gt;&lt;td&gt;n/a&lt;/td&gt;&lt;/tr&gt;&lt;tr&gt;&lt;td rowspan=3 valign=top&gt;User Interface&lt;/td&gt;&lt;td rowspan=2 valign=top&gt;Java&lt;/td&gt;&lt;td&gt;JSP&lt;/td&gt;&lt;td&gt;JSP Generator&lt;/td&gt;&lt;td&gt;JSP/struts/JSF wizards&lt;/td&gt;&lt;/tr&gt;&lt;tr&gt;&lt;td&gt;Swing&lt;/td&gt;&lt;td&gt;Swing Generator&lt;/td&gt;&lt;td&gt;Swing wizards; ADF Swing wizards&lt;/td&gt;&lt;/tr&gt;&lt;tr&gt;&lt;td&gt;MS&lt;/td&gt;&lt;td&gt;MFC&lt;/td&gt;&lt;td&gt;MFC Generator&lt;/td&gt;&lt;td&gt;n/a&lt;/td&gt;&lt;/tr&gt;&lt;tr&gt;&lt;td rowspan=2 valign=top&gt;Documentation&lt;/td&gt;&lt;td&gt;SQL&lt;/td&gt;&lt;td&gt;SQL&lt;/td&gt;&lt;td&gt;SQL Documentation Generator&lt;/td&gt;&lt;td&gt;n/a&lt;/td&gt;&lt;/tr&gt;&lt;tr&gt;&lt;td&gt;Java&lt;/td&gt;&lt;td&gt;Java&lt;/td&gt;&lt;td&gt;JavaDoc&lt;/td&gt;&lt;td&gt;JavaDoc&lt;/td&gt;&lt;/tr&gt;">
            <text:p>&lt;table border=”1”&gt;&lt;tr&gt;&lt;td&gt;&lt;strong&gt;Class&lt;/strong&gt;&lt;/td&gt;&lt;td&gt;&lt;strong&gt;Platform&lt;/strong&gt;&lt;/td&gt;&lt;td&gt;&lt;strong&gt;Technology&lt;/strong&gt;&lt;/td&gt;&lt;td&gt;&lt;strong&gt;Herrington&lt;/strong&gt;&lt;/td&gt;&lt;td&gt;&lt;strong&gt;JDeveloper&lt;/strong&gt;&lt;/td&gt;&lt;/tr&gt;&lt;tr&gt;&lt;td rowspan=7 valign=top&gt;Database Access&lt;/td&gt;&lt;td rowspan=2 valign=top&gt;MS&lt;/td&gt;&lt;td&gt;ASP&lt;/td&gt;&lt;td&gt;ASP Generator&lt;/td&gt;&lt;td&gt;n/a&lt;/td&gt;&lt;/tr&gt;&lt;tr&gt;&lt;td&gt;ASP.NET&lt;/td&gt;&lt;td&gt;ASP.NET Generator&lt;/td&gt;&lt;td&gt;n/a&lt;/td&gt;&lt;/tr&gt;&lt;tr&gt;&lt;td rowspan=3 valign=top&gt;Java&lt;/td&gt;&lt;td&gt;EJB&lt;/td&gt;&lt;td&gt;EJB Generator&lt;/td&gt;&lt;td&gt;EJB Entities from Tables&lt;/td&gt;&lt;/tr&gt;&lt;tr&gt;&lt;td&gt;JDBC&lt;/td&gt;&lt;td&gt;JDBC Generator&lt;/td&gt;&lt;td&gt;ADF Business Components&lt;/td&gt;&lt;/tr&gt;&lt;tr&gt;&lt;td&gt;JDBC&lt;/td&gt;&lt;td&gt;n/a&lt;/td&gt;&lt;td&gt;Toplink O-R Mapping&lt;/td&gt;&lt;/tr&gt;&lt;tr&gt;&lt;td&gt;PHP&lt;/td&gt;&lt;td&gt;PHP&lt;/td&gt;&lt;td&gt;PHP Generator&lt;/td&gt;&lt;td&gt;n/a&lt;/td&gt;&lt;/tr&gt;&lt;tr&gt;&lt;td&gt;Perl&lt;/td&gt;&lt;td&gt;DBI&lt;/td&gt;&lt;td&gt;Perl DBI Generator&lt;/td&gt;&lt;td&gt;n/a&lt;/td&gt;&lt;/tr&gt;&lt;tr&gt;&lt;td rowspan=3 valign=top&gt;User Interface&lt;/td&gt;&lt;td rowspan=2 valign=top&gt;Java&lt;/td&gt;&lt;td&gt;JSP&lt;/td&gt;&lt;td&gt;JSP Generator&lt;/td&gt;&lt;td&gt;JSP/struts/JSF wizards&lt;/td&gt;&lt;/tr&gt;&lt;tr&gt;&lt;td&gt;Swing&lt;/td&gt;&lt;td&gt;Swing Generator&lt;/td&gt;&lt;td&gt;Swing wizards; ADF Swing wizards&lt;/td&gt;&lt;/tr&gt;&lt;tr&gt;&lt;td&gt;MS&lt;/td&gt;&lt;td&gt;MFC&lt;/td&gt;&lt;td&gt;MFC Generator&lt;/td&gt;&lt;td&gt;n/a&lt;/td&gt;&lt;/tr&gt;&lt;tr&gt;&lt;td rowspan=2 valign=top&gt;Documentation&lt;/td&gt;&lt;td&gt;SQL&lt;/td&gt;&lt;td&gt;SQL&lt;/td&gt;&lt;td&gt;SQL Documentation Generator&lt;/td&gt;&lt;td&gt;n/a&lt;/td&gt;&lt;/tr&gt;&lt;tr&gt;&lt;td&gt;Java&lt;/td&gt;&lt;td&gt;Java&lt;/td&gt;&lt;td&gt;JavaDoc&lt;/td&gt;&lt;td&gt;JavaDoc&lt;/td&gt;&lt;/tr&gt;</text:p>
          </table:table-cell>
        </table:table-row>
        <table:table-row table:style-name="ro1">
          <table:table-cell office:value-type="string">
            <text:p>Unit Tests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string">
            <text:p>Tests</text:p>
          </table:table-cell>
          <table:table-cell office:value-type="string">
            <text:p>Augmented C Unit Test Generator</text:p>
          </table:table-cell>
          <table:table-cell office:value-type="string">
            <text:p>n/a</text:p>
          </table:table-cell>
          <table:table-cell/>
          <table:table-cell table:formula="oooc:=&quot;&lt;tr&gt;&quot;&amp;IF([.A17]=&quot;&quot;;&quot;&quot;;&quot;&lt;td&quot;&amp;IF([.B17]&gt;0;&quot; rowspan=&quot;&amp;[.B17]&amp;&quot; valign=top&gt;&quot;;&quot;&gt;&quot;)&amp;[.A17]&amp;&quot;&lt;/td&gt;&quot;)&amp;IF([.C17]=&quot;&quot;;&quot;&quot;;&quot;&lt;td&quot;&amp;IF([.D17]&gt;0;&quot; rowspan=&quot;&amp;[.D17]&amp;&quot; valign=top&gt;&quot;;&quot;&gt;&quot;)&amp;[.C17]&amp;&quot;&lt;/td&gt;&quot;)&amp;&quot;&lt;td&gt;&quot;&amp;[.E17]&amp;&quot;&lt;/td&gt;&lt;td&gt;&quot;&amp;[.F17]&amp;&quot;&lt;/td&gt;&lt;td&gt;&quot;&amp;[.G17]&amp;&quot;&lt;/td&gt;&lt;/tr&gt;&quot;" office:value-type="string" office:string-value="&lt;tr&gt;&lt;td rowspan=4 valign=top&gt;Unit Tests&lt;/td&gt;&lt;td rowspan=2 valign=top&gt;C&lt;/td&gt;&lt;td&gt;Tests&lt;/td&gt;&lt;td&gt;Augmented C Unit Test Generator&lt;/td&gt;&lt;td&gt;n/a&lt;/td&gt;&lt;/tr&gt;">
            <text:p>&lt;tr&gt;&lt;td rowspan=4 valign=top&gt;Unit Tests&lt;/td&gt;&lt;td rowspan=2 valign=top&gt;C&lt;/td&gt;&lt;td&gt;Tests&lt;/td&gt;&lt;td&gt;Augmented C Unit Test Generator&lt;/td&gt;&lt;td&gt;n/a&lt;/td&gt;&lt;/tr&gt;</text:p>
          </table:table-cell>
          <table:table-cell table:formula="oooc:=[.J16]&amp;[.I17]" office:value-type="string" office:string-value="&lt;table border=”1”&gt;&lt;tr&gt;&lt;td&gt;&lt;strong&gt;Class&lt;/strong&gt;&lt;/td&gt;&lt;td&gt;&lt;strong&gt;Platform&lt;/strong&gt;&lt;/td&gt;&lt;td&gt;&lt;strong&gt;Technology&lt;/strong&gt;&lt;/td&gt;&lt;td&gt;&lt;strong&gt;Herrington&lt;/strong&gt;&lt;/td&gt;&lt;td&gt;&lt;strong&gt;JDeveloper&lt;/strong&gt;&lt;/td&gt;&lt;/tr&gt;&lt;tr&gt;&lt;td rowspan=7 valign=top&gt;Database Access&lt;/td&gt;&lt;td rowspan=2 valign=top&gt;MS&lt;/td&gt;&lt;td&gt;ASP&lt;/td&gt;&lt;td&gt;ASP Generator&lt;/td&gt;&lt;td&gt;n/a&lt;/td&gt;&lt;/tr&gt;&lt;tr&gt;&lt;td&gt;ASP.NET&lt;/td&gt;&lt;td&gt;ASP.NET Generator&lt;/td&gt;&lt;td&gt;n/a&lt;/td&gt;&lt;/tr&gt;&lt;tr&gt;&lt;td rowspan=3 valign=top&gt;Java&lt;/td&gt;&lt;td&gt;EJB&lt;/td&gt;&lt;td&gt;EJB Generator&lt;/td&gt;&lt;td&gt;EJB Entities from Tables&lt;/td&gt;&lt;/tr&gt;&lt;tr&gt;&lt;td&gt;JDBC&lt;/td&gt;&lt;td&gt;JDBC Generator&lt;/td&gt;&lt;td&gt;ADF Business Components&lt;/td&gt;&lt;/tr&gt;&lt;tr&gt;&lt;td&gt;JDBC&lt;/td&gt;&lt;td&gt;n/a&lt;/td&gt;&lt;td&gt;Toplink O-R Mapping&lt;/td&gt;&lt;/tr&gt;&lt;tr&gt;&lt;td&gt;PHP&lt;/td&gt;&lt;td&gt;PHP&lt;/td&gt;&lt;td&gt;PHP Generator&lt;/td&gt;&lt;td&gt;n/a&lt;/td&gt;&lt;/tr&gt;&lt;tr&gt;&lt;td&gt;Perl&lt;/td&gt;&lt;td&gt;DBI&lt;/td&gt;&lt;td&gt;Perl DBI Generator&lt;/td&gt;&lt;td&gt;n/a&lt;/td&gt;&lt;/tr&gt;&lt;tr&gt;&lt;td rowspan=3 valign=top&gt;User Interface&lt;/td&gt;&lt;td rowspan=2 valign=top&gt;Java&lt;/td&gt;&lt;td&gt;JSP&lt;/td&gt;&lt;td&gt;JSP Generator&lt;/td&gt;&lt;td&gt;JSP/struts/JSF wizards&lt;/td&gt;&lt;/tr&gt;&lt;tr&gt;&lt;td&gt;Swing&lt;/td&gt;&lt;td&gt;Swing Generator&lt;/td&gt;&lt;td&gt;Swing wizards; ADF Swing wizards&lt;/td&gt;&lt;/tr&gt;&lt;tr&gt;&lt;td&gt;MS&lt;/td&gt;&lt;td&gt;MFC&lt;/td&gt;&lt;td&gt;MFC Generator&lt;/td&gt;&lt;td&gt;n/a&lt;/td&gt;&lt;/tr&gt;&lt;tr&gt;&lt;td rowspan=2 valign=top&gt;Documentation&lt;/td&gt;&lt;td&gt;SQL&lt;/td&gt;&lt;td&gt;SQL&lt;/td&gt;&lt;td&gt;SQL Documentation Generator&lt;/td&gt;&lt;td&gt;n/a&lt;/td&gt;&lt;/tr&gt;&lt;tr&gt;&lt;td&gt;Java&lt;/td&gt;&lt;td&gt;Java&lt;/td&gt;&lt;td&gt;JavaDoc&lt;/td&gt;&lt;td&gt;JavaDoc&lt;/td&gt;&lt;/tr&gt;&lt;tr&gt;&lt;td rowspan=4 valign=top&gt;Unit Tests&lt;/td&gt;&lt;td rowspan=2 valign=top&gt;C&lt;/td&gt;&lt;td&gt;Tests&lt;/td&gt;&lt;td&gt;Augmented C Unit Test Generator&lt;/td&gt;&lt;td&gt;n/a&lt;/td&gt;&lt;/tr&gt;">
            <text:p>&lt;table border=”1”&gt;&lt;tr&gt;&lt;td&gt;&lt;strong&gt;Class&lt;/strong&gt;&lt;/td&gt;&lt;td&gt;&lt;strong&gt;Platform&lt;/strong&gt;&lt;/td&gt;&lt;td&gt;&lt;strong&gt;Technology&lt;/strong&gt;&lt;/td&gt;&lt;td&gt;&lt;strong&gt;Herrington&lt;/strong&gt;&lt;/td&gt;&lt;td&gt;&lt;strong&gt;JDeveloper&lt;/strong&gt;&lt;/td&gt;&lt;/tr&gt;&lt;tr&gt;&lt;td rowspan=7 valign=top&gt;Database Access&lt;/td&gt;&lt;td rowspan=2 valign=top&gt;MS&lt;/td&gt;&lt;td&gt;ASP&lt;/td&gt;&lt;td&gt;ASP Generator&lt;/td&gt;&lt;td&gt;n/a&lt;/td&gt;&lt;/tr&gt;&lt;tr&gt;&lt;td&gt;ASP.NET&lt;/td&gt;&lt;td&gt;ASP.NET Generator&lt;/td&gt;&lt;td&gt;n/a&lt;/td&gt;&lt;/tr&gt;&lt;tr&gt;&lt;td rowspan=3 valign=top&gt;Java&lt;/td&gt;&lt;td&gt;EJB&lt;/td&gt;&lt;td&gt;EJB Generator&lt;/td&gt;&lt;td&gt;EJB Entities from Tables&lt;/td&gt;&lt;/tr&gt;&lt;tr&gt;&lt;td&gt;JDBC&lt;/td&gt;&lt;td&gt;JDBC Generator&lt;/td&gt;&lt;td&gt;ADF Business Components&lt;/td&gt;&lt;/tr&gt;&lt;tr&gt;&lt;td&gt;JDBC&lt;/td&gt;&lt;td&gt;n/a&lt;/td&gt;&lt;td&gt;Toplink O-R Mapping&lt;/td&gt;&lt;/tr&gt;&lt;tr&gt;&lt;td&gt;PHP&lt;/td&gt;&lt;td&gt;PHP&lt;/td&gt;&lt;td&gt;PHP Generator&lt;/td&gt;&lt;td&gt;n/a&lt;/td&gt;&lt;/tr&gt;&lt;tr&gt;&lt;td&gt;Perl&lt;/td&gt;&lt;td&gt;DBI&lt;/td&gt;&lt;td&gt;Perl DBI Generator&lt;/td&gt;&lt;td&gt;n/a&lt;/td&gt;&lt;/tr&gt;&lt;tr&gt;&lt;td rowspan=3 valign=top&gt;User Interface&lt;/td&gt;&lt;td rowspan=2 valign=top&gt;Java&lt;/td&gt;&lt;td&gt;JSP&lt;/td&gt;&lt;td&gt;JSP Generator&lt;/td&gt;&lt;td&gt;JSP/struts/JSF wizards&lt;/td&gt;&lt;/tr&gt;&lt;tr&gt;&lt;td&gt;Swing&lt;/td&gt;&lt;td&gt;Swing Generator&lt;/td&gt;&lt;td&gt;Swing wizards; ADF Swing wizards&lt;/td&gt;&lt;/tr&gt;&lt;tr&gt;&lt;td&gt;MS&lt;/td&gt;&lt;td&gt;MFC&lt;/td&gt;&lt;td&gt;MFC Generator&lt;/td&gt;&lt;td&gt;n/a&lt;/td&gt;&lt;/tr&gt;&lt;tr&gt;&lt;td rowspan=2 valign=top&gt;Documentation&lt;/td&gt;&lt;td&gt;SQL&lt;/td&gt;&lt;td&gt;SQL&lt;/td&gt;&lt;td&gt;SQL Documentation Generator&lt;/td&gt;&lt;td&gt;n/a&lt;/td&gt;&lt;/tr&gt;&lt;tr&gt;&lt;td&gt;Java&lt;/td&gt;&lt;td&gt;Java&lt;/td&gt;&lt;td&gt;JavaDoc&lt;/td&gt;&lt;td&gt;JavaDoc&lt;/td&gt;&lt;/tr&gt;&lt;tr&gt;&lt;td rowspan=4 valign=top&gt;Unit Tests&lt;/td&gt;&lt;td rowspan=2 valign=top&gt;C&lt;/td&gt;&lt;td&gt;Tests&lt;/td&gt;&lt;td&gt;Augmented C Unit Test Generator&lt;/td&gt;&lt;td&gt;n/a&lt;/td&gt;&lt;/tr&gt;</text:p>
          </table:table-cell>
        </table:table-row>
        <table:table-row table:style-name="ro1">
          <table:table-cell table:number-columns-repeated="4"/>
          <table:table-cell office:value-type="string">
            <text:p>Ordered Tests</text:p>
          </table:table-cell>
          <table:table-cell office:value-type="string">
            <text:p>Ordered Test Generator</text:p>
          </table:table-cell>
          <table:table-cell office:value-type="string">
            <text:p>n/a</text:p>
          </table:table-cell>
          <table:table-cell/>
          <table:table-cell table:formula="oooc:=&quot;&lt;tr&gt;&quot;&amp;IF([.A18]=&quot;&quot;;&quot;&quot;;&quot;&lt;td&quot;&amp;IF([.B18]&gt;0;&quot; rowspan=&quot;&amp;[.B18]&amp;&quot; valign=top&gt;&quot;;&quot;&gt;&quot;)&amp;[.A18]&amp;&quot;&lt;/td&gt;&quot;)&amp;IF([.C18]=&quot;&quot;;&quot;&quot;;&quot;&lt;td&quot;&amp;IF([.D18]&gt;0;&quot; rowspan=&quot;&amp;[.D18]&amp;&quot; valign=top&gt;&quot;;&quot;&gt;&quot;)&amp;[.C18]&amp;&quot;&lt;/td&gt;&quot;)&amp;&quot;&lt;td&gt;&quot;&amp;[.E18]&amp;&quot;&lt;/td&gt;&lt;td&gt;&quot;&amp;[.F18]&amp;&quot;&lt;/td&gt;&lt;td&gt;&quot;&amp;[.G18]&amp;&quot;&lt;/td&gt;&lt;/tr&gt;&quot;" office:value-type="string" office:string-value="&lt;tr&gt;&lt;td&gt;Ordered Tests&lt;/td&gt;&lt;td&gt;Ordered Test Generator&lt;/td&gt;&lt;td&gt;n/a&lt;/td&gt;&lt;/tr&gt;">
            <text:p>&lt;tr&gt;&lt;td&gt;Ordered Tests&lt;/td&gt;&lt;td&gt;Ordered Test Generator&lt;/td&gt;&lt;td&gt;n/a&lt;/td&gt;&lt;/tr&gt;</text:p>
          </table:table-cell>
          <table:table-cell table:formula="oooc:=[.J17]&amp;[.I18]" office:value-type="string" office:string-value="&lt;table border=”1”&gt;&lt;tr&gt;&lt;td&gt;&lt;strong&gt;Class&lt;/strong&gt;&lt;/td&gt;&lt;td&gt;&lt;strong&gt;Platform&lt;/strong&gt;&lt;/td&gt;&lt;td&gt;&lt;strong&gt;Technology&lt;/strong&gt;&lt;/td&gt;&lt;td&gt;&lt;strong&gt;Herrington&lt;/strong&gt;&lt;/td&gt;&lt;td&gt;&lt;strong&gt;JDeveloper&lt;/strong&gt;&lt;/td&gt;&lt;/tr&gt;&lt;tr&gt;&lt;td rowspan=7 valign=top&gt;Database Access&lt;/td&gt;&lt;td rowspan=2 valign=top&gt;MS&lt;/td&gt;&lt;td&gt;ASP&lt;/td&gt;&lt;td&gt;ASP Generator&lt;/td&gt;&lt;td&gt;n/a&lt;/td&gt;&lt;/tr&gt;&lt;tr&gt;&lt;td&gt;ASP.NET&lt;/td&gt;&lt;td&gt;ASP.NET Generator&lt;/td&gt;&lt;td&gt;n/a&lt;/td&gt;&lt;/tr&gt;&lt;tr&gt;&lt;td rowspan=3 valign=top&gt;Java&lt;/td&gt;&lt;td&gt;EJB&lt;/td&gt;&lt;td&gt;EJB Generator&lt;/td&gt;&lt;td&gt;EJB Entities from Tables&lt;/td&gt;&lt;/tr&gt;&lt;tr&gt;&lt;td&gt;JDBC&lt;/td&gt;&lt;td&gt;JDBC Generator&lt;/td&gt;&lt;td&gt;ADF Business Components&lt;/td&gt;&lt;/tr&gt;&lt;tr&gt;&lt;td&gt;JDBC&lt;/td&gt;&lt;td&gt;n/a&lt;/td&gt;&lt;td&gt;Toplink O-R Mapping&lt;/td&gt;&lt;/tr&gt;&lt;tr&gt;&lt;td&gt;PHP&lt;/td&gt;&lt;td&gt;PHP&lt;/td&gt;&lt;td&gt;PHP Generator&lt;/td&gt;&lt;td&gt;n/a&lt;/td&gt;&lt;/tr&gt;&lt;tr&gt;&lt;td&gt;Perl&lt;/td&gt;&lt;td&gt;DBI&lt;/td&gt;&lt;td&gt;Perl DBI Generator&lt;/td&gt;&lt;td&gt;n/a&lt;/td&gt;&lt;/tr&gt;&lt;tr&gt;&lt;td rowspan=3 valign=top&gt;User Interface&lt;/td&gt;&lt;td rowspan=2 valign=top&gt;Java&lt;/td&gt;&lt;td&gt;JSP&lt;/td&gt;&lt;td&gt;JSP Generator&lt;/td&gt;&lt;td&gt;JSP/struts/JSF wizards&lt;/td&gt;&lt;/tr&gt;&lt;tr&gt;&lt;td&gt;Swing&lt;/td&gt;&lt;td&gt;Swing Generator&lt;/td&gt;&lt;td&gt;Swing wizards; ADF Swing wizards&lt;/td&gt;&lt;/tr&gt;&lt;tr&gt;&lt;td&gt;MS&lt;/td&gt;&lt;td&gt;MFC&lt;/td&gt;&lt;td&gt;MFC Generator&lt;/td&gt;&lt;td&gt;n/a&lt;/td&gt;&lt;/tr&gt;&lt;tr&gt;&lt;td rowspan=2 valign=top&gt;Documentation&lt;/td&gt;&lt;td&gt;SQL&lt;/td&gt;&lt;td&gt;SQL&lt;/td&gt;&lt;td&gt;SQL Documentation Generator&lt;/td&gt;&lt;td&gt;n/a&lt;/td&gt;&lt;/tr&gt;&lt;tr&gt;&lt;td&gt;Java&lt;/td&gt;&lt;td&gt;Java&lt;/td&gt;&lt;td&gt;JavaDoc&lt;/td&gt;&lt;td&gt;JavaDoc&lt;/td&gt;&lt;/tr&gt;&lt;tr&gt;&lt;td rowspan=4 valign=top&gt;Unit Tests&lt;/td&gt;&lt;td rowspan=2 valign=top&gt;C&lt;/td&gt;&lt;td&gt;Tests&lt;/td&gt;&lt;td&gt;Augmented C Unit Test Generator&lt;/td&gt;&lt;td&gt;n/a&lt;/td&gt;&lt;/tr&gt;&lt;tr&gt;&lt;td&gt;Ordered Tests&lt;/td&gt;&lt;td&gt;Ordered Test Generator&lt;/td&gt;&lt;td&gt;n/a&lt;/td&gt;&lt;/tr&gt;">
            <text:p>&lt;table border=”1”&gt;&lt;tr&gt;&lt;td&gt;&lt;strong&gt;Class&lt;/strong&gt;&lt;/td&gt;&lt;td&gt;&lt;strong&gt;Platform&lt;/strong&gt;&lt;/td&gt;&lt;td&gt;&lt;strong&gt;Technology&lt;/strong&gt;&lt;/td&gt;&lt;td&gt;&lt;strong&gt;Herrington&lt;/strong&gt;&lt;/td&gt;&lt;td&gt;&lt;strong&gt;JDeveloper&lt;/strong&gt;&lt;/td&gt;&lt;/tr&gt;&lt;tr&gt;&lt;td rowspan=7 valign=top&gt;Database Access&lt;/td&gt;&lt;td rowspan=2 valign=top&gt;MS&lt;/td&gt;&lt;td&gt;ASP&lt;/td&gt;&lt;td&gt;ASP Generator&lt;/td&gt;&lt;td&gt;n/a&lt;/td&gt;&lt;/tr&gt;&lt;tr&gt;&lt;td&gt;ASP.NET&lt;/td&gt;&lt;td&gt;ASP.NET Generator&lt;/td&gt;&lt;td&gt;n/a&lt;/td&gt;&lt;/tr&gt;&lt;tr&gt;&lt;td rowspan=3 valign=top&gt;Java&lt;/td&gt;&lt;td&gt;EJB&lt;/td&gt;&lt;td&gt;EJB Generator&lt;/td&gt;&lt;td&gt;EJB Entities from Tables&lt;/td&gt;&lt;/tr&gt;&lt;tr&gt;&lt;td&gt;JDBC&lt;/td&gt;&lt;td&gt;JDBC Generator&lt;/td&gt;&lt;td&gt;ADF Business Components&lt;/td&gt;&lt;/tr&gt;&lt;tr&gt;&lt;td&gt;JDBC&lt;/td&gt;&lt;td&gt;n/a&lt;/td&gt;&lt;td&gt;Toplink O-R Mapping&lt;/td&gt;&lt;/tr&gt;&lt;tr&gt;&lt;td&gt;PHP&lt;/td&gt;&lt;td&gt;PHP&lt;/td&gt;&lt;td&gt;PHP Generator&lt;/td&gt;&lt;td&gt;n/a&lt;/td&gt;&lt;/tr&gt;&lt;tr&gt;&lt;td&gt;Perl&lt;/td&gt;&lt;td&gt;DBI&lt;/td&gt;&lt;td&gt;Perl DBI Generator&lt;/td&gt;&lt;td&gt;n/a&lt;/td&gt;&lt;/tr&gt;&lt;tr&gt;&lt;td rowspan=3 valign=top&gt;User Interface&lt;/td&gt;&lt;td rowspan=2 valign=top&gt;Java&lt;/td&gt;&lt;td&gt;JSP&lt;/td&gt;&lt;td&gt;JSP Generator&lt;/td&gt;&lt;td&gt;JSP/struts/JSF wizards&lt;/td&gt;&lt;/tr&gt;&lt;tr&gt;&lt;td&gt;Swing&lt;/td&gt;&lt;td&gt;Swing Generator&lt;/td&gt;&lt;td&gt;Swing wizards; ADF Swing wizards&lt;/td&gt;&lt;/tr&gt;&lt;tr&gt;&lt;td&gt;MS&lt;/td&gt;&lt;td&gt;MFC&lt;/td&gt;&lt;td&gt;MFC Generator&lt;/td&gt;&lt;td&gt;n/a&lt;/td&gt;&lt;/tr&gt;&lt;tr&gt;&lt;td rowspan=2 valign=top&gt;Documentation&lt;/td&gt;&lt;td&gt;SQL&lt;/td&gt;&lt;td&gt;SQL&lt;/td&gt;&lt;td&gt;SQL Documentation Generator&lt;/td&gt;&lt;td&gt;n/a&lt;/td&gt;&lt;/tr&gt;&lt;tr&gt;&lt;td&gt;Java&lt;/td&gt;&lt;td&gt;Java&lt;/td&gt;&lt;td&gt;JavaDoc&lt;/td&gt;&lt;td&gt;JavaDoc&lt;/td&gt;&lt;/tr&gt;&lt;tr&gt;&lt;td rowspan=4 valign=top&gt;Unit Tests&lt;/td&gt;&lt;td rowspan=2 valign=top&gt;C&lt;/td&gt;&lt;td&gt;Tests&lt;/td&gt;&lt;td&gt;Augmented C Unit Test Generator&lt;/td&gt;&lt;td&gt;n/a&lt;/td&gt;&lt;/tr&gt;&lt;tr&gt;&lt;td&gt;Ordered Tests&lt;/td&gt;&lt;td&gt;Ordered Test Generator&lt;/td&gt;&lt;td&gt;n/a&lt;/td&gt;&lt;/tr&gt;</text:p>
          </table:table-cell>
        </table:table-row>
        <table:table-row table:style-name="ro1">
          <table:table-cell table:number-columns-repeated="2"/>
          <table:table-cell office:value-type="string">
            <text:p>Test Data</text:p>
          </table:table-cell>
          <table:table-cell/>
          <table:table-cell office:value-type="string">
            <text:p>n/a</text:p>
          </table:table-cell>
          <table:table-cell office:value-type="string">
            <text:p>Test data generator</text:p>
          </table:table-cell>
          <table:table-cell office:value-type="string">
            <text:p>n/a</text:p>
          </table:table-cell>
          <table:table-cell/>
          <table:table-cell table:formula="oooc:=&quot;&lt;tr&gt;&quot;&amp;IF([.A19]=&quot;&quot;;&quot;&quot;;&quot;&lt;td&quot;&amp;IF([.B19]&gt;0;&quot; rowspan=&quot;&amp;[.B19]&amp;&quot; valign=top&gt;&quot;;&quot;&gt;&quot;)&amp;[.A19]&amp;&quot;&lt;/td&gt;&quot;)&amp;IF([.C19]=&quot;&quot;;&quot;&quot;;&quot;&lt;td&quot;&amp;IF([.D19]&gt;0;&quot; rowspan=&quot;&amp;[.D19]&amp;&quot; valign=top&gt;&quot;;&quot;&gt;&quot;)&amp;[.C19]&amp;&quot;&lt;/td&gt;&quot;)&amp;&quot;&lt;td&gt;&quot;&amp;[.E19]&amp;&quot;&lt;/td&gt;&lt;td&gt;&quot;&amp;[.F19]&amp;&quot;&lt;/td&gt;&lt;td&gt;&quot;&amp;[.G19]&amp;&quot;&lt;/td&gt;&lt;/tr&gt;&quot;" office:value-type="string" office:string-value="&lt;tr&gt;&lt;td&gt;Test Data&lt;/td&gt;&lt;td&gt;n/a&lt;/td&gt;&lt;td&gt;Test data generator&lt;/td&gt;&lt;td&gt;n/a&lt;/td&gt;&lt;/tr&gt;">
            <text:p>&lt;tr&gt;&lt;td&gt;Test Data&lt;/td&gt;&lt;td&gt;n/a&lt;/td&gt;&lt;td&gt;Test data generator&lt;/td&gt;&lt;td&gt;n/a&lt;/td&gt;&lt;/tr&gt;</text:p>
          </table:table-cell>
          <table:table-cell table:formula="oooc:=[.J18]&amp;[.I19]" office:value-type="string" office:string-value="&lt;table border=”1”&gt;&lt;tr&gt;&lt;td&gt;&lt;strong&gt;Class&lt;/strong&gt;&lt;/td&gt;&lt;td&gt;&lt;strong&gt;Platform&lt;/strong&gt;&lt;/td&gt;&lt;td&gt;&lt;strong&gt;Technology&lt;/strong&gt;&lt;/td&gt;&lt;td&gt;&lt;strong&gt;Herrington&lt;/strong&gt;&lt;/td&gt;&lt;td&gt;&lt;strong&gt;JDeveloper&lt;/strong&gt;&lt;/td&gt;&lt;/tr&gt;&lt;tr&gt;&lt;td rowspan=7 valign=top&gt;Database Access&lt;/td&gt;&lt;td rowspan=2 valign=top&gt;MS&lt;/td&gt;&lt;td&gt;ASP&lt;/td&gt;&lt;td&gt;ASP Generator&lt;/td&gt;&lt;td&gt;n/a&lt;/td&gt;&lt;/tr&gt;&lt;tr&gt;&lt;td&gt;ASP.NET&lt;/td&gt;&lt;td&gt;ASP.NET Generator&lt;/td&gt;&lt;td&gt;n/a&lt;/td&gt;&lt;/tr&gt;&lt;tr&gt;&lt;td rowspan=3 valign=top&gt;Java&lt;/td&gt;&lt;td&gt;EJB&lt;/td&gt;&lt;td&gt;EJB Generator&lt;/td&gt;&lt;td&gt;EJB Entities from Tables&lt;/td&gt;&lt;/tr&gt;&lt;tr&gt;&lt;td&gt;JDBC&lt;/td&gt;&lt;td&gt;JDBC Generator&lt;/td&gt;&lt;td&gt;ADF Business Components&lt;/td&gt;&lt;/tr&gt;&lt;tr&gt;&lt;td&gt;JDBC&lt;/td&gt;&lt;td&gt;n/a&lt;/td&gt;&lt;td&gt;Toplink O-R Mapping&lt;/td&gt;&lt;/tr&gt;&lt;tr&gt;&lt;td&gt;PHP&lt;/td&gt;&lt;td&gt;PHP&lt;/td&gt;&lt;td&gt;PHP Generator&lt;/td&gt;&lt;td&gt;n/a&lt;/td&gt;&lt;/tr&gt;&lt;tr&gt;&lt;td&gt;Perl&lt;/td&gt;&lt;td&gt;DBI&lt;/td&gt;&lt;td&gt;Perl DBI Generator&lt;/td&gt;&lt;td&gt;n/a&lt;/td&gt;&lt;/tr&gt;&lt;tr&gt;&lt;td rowspan=3 valign=top&gt;User Interface&lt;/td&gt;&lt;td rowspan=2 valign=top&gt;Java&lt;/td&gt;&lt;td&gt;JSP&lt;/td&gt;&lt;td&gt;JSP Generator&lt;/td&gt;&lt;td&gt;JSP/struts/JSF wizards&lt;/td&gt;&lt;/tr&gt;&lt;tr&gt;&lt;td&gt;Swing&lt;/td&gt;&lt;td&gt;Swing Generator&lt;/td&gt;&lt;td&gt;Swing wizards; ADF Swing wizards&lt;/td&gt;&lt;/tr&gt;&lt;tr&gt;&lt;td&gt;MS&lt;/td&gt;&lt;td&gt;MFC&lt;/td&gt;&lt;td&gt;MFC Generator&lt;/td&gt;&lt;td&gt;n/a&lt;/td&gt;&lt;/tr&gt;&lt;tr&gt;&lt;td rowspan=2 valign=top&gt;Documentation&lt;/td&gt;&lt;td&gt;SQL&lt;/td&gt;&lt;td&gt;SQL&lt;/td&gt;&lt;td&gt;SQL Documentation Generator&lt;/td&gt;&lt;td&gt;n/a&lt;/td&gt;&lt;/tr&gt;&lt;tr&gt;&lt;td&gt;Java&lt;/td&gt;&lt;td&gt;Java&lt;/td&gt;&lt;td&gt;JavaDoc&lt;/td&gt;&lt;td&gt;JavaDoc&lt;/td&gt;&lt;/tr&gt;&lt;tr&gt;&lt;td rowspan=4 valign=top&gt;Unit Tests&lt;/td&gt;&lt;td rowspan=2 valign=top&gt;C&lt;/td&gt;&lt;td&gt;Tests&lt;/td&gt;&lt;td&gt;Augmented C Unit Test Generator&lt;/td&gt;&lt;td&gt;n/a&lt;/td&gt;&lt;/tr&gt;&lt;tr&gt;&lt;td&gt;Ordered Tests&lt;/td&gt;&lt;td&gt;Ordered Test Generator&lt;/td&gt;&lt;td&gt;n/a&lt;/td&gt;&lt;/tr&gt;&lt;tr&gt;&lt;td&gt;Test Data&lt;/td&gt;&lt;td&gt;n/a&lt;/td&gt;&lt;td&gt;Test data generator&lt;/td&gt;&lt;td&gt;n/a&lt;/td&gt;&lt;/tr&gt;">
            <text:p>&lt;table border=”1”&gt;&lt;tr&gt;&lt;td&gt;&lt;strong&gt;Class&lt;/strong&gt;&lt;/td&gt;&lt;td&gt;&lt;strong&gt;Platform&lt;/strong&gt;&lt;/td&gt;&lt;td&gt;&lt;strong&gt;Technology&lt;/strong&gt;&lt;/td&gt;&lt;td&gt;&lt;strong&gt;Herrington&lt;/strong&gt;&lt;/td&gt;&lt;td&gt;&lt;strong&gt;JDeveloper&lt;/strong&gt;&lt;/td&gt;&lt;/tr&gt;&lt;tr&gt;&lt;td rowspan=7 valign=top&gt;Database Access&lt;/td&gt;&lt;td rowspan=2 valign=top&gt;MS&lt;/td&gt;&lt;td&gt;ASP&lt;/td&gt;&lt;td&gt;ASP Generator&lt;/td&gt;&lt;td&gt;n/a&lt;/td&gt;&lt;/tr&gt;&lt;tr&gt;&lt;td&gt;ASP.NET&lt;/td&gt;&lt;td&gt;ASP.NET Generator&lt;/td&gt;&lt;td&gt;n/a&lt;/td&gt;&lt;/tr&gt;&lt;tr&gt;&lt;td rowspan=3 valign=top&gt;Java&lt;/td&gt;&lt;td&gt;EJB&lt;/td&gt;&lt;td&gt;EJB Generator&lt;/td&gt;&lt;td&gt;EJB Entities from Tables&lt;/td&gt;&lt;/tr&gt;&lt;tr&gt;&lt;td&gt;JDBC&lt;/td&gt;&lt;td&gt;JDBC Generator&lt;/td&gt;&lt;td&gt;ADF Business Components&lt;/td&gt;&lt;/tr&gt;&lt;tr&gt;&lt;td&gt;JDBC&lt;/td&gt;&lt;td&gt;n/a&lt;/td&gt;&lt;td&gt;Toplink O-R Mapping&lt;/td&gt;&lt;/tr&gt;&lt;tr&gt;&lt;td&gt;PHP&lt;/td&gt;&lt;td&gt;PHP&lt;/td&gt;&lt;td&gt;PHP Generator&lt;/td&gt;&lt;td&gt;n/a&lt;/td&gt;&lt;/tr&gt;&lt;tr&gt;&lt;td&gt;Perl&lt;/td&gt;&lt;td&gt;DBI&lt;/td&gt;&lt;td&gt;Perl DBI Generator&lt;/td&gt;&lt;td&gt;n/a&lt;/td&gt;&lt;/tr&gt;&lt;tr&gt;&lt;td rowspan=3 valign=top&gt;User Interface&lt;/td&gt;&lt;td rowspan=2 valign=top&gt;Java&lt;/td&gt;&lt;td&gt;JSP&lt;/td&gt;&lt;td&gt;JSP Generator&lt;/td&gt;&lt;td&gt;JSP/struts/JSF wizards&lt;/td&gt;&lt;/tr&gt;&lt;tr&gt;&lt;td&gt;Swing&lt;/td&gt;&lt;td&gt;Swing Generator&lt;/td&gt;&lt;td&gt;Swing wizards; ADF Swing wizards&lt;/td&gt;&lt;/tr&gt;&lt;tr&gt;&lt;td&gt;MS&lt;/td&gt;&lt;td&gt;MFC&lt;/td&gt;&lt;td&gt;MFC Generator&lt;/td&gt;&lt;td&gt;n/a&lt;/td&gt;&lt;/tr&gt;&lt;tr&gt;&lt;td rowspan=2 valign=top&gt;Documentation&lt;/td&gt;&lt;td&gt;SQL&lt;/td&gt;&lt;td&gt;SQL&lt;/td&gt;&lt;td&gt;SQL Documentation Generator&lt;/td&gt;&lt;td&gt;n/a&lt;/td&gt;&lt;/tr&gt;&lt;tr&gt;&lt;td&gt;Java&lt;/td&gt;&lt;td&gt;Java&lt;/td&gt;&lt;td&gt;JavaDoc&lt;/td&gt;&lt;td&gt;JavaDoc&lt;/td&gt;&lt;/tr&gt;&lt;tr&gt;&lt;td rowspan=4 valign=top&gt;Unit Tests&lt;/td&gt;&lt;td rowspan=2 valign=top&gt;C&lt;/td&gt;&lt;td&gt;Tests&lt;/td&gt;&lt;td&gt;Augmented C Unit Test Generator&lt;/td&gt;&lt;td&gt;n/a&lt;/td&gt;&lt;/tr&gt;&lt;tr&gt;&lt;td&gt;Ordered Tests&lt;/td&gt;&lt;td&gt;Ordered Test Generator&lt;/td&gt;&lt;td&gt;n/a&lt;/td&gt;&lt;/tr&gt;&lt;tr&gt;&lt;td&gt;Test Data&lt;/td&gt;&lt;td&gt;n/a&lt;/td&gt;&lt;td&gt;Test data generator&lt;/td&gt;&lt;td&gt;n/a&lt;/td&gt;&lt;/tr&gt;</text:p>
          </table:table-cell>
        </table:table-row>
        <table:table-row table:style-name="ro1">
          <table:table-cell table:number-columns-repeated="2"/>
          <table:table-cell office:value-type="string">
            <text:p>Test Robots</text:p>
          </table:table-cell>
          <table:table-cell/>
          <table:table-cell office:value-type="string">
            <text:p>n/a</text:p>
          </table:table-cell>
          <table:table-cell office:value-type="string">
            <text:p>Test robot generator</text:p>
          </table:table-cell>
          <table:table-cell office:value-type="string">
            <text:p>n/a</text:p>
          </table:table-cell>
          <table:table-cell/>
          <table:table-cell table:formula="oooc:=&quot;&lt;tr&gt;&quot;&amp;IF([.A20]=&quot;&quot;;&quot;&quot;;&quot;&lt;td&quot;&amp;IF([.B20]&gt;0;&quot; rowspan=&quot;&amp;[.B20]&amp;&quot; valign=top&gt;&quot;;&quot;&gt;&quot;)&amp;[.A20]&amp;&quot;&lt;/td&gt;&quot;)&amp;IF([.C20]=&quot;&quot;;&quot;&quot;;&quot;&lt;td&quot;&amp;IF([.D20]&gt;0;&quot; rowspan=&quot;&amp;[.D20]&amp;&quot; valign=top&gt;&quot;;&quot;&gt;&quot;)&amp;[.C20]&amp;&quot;&lt;/td&gt;&quot;)&amp;&quot;&lt;td&gt;&quot;&amp;[.E20]&amp;&quot;&lt;/td&gt;&lt;td&gt;&quot;&amp;[.F20]&amp;&quot;&lt;/td&gt;&lt;td&gt;&quot;&amp;[.G20]&amp;&quot;&lt;/td&gt;&lt;/tr&gt;&quot;" office:value-type="string" office:string-value="&lt;tr&gt;&lt;td&gt;Test Robots&lt;/td&gt;&lt;td&gt;n/a&lt;/td&gt;&lt;td&gt;Test robot generator&lt;/td&gt;&lt;td&gt;n/a&lt;/td&gt;&lt;/tr&gt;">
            <text:p>&lt;tr&gt;&lt;td&gt;Test Robots&lt;/td&gt;&lt;td&gt;n/a&lt;/td&gt;&lt;td&gt;Test robot generator&lt;/td&gt;&lt;td&gt;n/a&lt;/td&gt;&lt;/tr&gt;</text:p>
          </table:table-cell>
          <table:table-cell table:formula="oooc:=[.J19]&amp;[.I20]" office:value-type="string" office:string-value="&lt;table border=”1”&gt;&lt;tr&gt;&lt;td&gt;&lt;strong&gt;Class&lt;/strong&gt;&lt;/td&gt;&lt;td&gt;&lt;strong&gt;Platform&lt;/strong&gt;&lt;/td&gt;&lt;td&gt;&lt;strong&gt;Technology&lt;/strong&gt;&lt;/td&gt;&lt;td&gt;&lt;strong&gt;Herrington&lt;/strong&gt;&lt;/td&gt;&lt;td&gt;&lt;strong&gt;JDeveloper&lt;/strong&gt;&lt;/td&gt;&lt;/tr&gt;&lt;tr&gt;&lt;td rowspan=7 valign=top&gt;Database Access&lt;/td&gt;&lt;td rowspan=2 valign=top&gt;MS&lt;/td&gt;&lt;td&gt;ASP&lt;/td&gt;&lt;td&gt;ASP Generator&lt;/td&gt;&lt;td&gt;n/a&lt;/td&gt;&lt;/tr&gt;&lt;tr&gt;&lt;td&gt;ASP.NET&lt;/td&gt;&lt;td&gt;ASP.NET Generator&lt;/td&gt;&lt;td&gt;n/a&lt;/td&gt;&lt;/tr&gt;&lt;tr&gt;&lt;td rowspan=3 valign=top&gt;Java&lt;/td&gt;&lt;td&gt;EJB&lt;/td&gt;&lt;td&gt;EJB Generator&lt;/td&gt;&lt;td&gt;EJB Entities from Tables&lt;/td&gt;&lt;/tr&gt;&lt;tr&gt;&lt;td&gt;JDBC&lt;/td&gt;&lt;td&gt;JDBC Generator&lt;/td&gt;&lt;td&gt;ADF Business Components&lt;/td&gt;&lt;/tr&gt;&lt;tr&gt;&lt;td&gt;JDBC&lt;/td&gt;&lt;td&gt;n/a&lt;/td&gt;&lt;td&gt;Toplink O-R Mapping&lt;/td&gt;&lt;/tr&gt;&lt;tr&gt;&lt;td&gt;PHP&lt;/td&gt;&lt;td&gt;PHP&lt;/td&gt;&lt;td&gt;PHP Generator&lt;/td&gt;&lt;td&gt;n/a&lt;/td&gt;&lt;/tr&gt;&lt;tr&gt;&lt;td&gt;Perl&lt;/td&gt;&lt;td&gt;DBI&lt;/td&gt;&lt;td&gt;Perl DBI Generator&lt;/td&gt;&lt;td&gt;n/a&lt;/td&gt;&lt;/tr&gt;&lt;tr&gt;&lt;td rowspan=3 valign=top&gt;User Interface&lt;/td&gt;&lt;td rowspan=2 valign=top&gt;Java&lt;/td&gt;&lt;td&gt;JSP&lt;/td&gt;&lt;td&gt;JSP Generator&lt;/td&gt;&lt;td&gt;JSP/struts/JSF wizards&lt;/td&gt;&lt;/tr&gt;&lt;tr&gt;&lt;td&gt;Swing&lt;/td&gt;&lt;td&gt;Swing Generator&lt;/td&gt;&lt;td&gt;Swing wizards; ADF Swing wizards&lt;/td&gt;&lt;/tr&gt;&lt;tr&gt;&lt;td&gt;MS&lt;/td&gt;&lt;td&gt;MFC&lt;/td&gt;&lt;td&gt;MFC Generator&lt;/td&gt;&lt;td&gt;n/a&lt;/td&gt;&lt;/tr&gt;&lt;tr&gt;&lt;td rowspan=2 valign=top&gt;Documentation&lt;/td&gt;&lt;td&gt;SQL&lt;/td&gt;&lt;td&gt;SQL&lt;/td&gt;&lt;td&gt;SQL Documentation Generator&lt;/td&gt;&lt;td&gt;n/a&lt;/td&gt;&lt;/tr&gt;&lt;tr&gt;&lt;td&gt;Java&lt;/td&gt;&lt;td&gt;Java&lt;/td&gt;&lt;td&gt;JavaDoc&lt;/td&gt;&lt;td&gt;JavaDoc&lt;/td&gt;&lt;/tr&gt;&lt;tr&gt;&lt;td rowspan=4 valign=top&gt;Unit Tests&lt;/td&gt;&lt;td rowspan=2 valign=top&gt;C&lt;/td&gt;&lt;td&gt;Tests&lt;/td&gt;&lt;td&gt;Augmented C Unit Test Generator&lt;/td&gt;&lt;td&gt;n/a&lt;/td&gt;&lt;/tr&gt;&lt;tr&gt;&lt;td&gt;Ordered Tests&lt;/td&gt;&lt;td&gt;Ordered Test Generator&lt;/td&gt;&lt;td&gt;n/a&lt;/td&gt;&lt;/tr&gt;&lt;tr&gt;&lt;td&gt;Test Data&lt;/td&gt;&lt;td&gt;n/a&lt;/td&gt;&lt;td&gt;Test data generator&lt;/td&gt;&lt;td&gt;n/a&lt;/td&gt;&lt;/tr&gt;&lt;tr&gt;&lt;td&gt;Test Robots&lt;/td&gt;&lt;td&gt;n/a&lt;/td&gt;&lt;td&gt;Test robot generator&lt;/td&gt;&lt;td&gt;n/a&lt;/td&gt;&lt;/tr&gt;">
            <text:p>&lt;table border=”1”&gt;&lt;tr&gt;&lt;td&gt;&lt;strong&gt;Class&lt;/strong&gt;&lt;/td&gt;&lt;td&gt;&lt;strong&gt;Platform&lt;/strong&gt;&lt;/td&gt;&lt;td&gt;&lt;strong&gt;Technology&lt;/strong&gt;&lt;/td&gt;&lt;td&gt;&lt;strong&gt;Herrington&lt;/strong&gt;&lt;/td&gt;&lt;td&gt;&lt;strong&gt;JDeveloper&lt;/strong&gt;&lt;/td&gt;&lt;/tr&gt;&lt;tr&gt;&lt;td rowspan=7 valign=top&gt;Database Access&lt;/td&gt;&lt;td rowspan=2 valign=top&gt;MS&lt;/td&gt;&lt;td&gt;ASP&lt;/td&gt;&lt;td&gt;ASP Generator&lt;/td&gt;&lt;td&gt;n/a&lt;/td&gt;&lt;/tr&gt;&lt;tr&gt;&lt;td&gt;ASP.NET&lt;/td&gt;&lt;td&gt;ASP.NET Generator&lt;/td&gt;&lt;td&gt;n/a&lt;/td&gt;&lt;/tr&gt;&lt;tr&gt;&lt;td rowspan=3 valign=top&gt;Java&lt;/td&gt;&lt;td&gt;EJB&lt;/td&gt;&lt;td&gt;EJB Generator&lt;/td&gt;&lt;td&gt;EJB Entities from Tables&lt;/td&gt;&lt;/tr&gt;&lt;tr&gt;&lt;td&gt;JDBC&lt;/td&gt;&lt;td&gt;JDBC Generator&lt;/td&gt;&lt;td&gt;ADF Business Components&lt;/td&gt;&lt;/tr&gt;&lt;tr&gt;&lt;td&gt;JDBC&lt;/td&gt;&lt;td&gt;n/a&lt;/td&gt;&lt;td&gt;Toplink O-R Mapping&lt;/td&gt;&lt;/tr&gt;&lt;tr&gt;&lt;td&gt;PHP&lt;/td&gt;&lt;td&gt;PHP&lt;/td&gt;&lt;td&gt;PHP Generator&lt;/td&gt;&lt;td&gt;n/a&lt;/td&gt;&lt;/tr&gt;&lt;tr&gt;&lt;td&gt;Perl&lt;/td&gt;&lt;td&gt;DBI&lt;/td&gt;&lt;td&gt;Perl DBI Generator&lt;/td&gt;&lt;td&gt;n/a&lt;/td&gt;&lt;/tr&gt;&lt;tr&gt;&lt;td rowspan=3 valign=top&gt;User Interface&lt;/td&gt;&lt;td rowspan=2 valign=top&gt;Java&lt;/td&gt;&lt;td&gt;JSP&lt;/td&gt;&lt;td&gt;JSP Generator&lt;/td&gt;&lt;td&gt;JSP/struts/JSF wizards&lt;/td&gt;&lt;/tr&gt;&lt;tr&gt;&lt;td&gt;Swing&lt;/td&gt;&lt;td&gt;Swing Generator&lt;/td&gt;&lt;td&gt;Swing wizards; ADF Swing wizards&lt;/td&gt;&lt;/tr&gt;&lt;tr&gt;&lt;td&gt;MS&lt;/td&gt;&lt;td&gt;MFC&lt;/td&gt;&lt;td&gt;MFC Generator&lt;/td&gt;&lt;td&gt;n/a&lt;/td&gt;&lt;/tr&gt;&lt;tr&gt;&lt;td rowspan=2 valign=top&gt;Documentation&lt;/td&gt;&lt;td&gt;SQL&lt;/td&gt;&lt;td&gt;SQL&lt;/td&gt;&lt;td&gt;SQL Documentation Generator&lt;/td&gt;&lt;td&gt;n/a&lt;/td&gt;&lt;/tr&gt;&lt;tr&gt;&lt;td&gt;Java&lt;/td&gt;&lt;td&gt;Java&lt;/td&gt;&lt;td&gt;JavaDoc&lt;/td&gt;&lt;td&gt;JavaDoc&lt;/td&gt;&lt;/tr&gt;&lt;tr&gt;&lt;td rowspan=4 valign=top&gt;Unit Tests&lt;/td&gt;&lt;td rowspan=2 valign=top&gt;C&lt;/td&gt;&lt;td&gt;Tests&lt;/td&gt;&lt;td&gt;Augmented C Unit Test Generator&lt;/td&gt;&lt;td&gt;n/a&lt;/td&gt;&lt;/tr&gt;&lt;tr&gt;&lt;td&gt;Ordered Tests&lt;/td&gt;&lt;td&gt;Ordered Test Generator&lt;/td&gt;&lt;td&gt;n/a&lt;/td&gt;&lt;/tr&gt;&lt;tr&gt;&lt;td&gt;Test Data&lt;/td&gt;&lt;td&gt;n/a&lt;/td&gt;&lt;td&gt;Test data generator&lt;/td&gt;&lt;td&gt;n/a&lt;/td&gt;&lt;/tr&gt;&lt;tr&gt;&lt;td&gt;Test Robots&lt;/td&gt;&lt;td&gt;n/a&lt;/td&gt;&lt;td&gt;Test robot generator&lt;/td&gt;&lt;td&gt;n/a&lt;/td&gt;&lt;/tr&gt;</text:p>
          </table:table-cell>
        </table:table-row>
        <table:table-row table:style-name="ro1">
          <table:table-cell office:value-type="string">
            <text:p>File Formats</text:p>
          </table:table-cell>
          <table:table-cell office:value-type="float" office:value="3">
            <text:p>3</text:p>
          </table:table-cell>
          <table:table-cell office:value-type="string">
            <text:p>Java</text:p>
          </table:table-cell>
          <table:table-cell/>
          <table:table-cell office:value-type="string">
            <text:p>CSV</text:p>
          </table:table-cell>
          <table:table-cell office:value-type="string">
            <text:p>CSV file Reading Java Generator</text:p>
          </table:table-cell>
          <table:table-cell office:value-type="string">
            <text:p>File Adapter</text:p>
          </table:table-cell>
          <table:table-cell/>
          <table:table-cell table:formula="oooc:=&quot;&lt;tr&gt;&quot;&amp;IF([.A21]=&quot;&quot;;&quot;&quot;;&quot;&lt;td&quot;&amp;IF([.B21]&gt;0;&quot; rowspan=&quot;&amp;[.B21]&amp;&quot; valign=top&gt;&quot;;&quot;&gt;&quot;)&amp;[.A21]&amp;&quot;&lt;/td&gt;&quot;)&amp;IF([.C21]=&quot;&quot;;&quot;&quot;;&quot;&lt;td&quot;&amp;IF([.D21]&gt;0;&quot; rowspan=&quot;&amp;[.D21]&amp;&quot; valign=top&gt;&quot;;&quot;&gt;&quot;)&amp;[.C21]&amp;&quot;&lt;/td&gt;&quot;)&amp;&quot;&lt;td&gt;&quot;&amp;[.E21]&amp;&quot;&lt;/td&gt;&lt;td&gt;&quot;&amp;[.F21]&amp;&quot;&lt;/td&gt;&lt;td&gt;&quot;&amp;[.G21]&amp;&quot;&lt;/td&gt;&lt;/tr&gt;&quot;" office:value-type="string" office:string-value="&lt;tr&gt;&lt;td rowspan=3 valign=top&gt;File Formats&lt;/td&gt;&lt;td&gt;Java&lt;/td&gt;&lt;td&gt;CSV&lt;/td&gt;&lt;td&gt;CSV file Reading Java Generator&lt;/td&gt;&lt;td&gt;File Adapter&lt;/td&gt;&lt;/tr&gt;">
            <text:p>&lt;tr&gt;&lt;td rowspan=3 valign=top&gt;File Formats&lt;/td&gt;&lt;td&gt;Java&lt;/td&gt;&lt;td&gt;CSV&lt;/td&gt;&lt;td&gt;CSV file Reading Java Generator&lt;/td&gt;&lt;td&gt;File Adapter&lt;/td&gt;&lt;/tr&gt;</text:p>
          </table:table-cell>
          <table:table-cell table:formula="oooc:=[.J20]&amp;[.I21]" office:value-type="string" office:string-value="&lt;table border=”1”&gt;&lt;tr&gt;&lt;td&gt;&lt;strong&gt;Class&lt;/strong&gt;&lt;/td&gt;&lt;td&gt;&lt;strong&gt;Platform&lt;/strong&gt;&lt;/td&gt;&lt;td&gt;&lt;strong&gt;Technology&lt;/strong&gt;&lt;/td&gt;&lt;td&gt;&lt;strong&gt;Herrington&lt;/strong&gt;&lt;/td&gt;&lt;td&gt;&lt;strong&gt;JDeveloper&lt;/strong&gt;&lt;/td&gt;&lt;/tr&gt;&lt;tr&gt;&lt;td rowspan=7 valign=top&gt;Database Access&lt;/td&gt;&lt;td rowspan=2 valign=top&gt;MS&lt;/td&gt;&lt;td&gt;ASP&lt;/td&gt;&lt;td&gt;ASP Generator&lt;/td&gt;&lt;td&gt;n/a&lt;/td&gt;&lt;/tr&gt;&lt;tr&gt;&lt;td&gt;ASP.NET&lt;/td&gt;&lt;td&gt;ASP.NET Generator&lt;/td&gt;&lt;td&gt;n/a&lt;/td&gt;&lt;/tr&gt;&lt;tr&gt;&lt;td rowspan=3 valign=top&gt;Java&lt;/td&gt;&lt;td&gt;EJB&lt;/td&gt;&lt;td&gt;EJB Generator&lt;/td&gt;&lt;td&gt;EJB Entities from Tables&lt;/td&gt;&lt;/tr&gt;&lt;tr&gt;&lt;td&gt;JDBC&lt;/td&gt;&lt;td&gt;JDBC Generator&lt;/td&gt;&lt;td&gt;ADF Business Components&lt;/td&gt;&lt;/tr&gt;&lt;tr&gt;&lt;td&gt;JDBC&lt;/td&gt;&lt;td&gt;n/a&lt;/td&gt;&lt;td&gt;Toplink O-R Mapping&lt;/td&gt;&lt;/tr&gt;&lt;tr&gt;&lt;td&gt;PHP&lt;/td&gt;&lt;td&gt;PHP&lt;/td&gt;&lt;td&gt;PHP Generator&lt;/td&gt;&lt;td&gt;n/a&lt;/td&gt;&lt;/tr&gt;&lt;tr&gt;&lt;td&gt;Perl&lt;/td&gt;&lt;td&gt;DBI&lt;/td&gt;&lt;td&gt;Perl DBI Generator&lt;/td&gt;&lt;td&gt;n/a&lt;/td&gt;&lt;/tr&gt;&lt;tr&gt;&lt;td rowspan=3 valign=top&gt;User Interface&lt;/td&gt;&lt;td rowspan=2 valign=top&gt;Java&lt;/td&gt;&lt;td&gt;JSP&lt;/td&gt;&lt;td&gt;JSP Generator&lt;/td&gt;&lt;td&gt;JSP/struts/JSF wizards&lt;/td&gt;&lt;/tr&gt;&lt;tr&gt;&lt;td&gt;Swing&lt;/td&gt;&lt;td&gt;Swing Generator&lt;/td&gt;&lt;td&gt;Swing wizards; ADF Swing wizards&lt;/td&gt;&lt;/tr&gt;&lt;tr&gt;&lt;td&gt;MS&lt;/td&gt;&lt;td&gt;MFC&lt;/td&gt;&lt;td&gt;MFC Generator&lt;/td&gt;&lt;td&gt;n/a&lt;/td&gt;&lt;/tr&gt;&lt;tr&gt;&lt;td rowspan=2 valign=top&gt;Documentation&lt;/td&gt;&lt;td&gt;SQL&lt;/td&gt;&lt;td&gt;SQL&lt;/td&gt;&lt;td&gt;SQL Documentation Generator&lt;/td&gt;&lt;td&gt;n/a&lt;/td&gt;&lt;/tr&gt;&lt;tr&gt;&lt;td&gt;Java&lt;/td&gt;&lt;td&gt;Java&lt;/td&gt;&lt;td&gt;JavaDoc&lt;/td&gt;&lt;td&gt;JavaDoc&lt;/td&gt;&lt;/tr&gt;&lt;tr&gt;&lt;td rowspan=4 valign=top&gt;Unit Tests&lt;/td&gt;&lt;td rowspan=2 valign=top&gt;C&lt;/td&gt;&lt;td&gt;Tests&lt;/td&gt;&lt;td&gt;Augmented C Unit Test Generator&lt;/td&gt;&lt;td&gt;n/a&lt;/td&gt;&lt;/tr&gt;&lt;tr&gt;&lt;td&gt;Ordered Tests&lt;/td&gt;&lt;td&gt;Ordered Test Generator&lt;/td&gt;&lt;td&gt;n/a&lt;/td&gt;&lt;/tr&gt;&lt;tr&gt;&lt;td&gt;Test Data&lt;/td&gt;&lt;td&gt;n/a&lt;/td&gt;&lt;td&gt;Test data generator&lt;/td&gt;&lt;td&gt;n/a&lt;/td&gt;&lt;/tr&gt;&lt;tr&gt;&lt;td&gt;Test Robots&lt;/td&gt;&lt;td&gt;n/a&lt;/td&gt;&lt;td&gt;Test robot generator&lt;/td&gt;&lt;td&gt;n/a&lt;/td&gt;&lt;/tr&gt;&lt;tr&gt;&lt;td rowspan=3 valign=top&gt;File Formats&lt;/td&gt;&lt;td&gt;Java&lt;/td&gt;&lt;td&gt;CSV&lt;/td&gt;&lt;td&gt;CSV file Reading Java Generator&lt;/td&gt;&lt;td&gt;File Adapter&lt;/td&gt;&lt;/tr&gt;">
            <text:p>&lt;table border=”1”&gt;&lt;tr&gt;&lt;td&gt;&lt;strong&gt;Class&lt;/strong&gt;&lt;/td&gt;&lt;td&gt;&lt;strong&gt;Platform&lt;/strong&gt;&lt;/td&gt;&lt;td&gt;&lt;strong&gt;Technology&lt;/strong&gt;&lt;/td&gt;&lt;td&gt;&lt;strong&gt;Herrington&lt;/strong&gt;&lt;/td&gt;&lt;td&gt;&lt;strong&gt;JDeveloper&lt;/strong&gt;&lt;/td&gt;&lt;/tr&gt;&lt;tr&gt;&lt;td rowspan=7 valign=top&gt;Database Access&lt;/td&gt;&lt;td rowspan=2 valign=top&gt;MS&lt;/td&gt;&lt;td&gt;ASP&lt;/td&gt;&lt;td&gt;ASP Generator&lt;/td&gt;&lt;td&gt;n/a&lt;/td&gt;&lt;/tr&gt;&lt;tr&gt;&lt;td&gt;ASP.NET&lt;/td&gt;&lt;td&gt;ASP.NET Generator&lt;/td&gt;&lt;td&gt;n/a&lt;/td&gt;&lt;/tr&gt;&lt;tr&gt;&lt;td rowspan=3 valign=top&gt;Java&lt;/td&gt;&lt;td&gt;EJB&lt;/td&gt;&lt;td&gt;EJB Generator&lt;/td&gt;&lt;td&gt;EJB Entities from Tables&lt;/td&gt;&lt;/tr&gt;&lt;tr&gt;&lt;td&gt;JDBC&lt;/td&gt;&lt;td&gt;JDBC Generator&lt;/td&gt;&lt;td&gt;ADF Business Components&lt;/td&gt;&lt;/tr&gt;&lt;tr&gt;&lt;td&gt;JDBC&lt;/td&gt;&lt;td&gt;n/a&lt;/td&gt;&lt;td&gt;Toplink O-R Mapping&lt;/td&gt;&lt;/tr&gt;&lt;tr&gt;&lt;td&gt;PHP&lt;/td&gt;&lt;td&gt;PHP&lt;/td&gt;&lt;td&gt;PHP Generator&lt;/td&gt;&lt;td&gt;n/a&lt;/td&gt;&lt;/tr&gt;&lt;tr&gt;&lt;td&gt;Perl&lt;/td&gt;&lt;td&gt;DBI&lt;/td&gt;&lt;td&gt;Perl DBI Generator&lt;/td&gt;&lt;td&gt;n/a&lt;/td&gt;&lt;/tr&gt;&lt;tr&gt;&lt;td rowspan=3 valign=top&gt;User Interface&lt;/td&gt;&lt;td rowspan=2 valign=top&gt;Java&lt;/td&gt;&lt;td&gt;JSP&lt;/td&gt;&lt;td&gt;JSP Generator&lt;/td&gt;&lt;td&gt;JSP/struts/JSF wizards&lt;/td&gt;&lt;/tr&gt;&lt;tr&gt;&lt;td&gt;Swing&lt;/td&gt;&lt;td&gt;Swing Generator&lt;/td&gt;&lt;td&gt;Swing wizards; ADF Swing wizards&lt;/td&gt;&lt;/tr&gt;&lt;tr&gt;&lt;td&gt;MS&lt;/td&gt;&lt;td&gt;MFC&lt;/td&gt;&lt;td&gt;MFC Generator&lt;/td&gt;&lt;td&gt;n/a&lt;/td&gt;&lt;/tr&gt;&lt;tr&gt;&lt;td rowspan=2 valign=top&gt;Documentation&lt;/td&gt;&lt;td&gt;SQL&lt;/td&gt;&lt;td&gt;SQL&lt;/td&gt;&lt;td&gt;SQL Documentation Generator&lt;/td&gt;&lt;td&gt;n/a&lt;/td&gt;&lt;/tr&gt;&lt;tr&gt;&lt;td&gt;Java&lt;/td&gt;&lt;td&gt;Java&lt;/td&gt;&lt;td&gt;JavaDoc&lt;/td&gt;&lt;td&gt;JavaDoc&lt;/td&gt;&lt;/tr&gt;&lt;tr&gt;&lt;td rowspan=4 valign=top&gt;Unit Tests&lt;/td&gt;&lt;td rowspan=2 valign=top&gt;C&lt;/td&gt;&lt;td&gt;Tests&lt;/td&gt;&lt;td&gt;Augmented C Unit Test Generator&lt;/td&gt;&lt;td&gt;n/a&lt;/td&gt;&lt;/tr&gt;&lt;tr&gt;&lt;td&gt;Ordered Tests&lt;/td&gt;&lt;td&gt;Ordered Test Generator&lt;/td&gt;&lt;td&gt;n/a&lt;/td&gt;&lt;/tr&gt;&lt;tr&gt;&lt;td&gt;Test Data&lt;/td&gt;&lt;td&gt;n/a&lt;/td&gt;&lt;td&gt;Test data generator&lt;/td&gt;&lt;td&gt;n/a&lt;/td&gt;&lt;/tr&gt;&lt;tr&gt;&lt;td&gt;Test Robots&lt;/td&gt;&lt;td&gt;n/a&lt;/td&gt;&lt;td&gt;Test robot generator&lt;/td&gt;&lt;td&gt;n/a&lt;/td&gt;&lt;/tr&gt;&lt;tr&gt;&lt;td rowspan=3 valign=top&gt;File Formats&lt;/td&gt;&lt;td&gt;Java&lt;/td&gt;&lt;td&gt;CSV&lt;/td&gt;&lt;td&gt;CSV file Reading Java Generator&lt;/td&gt;&lt;td&gt;File Adapter&lt;/td&gt;&lt;/tr&gt;</text:p>
          </table:table-cell>
        </table:table-row>
        <table:table-row table:style-name="ro2">
          <table:table-cell table:number-columns-repeated="2"/>
          <table:table-cell office:value-type="string">
            <text:p>Java</text:p>
          </table:table-cell>
          <table:table-cell/>
          <table:table-cell office:value-type="string">
            <text:p>Data Adapter</text:p>
          </table:table-cell>
          <table:table-cell office:value-type="string">
            <text:p>Data Adapter Generator</text:p>
          </table:table-cell>
          <table:table-cell office:value-type="string">
            <text:p>(arguably) File Adapter; Toplink</text:p>
          </table:table-cell>
          <table:table-cell/>
          <table:table-cell table:formula="oooc:=&quot;&lt;tr&gt;&quot;&amp;IF([.A22]=&quot;&quot;;&quot;&quot;;&quot;&lt;td&quot;&amp;IF([.B22]&gt;0;&quot; rowspan=&quot;&amp;[.B22]&amp;&quot; valign=top&gt;&quot;;&quot;&gt;&quot;)&amp;[.A22]&amp;&quot;&lt;/td&gt;&quot;)&amp;IF([.C22]=&quot;&quot;;&quot;&quot;;&quot;&lt;td&quot;&amp;IF([.D22]&gt;0;&quot; rowspan=&quot;&amp;[.D22]&amp;&quot; valign=top&gt;&quot;;&quot;&gt;&quot;)&amp;[.C22]&amp;&quot;&lt;/td&gt;&quot;)&amp;&quot;&lt;td&gt;&quot;&amp;[.E22]&amp;&quot;&lt;/td&gt;&lt;td&gt;&quot;&amp;[.F22]&amp;&quot;&lt;/td&gt;&lt;td&gt;&quot;&amp;[.G22]&amp;&quot;&lt;/td&gt;&lt;/tr&gt;&quot;" office:value-type="string" office:string-value="&lt;tr&gt;&lt;td&gt;Java&lt;/td&gt;&lt;td&gt;Data Adapter&lt;/td&gt;&lt;td&gt;Data Adapter Generator&lt;/td&gt;&lt;td&gt;(arguably) File Adapter; Toplink&lt;/td&gt;&lt;/tr&gt;">
            <text:p>&lt;tr&gt;&lt;td&gt;Java&lt;/td&gt;&lt;td&gt;Data Adapter&lt;/td&gt;&lt;td&gt;Data Adapter Generator&lt;/td&gt;&lt;td&gt;(arguably) File Adapter; Toplink&lt;/td&gt;&lt;/tr&gt;</text:p>
          </table:table-cell>
          <table:table-cell table:formula="oooc:=[.J21]&amp;[.I22]" office:value-type="string" office:string-value="&lt;table border=”1”&gt;&lt;tr&gt;&lt;td&gt;&lt;strong&gt;Class&lt;/strong&gt;&lt;/td&gt;&lt;td&gt;&lt;strong&gt;Platform&lt;/strong&gt;&lt;/td&gt;&lt;td&gt;&lt;strong&gt;Technology&lt;/strong&gt;&lt;/td&gt;&lt;td&gt;&lt;strong&gt;Herrington&lt;/strong&gt;&lt;/td&gt;&lt;td&gt;&lt;strong&gt;JDeveloper&lt;/strong&gt;&lt;/td&gt;&lt;/tr&gt;&lt;tr&gt;&lt;td rowspan=7 valign=top&gt;Database Access&lt;/td&gt;&lt;td rowspan=2 valign=top&gt;MS&lt;/td&gt;&lt;td&gt;ASP&lt;/td&gt;&lt;td&gt;ASP Generator&lt;/td&gt;&lt;td&gt;n/a&lt;/td&gt;&lt;/tr&gt;&lt;tr&gt;&lt;td&gt;ASP.NET&lt;/td&gt;&lt;td&gt;ASP.NET Generator&lt;/td&gt;&lt;td&gt;n/a&lt;/td&gt;&lt;/tr&gt;&lt;tr&gt;&lt;td rowspan=3 valign=top&gt;Java&lt;/td&gt;&lt;td&gt;EJB&lt;/td&gt;&lt;td&gt;EJB Generator&lt;/td&gt;&lt;td&gt;EJB Entities from Tables&lt;/td&gt;&lt;/tr&gt;&lt;tr&gt;&lt;td&gt;JDBC&lt;/td&gt;&lt;td&gt;JDBC Generator&lt;/td&gt;&lt;td&gt;ADF Business Components&lt;/td&gt;&lt;/tr&gt;&lt;tr&gt;&lt;td&gt;JDBC&lt;/td&gt;&lt;td&gt;n/a&lt;/td&gt;&lt;td&gt;Toplink O-R Mapping&lt;/td&gt;&lt;/tr&gt;&lt;tr&gt;&lt;td&gt;PHP&lt;/td&gt;&lt;td&gt;PHP&lt;/td&gt;&lt;td&gt;PHP Generator&lt;/td&gt;&lt;td&gt;n/a&lt;/td&gt;&lt;/tr&gt;&lt;tr&gt;&lt;td&gt;Perl&lt;/td&gt;&lt;td&gt;DBI&lt;/td&gt;&lt;td&gt;Perl DBI Generator&lt;/td&gt;&lt;td&gt;n/a&lt;/td&gt;&lt;/tr&gt;&lt;tr&gt;&lt;td rowspan=3 valign=top&gt;User Interface&lt;/td&gt;&lt;td rowspan=2 valign=top&gt;Java&lt;/td&gt;&lt;td&gt;JSP&lt;/td&gt;&lt;td&gt;JSP Generator&lt;/td&gt;&lt;td&gt;JSP/struts/JSF wizards&lt;/td&gt;&lt;/tr&gt;&lt;tr&gt;&lt;td&gt;Swing&lt;/td&gt;&lt;td&gt;Swing Generator&lt;/td&gt;&lt;td&gt;Swing wizards; ADF Swing wizards&lt;/td&gt;&lt;/tr&gt;&lt;tr&gt;&lt;td&gt;MS&lt;/td&gt;&lt;td&gt;MFC&lt;/td&gt;&lt;td&gt;MFC Generator&lt;/td&gt;&lt;td&gt;n/a&lt;/td&gt;&lt;/tr&gt;&lt;tr&gt;&lt;td rowspan=2 valign=top&gt;Documentation&lt;/td&gt;&lt;td&gt;SQL&lt;/td&gt;&lt;td&gt;SQL&lt;/td&gt;&lt;td&gt;SQL Documentation Generator&lt;/td&gt;&lt;td&gt;n/a&lt;/td&gt;&lt;/tr&gt;&lt;tr&gt;&lt;td&gt;Java&lt;/td&gt;&lt;td&gt;Java&lt;/td&gt;&lt;td&gt;JavaDoc&lt;/td&gt;&lt;td&gt;JavaDoc&lt;/td&gt;&lt;/tr&gt;&lt;tr&gt;&lt;td rowspan=4 valign=top&gt;Unit Tests&lt;/td&gt;&lt;td rowspan=2 valign=top&gt;C&lt;/td&gt;&lt;td&gt;Tests&lt;/td&gt;&lt;td&gt;Augmented C Unit Test Generator&lt;/td&gt;&lt;td&gt;n/a&lt;/td&gt;&lt;/tr&gt;&lt;tr&gt;&lt;td&gt;Ordered Tests&lt;/td&gt;&lt;td&gt;Ordered Test Generator&lt;/td&gt;&lt;td&gt;n/a&lt;/td&gt;&lt;/tr&gt;&lt;tr&gt;&lt;td&gt;Test Data&lt;/td&gt;&lt;td&gt;n/a&lt;/td&gt;&lt;td&gt;Test data generator&lt;/td&gt;&lt;td&gt;n/a&lt;/td&gt;&lt;/tr&gt;&lt;tr&gt;&lt;td&gt;Test Robots&lt;/td&gt;&lt;td&gt;n/a&lt;/td&gt;&lt;td&gt;Test robot generator&lt;/td&gt;&lt;td&gt;n/a&lt;/td&gt;&lt;/tr&gt;&lt;tr&gt;&lt;td rowspan=3 valign=top&gt;File Formats&lt;/td&gt;&lt;td&gt;Java&lt;/td&gt;&lt;td&gt;CSV&lt;/td&gt;&lt;td&gt;CSV file Reading Java Generator&lt;/td&gt;&lt;td&gt;File Adapter&lt;/td&gt;&lt;/tr&gt;&lt;tr&gt;&lt;td&gt;Java&lt;/td&gt;&lt;td&gt;Data Adapter&lt;/td&gt;&lt;td&gt;Data Adapter Generator&lt;/td&gt;&lt;td&gt;(arguably) File Adapter; Toplink&lt;/td&gt;&lt;/tr&gt;">
            <text:p>&lt;table border=”1”&gt;&lt;tr&gt;&lt;td&gt;&lt;strong&gt;Class&lt;/strong&gt;&lt;/td&gt;&lt;td&gt;&lt;strong&gt;Platform&lt;/strong&gt;&lt;/td&gt;&lt;td&gt;&lt;strong&gt;Technology&lt;/strong&gt;&lt;/td&gt;&lt;td&gt;&lt;strong&gt;Herrington&lt;/strong&gt;&lt;/td&gt;&lt;td&gt;&lt;strong&gt;JDeveloper&lt;/strong&gt;&lt;/td&gt;&lt;/tr&gt;&lt;tr&gt;&lt;td rowspan=7 valign=top&gt;Database Access&lt;/td&gt;&lt;td rowspan=2 valign=top&gt;MS&lt;/td&gt;&lt;td&gt;ASP&lt;/td&gt;&lt;td&gt;ASP Generator&lt;/td&gt;&lt;td&gt;n/a&lt;/td&gt;&lt;/tr&gt;&lt;tr&gt;&lt;td&gt;ASP.NET&lt;/td&gt;&lt;td&gt;ASP.NET Generator&lt;/td&gt;&lt;td&gt;n/a&lt;/td&gt;&lt;/tr&gt;&lt;tr&gt;&lt;td rowspan=3 valign=top&gt;Java&lt;/td&gt;&lt;td&gt;EJB&lt;/td&gt;&lt;td&gt;EJB Generator&lt;/td&gt;&lt;td&gt;EJB Entities from Tables&lt;/td&gt;&lt;/tr&gt;&lt;tr&gt;&lt;td&gt;JDBC&lt;/td&gt;&lt;td&gt;JDBC Generator&lt;/td&gt;&lt;td&gt;ADF Business Components&lt;/td&gt;&lt;/tr&gt;&lt;tr&gt;&lt;td&gt;JDBC&lt;/td&gt;&lt;td&gt;n/a&lt;/td&gt;&lt;td&gt;Toplink O-R Mapping&lt;/td&gt;&lt;/tr&gt;&lt;tr&gt;&lt;td&gt;PHP&lt;/td&gt;&lt;td&gt;PHP&lt;/td&gt;&lt;td&gt;PHP Generator&lt;/td&gt;&lt;td&gt;n/a&lt;/td&gt;&lt;/tr&gt;&lt;tr&gt;&lt;td&gt;Perl&lt;/td&gt;&lt;td&gt;DBI&lt;/td&gt;&lt;td&gt;Perl DBI Generator&lt;/td&gt;&lt;td&gt;n/a&lt;/td&gt;&lt;/tr&gt;&lt;tr&gt;&lt;td rowspan=3 valign=top&gt;User Interface&lt;/td&gt;&lt;td rowspan=2 valign=top&gt;Java&lt;/td&gt;&lt;td&gt;JSP&lt;/td&gt;&lt;td&gt;JSP Generator&lt;/td&gt;&lt;td&gt;JSP/struts/JSF wizards&lt;/td&gt;&lt;/tr&gt;&lt;tr&gt;&lt;td&gt;Swing&lt;/td&gt;&lt;td&gt;Swing Generator&lt;/td&gt;&lt;td&gt;Swing wizards; ADF Swing wizards&lt;/td&gt;&lt;/tr&gt;&lt;tr&gt;&lt;td&gt;MS&lt;/td&gt;&lt;td&gt;MFC&lt;/td&gt;&lt;td&gt;MFC Generator&lt;/td&gt;&lt;td&gt;n/a&lt;/td&gt;&lt;/tr&gt;&lt;tr&gt;&lt;td rowspan=2 valign=top&gt;Documentation&lt;/td&gt;&lt;td&gt;SQL&lt;/td&gt;&lt;td&gt;SQL&lt;/td&gt;&lt;td&gt;SQL Documentation Generator&lt;/td&gt;&lt;td&gt;n/a&lt;/td&gt;&lt;/tr&gt;&lt;tr&gt;&lt;td&gt;Java&lt;/td&gt;&lt;td&gt;Java&lt;/td&gt;&lt;td&gt;JavaDoc&lt;/td&gt;&lt;td&gt;JavaDoc&lt;/td&gt;&lt;/tr&gt;&lt;tr&gt;&lt;td rowspan=4 valign=top&gt;Unit Tests&lt;/td&gt;&lt;td rowspan=2 valign=top&gt;C&lt;/td&gt;&lt;td&gt;Tests&lt;/td&gt;&lt;td&gt;Augmented C Unit Test Generator&lt;/td&gt;&lt;td&gt;n/a&lt;/td&gt;&lt;/tr&gt;&lt;tr&gt;&lt;td&gt;Ordered Tests&lt;/td&gt;&lt;td&gt;Ordered Test Generator&lt;/td&gt;&lt;td&gt;n/a&lt;/td&gt;&lt;/tr&gt;&lt;tr&gt;&lt;td&gt;Test Data&lt;/td&gt;&lt;td&gt;n/a&lt;/td&gt;&lt;td&gt;Test data generator&lt;/td&gt;&lt;td&gt;n/a&lt;/td&gt;&lt;/tr&gt;&lt;tr&gt;&lt;td&gt;Test Robots&lt;/td&gt;&lt;td&gt;n/a&lt;/td&gt;&lt;td&gt;Test robot generator&lt;/td&gt;&lt;td&gt;n/a&lt;/td&gt;&lt;/tr&gt;&lt;tr&gt;&lt;td rowspan=3 valign=top&gt;File Formats&lt;/td&gt;&lt;td&gt;Java&lt;/td&gt;&lt;td&gt;CSV&lt;/td&gt;&lt;td&gt;CSV file Reading Java Generator&lt;/td&gt;&lt;td&gt;File Adapter&lt;/td&gt;&lt;/tr&gt;&lt;tr&gt;&lt;td&gt;Java&lt;/td&gt;&lt;td&gt;Data Adapter&lt;/td&gt;&lt;td&gt;Data Adapter Generator&lt;/td&gt;&lt;td&gt;(arguably) File Adapter; Toplink&lt;/td&gt;&lt;/tr&gt;</text:p>
          </table:table-cell>
        </table:table-row>
        <table:table-row table:style-name="ro1">
          <table:table-cell table:number-columns-repeated="2"/>
          <table:table-cell office:value-type="string">
            <text:p>Java</text:p>
          </table:table-cell>
          <table:table-cell/>
          <table:table-cell office:value-type="string">
            <text:p>Binary</text:p>
          </table:table-cell>
          <table:table-cell office:value-type="string">
            <text:p>Binary File Reader Generator</text:p>
          </table:table-cell>
          <table:table-cell office:value-type="string">
            <text:p>n/a</text:p>
          </table:table-cell>
          <table:table-cell/>
          <table:table-cell table:formula="oooc:=&quot;&lt;tr&gt;&quot;&amp;IF([.A23]=&quot;&quot;;&quot;&quot;;&quot;&lt;td&quot;&amp;IF([.B23]&gt;0;&quot; rowspan=&quot;&amp;[.B23]&amp;&quot; valign=top&gt;&quot;;&quot;&gt;&quot;)&amp;[.A23]&amp;&quot;&lt;/td&gt;&quot;)&amp;IF([.C23]=&quot;&quot;;&quot;&quot;;&quot;&lt;td&quot;&amp;IF([.D23]&gt;0;&quot; rowspan=&quot;&amp;[.D23]&amp;&quot; valign=top&gt;&quot;;&quot;&gt;&quot;)&amp;[.C23]&amp;&quot;&lt;/td&gt;&quot;)&amp;&quot;&lt;td&gt;&quot;&amp;[.E23]&amp;&quot;&lt;/td&gt;&lt;td&gt;&quot;&amp;[.F23]&amp;&quot;&lt;/td&gt;&lt;td&gt;&quot;&amp;[.G23]&amp;&quot;&lt;/td&gt;&lt;/tr&gt;&quot;" office:value-type="string" office:string-value="&lt;tr&gt;&lt;td&gt;Java&lt;/td&gt;&lt;td&gt;Binary&lt;/td&gt;&lt;td&gt;Binary File Reader Generator&lt;/td&gt;&lt;td&gt;n/a&lt;/td&gt;&lt;/tr&gt;">
            <text:p>&lt;tr&gt;&lt;td&gt;Java&lt;/td&gt;&lt;td&gt;Binary&lt;/td&gt;&lt;td&gt;Binary File Reader Generator&lt;/td&gt;&lt;td&gt;n/a&lt;/td&gt;&lt;/tr&gt;</text:p>
          </table:table-cell>
          <table:table-cell table:formula="oooc:=[.J22]&amp;[.I23]" office:value-type="string" office:string-value="&lt;table border=”1”&gt;&lt;tr&gt;&lt;td&gt;&lt;strong&gt;Class&lt;/strong&gt;&lt;/td&gt;&lt;td&gt;&lt;strong&gt;Platform&lt;/strong&gt;&lt;/td&gt;&lt;td&gt;&lt;strong&gt;Technology&lt;/strong&gt;&lt;/td&gt;&lt;td&gt;&lt;strong&gt;Herrington&lt;/strong&gt;&lt;/td&gt;&lt;td&gt;&lt;strong&gt;JDeveloper&lt;/strong&gt;&lt;/td&gt;&lt;/tr&gt;&lt;tr&gt;&lt;td rowspan=7 valign=top&gt;Database Access&lt;/td&gt;&lt;td rowspan=2 valign=top&gt;MS&lt;/td&gt;&lt;td&gt;ASP&lt;/td&gt;&lt;td&gt;ASP Generator&lt;/td&gt;&lt;td&gt;n/a&lt;/td&gt;&lt;/tr&gt;&lt;tr&gt;&lt;td&gt;ASP.NET&lt;/td&gt;&lt;td&gt;ASP.NET Generator&lt;/td&gt;&lt;td&gt;n/a&lt;/td&gt;&lt;/tr&gt;&lt;tr&gt;&lt;td rowspan=3 valign=top&gt;Java&lt;/td&gt;&lt;td&gt;EJB&lt;/td&gt;&lt;td&gt;EJB Generator&lt;/td&gt;&lt;td&gt;EJB Entities from Tables&lt;/td&gt;&lt;/tr&gt;&lt;tr&gt;&lt;td&gt;JDBC&lt;/td&gt;&lt;td&gt;JDBC Generator&lt;/td&gt;&lt;td&gt;ADF Business Components&lt;/td&gt;&lt;/tr&gt;&lt;tr&gt;&lt;td&gt;JDBC&lt;/td&gt;&lt;td&gt;n/a&lt;/td&gt;&lt;td&gt;Toplink O-R Mapping&lt;/td&gt;&lt;/tr&gt;&lt;tr&gt;&lt;td&gt;PHP&lt;/td&gt;&lt;td&gt;PHP&lt;/td&gt;&lt;td&gt;PHP Generator&lt;/td&gt;&lt;td&gt;n/a&lt;/td&gt;&lt;/tr&gt;&lt;tr&gt;&lt;td&gt;Perl&lt;/td&gt;&lt;td&gt;DBI&lt;/td&gt;&lt;td&gt;Perl DBI Generator&lt;/td&gt;&lt;td&gt;n/a&lt;/td&gt;&lt;/tr&gt;&lt;tr&gt;&lt;td rowspan=3 valign=top&gt;User Interface&lt;/td&gt;&lt;td rowspan=2 valign=top&gt;Java&lt;/td&gt;&lt;td&gt;JSP&lt;/td&gt;&lt;td&gt;JSP Generator&lt;/td&gt;&lt;td&gt;JSP/struts/JSF wizards&lt;/td&gt;&lt;/tr&gt;&lt;tr&gt;&lt;td&gt;Swing&lt;/td&gt;&lt;td&gt;Swing Generator&lt;/td&gt;&lt;td&gt;Swing wizards; ADF Swing wizards&lt;/td&gt;&lt;/tr&gt;&lt;tr&gt;&lt;td&gt;MS&lt;/td&gt;&lt;td&gt;MFC&lt;/td&gt;&lt;td&gt;MFC Generator&lt;/td&gt;&lt;td&gt;n/a&lt;/td&gt;&lt;/tr&gt;&lt;tr&gt;&lt;td rowspan=2 valign=top&gt;Documentation&lt;/td&gt;&lt;td&gt;SQL&lt;/td&gt;&lt;td&gt;SQL&lt;/td&gt;&lt;td&gt;SQL Documentation Generator&lt;/td&gt;&lt;td&gt;n/a&lt;/td&gt;&lt;/tr&gt;&lt;tr&gt;&lt;td&gt;Java&lt;/td&gt;&lt;td&gt;Java&lt;/td&gt;&lt;td&gt;JavaDoc&lt;/td&gt;&lt;td&gt;JavaDoc&lt;/td&gt;&lt;/tr&gt;&lt;tr&gt;&lt;td rowspan=4 valign=top&gt;Unit Tests&lt;/td&gt;&lt;td rowspan=2 valign=top&gt;C&lt;/td&gt;&lt;td&gt;Tests&lt;/td&gt;&lt;td&gt;Augmented C Unit Test Generator&lt;/td&gt;&lt;td&gt;n/a&lt;/td&gt;&lt;/tr&gt;&lt;tr&gt;&lt;td&gt;Ordered Tests&lt;/td&gt;&lt;td&gt;Ordered Test Generator&lt;/td&gt;&lt;td&gt;n/a&lt;/td&gt;&lt;/tr&gt;&lt;tr&gt;&lt;td&gt;Test Data&lt;/td&gt;&lt;td&gt;n/a&lt;/td&gt;&lt;td&gt;Test data generator&lt;/td&gt;&lt;td&gt;n/a&lt;/td&gt;&lt;/tr&gt;&lt;tr&gt;&lt;td&gt;Test Robots&lt;/td&gt;&lt;td&gt;n/a&lt;/td&gt;&lt;td&gt;Test robot generator&lt;/td&gt;&lt;td&gt;n/a&lt;/td&gt;&lt;/tr&gt;&lt;tr&gt;&lt;td rowspan=3 valign=top&gt;File Formats&lt;/td&gt;&lt;td&gt;Java&lt;/td&gt;&lt;td&gt;CSV&lt;/td&gt;&lt;td&gt;CSV file Reading Java Generator&lt;/td&gt;&lt;td&gt;File Adapter&lt;/td&gt;&lt;/tr&gt;&lt;tr&gt;&lt;td&gt;Java&lt;/td&gt;&lt;td&gt;Data Adapter&lt;/td&gt;&lt;td&gt;Data Adapter Generator&lt;/td&gt;&lt;td&gt;(arguably) File Adapter; Toplink&lt;/td&gt;&lt;/tr&gt;&lt;tr&gt;&lt;td&gt;Java&lt;/td&gt;&lt;td&gt;Binary&lt;/td&gt;&lt;td&gt;Binary File Reader Generator&lt;/td&gt;&lt;td&gt;n/a&lt;/td&gt;&lt;/tr&gt;">
            <text:p>&lt;table border=”1”&gt;&lt;tr&gt;&lt;td&gt;&lt;strong&gt;Class&lt;/strong&gt;&lt;/td&gt;&lt;td&gt;&lt;strong&gt;Platform&lt;/strong&gt;&lt;/td&gt;&lt;td&gt;&lt;strong&gt;Technology&lt;/strong&gt;&lt;/td&gt;&lt;td&gt;&lt;strong&gt;Herrington&lt;/strong&gt;&lt;/td&gt;&lt;td&gt;&lt;strong&gt;JDeveloper&lt;/strong&gt;&lt;/td&gt;&lt;/tr&gt;&lt;tr&gt;&lt;td rowspan=7 valign=top&gt;Database Access&lt;/td&gt;&lt;td rowspan=2 valign=top&gt;MS&lt;/td&gt;&lt;td&gt;ASP&lt;/td&gt;&lt;td&gt;ASP Generator&lt;/td&gt;&lt;td&gt;n/a&lt;/td&gt;&lt;/tr&gt;&lt;tr&gt;&lt;td&gt;ASP.NET&lt;/td&gt;&lt;td&gt;ASP.NET Generator&lt;/td&gt;&lt;td&gt;n/a&lt;/td&gt;&lt;/tr&gt;&lt;tr&gt;&lt;td rowspan=3 valign=top&gt;Java&lt;/td&gt;&lt;td&gt;EJB&lt;/td&gt;&lt;td&gt;EJB Generator&lt;/td&gt;&lt;td&gt;EJB Entities from Tables&lt;/td&gt;&lt;/tr&gt;&lt;tr&gt;&lt;td&gt;JDBC&lt;/td&gt;&lt;td&gt;JDBC Generator&lt;/td&gt;&lt;td&gt;ADF Business Components&lt;/td&gt;&lt;/tr&gt;&lt;tr&gt;&lt;td&gt;JDBC&lt;/td&gt;&lt;td&gt;n/a&lt;/td&gt;&lt;td&gt;Toplink O-R Mapping&lt;/td&gt;&lt;/tr&gt;&lt;tr&gt;&lt;td&gt;PHP&lt;/td&gt;&lt;td&gt;PHP&lt;/td&gt;&lt;td&gt;PHP Generator&lt;/td&gt;&lt;td&gt;n/a&lt;/td&gt;&lt;/tr&gt;&lt;tr&gt;&lt;td&gt;Perl&lt;/td&gt;&lt;td&gt;DBI&lt;/td&gt;&lt;td&gt;Perl DBI Generator&lt;/td&gt;&lt;td&gt;n/a&lt;/td&gt;&lt;/tr&gt;&lt;tr&gt;&lt;td rowspan=3 valign=top&gt;User Interface&lt;/td&gt;&lt;td rowspan=2 valign=top&gt;Java&lt;/td&gt;&lt;td&gt;JSP&lt;/td&gt;&lt;td&gt;JSP Generator&lt;/td&gt;&lt;td&gt;JSP/struts/JSF wizards&lt;/td&gt;&lt;/tr&gt;&lt;tr&gt;&lt;td&gt;Swing&lt;/td&gt;&lt;td&gt;Swing Generator&lt;/td&gt;&lt;td&gt;Swing wizards; ADF Swing wizards&lt;/td&gt;&lt;/tr&gt;&lt;tr&gt;&lt;td&gt;MS&lt;/td&gt;&lt;td&gt;MFC&lt;/td&gt;&lt;td&gt;MFC Generator&lt;/td&gt;&lt;td&gt;n/a&lt;/td&gt;&lt;/tr&gt;&lt;tr&gt;&lt;td rowspan=2 valign=top&gt;Documentation&lt;/td&gt;&lt;td&gt;SQL&lt;/td&gt;&lt;td&gt;SQL&lt;/td&gt;&lt;td&gt;SQL Documentation Generator&lt;/td&gt;&lt;td&gt;n/a&lt;/td&gt;&lt;/tr&gt;&lt;tr&gt;&lt;td&gt;Java&lt;/td&gt;&lt;td&gt;Java&lt;/td&gt;&lt;td&gt;JavaDoc&lt;/td&gt;&lt;td&gt;JavaDoc&lt;/td&gt;&lt;/tr&gt;&lt;tr&gt;&lt;td rowspan=4 valign=top&gt;Unit Tests&lt;/td&gt;&lt;td rowspan=2 valign=top&gt;C&lt;/td&gt;&lt;td&gt;Tests&lt;/td&gt;&lt;td&gt;Augmented C Unit Test Generator&lt;/td&gt;&lt;td&gt;n/a&lt;/td&gt;&lt;/tr&gt;&lt;tr&gt;&lt;td&gt;Ordered Tests&lt;/td&gt;&lt;td&gt;Ordered Test Generator&lt;/td&gt;&lt;td&gt;n/a&lt;/td&gt;&lt;/tr&gt;&lt;tr&gt;&lt;td&gt;Test Data&lt;/td&gt;&lt;td&gt;n/a&lt;/td&gt;&lt;td&gt;Test data generator&lt;/td&gt;&lt;td&gt;n/a&lt;/td&gt;&lt;/tr&gt;&lt;tr&gt;&lt;td&gt;Test Robots&lt;/td&gt;&lt;td&gt;n/a&lt;/td&gt;&lt;td&gt;Test robot generator&lt;/td&gt;&lt;td&gt;n/a&lt;/td&gt;&lt;/tr&gt;&lt;tr&gt;&lt;td rowspan=3 valign=top&gt;File Formats&lt;/td&gt;&lt;td&gt;Java&lt;/td&gt;&lt;td&gt;CSV&lt;/td&gt;&lt;td&gt;CSV file Reading Java Generator&lt;/td&gt;&lt;td&gt;File Adapter&lt;/td&gt;&lt;/tr&gt;&lt;tr&gt;&lt;td&gt;Java&lt;/td&gt;&lt;td&gt;Data Adapter&lt;/td&gt;&lt;td&gt;Data Adapter Generator&lt;/td&gt;&lt;td&gt;(arguably) File Adapter; Toplink&lt;/td&gt;&lt;/tr&gt;&lt;tr&gt;&lt;td&gt;Java&lt;/td&gt;&lt;td&gt;Binary&lt;/td&gt;&lt;td&gt;Binary File Reader Generator&lt;/td&gt;&lt;td&gt;n/a&lt;/td&gt;&lt;/tr&gt;</text:p>
          </table:table-cell>
        </table:table-row>
        <table:table-row table:style-name="ro1">
          <table:table-cell office:value-type="string">
            <text:p>Web Services</text:p>
          </table:table-cell>
          <table:table-cell office:value-type="float" office:value="5">
            <text:p>5</text:p>
          </table:table-cell>
          <table:table-cell office:value-type="string">
            <text:p>Java</text:p>
          </table:table-cell>
          <table:table-cell/>
          <table:table-cell office:value-type="string">
            <text:p>XML-RPC</text:p>
          </table:table-cell>
          <table:table-cell office:value-type="string">
            <text:p>XML-RPC Generator</text:p>
          </table:table-cell>
          <table:table-cell office:value-type="string">
            <text:p>n/a?</text:p>
          </table:table-cell>
          <table:table-cell/>
          <table:table-cell table:formula="oooc:=&quot;&lt;tr&gt;&quot;&amp;IF([.A24]=&quot;&quot;;&quot;&quot;;&quot;&lt;td&quot;&amp;IF([.B24]&gt;0;&quot; rowspan=&quot;&amp;[.B24]&amp;&quot; valign=top&gt;&quot;;&quot;&gt;&quot;)&amp;[.A24]&amp;&quot;&lt;/td&gt;&quot;)&amp;IF([.C24]=&quot;&quot;;&quot;&quot;;&quot;&lt;td&quot;&amp;IF([.D24]&gt;0;&quot; rowspan=&quot;&amp;[.D24]&amp;&quot; valign=top&gt;&quot;;&quot;&gt;&quot;)&amp;[.C24]&amp;&quot;&lt;/td&gt;&quot;)&amp;&quot;&lt;td&gt;&quot;&amp;[.E24]&amp;&quot;&lt;/td&gt;&lt;td&gt;&quot;&amp;[.F24]&amp;&quot;&lt;/td&gt;&lt;td&gt;&quot;&amp;[.G24]&amp;&quot;&lt;/td&gt;&lt;/tr&gt;&quot;" office:value-type="string" office:string-value="&lt;tr&gt;&lt;td rowspan=5 valign=top&gt;Web Services&lt;/td&gt;&lt;td&gt;Java&lt;/td&gt;&lt;td&gt;XML-RPC&lt;/td&gt;&lt;td&gt;XML-RPC Generator&lt;/td&gt;&lt;td&gt;n/a?&lt;/td&gt;&lt;/tr&gt;">
            <text:p>&lt;tr&gt;&lt;td rowspan=5 valign=top&gt;Web Services&lt;/td&gt;&lt;td&gt;Java&lt;/td&gt;&lt;td&gt;XML-RPC&lt;/td&gt;&lt;td&gt;XML-RPC Generator&lt;/td&gt;&lt;td&gt;n/a?&lt;/td&gt;&lt;/tr&gt;</text:p>
          </table:table-cell>
          <table:table-cell table:formula="oooc:=[.J23]&amp;[.I24]" office:value-type="string" office:string-value="&lt;table border=”1”&gt;&lt;tr&gt;&lt;td&gt;&lt;strong&gt;Class&lt;/strong&gt;&lt;/td&gt;&lt;td&gt;&lt;strong&gt;Platform&lt;/strong&gt;&lt;/td&gt;&lt;td&gt;&lt;strong&gt;Technology&lt;/strong&gt;&lt;/td&gt;&lt;td&gt;&lt;strong&gt;Herrington&lt;/strong&gt;&lt;/td&gt;&lt;td&gt;&lt;strong&gt;JDeveloper&lt;/strong&gt;&lt;/td&gt;&lt;/tr&gt;&lt;tr&gt;&lt;td rowspan=7 valign=top&gt;Database Access&lt;/td&gt;&lt;td rowspan=2 valign=top&gt;MS&lt;/td&gt;&lt;td&gt;ASP&lt;/td&gt;&lt;td&gt;ASP Generator&lt;/td&gt;&lt;td&gt;n/a&lt;/td&gt;&lt;/tr&gt;&lt;tr&gt;&lt;td&gt;ASP.NET&lt;/td&gt;&lt;td&gt;ASP.NET Generator&lt;/td&gt;&lt;td&gt;n/a&lt;/td&gt;&lt;/tr&gt;&lt;tr&gt;&lt;td rowspan=3 valign=top&gt;Java&lt;/td&gt;&lt;td&gt;EJB&lt;/td&gt;&lt;td&gt;EJB Generator&lt;/td&gt;&lt;td&gt;EJB Entities from Tables&lt;/td&gt;&lt;/tr&gt;&lt;tr&gt;&lt;td&gt;JDBC&lt;/td&gt;&lt;td&gt;JDBC Generator&lt;/td&gt;&lt;td&gt;ADF Business Components&lt;/td&gt;&lt;/tr&gt;&lt;tr&gt;&lt;td&gt;JDBC&lt;/td&gt;&lt;td&gt;n/a&lt;/td&gt;&lt;td&gt;Toplink O-R Mapping&lt;/td&gt;&lt;/tr&gt;&lt;tr&gt;&lt;td&gt;PHP&lt;/td&gt;&lt;td&gt;PHP&lt;/td&gt;&lt;td&gt;PHP Generator&lt;/td&gt;&lt;td&gt;n/a&lt;/td&gt;&lt;/tr&gt;&lt;tr&gt;&lt;td&gt;Perl&lt;/td&gt;&lt;td&gt;DBI&lt;/td&gt;&lt;td&gt;Perl DBI Generator&lt;/td&gt;&lt;td&gt;n/a&lt;/td&gt;&lt;/tr&gt;&lt;tr&gt;&lt;td rowspan=3 valign=top&gt;User Interface&lt;/td&gt;&lt;td rowspan=2 valign=top&gt;Java&lt;/td&gt;&lt;td&gt;JSP&lt;/td&gt;&lt;td&gt;JSP Generator&lt;/td&gt;&lt;td&gt;JSP/struts/JSF wizards&lt;/td&gt;&lt;/tr&gt;&lt;tr&gt;&lt;td&gt;Swing&lt;/td&gt;&lt;td&gt;Swing Generator&lt;/td&gt;&lt;td&gt;Swing wizards; ADF Swing wizards&lt;/td&gt;&lt;/tr&gt;&lt;tr&gt;&lt;td&gt;MS&lt;/td&gt;&lt;td&gt;MFC&lt;/td&gt;&lt;td&gt;MFC Generator&lt;/td&gt;&lt;td&gt;n/a&lt;/td&gt;&lt;/tr&gt;&lt;tr&gt;&lt;td rowspan=2 valign=top&gt;Documentation&lt;/td&gt;&lt;td&gt;SQL&lt;/td&gt;&lt;td&gt;SQL&lt;/td&gt;&lt;td&gt;SQL Documentation Generator&lt;/td&gt;&lt;td&gt;n/a&lt;/td&gt;&lt;/tr&gt;&lt;tr&gt;&lt;td&gt;Java&lt;/td&gt;&lt;td&gt;Java&lt;/td&gt;&lt;td&gt;JavaDoc&lt;/td&gt;&lt;td&gt;JavaDoc&lt;/td&gt;&lt;/tr&gt;&lt;tr&gt;&lt;td rowspan=4 valign=top&gt;Unit Tests&lt;/td&gt;&lt;td rowspan=2 valign=top&gt;C&lt;/td&gt;&lt;td&gt;Tests&lt;/td&gt;&lt;td&gt;Augmented C Unit Test Generator&lt;/td&gt;&lt;td&gt;n/a&lt;/td&gt;&lt;/tr&gt;&lt;tr&gt;&lt;td&gt;Ordered Tests&lt;/td&gt;&lt;td&gt;Ordered Test Generator&lt;/td&gt;&lt;td&gt;n/a&lt;/td&gt;&lt;/tr&gt;&lt;tr&gt;&lt;td&gt;Test Data&lt;/td&gt;&lt;td&gt;n/a&lt;/td&gt;&lt;td&gt;Test data generator&lt;/td&gt;&lt;td&gt;n/a&lt;/td&gt;&lt;/tr&gt;&lt;tr&gt;&lt;td&gt;Test Robots&lt;/td&gt;&lt;td&gt;n/a&lt;/td&gt;&lt;td&gt;Test robot generator&lt;/td&gt;&lt;td&gt;n/a&lt;/td&gt;&lt;/tr&gt;&lt;tr&gt;&lt;td rowspan=3 valign=top&gt;File Formats&lt;/td&gt;&lt;td&gt;Java&lt;/td&gt;&lt;td&gt;CSV&lt;/td&gt;&lt;td&gt;CSV file Reading Java Generator&lt;/td&gt;&lt;td&gt;File Adapter&lt;/td&gt;&lt;/tr&gt;&lt;tr&gt;&lt;td&gt;Java&lt;/td&gt;&lt;td&gt;Data Adapter&lt;/td&gt;&lt;td&gt;Data Adapter Generator&lt;/td&gt;&lt;td&gt;(arguably) File Adapter; Toplink&lt;/td&gt;&lt;/tr&gt;&lt;tr&gt;&lt;td&gt;Java&lt;/td&gt;&lt;td&gt;Binary&lt;/td&gt;&lt;td&gt;Binary File Reader Generator&lt;/td&gt;&lt;td&gt;n/a&lt;/td&gt;&lt;/tr&gt;&lt;tr&gt;&lt;td rowspan=5 valign=top&gt;Web Services&lt;/td&gt;&lt;td&gt;Java&lt;/td&gt;&lt;td&gt;XML-RPC&lt;/td&gt;&lt;td&gt;XML-RPC Generator&lt;/td&gt;&lt;td&gt;n/a?&lt;/td&gt;&lt;/tr&gt;">
            <text:p>&lt;table border=”1”&gt;&lt;tr&gt;&lt;td&gt;&lt;strong&gt;Class&lt;/strong&gt;&lt;/td&gt;&lt;td&gt;&lt;strong&gt;Platform&lt;/strong&gt;&lt;/td&gt;&lt;td&gt;&lt;strong&gt;Technology&lt;/strong&gt;&lt;/td&gt;&lt;td&gt;&lt;strong&gt;Herrington&lt;/strong&gt;&lt;/td&gt;&lt;td&gt;&lt;strong&gt;JDeveloper&lt;/strong&gt;&lt;/td&gt;&lt;/tr&gt;&lt;tr&gt;&lt;td rowspan=7 valign=top&gt;Database Access&lt;/td&gt;&lt;td rowspan=2 valign=top&gt;MS&lt;/td&gt;&lt;td&gt;ASP&lt;/td&gt;&lt;td&gt;ASP Generator&lt;/td&gt;&lt;td&gt;n/a&lt;/td&gt;&lt;/tr&gt;&lt;tr&gt;&lt;td&gt;ASP.NET&lt;/td&gt;&lt;td&gt;ASP.NET Generator&lt;/td&gt;&lt;td&gt;n/a&lt;/td&gt;&lt;/tr&gt;&lt;tr&gt;&lt;td rowspan=3 valign=top&gt;Java&lt;/td&gt;&lt;td&gt;EJB&lt;/td&gt;&lt;td&gt;EJB Generator&lt;/td&gt;&lt;td&gt;EJB Entities from Tables&lt;/td&gt;&lt;/tr&gt;&lt;tr&gt;&lt;td&gt;JDBC&lt;/td&gt;&lt;td&gt;JDBC Generator&lt;/td&gt;&lt;td&gt;ADF Business Components&lt;/td&gt;&lt;/tr&gt;&lt;tr&gt;&lt;td&gt;JDBC&lt;/td&gt;&lt;td&gt;n/a&lt;/td&gt;&lt;td&gt;Toplink O-R Mapping&lt;/td&gt;&lt;/tr&gt;&lt;tr&gt;&lt;td&gt;PHP&lt;/td&gt;&lt;td&gt;PHP&lt;/td&gt;&lt;td&gt;PHP Generator&lt;/td&gt;&lt;td&gt;n/a&lt;/td&gt;&lt;/tr&gt;&lt;tr&gt;&lt;td&gt;Perl&lt;/td&gt;&lt;td&gt;DBI&lt;/td&gt;&lt;td&gt;Perl DBI Generator&lt;/td&gt;&lt;td&gt;n/a&lt;/td&gt;&lt;/tr&gt;&lt;tr&gt;&lt;td rowspan=3 valign=top&gt;User Interface&lt;/td&gt;&lt;td rowspan=2 valign=top&gt;Java&lt;/td&gt;&lt;td&gt;JSP&lt;/td&gt;&lt;td&gt;JSP Generator&lt;/td&gt;&lt;td&gt;JSP/struts/JSF wizards&lt;/td&gt;&lt;/tr&gt;&lt;tr&gt;&lt;td&gt;Swing&lt;/td&gt;&lt;td&gt;Swing Generator&lt;/td&gt;&lt;td&gt;Swing wizards; ADF Swing wizards&lt;/td&gt;&lt;/tr&gt;&lt;tr&gt;&lt;td&gt;MS&lt;/td&gt;&lt;td&gt;MFC&lt;/td&gt;&lt;td&gt;MFC Generator&lt;/td&gt;&lt;td&gt;n/a&lt;/td&gt;&lt;/tr&gt;&lt;tr&gt;&lt;td rowspan=2 valign=top&gt;Documentation&lt;/td&gt;&lt;td&gt;SQL&lt;/td&gt;&lt;td&gt;SQL&lt;/td&gt;&lt;td&gt;SQL Documentation Generator&lt;/td&gt;&lt;td&gt;n/a&lt;/td&gt;&lt;/tr&gt;&lt;tr&gt;&lt;td&gt;Java&lt;/td&gt;&lt;td&gt;Java&lt;/td&gt;&lt;td&gt;JavaDoc&lt;/td&gt;&lt;td&gt;JavaDoc&lt;/td&gt;&lt;/tr&gt;&lt;tr&gt;&lt;td rowspan=4 valign=top&gt;Unit Tests&lt;/td&gt;&lt;td rowspan=2 valign=top&gt;C&lt;/td&gt;&lt;td&gt;Tests&lt;/td&gt;&lt;td&gt;Augmented C Unit Test Generator&lt;/td&gt;&lt;td&gt;n/a&lt;/td&gt;&lt;/tr&gt;&lt;tr&gt;&lt;td&gt;Ordered Tests&lt;/td&gt;&lt;td&gt;Ordered Test Generator&lt;/td&gt;&lt;td&gt;n/a&lt;/td&gt;&lt;/tr&gt;&lt;tr&gt;&lt;td&gt;Test Data&lt;/td&gt;&lt;td&gt;n/a&lt;/td&gt;&lt;td&gt;Test data generator&lt;/td&gt;&lt;td&gt;n/a&lt;/td&gt;&lt;/tr&gt;&lt;tr&gt;&lt;td&gt;Test Robots&lt;/td&gt;&lt;td&gt;n/a&lt;/td&gt;&lt;td&gt;Test robot generator&lt;/td&gt;&lt;td&gt;n/a&lt;/td&gt;&lt;/tr&gt;&lt;tr&gt;&lt;td rowspan=3 valign=top&gt;File Formats&lt;/td&gt;&lt;td&gt;Java&lt;/td&gt;&lt;td&gt;CSV&lt;/td&gt;&lt;td&gt;CSV file Reading Java Generator&lt;/td&gt;&lt;td&gt;File Adapter&lt;/td&gt;&lt;/tr&gt;&lt;tr&gt;&lt;td&gt;Java&lt;/td&gt;&lt;td&gt;Data Adapter&lt;/td&gt;&lt;td&gt;Data Adapter Generator&lt;/td&gt;&lt;td&gt;(arguably) File Adapter; Toplink&lt;/td&gt;&lt;/tr&gt;&lt;tr&gt;&lt;td&gt;Java&lt;/td&gt;&lt;td&gt;Binary&lt;/td&gt;&lt;td&gt;Binary File Reader Generator&lt;/td&gt;&lt;td&gt;n/a&lt;/td&gt;&lt;/tr&gt;&lt;tr&gt;&lt;td rowspan=5 valign=top&gt;Web Services&lt;/td&gt;&lt;td&gt;Java&lt;/td&gt;&lt;td&gt;XML-RPC&lt;/td&gt;&lt;td&gt;XML-RPC Generator&lt;/td&gt;&lt;td&gt;n/a?&lt;/td&gt;&lt;/tr&gt;</text:p>
          </table:table-cell>
        </table:table-row>
        <table:table-row table:style-name="ro1">
          <table:table-cell table:number-columns-repeated="2"/>
          <table:table-cell office:value-type="string">
            <text:p>Java</text:p>
          </table:table-cell>
          <table:table-cell office:value-type="float" office:value="4">
            <text:p>4</text:p>
          </table:table-cell>
          <table:table-cell office:value-type="string">
            <text:p>SOAP</text:p>
          </table:table-cell>
          <table:table-cell office:value-type="string">
            <text:p>SOAP Generator</text:p>
          </table:table-cell>
          <table:table-cell office:value-type="string">
            <text:p>Java Web Service from WSDL</text:p>
          </table:table-cell>
          <table:table-cell/>
          <table:table-cell table:formula="oooc:=&quot;&lt;tr&gt;&quot;&amp;IF([.A25]=&quot;&quot;;&quot;&quot;;&quot;&lt;td&quot;&amp;IF([.B25]&gt;0;&quot; rowspan=&quot;&amp;[.B25]&amp;&quot; valign=top&gt;&quot;;&quot;&gt;&quot;)&amp;[.A25]&amp;&quot;&lt;/td&gt;&quot;)&amp;IF([.C25]=&quot;&quot;;&quot;&quot;;&quot;&lt;td&quot;&amp;IF([.D25]&gt;0;&quot; rowspan=&quot;&amp;[.D25]&amp;&quot; valign=top&gt;&quot;;&quot;&gt;&quot;)&amp;[.C25]&amp;&quot;&lt;/td&gt;&quot;)&amp;&quot;&lt;td&gt;&quot;&amp;[.E25]&amp;&quot;&lt;/td&gt;&lt;td&gt;&quot;&amp;[.F25]&amp;&quot;&lt;/td&gt;&lt;td&gt;&quot;&amp;[.G25]&amp;&quot;&lt;/td&gt;&lt;/tr&gt;&quot;" office:value-type="string" office:string-value="&lt;tr&gt;&lt;td rowspan=4 valign=top&gt;Java&lt;/td&gt;&lt;td&gt;SOAP&lt;/td&gt;&lt;td&gt;SOAP Generator&lt;/td&gt;&lt;td&gt;Java Web Service from WSDL&lt;/td&gt;&lt;/tr&gt;">
            <text:p>&lt;tr&gt;&lt;td rowspan=4 valign=top&gt;Java&lt;/td&gt;&lt;td&gt;SOAP&lt;/td&gt;&lt;td&gt;SOAP Generator&lt;/td&gt;&lt;td&gt;Java Web Service from WSDL&lt;/td&gt;&lt;/tr&gt;</text:p>
          </table:table-cell>
          <table:table-cell table:formula="oooc:=[.J24]&amp;[.I25]" office:value-type="string" office:string-value="&lt;table border=”1”&gt;&lt;tr&gt;&lt;td&gt;&lt;strong&gt;Class&lt;/strong&gt;&lt;/td&gt;&lt;td&gt;&lt;strong&gt;Platform&lt;/strong&gt;&lt;/td&gt;&lt;td&gt;&lt;strong&gt;Technology&lt;/strong&gt;&lt;/td&gt;&lt;td&gt;&lt;strong&gt;Herrington&lt;/strong&gt;&lt;/td&gt;&lt;td&gt;&lt;strong&gt;JDeveloper&lt;/strong&gt;&lt;/td&gt;&lt;/tr&gt;&lt;tr&gt;&lt;td rowspan=7 valign=top&gt;Database Access&lt;/td&gt;&lt;td rowspan=2 valign=top&gt;MS&lt;/td&gt;&lt;td&gt;ASP&lt;/td&gt;&lt;td&gt;ASP Generator&lt;/td&gt;&lt;td&gt;n/a&lt;/td&gt;&lt;/tr&gt;&lt;tr&gt;&lt;td&gt;ASP.NET&lt;/td&gt;&lt;td&gt;ASP.NET Generator&lt;/td&gt;&lt;td&gt;n/a&lt;/td&gt;&lt;/tr&gt;&lt;tr&gt;&lt;td rowspan=3 valign=top&gt;Java&lt;/td&gt;&lt;td&gt;EJB&lt;/td&gt;&lt;td&gt;EJB Generator&lt;/td&gt;&lt;td&gt;EJB Entities from Tables&lt;/td&gt;&lt;/tr&gt;&lt;tr&gt;&lt;td&gt;JDBC&lt;/td&gt;&lt;td&gt;JDBC Generator&lt;/td&gt;&lt;td&gt;ADF Business Components&lt;/td&gt;&lt;/tr&gt;&lt;tr&gt;&lt;td&gt;JDBC&lt;/td&gt;&lt;td&gt;n/a&lt;/td&gt;&lt;td&gt;Toplink O-R Mapping&lt;/td&gt;&lt;/tr&gt;&lt;tr&gt;&lt;td&gt;PHP&lt;/td&gt;&lt;td&gt;PHP&lt;/td&gt;&lt;td&gt;PHP Generator&lt;/td&gt;&lt;td&gt;n/a&lt;/td&gt;&lt;/tr&gt;&lt;tr&gt;&lt;td&gt;Perl&lt;/td&gt;&lt;td&gt;DBI&lt;/td&gt;&lt;td&gt;Perl DBI Generator&lt;/td&gt;&lt;td&gt;n/a&lt;/td&gt;&lt;/tr&gt;&lt;tr&gt;&lt;td rowspan=3 valign=top&gt;User Interface&lt;/td&gt;&lt;td rowspan=2 valign=top&gt;Java&lt;/td&gt;&lt;td&gt;JSP&lt;/td&gt;&lt;td&gt;JSP Generator&lt;/td&gt;&lt;td&gt;JSP/struts/JSF wizards&lt;/td&gt;&lt;/tr&gt;&lt;tr&gt;&lt;td&gt;Swing&lt;/td&gt;&lt;td&gt;Swing Generator&lt;/td&gt;&lt;td&gt;Swing wizards; ADF Swing wizards&lt;/td&gt;&lt;/tr&gt;&lt;tr&gt;&lt;td&gt;MS&lt;/td&gt;&lt;td&gt;MFC&lt;/td&gt;&lt;td&gt;MFC Generator&lt;/td&gt;&lt;td&gt;n/a&lt;/td&gt;&lt;/tr&gt;&lt;tr&gt;&lt;td rowspan=2 valign=top&gt;Documentation&lt;/td&gt;&lt;td&gt;SQL&lt;/td&gt;&lt;td&gt;SQL&lt;/td&gt;&lt;td&gt;SQL Documentation Generator&lt;/td&gt;&lt;td&gt;n/a&lt;/td&gt;&lt;/tr&gt;&lt;tr&gt;&lt;td&gt;Java&lt;/td&gt;&lt;td&gt;Java&lt;/td&gt;&lt;td&gt;JavaDoc&lt;/td&gt;&lt;td&gt;JavaDoc&lt;/td&gt;&lt;/tr&gt;&lt;tr&gt;&lt;td rowspan=4 valign=top&gt;Unit Tests&lt;/td&gt;&lt;td rowspan=2 valign=top&gt;C&lt;/td&gt;&lt;td&gt;Tests&lt;/td&gt;&lt;td&gt;Augmented C Unit Test Generator&lt;/td&gt;&lt;td&gt;n/a&lt;/td&gt;&lt;/tr&gt;&lt;tr&gt;&lt;td&gt;Ordered Tests&lt;/td&gt;&lt;td&gt;Ordered Test Generator&lt;/td&gt;&lt;td&gt;n/a&lt;/td&gt;&lt;/tr&gt;&lt;tr&gt;&lt;td&gt;Test Data&lt;/td&gt;&lt;td&gt;n/a&lt;/td&gt;&lt;td&gt;Test data generator&lt;/td&gt;&lt;td&gt;n/a&lt;/td&gt;&lt;/tr&gt;&lt;tr&gt;&lt;td&gt;Test Robots&lt;/td&gt;&lt;td&gt;n/a&lt;/td&gt;&lt;td&gt;Test robot generator&lt;/td&gt;&lt;td&gt;n/a&lt;/td&gt;&lt;/tr&gt;&lt;tr&gt;&lt;td rowspan=3 valign=top&gt;File Formats&lt;/td&gt;&lt;td&gt;Java&lt;/td&gt;&lt;td&gt;CSV&lt;/td&gt;&lt;td&gt;CSV file Reading Java Generator&lt;/td&gt;&lt;td&gt;File Adapter&lt;/td&gt;&lt;/tr&gt;&lt;tr&gt;&lt;td&gt;Java&lt;/td&gt;&lt;td&gt;Data Adapter&lt;/td&gt;&lt;td&gt;Data Adapter Generator&lt;/td&gt;&lt;td&gt;(arguably) File Adapter; Toplink&lt;/td&gt;&lt;/tr&gt;&lt;tr&gt;&lt;td&gt;Java&lt;/td&gt;&lt;td&gt;Binary&lt;/td&gt;&lt;td&gt;Binary File Reader Generator&lt;/td&gt;&lt;td&gt;n/a&lt;/td&gt;&lt;/tr&gt;&lt;tr&gt;&lt;td rowspan=5 valign=top&gt;Web Services&lt;/td&gt;&lt;td&gt;Java&lt;/td&gt;&lt;td&gt;XML-RPC&lt;/td&gt;&lt;td&gt;XML-RPC Generator&lt;/td&gt;&lt;td&gt;n/a?&lt;/td&gt;&lt;/tr&gt;&lt;tr&gt;&lt;td rowspan=4 valign=top&gt;Java&lt;/td&gt;&lt;td&gt;SOAP&lt;/td&gt;&lt;td&gt;SOAP Generator&lt;/td&gt;&lt;td&gt;Java Web Service from WSDL&lt;/td&gt;&lt;/tr&gt;">
            <text:p>&lt;table border=”1”&gt;&lt;tr&gt;&lt;td&gt;&lt;strong&gt;Class&lt;/strong&gt;&lt;/td&gt;&lt;td&gt;&lt;strong&gt;Platform&lt;/strong&gt;&lt;/td&gt;&lt;td&gt;&lt;strong&gt;Technology&lt;/strong&gt;&lt;/td&gt;&lt;td&gt;&lt;strong&gt;Herrington&lt;/strong&gt;&lt;/td&gt;&lt;td&gt;&lt;strong&gt;JDeveloper&lt;/strong&gt;&lt;/td&gt;&lt;/tr&gt;&lt;tr&gt;&lt;td rowspan=7 valign=top&gt;Database Access&lt;/td&gt;&lt;td rowspan=2 valign=top&gt;MS&lt;/td&gt;&lt;td&gt;ASP&lt;/td&gt;&lt;td&gt;ASP Generator&lt;/td&gt;&lt;td&gt;n/a&lt;/td&gt;&lt;/tr&gt;&lt;tr&gt;&lt;td&gt;ASP.NET&lt;/td&gt;&lt;td&gt;ASP.NET Generator&lt;/td&gt;&lt;td&gt;n/a&lt;/td&gt;&lt;/tr&gt;&lt;tr&gt;&lt;td rowspan=3 valign=top&gt;Java&lt;/td&gt;&lt;td&gt;EJB&lt;/td&gt;&lt;td&gt;EJB Generator&lt;/td&gt;&lt;td&gt;EJB Entities from Tables&lt;/td&gt;&lt;/tr&gt;&lt;tr&gt;&lt;td&gt;JDBC&lt;/td&gt;&lt;td&gt;JDBC Generator&lt;/td&gt;&lt;td&gt;ADF Business Components&lt;/td&gt;&lt;/tr&gt;&lt;tr&gt;&lt;td&gt;JDBC&lt;/td&gt;&lt;td&gt;n/a&lt;/td&gt;&lt;td&gt;Toplink O-R Mapping&lt;/td&gt;&lt;/tr&gt;&lt;tr&gt;&lt;td&gt;PHP&lt;/td&gt;&lt;td&gt;PHP&lt;/td&gt;&lt;td&gt;PHP Generator&lt;/td&gt;&lt;td&gt;n/a&lt;/td&gt;&lt;/tr&gt;&lt;tr&gt;&lt;td&gt;Perl&lt;/td&gt;&lt;td&gt;DBI&lt;/td&gt;&lt;td&gt;Perl DBI Generator&lt;/td&gt;&lt;td&gt;n/a&lt;/td&gt;&lt;/tr&gt;&lt;tr&gt;&lt;td rowspan=3 valign=top&gt;User Interface&lt;/td&gt;&lt;td rowspan=2 valign=top&gt;Java&lt;/td&gt;&lt;td&gt;JSP&lt;/td&gt;&lt;td&gt;JSP Generator&lt;/td&gt;&lt;td&gt;JSP/struts/JSF wizards&lt;/td&gt;&lt;/tr&gt;&lt;tr&gt;&lt;td&gt;Swing&lt;/td&gt;&lt;td&gt;Swing Generator&lt;/td&gt;&lt;td&gt;Swing wizards; ADF Swing wizards&lt;/td&gt;&lt;/tr&gt;&lt;tr&gt;&lt;td&gt;MS&lt;/td&gt;&lt;td&gt;MFC&lt;/td&gt;&lt;td&gt;MFC Generator&lt;/td&gt;&lt;td&gt;n/a&lt;/td&gt;&lt;/tr&gt;&lt;tr&gt;&lt;td rowspan=2 valign=top&gt;Documentation&lt;/td&gt;&lt;td&gt;SQL&lt;/td&gt;&lt;td&gt;SQL&lt;/td&gt;&lt;td&gt;SQL Documentation Generator&lt;/td&gt;&lt;td&gt;n/a&lt;/td&gt;&lt;/tr&gt;&lt;tr&gt;&lt;td&gt;Java&lt;/td&gt;&lt;td&gt;Java&lt;/td&gt;&lt;td&gt;JavaDoc&lt;/td&gt;&lt;td&gt;JavaDoc&lt;/td&gt;&lt;/tr&gt;&lt;tr&gt;&lt;td rowspan=4 valign=top&gt;Unit Tests&lt;/td&gt;&lt;td rowspan=2 valign=top&gt;C&lt;/td&gt;&lt;td&gt;Tests&lt;/td&gt;&lt;td&gt;Augmented C Unit Test Generator&lt;/td&gt;&lt;td&gt;n/a&lt;/td&gt;&lt;/tr&gt;&lt;tr&gt;&lt;td&gt;Ordered Tests&lt;/td&gt;&lt;td&gt;Ordered Test Generator&lt;/td&gt;&lt;td&gt;n/a&lt;/td&gt;&lt;/tr&gt;&lt;tr&gt;&lt;td&gt;Test Data&lt;/td&gt;&lt;td&gt;n/a&lt;/td&gt;&lt;td&gt;Test data generator&lt;/td&gt;&lt;td&gt;n/a&lt;/td&gt;&lt;/tr&gt;&lt;tr&gt;&lt;td&gt;Test Robots&lt;/td&gt;&lt;td&gt;n/a&lt;/td&gt;&lt;td&gt;Test robot generator&lt;/td&gt;&lt;td&gt;n/a&lt;/td&gt;&lt;/tr&gt;&lt;tr&gt;&lt;td rowspan=3 valign=top&gt;File Formats&lt;/td&gt;&lt;td&gt;Java&lt;/td&gt;&lt;td&gt;CSV&lt;/td&gt;&lt;td&gt;CSV file Reading Java Generator&lt;/td&gt;&lt;td&gt;File Adapter&lt;/td&gt;&lt;/tr&gt;&lt;tr&gt;&lt;td&gt;Java&lt;/td&gt;&lt;td&gt;Data Adapter&lt;/td&gt;&lt;td&gt;Data Adapter Generator&lt;/td&gt;&lt;td&gt;(arguably) File Adapter; Toplink&lt;/td&gt;&lt;/tr&gt;&lt;tr&gt;&lt;td&gt;Java&lt;/td&gt;&lt;td&gt;Binary&lt;/td&gt;&lt;td&gt;Binary File Reader Generator&lt;/td&gt;&lt;td&gt;n/a&lt;/td&gt;&lt;/tr&gt;&lt;tr&gt;&lt;td rowspan=5 valign=top&gt;Web Services&lt;/td&gt;&lt;td&gt;Java&lt;/td&gt;&lt;td&gt;XML-RPC&lt;/td&gt;&lt;td&gt;XML-RPC Generator&lt;/td&gt;&lt;td&gt;n/a?&lt;/td&gt;&lt;/tr&gt;&lt;tr&gt;&lt;td rowspan=4 valign=top&gt;Java&lt;/td&gt;&lt;td&gt;SOAP&lt;/td&gt;&lt;td&gt;SOAP Generator&lt;/td&gt;&lt;td&gt;Java Web Service from WSDL&lt;/td&gt;&lt;/tr&gt;</text:p>
          </table:table-cell>
        </table:table-row>
        <table:table-row table:style-name="ro1">
          <table:table-cell table:number-columns-repeated="4"/>
          <table:table-cell office:value-type="string">
            <text:p>PL/SQL</text:p>
          </table:table-cell>
          <table:table-cell office:value-type="string">
            <text:p>n/a</text:p>
          </table:table-cell>
          <table:table-cell office:value-type="string">
            <text:p>PL/SQL Web Service</text:p>
          </table:table-cell>
          <table:table-cell/>
          <table:table-cell table:formula="oooc:=&quot;&lt;tr&gt;&quot;&amp;IF([.A26]=&quot;&quot;;&quot;&quot;;&quot;&lt;td&quot;&amp;IF([.B26]&gt;0;&quot; rowspan=&quot;&amp;[.B26]&amp;&quot; valign=top&gt;&quot;;&quot;&gt;&quot;)&amp;[.A26]&amp;&quot;&lt;/td&gt;&quot;)&amp;IF([.C26]=&quot;&quot;;&quot;&quot;;&quot;&lt;td&quot;&amp;IF([.D26]&gt;0;&quot; rowspan=&quot;&amp;[.D26]&amp;&quot; valign=top&gt;&quot;;&quot;&gt;&quot;)&amp;[.C26]&amp;&quot;&lt;/td&gt;&quot;)&amp;&quot;&lt;td&gt;&quot;&amp;[.E26]&amp;&quot;&lt;/td&gt;&lt;td&gt;&quot;&amp;[.F26]&amp;&quot;&lt;/td&gt;&lt;td&gt;&quot;&amp;[.G26]&amp;&quot;&lt;/td&gt;&lt;/tr&gt;&quot;" office:value-type="string" office:string-value="&lt;tr&gt;&lt;td&gt;PL/SQL&lt;/td&gt;&lt;td&gt;n/a&lt;/td&gt;&lt;td&gt;PL/SQL Web Service&lt;/td&gt;&lt;/tr&gt;">
            <text:p>&lt;tr&gt;&lt;td&gt;PL/SQL&lt;/td&gt;&lt;td&gt;n/a&lt;/td&gt;&lt;td&gt;PL/SQL Web Service&lt;/td&gt;&lt;/tr&gt;</text:p>
          </table:table-cell>
          <table:table-cell table:formula="oooc:=[.J25]&amp;[.I26]" office:value-type="string" office:string-value="&lt;table border=”1”&gt;&lt;tr&gt;&lt;td&gt;&lt;strong&gt;Class&lt;/strong&gt;&lt;/td&gt;&lt;td&gt;&lt;strong&gt;Platform&lt;/strong&gt;&lt;/td&gt;&lt;td&gt;&lt;strong&gt;Technology&lt;/strong&gt;&lt;/td&gt;&lt;td&gt;&lt;strong&gt;Herrington&lt;/strong&gt;&lt;/td&gt;&lt;td&gt;&lt;strong&gt;JDeveloper&lt;/strong&gt;&lt;/td&gt;&lt;/tr&gt;&lt;tr&gt;&lt;td rowspan=7 valign=top&gt;Database Access&lt;/td&gt;&lt;td rowspan=2 valign=top&gt;MS&lt;/td&gt;&lt;td&gt;ASP&lt;/td&gt;&lt;td&gt;ASP Generator&lt;/td&gt;&lt;td&gt;n/a&lt;/td&gt;&lt;/tr&gt;&lt;tr&gt;&lt;td&gt;ASP.NET&lt;/td&gt;&lt;td&gt;ASP.NET Generator&lt;/td&gt;&lt;td&gt;n/a&lt;/td&gt;&lt;/tr&gt;&lt;tr&gt;&lt;td rowspan=3 valign=top&gt;Java&lt;/td&gt;&lt;td&gt;EJB&lt;/td&gt;&lt;td&gt;EJB Generator&lt;/td&gt;&lt;td&gt;EJB Entities from Tables&lt;/td&gt;&lt;/tr&gt;&lt;tr&gt;&lt;td&gt;JDBC&lt;/td&gt;&lt;td&gt;JDBC Generator&lt;/td&gt;&lt;td&gt;ADF Business Components&lt;/td&gt;&lt;/tr&gt;&lt;tr&gt;&lt;td&gt;JDBC&lt;/td&gt;&lt;td&gt;n/a&lt;/td&gt;&lt;td&gt;Toplink O-R Mapping&lt;/td&gt;&lt;/tr&gt;&lt;tr&gt;&lt;td&gt;PHP&lt;/td&gt;&lt;td&gt;PHP&lt;/td&gt;&lt;td&gt;PHP Generator&lt;/td&gt;&lt;td&gt;n/a&lt;/td&gt;&lt;/tr&gt;&lt;tr&gt;&lt;td&gt;Perl&lt;/td&gt;&lt;td&gt;DBI&lt;/td&gt;&lt;td&gt;Perl DBI Generator&lt;/td&gt;&lt;td&gt;n/a&lt;/td&gt;&lt;/tr&gt;&lt;tr&gt;&lt;td rowspan=3 valign=top&gt;User Interface&lt;/td&gt;&lt;td rowspan=2 valign=top&gt;Java&lt;/td&gt;&lt;td&gt;JSP&lt;/td&gt;&lt;td&gt;JSP Generator&lt;/td&gt;&lt;td&gt;JSP/struts/JSF wizards&lt;/td&gt;&lt;/tr&gt;&lt;tr&gt;&lt;td&gt;Swing&lt;/td&gt;&lt;td&gt;Swing Generator&lt;/td&gt;&lt;td&gt;Swing wizards; ADF Swing wizards&lt;/td&gt;&lt;/tr&gt;&lt;tr&gt;&lt;td&gt;MS&lt;/td&gt;&lt;td&gt;MFC&lt;/td&gt;&lt;td&gt;MFC Generator&lt;/td&gt;&lt;td&gt;n/a&lt;/td&gt;&lt;/tr&gt;&lt;tr&gt;&lt;td rowspan=2 valign=top&gt;Documentation&lt;/td&gt;&lt;td&gt;SQL&lt;/td&gt;&lt;td&gt;SQL&lt;/td&gt;&lt;td&gt;SQL Documentation Generator&lt;/td&gt;&lt;td&gt;n/a&lt;/td&gt;&lt;/tr&gt;&lt;tr&gt;&lt;td&gt;Java&lt;/td&gt;&lt;td&gt;Java&lt;/td&gt;&lt;td&gt;JavaDoc&lt;/td&gt;&lt;td&gt;JavaDoc&lt;/td&gt;&lt;/tr&gt;&lt;tr&gt;&lt;td rowspan=4 valign=top&gt;Unit Tests&lt;/td&gt;&lt;td rowspan=2 valign=top&gt;C&lt;/td&gt;&lt;td&gt;Tests&lt;/td&gt;&lt;td&gt;Augmented C Unit Test Generator&lt;/td&gt;&lt;td&gt;n/a&lt;/td&gt;&lt;/tr&gt;&lt;tr&gt;&lt;td&gt;Ordered Tests&lt;/td&gt;&lt;td&gt;Ordered Test Generator&lt;/td&gt;&lt;td&gt;n/a&lt;/td&gt;&lt;/tr&gt;&lt;tr&gt;&lt;td&gt;Test Data&lt;/td&gt;&lt;td&gt;n/a&lt;/td&gt;&lt;td&gt;Test data generator&lt;/td&gt;&lt;td&gt;n/a&lt;/td&gt;&lt;/tr&gt;&lt;tr&gt;&lt;td&gt;Test Robots&lt;/td&gt;&lt;td&gt;n/a&lt;/td&gt;&lt;td&gt;Test robot generator&lt;/td&gt;&lt;td&gt;n/a&lt;/td&gt;&lt;/tr&gt;&lt;tr&gt;&lt;td rowspan=3 valign=top&gt;File Formats&lt;/td&gt;&lt;td&gt;Java&lt;/td&gt;&lt;td&gt;CSV&lt;/td&gt;&lt;td&gt;CSV file Reading Java Generator&lt;/td&gt;&lt;td&gt;File Adapter&lt;/td&gt;&lt;/tr&gt;&lt;tr&gt;&lt;td&gt;Java&lt;/td&gt;&lt;td&gt;Data Adapter&lt;/td&gt;&lt;td&gt;Data Adapter Generator&lt;/td&gt;&lt;td&gt;(arguably) File Adapter; Toplink&lt;/td&gt;&lt;/tr&gt;&lt;tr&gt;&lt;td&gt;Java&lt;/td&gt;&lt;td&gt;Binary&lt;/td&gt;&lt;td&gt;Binary File Reader Generator&lt;/td&gt;&lt;td&gt;n/a&lt;/td&gt;&lt;/tr&gt;&lt;tr&gt;&lt;td rowspan=5 valign=top&gt;Web Services&lt;/td&gt;&lt;td&gt;Java&lt;/td&gt;&lt;td&gt;XML-RPC&lt;/td&gt;&lt;td&gt;XML-RPC Generator&lt;/td&gt;&lt;td&gt;n/a?&lt;/td&gt;&lt;/tr&gt;&lt;tr&gt;&lt;td rowspan=4 valign=top&gt;Java&lt;/td&gt;&lt;td&gt;SOAP&lt;/td&gt;&lt;td&gt;SOAP Generator&lt;/td&gt;&lt;td&gt;Java Web Service from WSDL&lt;/td&gt;&lt;/tr&gt;&lt;tr&gt;&lt;td&gt;PL/SQL&lt;/td&gt;&lt;td&gt;n/a&lt;/td&gt;&lt;td&gt;PL/SQL Web Service&lt;/td&gt;&lt;/tr&gt;">
            <text:p>&lt;table border=”1”&gt;&lt;tr&gt;&lt;td&gt;&lt;strong&gt;Class&lt;/strong&gt;&lt;/td&gt;&lt;td&gt;&lt;strong&gt;Platform&lt;/strong&gt;&lt;/td&gt;&lt;td&gt;&lt;strong&gt;Technology&lt;/strong&gt;&lt;/td&gt;&lt;td&gt;&lt;strong&gt;Herrington&lt;/strong&gt;&lt;/td&gt;&lt;td&gt;&lt;strong&gt;JDeveloper&lt;/strong&gt;&lt;/td&gt;&lt;/tr&gt;&lt;tr&gt;&lt;td rowspan=7 valign=top&gt;Database Access&lt;/td&gt;&lt;td rowspan=2 valign=top&gt;MS&lt;/td&gt;&lt;td&gt;ASP&lt;/td&gt;&lt;td&gt;ASP Generator&lt;/td&gt;&lt;td&gt;n/a&lt;/td&gt;&lt;/tr&gt;&lt;tr&gt;&lt;td&gt;ASP.NET&lt;/td&gt;&lt;td&gt;ASP.NET Generator&lt;/td&gt;&lt;td&gt;n/a&lt;/td&gt;&lt;/tr&gt;&lt;tr&gt;&lt;td rowspan=3 valign=top&gt;Java&lt;/td&gt;&lt;td&gt;EJB&lt;/td&gt;&lt;td&gt;EJB Generator&lt;/td&gt;&lt;td&gt;EJB Entities from Tables&lt;/td&gt;&lt;/tr&gt;&lt;tr&gt;&lt;td&gt;JDBC&lt;/td&gt;&lt;td&gt;JDBC Generator&lt;/td&gt;&lt;td&gt;ADF Business Components&lt;/td&gt;&lt;/tr&gt;&lt;tr&gt;&lt;td&gt;JDBC&lt;/td&gt;&lt;td&gt;n/a&lt;/td&gt;&lt;td&gt;Toplink O-R Mapping&lt;/td&gt;&lt;/tr&gt;&lt;tr&gt;&lt;td&gt;PHP&lt;/td&gt;&lt;td&gt;PHP&lt;/td&gt;&lt;td&gt;PHP Generator&lt;/td&gt;&lt;td&gt;n/a&lt;/td&gt;&lt;/tr&gt;&lt;tr&gt;&lt;td&gt;Perl&lt;/td&gt;&lt;td&gt;DBI&lt;/td&gt;&lt;td&gt;Perl DBI Generator&lt;/td&gt;&lt;td&gt;n/a&lt;/td&gt;&lt;/tr&gt;&lt;tr&gt;&lt;td rowspan=3 valign=top&gt;User Interface&lt;/td&gt;&lt;td rowspan=2 valign=top&gt;Java&lt;/td&gt;&lt;td&gt;JSP&lt;/td&gt;&lt;td&gt;JSP Generator&lt;/td&gt;&lt;td&gt;JSP/struts/JSF wizards&lt;/td&gt;&lt;/tr&gt;&lt;tr&gt;&lt;td&gt;Swing&lt;/td&gt;&lt;td&gt;Swing Generator&lt;/td&gt;&lt;td&gt;Swing wizards; ADF Swing wizards&lt;/td&gt;&lt;/tr&gt;&lt;tr&gt;&lt;td&gt;MS&lt;/td&gt;&lt;td&gt;MFC&lt;/td&gt;&lt;td&gt;MFC Generator&lt;/td&gt;&lt;td&gt;n/a&lt;/td&gt;&lt;/tr&gt;&lt;tr&gt;&lt;td rowspan=2 valign=top&gt;Documentation&lt;/td&gt;&lt;td&gt;SQL&lt;/td&gt;&lt;td&gt;SQL&lt;/td&gt;&lt;td&gt;SQL Documentation Generator&lt;/td&gt;&lt;td&gt;n/a&lt;/td&gt;&lt;/tr&gt;&lt;tr&gt;&lt;td&gt;Java&lt;/td&gt;&lt;td&gt;Java&lt;/td&gt;&lt;td&gt;JavaDoc&lt;/td&gt;&lt;td&gt;JavaDoc&lt;/td&gt;&lt;/tr&gt;&lt;tr&gt;&lt;td rowspan=4 valign=top&gt;Unit Tests&lt;/td&gt;&lt;td rowspan=2 valign=top&gt;C&lt;/td&gt;&lt;td&gt;Tests&lt;/td&gt;&lt;td&gt;Augmented C Unit Test Generator&lt;/td&gt;&lt;td&gt;n/a&lt;/td&gt;&lt;/tr&gt;&lt;tr&gt;&lt;td&gt;Ordered Tests&lt;/td&gt;&lt;td&gt;Ordered Test Generator&lt;/td&gt;&lt;td&gt;n/a&lt;/td&gt;&lt;/tr&gt;&lt;tr&gt;&lt;td&gt;Test Data&lt;/td&gt;&lt;td&gt;n/a&lt;/td&gt;&lt;td&gt;Test data generator&lt;/td&gt;&lt;td&gt;n/a&lt;/td&gt;&lt;/tr&gt;&lt;tr&gt;&lt;td&gt;Test Robots&lt;/td&gt;&lt;td&gt;n/a&lt;/td&gt;&lt;td&gt;Test robot generator&lt;/td&gt;&lt;td&gt;n/a&lt;/td&gt;&lt;/tr&gt;&lt;tr&gt;&lt;td rowspan=3 valign=top&gt;File Formats&lt;/td&gt;&lt;td&gt;Java&lt;/td&gt;&lt;td&gt;CSV&lt;/td&gt;&lt;td&gt;CSV file Reading Java Generator&lt;/td&gt;&lt;td&gt;File Adapter&lt;/td&gt;&lt;/tr&gt;&lt;tr&gt;&lt;td&gt;Java&lt;/td&gt;&lt;td&gt;Data Adapter&lt;/td&gt;&lt;td&gt;Data Adapter Generator&lt;/td&gt;&lt;td&gt;(arguably) File Adapter; Toplink&lt;/td&gt;&lt;/tr&gt;&lt;tr&gt;&lt;td&gt;Java&lt;/td&gt;&lt;td&gt;Binary&lt;/td&gt;&lt;td&gt;Binary File Reader Generator&lt;/td&gt;&lt;td&gt;n/a&lt;/td&gt;&lt;/tr&gt;&lt;tr&gt;&lt;td rowspan=5 valign=top&gt;Web Services&lt;/td&gt;&lt;td&gt;Java&lt;/td&gt;&lt;td&gt;XML-RPC&lt;/td&gt;&lt;td&gt;XML-RPC Generator&lt;/td&gt;&lt;td&gt;n/a?&lt;/td&gt;&lt;/tr&gt;&lt;tr&gt;&lt;td rowspan=4 valign=top&gt;Java&lt;/td&gt;&lt;td&gt;SOAP&lt;/td&gt;&lt;td&gt;SOAP Generator&lt;/td&gt;&lt;td&gt;Java Web Service from WSDL&lt;/td&gt;&lt;/tr&gt;&lt;tr&gt;&lt;td&gt;PL/SQL&lt;/td&gt;&lt;td&gt;n/a&lt;/td&gt;&lt;td&gt;PL/SQL Web Service&lt;/td&gt;&lt;/tr&gt;</text:p>
          </table:table-cell>
        </table:table-row>
        <table:table-row table:style-name="ro1">
          <table:table-cell table:number-columns-repeated="4"/>
          <table:table-cell office:value-type="string">
            <text:p>JMS</text:p>
          </table:table-cell>
          <table:table-cell office:value-type="string">
            <text:p>n/a</text:p>
          </table:table-cell>
          <table:table-cell office:value-type="string">
            <text:p>JMS Web Service</text:p>
          </table:table-cell>
          <table:table-cell/>
          <table:table-cell table:formula="oooc:=&quot;&lt;tr&gt;&quot;&amp;IF([.A27]=&quot;&quot;;&quot;&quot;;&quot;&lt;td&quot;&amp;IF([.B27]&gt;0;&quot; rowspan=&quot;&amp;[.B27]&amp;&quot; valign=top&gt;&quot;;&quot;&gt;&quot;)&amp;[.A27]&amp;&quot;&lt;/td&gt;&quot;)&amp;IF([.C27]=&quot;&quot;;&quot;&quot;;&quot;&lt;td&quot;&amp;IF([.D27]&gt;0;&quot; rowspan=&quot;&amp;[.D27]&amp;&quot; valign=top&gt;&quot;;&quot;&gt;&quot;)&amp;[.C27]&amp;&quot;&lt;/td&gt;&quot;)&amp;&quot;&lt;td&gt;&quot;&amp;[.E27]&amp;&quot;&lt;/td&gt;&lt;td&gt;&quot;&amp;[.F27]&amp;&quot;&lt;/td&gt;&lt;td&gt;&quot;&amp;[.G27]&amp;&quot;&lt;/td&gt;&lt;/tr&gt;&quot;" office:value-type="string" office:string-value="&lt;tr&gt;&lt;td&gt;JMS&lt;/td&gt;&lt;td&gt;n/a&lt;/td&gt;&lt;td&gt;JMS Web Service&lt;/td&gt;&lt;/tr&gt;">
            <text:p>&lt;tr&gt;&lt;td&gt;JMS&lt;/td&gt;&lt;td&gt;n/a&lt;/td&gt;&lt;td&gt;JMS Web Service&lt;/td&gt;&lt;/tr&gt;</text:p>
          </table:table-cell>
          <table:table-cell table:formula="oooc:=[.J26]&amp;[.I27]" office:value-type="string" office:string-value="&lt;table border=”1”&gt;&lt;tr&gt;&lt;td&gt;&lt;strong&gt;Class&lt;/strong&gt;&lt;/td&gt;&lt;td&gt;&lt;strong&gt;Platform&lt;/strong&gt;&lt;/td&gt;&lt;td&gt;&lt;strong&gt;Technology&lt;/strong&gt;&lt;/td&gt;&lt;td&gt;&lt;strong&gt;Herrington&lt;/strong&gt;&lt;/td&gt;&lt;td&gt;&lt;strong&gt;JDeveloper&lt;/strong&gt;&lt;/td&gt;&lt;/tr&gt;&lt;tr&gt;&lt;td rowspan=7 valign=top&gt;Database Access&lt;/td&gt;&lt;td rowspan=2 valign=top&gt;MS&lt;/td&gt;&lt;td&gt;ASP&lt;/td&gt;&lt;td&gt;ASP Generator&lt;/td&gt;&lt;td&gt;n/a&lt;/td&gt;&lt;/tr&gt;&lt;tr&gt;&lt;td&gt;ASP.NET&lt;/td&gt;&lt;td&gt;ASP.NET Generator&lt;/td&gt;&lt;td&gt;n/a&lt;/td&gt;&lt;/tr&gt;&lt;tr&gt;&lt;td rowspan=3 valign=top&gt;Java&lt;/td&gt;&lt;td&gt;EJB&lt;/td&gt;&lt;td&gt;EJB Generator&lt;/td&gt;&lt;td&gt;EJB Entities from Tables&lt;/td&gt;&lt;/tr&gt;&lt;tr&gt;&lt;td&gt;JDBC&lt;/td&gt;&lt;td&gt;JDBC Generator&lt;/td&gt;&lt;td&gt;ADF Business Components&lt;/td&gt;&lt;/tr&gt;&lt;tr&gt;&lt;td&gt;JDBC&lt;/td&gt;&lt;td&gt;n/a&lt;/td&gt;&lt;td&gt;Toplink O-R Mapping&lt;/td&gt;&lt;/tr&gt;&lt;tr&gt;&lt;td&gt;PHP&lt;/td&gt;&lt;td&gt;PHP&lt;/td&gt;&lt;td&gt;PHP Generator&lt;/td&gt;&lt;td&gt;n/a&lt;/td&gt;&lt;/tr&gt;&lt;tr&gt;&lt;td&gt;Perl&lt;/td&gt;&lt;td&gt;DBI&lt;/td&gt;&lt;td&gt;Perl DBI Generator&lt;/td&gt;&lt;td&gt;n/a&lt;/td&gt;&lt;/tr&gt;&lt;tr&gt;&lt;td rowspan=3 valign=top&gt;User Interface&lt;/td&gt;&lt;td rowspan=2 valign=top&gt;Java&lt;/td&gt;&lt;td&gt;JSP&lt;/td&gt;&lt;td&gt;JSP Generator&lt;/td&gt;&lt;td&gt;JSP/struts/JSF wizards&lt;/td&gt;&lt;/tr&gt;&lt;tr&gt;&lt;td&gt;Swing&lt;/td&gt;&lt;td&gt;Swing Generator&lt;/td&gt;&lt;td&gt;Swing wizards; ADF Swing wizards&lt;/td&gt;&lt;/tr&gt;&lt;tr&gt;&lt;td&gt;MS&lt;/td&gt;&lt;td&gt;MFC&lt;/td&gt;&lt;td&gt;MFC Generator&lt;/td&gt;&lt;td&gt;n/a&lt;/td&gt;&lt;/tr&gt;&lt;tr&gt;&lt;td rowspan=2 valign=top&gt;Documentation&lt;/td&gt;&lt;td&gt;SQL&lt;/td&gt;&lt;td&gt;SQL&lt;/td&gt;&lt;td&gt;SQL Documentation Generator&lt;/td&gt;&lt;td&gt;n/a&lt;/td&gt;&lt;/tr&gt;&lt;tr&gt;&lt;td&gt;Java&lt;/td&gt;&lt;td&gt;Java&lt;/td&gt;&lt;td&gt;JavaDoc&lt;/td&gt;&lt;td&gt;JavaDoc&lt;/td&gt;&lt;/tr&gt;&lt;tr&gt;&lt;td rowspan=4 valign=top&gt;Unit Tests&lt;/td&gt;&lt;td rowspan=2 valign=top&gt;C&lt;/td&gt;&lt;td&gt;Tests&lt;/td&gt;&lt;td&gt;Augmented C Unit Test Generator&lt;/td&gt;&lt;td&gt;n/a&lt;/td&gt;&lt;/tr&gt;&lt;tr&gt;&lt;td&gt;Ordered Tests&lt;/td&gt;&lt;td&gt;Ordered Test Generator&lt;/td&gt;&lt;td&gt;n/a&lt;/td&gt;&lt;/tr&gt;&lt;tr&gt;&lt;td&gt;Test Data&lt;/td&gt;&lt;td&gt;n/a&lt;/td&gt;&lt;td&gt;Test data generator&lt;/td&gt;&lt;td&gt;n/a&lt;/td&gt;&lt;/tr&gt;&lt;tr&gt;&lt;td&gt;Test Robots&lt;/td&gt;&lt;td&gt;n/a&lt;/td&gt;&lt;td&gt;Test robot generator&lt;/td&gt;&lt;td&gt;n/a&lt;/td&gt;&lt;/tr&gt;&lt;tr&gt;&lt;td rowspan=3 valign=top&gt;File Formats&lt;/td&gt;&lt;td&gt;Java&lt;/td&gt;&lt;td&gt;CSV&lt;/td&gt;&lt;td&gt;CSV file Reading Java Generator&lt;/td&gt;&lt;td&gt;File Adapter&lt;/td&gt;&lt;/tr&gt;&lt;tr&gt;&lt;td&gt;Java&lt;/td&gt;&lt;td&gt;Data Adapter&lt;/td&gt;&lt;td&gt;Data Adapter Generator&lt;/td&gt;&lt;td&gt;(arguably) File Adapter; Toplink&lt;/td&gt;&lt;/tr&gt;&lt;tr&gt;&lt;td&gt;Java&lt;/td&gt;&lt;td&gt;Binary&lt;/td&gt;&lt;td&gt;Binary File Reader Generator&lt;/td&gt;&lt;td&gt;n/a&lt;/td&gt;&lt;/tr&gt;&lt;tr&gt;&lt;td rowspan=5 valign=top&gt;Web Services&lt;/td&gt;&lt;td&gt;Java&lt;/td&gt;&lt;td&gt;XML-RPC&lt;/td&gt;&lt;td&gt;XML-RPC Generator&lt;/td&gt;&lt;td&gt;n/a?&lt;/td&gt;&lt;/tr&gt;&lt;tr&gt;&lt;td rowspan=4 valign=top&gt;Java&lt;/td&gt;&lt;td&gt;SOAP&lt;/td&gt;&lt;td&gt;SOAP Generator&lt;/td&gt;&lt;td&gt;Java Web Service from WSDL&lt;/td&gt;&lt;/tr&gt;&lt;tr&gt;&lt;td&gt;PL/SQL&lt;/td&gt;&lt;td&gt;n/a&lt;/td&gt;&lt;td&gt;PL/SQL Web Service&lt;/td&gt;&lt;/tr&gt;&lt;tr&gt;&lt;td&gt;JMS&lt;/td&gt;&lt;td&gt;n/a&lt;/td&gt;&lt;td&gt;JMS Web Service&lt;/td&gt;&lt;/tr&gt;">
            <text:p>&lt;table border=”1”&gt;&lt;tr&gt;&lt;td&gt;&lt;strong&gt;Class&lt;/strong&gt;&lt;/td&gt;&lt;td&gt;&lt;strong&gt;Platform&lt;/strong&gt;&lt;/td&gt;&lt;td&gt;&lt;strong&gt;Technology&lt;/strong&gt;&lt;/td&gt;&lt;td&gt;&lt;strong&gt;Herrington&lt;/strong&gt;&lt;/td&gt;&lt;td&gt;&lt;strong&gt;JDeveloper&lt;/strong&gt;&lt;/td&gt;&lt;/tr&gt;&lt;tr&gt;&lt;td rowspan=7 valign=top&gt;Database Access&lt;/td&gt;&lt;td rowspan=2 valign=top&gt;MS&lt;/td&gt;&lt;td&gt;ASP&lt;/td&gt;&lt;td&gt;ASP Generator&lt;/td&gt;&lt;td&gt;n/a&lt;/td&gt;&lt;/tr&gt;&lt;tr&gt;&lt;td&gt;ASP.NET&lt;/td&gt;&lt;td&gt;ASP.NET Generator&lt;/td&gt;&lt;td&gt;n/a&lt;/td&gt;&lt;/tr&gt;&lt;tr&gt;&lt;td rowspan=3 valign=top&gt;Java&lt;/td&gt;&lt;td&gt;EJB&lt;/td&gt;&lt;td&gt;EJB Generator&lt;/td&gt;&lt;td&gt;EJB Entities from Tables&lt;/td&gt;&lt;/tr&gt;&lt;tr&gt;&lt;td&gt;JDBC&lt;/td&gt;&lt;td&gt;JDBC Generator&lt;/td&gt;&lt;td&gt;ADF Business Components&lt;/td&gt;&lt;/tr&gt;&lt;tr&gt;&lt;td&gt;JDBC&lt;/td&gt;&lt;td&gt;n/a&lt;/td&gt;&lt;td&gt;Toplink O-R Mapping&lt;/td&gt;&lt;/tr&gt;&lt;tr&gt;&lt;td&gt;PHP&lt;/td&gt;&lt;td&gt;PHP&lt;/td&gt;&lt;td&gt;PHP Generator&lt;/td&gt;&lt;td&gt;n/a&lt;/td&gt;&lt;/tr&gt;&lt;tr&gt;&lt;td&gt;Perl&lt;/td&gt;&lt;td&gt;DBI&lt;/td&gt;&lt;td&gt;Perl DBI Generator&lt;/td&gt;&lt;td&gt;n/a&lt;/td&gt;&lt;/tr&gt;&lt;tr&gt;&lt;td rowspan=3 valign=top&gt;User Interface&lt;/td&gt;&lt;td rowspan=2 valign=top&gt;Java&lt;/td&gt;&lt;td&gt;JSP&lt;/td&gt;&lt;td&gt;JSP Generator&lt;/td&gt;&lt;td&gt;JSP/struts/JSF wizards&lt;/td&gt;&lt;/tr&gt;&lt;tr&gt;&lt;td&gt;Swing&lt;/td&gt;&lt;td&gt;Swing Generator&lt;/td&gt;&lt;td&gt;Swing wizards; ADF Swing wizards&lt;/td&gt;&lt;/tr&gt;&lt;tr&gt;&lt;td&gt;MS&lt;/td&gt;&lt;td&gt;MFC&lt;/td&gt;&lt;td&gt;MFC Generator&lt;/td&gt;&lt;td&gt;n/a&lt;/td&gt;&lt;/tr&gt;&lt;tr&gt;&lt;td rowspan=2 valign=top&gt;Documentation&lt;/td&gt;&lt;td&gt;SQL&lt;/td&gt;&lt;td&gt;SQL&lt;/td&gt;&lt;td&gt;SQL Documentation Generator&lt;/td&gt;&lt;td&gt;n/a&lt;/td&gt;&lt;/tr&gt;&lt;tr&gt;&lt;td&gt;Java&lt;/td&gt;&lt;td&gt;Java&lt;/td&gt;&lt;td&gt;JavaDoc&lt;/td&gt;&lt;td&gt;JavaDoc&lt;/td&gt;&lt;/tr&gt;&lt;tr&gt;&lt;td rowspan=4 valign=top&gt;Unit Tests&lt;/td&gt;&lt;td rowspan=2 valign=top&gt;C&lt;/td&gt;&lt;td&gt;Tests&lt;/td&gt;&lt;td&gt;Augmented C Unit Test Generator&lt;/td&gt;&lt;td&gt;n/a&lt;/td&gt;&lt;/tr&gt;&lt;tr&gt;&lt;td&gt;Ordered Tests&lt;/td&gt;&lt;td&gt;Ordered Test Generator&lt;/td&gt;&lt;td&gt;n/a&lt;/td&gt;&lt;/tr&gt;&lt;tr&gt;&lt;td&gt;Test Data&lt;/td&gt;&lt;td&gt;n/a&lt;/td&gt;&lt;td&gt;Test data generator&lt;/td&gt;&lt;td&gt;n/a&lt;/td&gt;&lt;/tr&gt;&lt;tr&gt;&lt;td&gt;Test Robots&lt;/td&gt;&lt;td&gt;n/a&lt;/td&gt;&lt;td&gt;Test robot generator&lt;/td&gt;&lt;td&gt;n/a&lt;/td&gt;&lt;/tr&gt;&lt;tr&gt;&lt;td rowspan=3 valign=top&gt;File Formats&lt;/td&gt;&lt;td&gt;Java&lt;/td&gt;&lt;td&gt;CSV&lt;/td&gt;&lt;td&gt;CSV file Reading Java Generator&lt;/td&gt;&lt;td&gt;File Adapter&lt;/td&gt;&lt;/tr&gt;&lt;tr&gt;&lt;td&gt;Java&lt;/td&gt;&lt;td&gt;Data Adapter&lt;/td&gt;&lt;td&gt;Data Adapter Generator&lt;/td&gt;&lt;td&gt;(arguably) File Adapter; Toplink&lt;/td&gt;&lt;/tr&gt;&lt;tr&gt;&lt;td&gt;Java&lt;/td&gt;&lt;td&gt;Binary&lt;/td&gt;&lt;td&gt;Binary File Reader Generator&lt;/td&gt;&lt;td&gt;n/a&lt;/td&gt;&lt;/tr&gt;&lt;tr&gt;&lt;td rowspan=5 valign=top&gt;Web Services&lt;/td&gt;&lt;td&gt;Java&lt;/td&gt;&lt;td&gt;XML-RPC&lt;/td&gt;&lt;td&gt;XML-RPC Generator&lt;/td&gt;&lt;td&gt;n/a?&lt;/td&gt;&lt;/tr&gt;&lt;tr&gt;&lt;td rowspan=4 valign=top&gt;Java&lt;/td&gt;&lt;td&gt;SOAP&lt;/td&gt;&lt;td&gt;SOAP Generator&lt;/td&gt;&lt;td&gt;Java Web Service from WSDL&lt;/td&gt;&lt;/tr&gt;&lt;tr&gt;&lt;td&gt;PL/SQL&lt;/td&gt;&lt;td&gt;n/a&lt;/td&gt;&lt;td&gt;PL/SQL Web Service&lt;/td&gt;&lt;/tr&gt;&lt;tr&gt;&lt;td&gt;JMS&lt;/td&gt;&lt;td&gt;n/a&lt;/td&gt;&lt;td&gt;JMS Web Service&lt;/td&gt;&lt;/tr&gt;</text:p>
          </table:table-cell>
        </table:table-row>
        <table:table-row table:style-name="ro1">
          <table:table-cell table:number-columns-repeated="4"/>
          <table:table-cell office:value-type="string">
            <text:p>Various</text:p>
          </table:table-cell>
          <table:table-cell office:value-type="string">
            <text:p>n/a</text:p>
          </table:table-cell>
          <table:table-cell office:value-type="string">
            <text:p>Technology Adapters</text:p>
          </table:table-cell>
          <table:table-cell/>
          <table:table-cell table:formula="oooc:=&quot;&lt;tr&gt;&quot;&amp;IF([.A28]=&quot;&quot;;&quot;&quot;;&quot;&lt;td&quot;&amp;IF([.B28]&gt;0;&quot; rowspan=&quot;&amp;[.B28]&amp;&quot; valign=top&gt;&quot;;&quot;&gt;&quot;)&amp;[.A28]&amp;&quot;&lt;/td&gt;&quot;)&amp;IF([.C28]=&quot;&quot;;&quot;&quot;;&quot;&lt;td&quot;&amp;IF([.D28]&gt;0;&quot; rowspan=&quot;&amp;[.D28]&amp;&quot; valign=top&gt;&quot;;&quot;&gt;&quot;)&amp;[.C28]&amp;&quot;&lt;/td&gt;&quot;)&amp;&quot;&lt;td&gt;&quot;&amp;[.E28]&amp;&quot;&lt;/td&gt;&lt;td&gt;&quot;&amp;[.F28]&amp;&quot;&lt;/td&gt;&lt;td&gt;&quot;&amp;[.G28]&amp;&quot;&lt;/td&gt;&lt;/tr&gt;&quot;" office:value-type="string" office:string-value="&lt;tr&gt;&lt;td&gt;Various&lt;/td&gt;&lt;td&gt;n/a&lt;/td&gt;&lt;td&gt;Technology Adapters&lt;/td&gt;&lt;/tr&gt;">
            <text:p>&lt;tr&gt;&lt;td&gt;Various&lt;/td&gt;&lt;td&gt;n/a&lt;/td&gt;&lt;td&gt;Technology Adapters&lt;/td&gt;&lt;/tr&gt;</text:p>
          </table:table-cell>
          <table:table-cell table:formula="oooc:=[.J27]&amp;[.I28]" office:value-type="string" office:string-value="&lt;table border=”1”&gt;&lt;tr&gt;&lt;td&gt;&lt;strong&gt;Class&lt;/strong&gt;&lt;/td&gt;&lt;td&gt;&lt;strong&gt;Platform&lt;/strong&gt;&lt;/td&gt;&lt;td&gt;&lt;strong&gt;Technology&lt;/strong&gt;&lt;/td&gt;&lt;td&gt;&lt;strong&gt;Herrington&lt;/strong&gt;&lt;/td&gt;&lt;td&gt;&lt;strong&gt;JDeveloper&lt;/strong&gt;&lt;/td&gt;&lt;/tr&gt;&lt;tr&gt;&lt;td rowspan=7 valign=top&gt;Database Access&lt;/td&gt;&lt;td rowspan=2 valign=top&gt;MS&lt;/td&gt;&lt;td&gt;ASP&lt;/td&gt;&lt;td&gt;ASP Generator&lt;/td&gt;&lt;td&gt;n/a&lt;/td&gt;&lt;/tr&gt;&lt;tr&gt;&lt;td&gt;ASP.NET&lt;/td&gt;&lt;td&gt;ASP.NET Generator&lt;/td&gt;&lt;td&gt;n/a&lt;/td&gt;&lt;/tr&gt;&lt;tr&gt;&lt;td rowspan=3 valign=top&gt;Java&lt;/td&gt;&lt;td&gt;EJB&lt;/td&gt;&lt;td&gt;EJB Generator&lt;/td&gt;&lt;td&gt;EJB Entities from Tables&lt;/td&gt;&lt;/tr&gt;&lt;tr&gt;&lt;td&gt;JDBC&lt;/td&gt;&lt;td&gt;JDBC Generator&lt;/td&gt;&lt;td&gt;ADF Business Components&lt;/td&gt;&lt;/tr&gt;&lt;tr&gt;&lt;td&gt;JDBC&lt;/td&gt;&lt;td&gt;n/a&lt;/td&gt;&lt;td&gt;Toplink O-R Mapping&lt;/td&gt;&lt;/tr&gt;&lt;tr&gt;&lt;td&gt;PHP&lt;/td&gt;&lt;td&gt;PHP&lt;/td&gt;&lt;td&gt;PHP Generator&lt;/td&gt;&lt;td&gt;n/a&lt;/td&gt;&lt;/tr&gt;&lt;tr&gt;&lt;td&gt;Perl&lt;/td&gt;&lt;td&gt;DBI&lt;/td&gt;&lt;td&gt;Perl DBI Generator&lt;/td&gt;&lt;td&gt;n/a&lt;/td&gt;&lt;/tr&gt;&lt;tr&gt;&lt;td rowspan=3 valign=top&gt;User Interface&lt;/td&gt;&lt;td rowspan=2 valign=top&gt;Java&lt;/td&gt;&lt;td&gt;JSP&lt;/td&gt;&lt;td&gt;JSP Generator&lt;/td&gt;&lt;td&gt;JSP/struts/JSF wizards&lt;/td&gt;&lt;/tr&gt;&lt;tr&gt;&lt;td&gt;Swing&lt;/td&gt;&lt;td&gt;Swing Generator&lt;/td&gt;&lt;td&gt;Swing wizards; ADF Swing wizards&lt;/td&gt;&lt;/tr&gt;&lt;tr&gt;&lt;td&gt;MS&lt;/td&gt;&lt;td&gt;MFC&lt;/td&gt;&lt;td&gt;MFC Generator&lt;/td&gt;&lt;td&gt;n/a&lt;/td&gt;&lt;/tr&gt;&lt;tr&gt;&lt;td rowspan=2 valign=top&gt;Documentation&lt;/td&gt;&lt;td&gt;SQL&lt;/td&gt;&lt;td&gt;SQL&lt;/td&gt;&lt;td&gt;SQL Documentation Generator&lt;/td&gt;&lt;td&gt;n/a&lt;/td&gt;&lt;/tr&gt;&lt;tr&gt;&lt;td&gt;Java&lt;/td&gt;&lt;td&gt;Java&lt;/td&gt;&lt;td&gt;JavaDoc&lt;/td&gt;&lt;td&gt;JavaDoc&lt;/td&gt;&lt;/tr&gt;&lt;tr&gt;&lt;td rowspan=4 valign=top&gt;Unit Tests&lt;/td&gt;&lt;td rowspan=2 valign=top&gt;C&lt;/td&gt;&lt;td&gt;Tests&lt;/td&gt;&lt;td&gt;Augmented C Unit Test Generator&lt;/td&gt;&lt;td&gt;n/a&lt;/td&gt;&lt;/tr&gt;&lt;tr&gt;&lt;td&gt;Ordered Tests&lt;/td&gt;&lt;td&gt;Ordered Test Generator&lt;/td&gt;&lt;td&gt;n/a&lt;/td&gt;&lt;/tr&gt;&lt;tr&gt;&lt;td&gt;Test Data&lt;/td&gt;&lt;td&gt;n/a&lt;/td&gt;&lt;td&gt;Test data generator&lt;/td&gt;&lt;td&gt;n/a&lt;/td&gt;&lt;/tr&gt;&lt;tr&gt;&lt;td&gt;Test Robots&lt;/td&gt;&lt;td&gt;n/a&lt;/td&gt;&lt;td&gt;Test robot generator&lt;/td&gt;&lt;td&gt;n/a&lt;/td&gt;&lt;/tr&gt;&lt;tr&gt;&lt;td rowspan=3 valign=top&gt;File Formats&lt;/td&gt;&lt;td&gt;Java&lt;/td&gt;&lt;td&gt;CSV&lt;/td&gt;&lt;td&gt;CSV file Reading Java Generator&lt;/td&gt;&lt;td&gt;File Adapter&lt;/td&gt;&lt;/tr&gt;&lt;tr&gt;&lt;td&gt;Java&lt;/td&gt;&lt;td&gt;Data Adapter&lt;/td&gt;&lt;td&gt;Data Adapter Generator&lt;/td&gt;&lt;td&gt;(arguably) File Adapter; Toplink&lt;/td&gt;&lt;/tr&gt;&lt;tr&gt;&lt;td&gt;Java&lt;/td&gt;&lt;td&gt;Binary&lt;/td&gt;&lt;td&gt;Binary File Reader Generator&lt;/td&gt;&lt;td&gt;n/a&lt;/td&gt;&lt;/tr&gt;&lt;tr&gt;&lt;td rowspan=5 valign=top&gt;Web Services&lt;/td&gt;&lt;td&gt;Java&lt;/td&gt;&lt;td&gt;XML-RPC&lt;/td&gt;&lt;td&gt;XML-RPC Generator&lt;/td&gt;&lt;td&gt;n/a?&lt;/td&gt;&lt;/tr&gt;&lt;tr&gt;&lt;td rowspan=4 valign=top&gt;Java&lt;/td&gt;&lt;td&gt;SOAP&lt;/td&gt;&lt;td&gt;SOAP Generator&lt;/td&gt;&lt;td&gt;Java Web Service from WSDL&lt;/td&gt;&lt;/tr&gt;&lt;tr&gt;&lt;td&gt;PL/SQL&lt;/td&gt;&lt;td&gt;n/a&lt;/td&gt;&lt;td&gt;PL/SQL Web Service&lt;/td&gt;&lt;/tr&gt;&lt;tr&gt;&lt;td&gt;JMS&lt;/td&gt;&lt;td&gt;n/a&lt;/td&gt;&lt;td&gt;JMS Web Service&lt;/td&gt;&lt;/tr&gt;&lt;tr&gt;&lt;td&gt;Various&lt;/td&gt;&lt;td&gt;n/a&lt;/td&gt;&lt;td&gt;Technology Adapters&lt;/td&gt;&lt;/tr&gt;">
            <text:p>&lt;table border=”1”&gt;&lt;tr&gt;&lt;td&gt;&lt;strong&gt;Class&lt;/strong&gt;&lt;/td&gt;&lt;td&gt;&lt;strong&gt;Platform&lt;/strong&gt;&lt;/td&gt;&lt;td&gt;&lt;strong&gt;Technology&lt;/strong&gt;&lt;/td&gt;&lt;td&gt;&lt;strong&gt;Herrington&lt;/strong&gt;&lt;/td&gt;&lt;td&gt;&lt;strong&gt;JDeveloper&lt;/strong&gt;&lt;/td&gt;&lt;/tr&gt;&lt;tr&gt;&lt;td rowspan=7 valign=top&gt;Database Access&lt;/td&gt;&lt;td rowspan=2 valign=top&gt;MS&lt;/td&gt;&lt;td&gt;ASP&lt;/td&gt;&lt;td&gt;ASP Generator&lt;/td&gt;&lt;td&gt;n/a&lt;/td&gt;&lt;/tr&gt;&lt;tr&gt;&lt;td&gt;ASP.NET&lt;/td&gt;&lt;td&gt;ASP.NET Generator&lt;/td&gt;&lt;td&gt;n/a&lt;/td&gt;&lt;/tr&gt;&lt;tr&gt;&lt;td rowspan=3 valign=top&gt;Java&lt;/td&gt;&lt;td&gt;EJB&lt;/td&gt;&lt;td&gt;EJB Generator&lt;/td&gt;&lt;td&gt;EJB Entities from Tables&lt;/td&gt;&lt;/tr&gt;&lt;tr&gt;&lt;td&gt;JDBC&lt;/td&gt;&lt;td&gt;JDBC Generator&lt;/td&gt;&lt;td&gt;ADF Business Components&lt;/td&gt;&lt;/tr&gt;&lt;tr&gt;&lt;td&gt;JDBC&lt;/td&gt;&lt;td&gt;n/a&lt;/td&gt;&lt;td&gt;Toplink O-R Mapping&lt;/td&gt;&lt;/tr&gt;&lt;tr&gt;&lt;td&gt;PHP&lt;/td&gt;&lt;td&gt;PHP&lt;/td&gt;&lt;td&gt;PHP Generator&lt;/td&gt;&lt;td&gt;n/a&lt;/td&gt;&lt;/tr&gt;&lt;tr&gt;&lt;td&gt;Perl&lt;/td&gt;&lt;td&gt;DBI&lt;/td&gt;&lt;td&gt;Perl DBI Generator&lt;/td&gt;&lt;td&gt;n/a&lt;/td&gt;&lt;/tr&gt;&lt;tr&gt;&lt;td rowspan=3 valign=top&gt;User Interface&lt;/td&gt;&lt;td rowspan=2 valign=top&gt;Java&lt;/td&gt;&lt;td&gt;JSP&lt;/td&gt;&lt;td&gt;JSP Generator&lt;/td&gt;&lt;td&gt;JSP/struts/JSF wizards&lt;/td&gt;&lt;/tr&gt;&lt;tr&gt;&lt;td&gt;Swing&lt;/td&gt;&lt;td&gt;Swing Generator&lt;/td&gt;&lt;td&gt;Swing wizards; ADF Swing wizards&lt;/td&gt;&lt;/tr&gt;&lt;tr&gt;&lt;td&gt;MS&lt;/td&gt;&lt;td&gt;MFC&lt;/td&gt;&lt;td&gt;MFC Generator&lt;/td&gt;&lt;td&gt;n/a&lt;/td&gt;&lt;/tr&gt;&lt;tr&gt;&lt;td rowspan=2 valign=top&gt;Documentation&lt;/td&gt;&lt;td&gt;SQL&lt;/td&gt;&lt;td&gt;SQL&lt;/td&gt;&lt;td&gt;SQL Documentation Generator&lt;/td&gt;&lt;td&gt;n/a&lt;/td&gt;&lt;/tr&gt;&lt;tr&gt;&lt;td&gt;Java&lt;/td&gt;&lt;td&gt;Java&lt;/td&gt;&lt;td&gt;JavaDoc&lt;/td&gt;&lt;td&gt;JavaDoc&lt;/td&gt;&lt;/tr&gt;&lt;tr&gt;&lt;td rowspan=4 valign=top&gt;Unit Tests&lt;/td&gt;&lt;td rowspan=2 valign=top&gt;C&lt;/td&gt;&lt;td&gt;Tests&lt;/td&gt;&lt;td&gt;Augmented C Unit Test Generator&lt;/td&gt;&lt;td&gt;n/a&lt;/td&gt;&lt;/tr&gt;&lt;tr&gt;&lt;td&gt;Ordered Tests&lt;/td&gt;&lt;td&gt;Ordered Test Generator&lt;/td&gt;&lt;td&gt;n/a&lt;/td&gt;&lt;/tr&gt;&lt;tr&gt;&lt;td&gt;Test Data&lt;/td&gt;&lt;td&gt;n/a&lt;/td&gt;&lt;td&gt;Test data generator&lt;/td&gt;&lt;td&gt;n/a&lt;/td&gt;&lt;/tr&gt;&lt;tr&gt;&lt;td&gt;Test Robots&lt;/td&gt;&lt;td&gt;n/a&lt;/td&gt;&lt;td&gt;Test robot generator&lt;/td&gt;&lt;td&gt;n/a&lt;/td&gt;&lt;/tr&gt;&lt;tr&gt;&lt;td rowspan=3 valign=top&gt;File Formats&lt;/td&gt;&lt;td&gt;Java&lt;/td&gt;&lt;td&gt;CSV&lt;/td&gt;&lt;td&gt;CSV file Reading Java Generator&lt;/td&gt;&lt;td&gt;File Adapter&lt;/td&gt;&lt;/tr&gt;&lt;tr&gt;&lt;td&gt;Java&lt;/td&gt;&lt;td&gt;Data Adapter&lt;/td&gt;&lt;td&gt;Data Adapter Generator&lt;/td&gt;&lt;td&gt;(arguably) File Adapter; Toplink&lt;/td&gt;&lt;/tr&gt;&lt;tr&gt;&lt;td&gt;Java&lt;/td&gt;&lt;td&gt;Binary&lt;/td&gt;&lt;td&gt;Binary File Reader Generator&lt;/td&gt;&lt;td&gt;n/a&lt;/td&gt;&lt;/tr&gt;&lt;tr&gt;&lt;td rowspan=5 valign=top&gt;Web Services&lt;/td&gt;&lt;td&gt;Java&lt;/td&gt;&lt;td&gt;XML-RPC&lt;/td&gt;&lt;td&gt;XML-RPC Generator&lt;/td&gt;&lt;td&gt;n/a?&lt;/td&gt;&lt;/tr&gt;&lt;tr&gt;&lt;td rowspan=4 valign=top&gt;Java&lt;/td&gt;&lt;td&gt;SOAP&lt;/td&gt;&lt;td&gt;SOAP Generator&lt;/td&gt;&lt;td&gt;Java Web Service from WSDL&lt;/td&gt;&lt;/tr&gt;&lt;tr&gt;&lt;td&gt;PL/SQL&lt;/td&gt;&lt;td&gt;n/a&lt;/td&gt;&lt;td&gt;PL/SQL Web Service&lt;/td&gt;&lt;/tr&gt;&lt;tr&gt;&lt;td&gt;JMS&lt;/td&gt;&lt;td&gt;n/a&lt;/td&gt;&lt;td&gt;JMS Web Service&lt;/td&gt;&lt;/tr&gt;&lt;tr&gt;&lt;td&gt;Various&lt;/td&gt;&lt;td&gt;n/a&lt;/td&gt;&lt;td&gt;Technology Adapters&lt;/td&gt;&lt;/tr&gt;</text:p>
          </table:table-cell>
        </table:table-row>
        <table:table-row table:style-name="ro1">
          <table:table-cell office:value-type="string">
            <text:p>Business Logic</text:p>
          </table:table-cell>
          <table:table-cell office:value-type="float" office:value="2">
            <text:p>2</text:p>
          </table:table-cell>
          <table:table-cell office:value-type="string">
            <text:p>Java</text:p>
          </table:table-cell>
          <table:table-cell/>
          <table:table-cell office:value-type="string">
            <text:p>Math</text:p>
          </table:table-cell>
          <table:table-cell office:value-type="string">
            <text:p>Equation Generator</text:p>
          </table:table-cell>
          <table:table-cell office:value-type="string">
            <text:p>n/a</text:p>
          </table:table-cell>
          <table:table-cell/>
          <table:table-cell table:formula="oooc:=&quot;&lt;tr&gt;&quot;&amp;IF([.A29]=&quot;&quot;;&quot;&quot;;&quot;&lt;td&quot;&amp;IF([.B29]&gt;0;&quot; rowspan=&quot;&amp;[.B29]&amp;&quot; valign=top&gt;&quot;;&quot;&gt;&quot;)&amp;[.A29]&amp;&quot;&lt;/td&gt;&quot;)&amp;IF([.C29]=&quot;&quot;;&quot;&quot;;&quot;&lt;td&quot;&amp;IF([.D29]&gt;0;&quot; rowspan=&quot;&amp;[.D29]&amp;&quot; valign=top&gt;&quot;;&quot;&gt;&quot;)&amp;[.C29]&amp;&quot;&lt;/td&gt;&quot;)&amp;&quot;&lt;td&gt;&quot;&amp;[.E29]&amp;&quot;&lt;/td&gt;&lt;td&gt;&quot;&amp;[.F29]&amp;&quot;&lt;/td&gt;&lt;td&gt;&quot;&amp;[.G29]&amp;&quot;&lt;/td&gt;&lt;/tr&gt;&quot;" office:value-type="string" office:string-value="&lt;tr&gt;&lt;td rowspan=2 valign=top&gt;Business Logic&lt;/td&gt;&lt;td&gt;Java&lt;/td&gt;&lt;td&gt;Math&lt;/td&gt;&lt;td&gt;Equation Generator&lt;/td&gt;&lt;td&gt;n/a&lt;/td&gt;&lt;/tr&gt;">
            <text:p>&lt;tr&gt;&lt;td rowspan=2 valign=top&gt;Business Logic&lt;/td&gt;&lt;td&gt;Java&lt;/td&gt;&lt;td&gt;Math&lt;/td&gt;&lt;td&gt;Equation Generator&lt;/td&gt;&lt;td&gt;n/a&lt;/td&gt;&lt;/tr&gt;</text:p>
          </table:table-cell>
          <table:table-cell table:formula="oooc:=[.J28]&amp;[.I29]" office:value-type="string" office:string-value="&lt;table border=”1”&gt;&lt;tr&gt;&lt;td&gt;&lt;strong&gt;Class&lt;/strong&gt;&lt;/td&gt;&lt;td&gt;&lt;strong&gt;Platform&lt;/strong&gt;&lt;/td&gt;&lt;td&gt;&lt;strong&gt;Technology&lt;/strong&gt;&lt;/td&gt;&lt;td&gt;&lt;strong&gt;Herrington&lt;/strong&gt;&lt;/td&gt;&lt;td&gt;&lt;strong&gt;JDeveloper&lt;/strong&gt;&lt;/td&gt;&lt;/tr&gt;&lt;tr&gt;&lt;td rowspan=7 valign=top&gt;Database Access&lt;/td&gt;&lt;td rowspan=2 valign=top&gt;MS&lt;/td&gt;&lt;td&gt;ASP&lt;/td&gt;&lt;td&gt;ASP Generator&lt;/td&gt;&lt;td&gt;n/a&lt;/td&gt;&lt;/tr&gt;&lt;tr&gt;&lt;td&gt;ASP.NET&lt;/td&gt;&lt;td&gt;ASP.NET Generator&lt;/td&gt;&lt;td&gt;n/a&lt;/td&gt;&lt;/tr&gt;&lt;tr&gt;&lt;td rowspan=3 valign=top&gt;Java&lt;/td&gt;&lt;td&gt;EJB&lt;/td&gt;&lt;td&gt;EJB Generator&lt;/td&gt;&lt;td&gt;EJB Entities from Tables&lt;/td&gt;&lt;/tr&gt;&lt;tr&gt;&lt;td&gt;JDBC&lt;/td&gt;&lt;td&gt;JDBC Generator&lt;/td&gt;&lt;td&gt;ADF Business Components&lt;/td&gt;&lt;/tr&gt;&lt;tr&gt;&lt;td&gt;JDBC&lt;/td&gt;&lt;td&gt;n/a&lt;/td&gt;&lt;td&gt;Toplink O-R Mapping&lt;/td&gt;&lt;/tr&gt;&lt;tr&gt;&lt;td&gt;PHP&lt;/td&gt;&lt;td&gt;PHP&lt;/td&gt;&lt;td&gt;PHP Generator&lt;/td&gt;&lt;td&gt;n/a&lt;/td&gt;&lt;/tr&gt;&lt;tr&gt;&lt;td&gt;Perl&lt;/td&gt;&lt;td&gt;DBI&lt;/td&gt;&lt;td&gt;Perl DBI Generator&lt;/td&gt;&lt;td&gt;n/a&lt;/td&gt;&lt;/tr&gt;&lt;tr&gt;&lt;td rowspan=3 valign=top&gt;User Interface&lt;/td&gt;&lt;td rowspan=2 valign=top&gt;Java&lt;/td&gt;&lt;td&gt;JSP&lt;/td&gt;&lt;td&gt;JSP Generator&lt;/td&gt;&lt;td&gt;JSP/struts/JSF wizards&lt;/td&gt;&lt;/tr&gt;&lt;tr&gt;&lt;td&gt;Swing&lt;/td&gt;&lt;td&gt;Swing Generator&lt;/td&gt;&lt;td&gt;Swing wizards; ADF Swing wizards&lt;/td&gt;&lt;/tr&gt;&lt;tr&gt;&lt;td&gt;MS&lt;/td&gt;&lt;td&gt;MFC&lt;/td&gt;&lt;td&gt;MFC Generator&lt;/td&gt;&lt;td&gt;n/a&lt;/td&gt;&lt;/tr&gt;&lt;tr&gt;&lt;td rowspan=2 valign=top&gt;Documentation&lt;/td&gt;&lt;td&gt;SQL&lt;/td&gt;&lt;td&gt;SQL&lt;/td&gt;&lt;td&gt;SQL Documentation Generator&lt;/td&gt;&lt;td&gt;n/a&lt;/td&gt;&lt;/tr&gt;&lt;tr&gt;&lt;td&gt;Java&lt;/td&gt;&lt;td&gt;Java&lt;/td&gt;&lt;td&gt;JavaDoc&lt;/td&gt;&lt;td&gt;JavaDoc&lt;/td&gt;&lt;/tr&gt;&lt;tr&gt;&lt;td rowspan=4 valign=top&gt;Unit Tests&lt;/td&gt;&lt;td rowspan=2 valign=top&gt;C&lt;/td&gt;&lt;td&gt;Tests&lt;/td&gt;&lt;td&gt;Augmented C Unit Test Generator&lt;/td&gt;&lt;td&gt;n/a&lt;/td&gt;&lt;/tr&gt;&lt;tr&gt;&lt;td&gt;Ordered Tests&lt;/td&gt;&lt;td&gt;Ordered Test Generator&lt;/td&gt;&lt;td&gt;n/a&lt;/td&gt;&lt;/tr&gt;&lt;tr&gt;&lt;td&gt;Test Data&lt;/td&gt;&lt;td&gt;n/a&lt;/td&gt;&lt;td&gt;Test data generator&lt;/td&gt;&lt;td&gt;n/a&lt;/td&gt;&lt;/tr&gt;&lt;tr&gt;&lt;td&gt;Test Robots&lt;/td&gt;&lt;td&gt;n/a&lt;/td&gt;&lt;td&gt;Test robot generator&lt;/td&gt;&lt;td&gt;n/a&lt;/td&gt;&lt;/tr&gt;&lt;tr&gt;&lt;td rowspan=3 valign=top&gt;File Formats&lt;/td&gt;&lt;td&gt;Java&lt;/td&gt;&lt;td&gt;CSV&lt;/td&gt;&lt;td&gt;CSV file Reading Java Generator&lt;/td&gt;&lt;td&gt;File Adapter&lt;/td&gt;&lt;/tr&gt;&lt;tr&gt;&lt;td&gt;Java&lt;/td&gt;&lt;td&gt;Data Adapter&lt;/td&gt;&lt;td&gt;Data Adapter Generator&lt;/td&gt;&lt;td&gt;(arguably) File Adapter; Toplink&lt;/td&gt;&lt;/tr&gt;&lt;tr&gt;&lt;td&gt;Java&lt;/td&gt;&lt;td&gt;Binary&lt;/td&gt;&lt;td&gt;Binary File Reader Generator&lt;/td&gt;&lt;td&gt;n/a&lt;/td&gt;&lt;/tr&gt;&lt;tr&gt;&lt;td rowspan=5 valign=top&gt;Web Services&lt;/td&gt;&lt;td&gt;Java&lt;/td&gt;&lt;td&gt;XML-RPC&lt;/td&gt;&lt;td&gt;XML-RPC Generator&lt;/td&gt;&lt;td&gt;n/a?&lt;/td&gt;&lt;/tr&gt;&lt;tr&gt;&lt;td rowspan=4 valign=top&gt;Java&lt;/td&gt;&lt;td&gt;SOAP&lt;/td&gt;&lt;td&gt;SOAP Generator&lt;/td&gt;&lt;td&gt;Java Web Service from WSDL&lt;/td&gt;&lt;/tr&gt;&lt;tr&gt;&lt;td&gt;PL/SQL&lt;/td&gt;&lt;td&gt;n/a&lt;/td&gt;&lt;td&gt;PL/SQL Web Service&lt;/td&gt;&lt;/tr&gt;&lt;tr&gt;&lt;td&gt;JMS&lt;/td&gt;&lt;td&gt;n/a&lt;/td&gt;&lt;td&gt;JMS Web Service&lt;/td&gt;&lt;/tr&gt;&lt;tr&gt;&lt;td&gt;Various&lt;/td&gt;&lt;td&gt;n/a&lt;/td&gt;&lt;td&gt;Technology Adapters&lt;/td&gt;&lt;/tr&gt;&lt;tr&gt;&lt;td rowspan=2 valign=top&gt;Business Logic&lt;/td&gt;&lt;td&gt;Java&lt;/td&gt;&lt;td&gt;Math&lt;/td&gt;&lt;td&gt;Equation Generator&lt;/td&gt;&lt;td&gt;n/a&lt;/td&gt;&lt;/tr&gt;">
            <text:p>&lt;table border=”1”&gt;&lt;tr&gt;&lt;td&gt;&lt;strong&gt;Class&lt;/strong&gt;&lt;/td&gt;&lt;td&gt;&lt;strong&gt;Platform&lt;/strong&gt;&lt;/td&gt;&lt;td&gt;&lt;strong&gt;Technology&lt;/strong&gt;&lt;/td&gt;&lt;td&gt;&lt;strong&gt;Herrington&lt;/strong&gt;&lt;/td&gt;&lt;td&gt;&lt;strong&gt;JDeveloper&lt;/strong&gt;&lt;/td&gt;&lt;/tr&gt;&lt;tr&gt;&lt;td rowspan=7 valign=top&gt;Database Access&lt;/td&gt;&lt;td rowspan=2 valign=top&gt;MS&lt;/td&gt;&lt;td&gt;ASP&lt;/td&gt;&lt;td&gt;ASP Generator&lt;/td&gt;&lt;td&gt;n/a&lt;/td&gt;&lt;/tr&gt;&lt;tr&gt;&lt;td&gt;ASP.NET&lt;/td&gt;&lt;td&gt;ASP.NET Generator&lt;/td&gt;&lt;td&gt;n/a&lt;/td&gt;&lt;/tr&gt;&lt;tr&gt;&lt;td rowspan=3 valign=top&gt;Java&lt;/td&gt;&lt;td&gt;EJB&lt;/td&gt;&lt;td&gt;EJB Generator&lt;/td&gt;&lt;td&gt;EJB Entities from Tables&lt;/td&gt;&lt;/tr&gt;&lt;tr&gt;&lt;td&gt;JDBC&lt;/td&gt;&lt;td&gt;JDBC Generator&lt;/td&gt;&lt;td&gt;ADF Business Components&lt;/td&gt;&lt;/tr&gt;&lt;tr&gt;&lt;td&gt;JDBC&lt;/td&gt;&lt;td&gt;n/a&lt;/td&gt;&lt;td&gt;Toplink O-R Mapping&lt;/td&gt;&lt;/tr&gt;&lt;tr&gt;&lt;td&gt;PHP&lt;/td&gt;&lt;td&gt;PHP&lt;/td&gt;&lt;td&gt;PHP Generator&lt;/td&gt;&lt;td&gt;n/a&lt;/td&gt;&lt;/tr&gt;&lt;tr&gt;&lt;td&gt;Perl&lt;/td&gt;&lt;td&gt;DBI&lt;/td&gt;&lt;td&gt;Perl DBI Generator&lt;/td&gt;&lt;td&gt;n/a&lt;/td&gt;&lt;/tr&gt;&lt;tr&gt;&lt;td rowspan=3 valign=top&gt;User Interface&lt;/td&gt;&lt;td rowspan=2 valign=top&gt;Java&lt;/td&gt;&lt;td&gt;JSP&lt;/td&gt;&lt;td&gt;JSP Generator&lt;/td&gt;&lt;td&gt;JSP/struts/JSF wizards&lt;/td&gt;&lt;/tr&gt;&lt;tr&gt;&lt;td&gt;Swing&lt;/td&gt;&lt;td&gt;Swing Generator&lt;/td&gt;&lt;td&gt;Swing wizards; ADF Swing wizards&lt;/td&gt;&lt;/tr&gt;&lt;tr&gt;&lt;td&gt;MS&lt;/td&gt;&lt;td&gt;MFC&lt;/td&gt;&lt;td&gt;MFC Generator&lt;/td&gt;&lt;td&gt;n/a&lt;/td&gt;&lt;/tr&gt;&lt;tr&gt;&lt;td rowspan=2 valign=top&gt;Documentation&lt;/td&gt;&lt;td&gt;SQL&lt;/td&gt;&lt;td&gt;SQL&lt;/td&gt;&lt;td&gt;SQL Documentation Generator&lt;/td&gt;&lt;td&gt;n/a&lt;/td&gt;&lt;/tr&gt;&lt;tr&gt;&lt;td&gt;Java&lt;/td&gt;&lt;td&gt;Java&lt;/td&gt;&lt;td&gt;JavaDoc&lt;/td&gt;&lt;td&gt;JavaDoc&lt;/td&gt;&lt;/tr&gt;&lt;tr&gt;&lt;td rowspan=4 valign=top&gt;Unit Tests&lt;/td&gt;&lt;td rowspan=2 valign=top&gt;C&lt;/td&gt;&lt;td&gt;Tests&lt;/td&gt;&lt;td&gt;Augmented C Unit Test Generator&lt;/td&gt;&lt;td&gt;n/a&lt;/td&gt;&lt;/tr&gt;&lt;tr&gt;&lt;td&gt;Ordered Tests&lt;/td&gt;&lt;td&gt;Ordered Test Generator&lt;/td&gt;&lt;td&gt;n/a&lt;/td&gt;&lt;/tr&gt;&lt;tr&gt;&lt;td&gt;Test Data&lt;/td&gt;&lt;td&gt;n/a&lt;/td&gt;&lt;td&gt;Test data generator&lt;/td&gt;&lt;td&gt;n/a&lt;/td&gt;&lt;/tr&gt;&lt;tr&gt;&lt;td&gt;Test Robots&lt;/td&gt;&lt;td&gt;n/a&lt;/td&gt;&lt;td&gt;Test robot generator&lt;/td&gt;&lt;td&gt;n/a&lt;/td&gt;&lt;/tr&gt;&lt;tr&gt;&lt;td rowspan=3 valign=top&gt;File Formats&lt;/td&gt;&lt;td&gt;Java&lt;/td&gt;&lt;td&gt;CSV&lt;/td&gt;&lt;td&gt;CSV file Reading Java Generator&lt;/td&gt;&lt;td&gt;File Adapter&lt;/td&gt;&lt;/tr&gt;&lt;tr&gt;&lt;td&gt;Java&lt;/td&gt;&lt;td&gt;Data Adapter&lt;/td&gt;&lt;td&gt;Data Adapter Generator&lt;/td&gt;&lt;td&gt;(arguably) File Adapter; Toplink&lt;/td&gt;&lt;/tr&gt;&lt;tr&gt;&lt;td&gt;Java&lt;/td&gt;&lt;td&gt;Binary&lt;/td&gt;&lt;td&gt;Binary File Reader Generator&lt;/td&gt;&lt;td&gt;n/a&lt;/td&gt;&lt;/tr&gt;&lt;tr&gt;&lt;td rowspan=5 valign=top&gt;Web Services&lt;/td&gt;&lt;td&gt;Java&lt;/td&gt;&lt;td&gt;XML-RPC&lt;/td&gt;&lt;td&gt;XML-RPC Generator&lt;/td&gt;&lt;td&gt;n/a?&lt;/td&gt;&lt;/tr&gt;&lt;tr&gt;&lt;td rowspan=4 valign=top&gt;Java&lt;/td&gt;&lt;td&gt;SOAP&lt;/td&gt;&lt;td&gt;SOAP Generator&lt;/td&gt;&lt;td&gt;Java Web Service from WSDL&lt;/td&gt;&lt;/tr&gt;&lt;tr&gt;&lt;td&gt;PL/SQL&lt;/td&gt;&lt;td&gt;n/a&lt;/td&gt;&lt;td&gt;PL/SQL Web Service&lt;/td&gt;&lt;/tr&gt;&lt;tr&gt;&lt;td&gt;JMS&lt;/td&gt;&lt;td&gt;n/a&lt;/td&gt;&lt;td&gt;JMS Web Service&lt;/td&gt;&lt;/tr&gt;&lt;tr&gt;&lt;td&gt;Various&lt;/td&gt;&lt;td&gt;n/a&lt;/td&gt;&lt;td&gt;Technology Adapters&lt;/td&gt;&lt;/tr&gt;&lt;tr&gt;&lt;td rowspan=2 valign=top&gt;Business Logic&lt;/td&gt;&lt;td&gt;Java&lt;/td&gt;&lt;td&gt;Math&lt;/td&gt;&lt;td&gt;Equation Generator&lt;/td&gt;&lt;td&gt;n/a&lt;/td&gt;&lt;/tr&gt;</text:p>
          </table:table-cell>
        </table:table-row>
        <table:table-row table:style-name="ro1">
          <table:table-cell table:number-columns-repeated="2"/>
          <table:table-cell office:value-type="string">
            <text:p>Java</text:p>
          </table:table-cell>
          <table:table-cell/>
          <table:table-cell office:value-type="string">
            <text:p>Reports</text:p>
          </table:table-cell>
          <table:table-cell office:value-type="string">
            <text:p>Report Logic and Interface Generator</text:p>
          </table:table-cell>
          <table:table-cell office:value-type="string">
            <text:p>n/a</text:p>
          </table:table-cell>
          <table:table-cell/>
          <table:table-cell table:formula="oooc:=&quot;&lt;tr&gt;&quot;&amp;IF([.A30]=&quot;&quot;;&quot;&quot;;&quot;&lt;td&quot;&amp;IF([.B30]&gt;0;&quot; rowspan=&quot;&amp;[.B30]&amp;&quot; valign=top&gt;&quot;;&quot;&gt;&quot;)&amp;[.A30]&amp;&quot;&lt;/td&gt;&quot;)&amp;IF([.C30]=&quot;&quot;;&quot;&quot;;&quot;&lt;td&quot;&amp;IF([.D30]&gt;0;&quot; rowspan=&quot;&amp;[.D30]&amp;&quot; valign=top&gt;&quot;;&quot;&gt;&quot;)&amp;[.C30]&amp;&quot;&lt;/td&gt;&quot;)&amp;&quot;&lt;td&gt;&quot;&amp;[.E30]&amp;&quot;&lt;/td&gt;&lt;td&gt;&quot;&amp;[.F30]&amp;&quot;&lt;/td&gt;&lt;td&gt;&quot;&amp;[.G30]&amp;&quot;&lt;/td&gt;&lt;/tr&gt;&quot;" office:value-type="string" office:string-value="&lt;tr&gt;&lt;td&gt;Java&lt;/td&gt;&lt;td&gt;Reports&lt;/td&gt;&lt;td&gt;Report Logic and Interface Generator&lt;/td&gt;&lt;td&gt;n/a&lt;/td&gt;&lt;/tr&gt;">
            <text:p>&lt;tr&gt;&lt;td&gt;Java&lt;/td&gt;&lt;td&gt;Reports&lt;/td&gt;&lt;td&gt;Report Logic and Interface Generator&lt;/td&gt;&lt;td&gt;n/a&lt;/td&gt;&lt;/tr&gt;</text:p>
          </table:table-cell>
          <table:table-cell table:formula="oooc:=[.J29]&amp;[.I30]" office:value-type="string" office:string-value="&lt;table border=”1”&gt;&lt;tr&gt;&lt;td&gt;&lt;strong&gt;Class&lt;/strong&gt;&lt;/td&gt;&lt;td&gt;&lt;strong&gt;Platform&lt;/strong&gt;&lt;/td&gt;&lt;td&gt;&lt;strong&gt;Technology&lt;/strong&gt;&lt;/td&gt;&lt;td&gt;&lt;strong&gt;Herrington&lt;/strong&gt;&lt;/td&gt;&lt;td&gt;&lt;strong&gt;JDeveloper&lt;/strong&gt;&lt;/td&gt;&lt;/tr&gt;&lt;tr&gt;&lt;td rowspan=7 valign=top&gt;Database Access&lt;/td&gt;&lt;td rowspan=2 valign=top&gt;MS&lt;/td&gt;&lt;td&gt;ASP&lt;/td&gt;&lt;td&gt;ASP Generator&lt;/td&gt;&lt;td&gt;n/a&lt;/td&gt;&lt;/tr&gt;&lt;tr&gt;&lt;td&gt;ASP.NET&lt;/td&gt;&lt;td&gt;ASP.NET Generator&lt;/td&gt;&lt;td&gt;n/a&lt;/td&gt;&lt;/tr&gt;&lt;tr&gt;&lt;td rowspan=3 valign=top&gt;Java&lt;/td&gt;&lt;td&gt;EJB&lt;/td&gt;&lt;td&gt;EJB Generator&lt;/td&gt;&lt;td&gt;EJB Entities from Tables&lt;/td&gt;&lt;/tr&gt;&lt;tr&gt;&lt;td&gt;JDBC&lt;/td&gt;&lt;td&gt;JDBC Generator&lt;/td&gt;&lt;td&gt;ADF Business Components&lt;/td&gt;&lt;/tr&gt;&lt;tr&gt;&lt;td&gt;JDBC&lt;/td&gt;&lt;td&gt;n/a&lt;/td&gt;&lt;td&gt;Toplink O-R Mapping&lt;/td&gt;&lt;/tr&gt;&lt;tr&gt;&lt;td&gt;PHP&lt;/td&gt;&lt;td&gt;PHP&lt;/td&gt;&lt;td&gt;PHP Generator&lt;/td&gt;&lt;td&gt;n/a&lt;/td&gt;&lt;/tr&gt;&lt;tr&gt;&lt;td&gt;Perl&lt;/td&gt;&lt;td&gt;DBI&lt;/td&gt;&lt;td&gt;Perl DBI Generator&lt;/td&gt;&lt;td&gt;n/a&lt;/td&gt;&lt;/tr&gt;&lt;tr&gt;&lt;td rowspan=3 valign=top&gt;User Interface&lt;/td&gt;&lt;td rowspan=2 valign=top&gt;Java&lt;/td&gt;&lt;td&gt;JSP&lt;/td&gt;&lt;td&gt;JSP Generator&lt;/td&gt;&lt;td&gt;JSP/struts/JSF wizards&lt;/td&gt;&lt;/tr&gt;&lt;tr&gt;&lt;td&gt;Swing&lt;/td&gt;&lt;td&gt;Swing Generator&lt;/td&gt;&lt;td&gt;Swing wizards; ADF Swing wizards&lt;/td&gt;&lt;/tr&gt;&lt;tr&gt;&lt;td&gt;MS&lt;/td&gt;&lt;td&gt;MFC&lt;/td&gt;&lt;td&gt;MFC Generator&lt;/td&gt;&lt;td&gt;n/a&lt;/td&gt;&lt;/tr&gt;&lt;tr&gt;&lt;td rowspan=2 valign=top&gt;Documentation&lt;/td&gt;&lt;td&gt;SQL&lt;/td&gt;&lt;td&gt;SQL&lt;/td&gt;&lt;td&gt;SQL Documentation Generator&lt;/td&gt;&lt;td&gt;n/a&lt;/td&gt;&lt;/tr&gt;&lt;tr&gt;&lt;td&gt;Java&lt;/td&gt;&lt;td&gt;Java&lt;/td&gt;&lt;td&gt;JavaDoc&lt;/td&gt;&lt;td&gt;JavaDoc&lt;/td&gt;&lt;/tr&gt;&lt;tr&gt;&lt;td rowspan=4 valign=top&gt;Unit Tests&lt;/td&gt;&lt;td rowspan=2 valign=top&gt;C&lt;/td&gt;&lt;td&gt;Tests&lt;/td&gt;&lt;td&gt;Augmented C Unit Test Generator&lt;/td&gt;&lt;td&gt;n/a&lt;/td&gt;&lt;/tr&gt;&lt;tr&gt;&lt;td&gt;Ordered Tests&lt;/td&gt;&lt;td&gt;Ordered Test Generator&lt;/td&gt;&lt;td&gt;n/a&lt;/td&gt;&lt;/tr&gt;&lt;tr&gt;&lt;td&gt;Test Data&lt;/td&gt;&lt;td&gt;n/a&lt;/td&gt;&lt;td&gt;Test data generator&lt;/td&gt;&lt;td&gt;n/a&lt;/td&gt;&lt;/tr&gt;&lt;tr&gt;&lt;td&gt;Test Robots&lt;/td&gt;&lt;td&gt;n/a&lt;/td&gt;&lt;td&gt;Test robot generator&lt;/td&gt;&lt;td&gt;n/a&lt;/td&gt;&lt;/tr&gt;&lt;tr&gt;&lt;td rowspan=3 valign=top&gt;File Formats&lt;/td&gt;&lt;td&gt;Java&lt;/td&gt;&lt;td&gt;CSV&lt;/td&gt;&lt;td&gt;CSV file Reading Java Generator&lt;/td&gt;&lt;td&gt;File Adapter&lt;/td&gt;&lt;/tr&gt;&lt;tr&gt;&lt;td&gt;Java&lt;/td&gt;&lt;td&gt;Data Adapter&lt;/td&gt;&lt;td&gt;Data Adapter Generator&lt;/td&gt;&lt;td&gt;(arguably) File Adapter; Toplink&lt;/td&gt;&lt;/tr&gt;&lt;tr&gt;&lt;td&gt;Java&lt;/td&gt;&lt;td&gt;Binary&lt;/td&gt;&lt;td&gt;Binary File Reader Generator&lt;/td&gt;&lt;td&gt;n/a&lt;/td&gt;&lt;/tr&gt;&lt;tr&gt;&lt;td rowspan=5 valign=top&gt;Web Services&lt;/td&gt;&lt;td&gt;Java&lt;/td&gt;&lt;td&gt;XML-RPC&lt;/td&gt;&lt;td&gt;XML-RPC Generator&lt;/td&gt;&lt;td&gt;n/a?&lt;/td&gt;&lt;/tr&gt;&lt;tr&gt;&lt;td rowspan=4 valign=top&gt;Java&lt;/td&gt;&lt;td&gt;SOAP&lt;/td&gt;&lt;td&gt;SOAP Generator&lt;/td&gt;&lt;td&gt;Java Web Service from WSDL&lt;/td&gt;&lt;/tr&gt;&lt;tr&gt;&lt;td&gt;PL/SQL&lt;/td&gt;&lt;td&gt;n/a&lt;/td&gt;&lt;td&gt;PL/SQL Web Service&lt;/td&gt;&lt;/tr&gt;&lt;tr&gt;&lt;td&gt;JMS&lt;/td&gt;&lt;td&gt;n/a&lt;/td&gt;&lt;td&gt;JMS Web Service&lt;/td&gt;&lt;/tr&gt;&lt;tr&gt;&lt;td&gt;Various&lt;/td&gt;&lt;td&gt;n/a&lt;/td&gt;&lt;td&gt;Technology Adapters&lt;/td&gt;&lt;/tr&gt;&lt;tr&gt;&lt;td rowspan=2 valign=top&gt;Business Logic&lt;/td&gt;&lt;td&gt;Java&lt;/td&gt;&lt;td&gt;Math&lt;/td&gt;&lt;td&gt;Equation Generator&lt;/td&gt;&lt;td&gt;n/a&lt;/td&gt;&lt;/tr&gt;&lt;tr&gt;&lt;td&gt;Java&lt;/td&gt;&lt;td&gt;Reports&lt;/td&gt;&lt;td&gt;Report Logic and Interface Generator&lt;/td&gt;&lt;td&gt;n/a&lt;/td&gt;&lt;/tr&gt;">
            <text:p>&lt;table border=”1”&gt;&lt;tr&gt;&lt;td&gt;&lt;strong&gt;Class&lt;/strong&gt;&lt;/td&gt;&lt;td&gt;&lt;strong&gt;Platform&lt;/strong&gt;&lt;/td&gt;&lt;td&gt;&lt;strong&gt;Technology&lt;/strong&gt;&lt;/td&gt;&lt;td&gt;&lt;strong&gt;Herrington&lt;/strong&gt;&lt;/td&gt;&lt;td&gt;&lt;strong&gt;JDeveloper&lt;/strong&gt;&lt;/td&gt;&lt;/tr&gt;&lt;tr&gt;&lt;td rowspan=7 valign=top&gt;Database Access&lt;/td&gt;&lt;td rowspan=2 valign=top&gt;MS&lt;/td&gt;&lt;td&gt;ASP&lt;/td&gt;&lt;td&gt;ASP Generator&lt;/td&gt;&lt;td&gt;n/a&lt;/td&gt;&lt;/tr&gt;&lt;tr&gt;&lt;td&gt;ASP.NET&lt;/td&gt;&lt;td&gt;ASP.NET Generator&lt;/td&gt;&lt;td&gt;n/a&lt;/td&gt;&lt;/tr&gt;&lt;tr&gt;&lt;td rowspan=3 valign=top&gt;Java&lt;/td&gt;&lt;td&gt;EJB&lt;/td&gt;&lt;td&gt;EJB Generator&lt;/td&gt;&lt;td&gt;EJB Entities from Tables&lt;/td&gt;&lt;/tr&gt;&lt;tr&gt;&lt;td&gt;JDBC&lt;/td&gt;&lt;td&gt;JDBC Generator&lt;/td&gt;&lt;td&gt;ADF Business Components&lt;/td&gt;&lt;/tr&gt;&lt;tr&gt;&lt;td&gt;JDBC&lt;/td&gt;&lt;td&gt;n/a&lt;/td&gt;&lt;td&gt;Toplink O-R Mapping&lt;/td&gt;&lt;/tr&gt;&lt;tr&gt;&lt;td&gt;PHP&lt;/td&gt;&lt;td&gt;PHP&lt;/td&gt;&lt;td&gt;PHP Generator&lt;/td&gt;&lt;td&gt;n/a&lt;/td&gt;&lt;/tr&gt;&lt;tr&gt;&lt;td&gt;Perl&lt;/td&gt;&lt;td&gt;DBI&lt;/td&gt;&lt;td&gt;Perl DBI Generator&lt;/td&gt;&lt;td&gt;n/a&lt;/td&gt;&lt;/tr&gt;&lt;tr&gt;&lt;td rowspan=3 valign=top&gt;User Interface&lt;/td&gt;&lt;td rowspan=2 valign=top&gt;Java&lt;/td&gt;&lt;td&gt;JSP&lt;/td&gt;&lt;td&gt;JSP Generator&lt;/td&gt;&lt;td&gt;JSP/struts/JSF wizards&lt;/td&gt;&lt;/tr&gt;&lt;tr&gt;&lt;td&gt;Swing&lt;/td&gt;&lt;td&gt;Swing Generator&lt;/td&gt;&lt;td&gt;Swing wizards; ADF Swing wizards&lt;/td&gt;&lt;/tr&gt;&lt;tr&gt;&lt;td&gt;MS&lt;/td&gt;&lt;td&gt;MFC&lt;/td&gt;&lt;td&gt;MFC Generator&lt;/td&gt;&lt;td&gt;n/a&lt;/td&gt;&lt;/tr&gt;&lt;tr&gt;&lt;td rowspan=2 valign=top&gt;Documentation&lt;/td&gt;&lt;td&gt;SQL&lt;/td&gt;&lt;td&gt;SQL&lt;/td&gt;&lt;td&gt;SQL Documentation Generator&lt;/td&gt;&lt;td&gt;n/a&lt;/td&gt;&lt;/tr&gt;&lt;tr&gt;&lt;td&gt;Java&lt;/td&gt;&lt;td&gt;Java&lt;/td&gt;&lt;td&gt;JavaDoc&lt;/td&gt;&lt;td&gt;JavaDoc&lt;/td&gt;&lt;/tr&gt;&lt;tr&gt;&lt;td rowspan=4 valign=top&gt;Unit Tests&lt;/td&gt;&lt;td rowspan=2 valign=top&gt;C&lt;/td&gt;&lt;td&gt;Tests&lt;/td&gt;&lt;td&gt;Augmented C Unit Test Generator&lt;/td&gt;&lt;td&gt;n/a&lt;/td&gt;&lt;/tr&gt;&lt;tr&gt;&lt;td&gt;Ordered Tests&lt;/td&gt;&lt;td&gt;Ordered Test Generator&lt;/td&gt;&lt;td&gt;n/a&lt;/td&gt;&lt;/tr&gt;&lt;tr&gt;&lt;td&gt;Test Data&lt;/td&gt;&lt;td&gt;n/a&lt;/td&gt;&lt;td&gt;Test data generator&lt;/td&gt;&lt;td&gt;n/a&lt;/td&gt;&lt;/tr&gt;&lt;tr&gt;&lt;td&gt;Test Robots&lt;/td&gt;&lt;td&gt;n/a&lt;/td&gt;&lt;td&gt;Test robot generator&lt;/td&gt;&lt;td&gt;n/a&lt;/td&gt;&lt;/tr&gt;&lt;tr&gt;&lt;td rowspan=3 valign=top&gt;File Formats&lt;/td&gt;&lt;td&gt;Java&lt;/td&gt;&lt;td&gt;CSV&lt;/td&gt;&lt;td&gt;CSV file Reading Java Generator&lt;/td&gt;&lt;td&gt;File Adapter&lt;/td&gt;&lt;/tr&gt;&lt;tr&gt;&lt;td&gt;Java&lt;/td&gt;&lt;td&gt;Data Adapter&lt;/td&gt;&lt;td&gt;Data Adapter Generator&lt;/td&gt;&lt;td&gt;(arguably) File Adapter; Toplink&lt;/td&gt;&lt;/tr&gt;&lt;tr&gt;&lt;td&gt;Java&lt;/td&gt;&lt;td&gt;Binary&lt;/td&gt;&lt;td&gt;Binary File Reader Generator&lt;/td&gt;&lt;td&gt;n/a&lt;/td&gt;&lt;/tr&gt;&lt;tr&gt;&lt;td rowspan=5 valign=top&gt;Web Services&lt;/td&gt;&lt;td&gt;Java&lt;/td&gt;&lt;td&gt;XML-RPC&lt;/td&gt;&lt;td&gt;XML-RPC Generator&lt;/td&gt;&lt;td&gt;n/a?&lt;/td&gt;&lt;/tr&gt;&lt;tr&gt;&lt;td rowspan=4 valign=top&gt;Java&lt;/td&gt;&lt;td&gt;SOAP&lt;/td&gt;&lt;td&gt;SOAP Generator&lt;/td&gt;&lt;td&gt;Java Web Service from WSDL&lt;/td&gt;&lt;/tr&gt;&lt;tr&gt;&lt;td&gt;PL/SQL&lt;/td&gt;&lt;td&gt;n/a&lt;/td&gt;&lt;td&gt;PL/SQL Web Service&lt;/td&gt;&lt;/tr&gt;&lt;tr&gt;&lt;td&gt;JMS&lt;/td&gt;&lt;td&gt;n/a&lt;/td&gt;&lt;td&gt;JMS Web Service&lt;/td&gt;&lt;/tr&gt;&lt;tr&gt;&lt;td&gt;Various&lt;/td&gt;&lt;td&gt;n/a&lt;/td&gt;&lt;td&gt;Technology Adapters&lt;/td&gt;&lt;/tr&gt;&lt;tr&gt;&lt;td rowspan=2 valign=top&gt;Business Logic&lt;/td&gt;&lt;td&gt;Java&lt;/td&gt;&lt;td&gt;Math&lt;/td&gt;&lt;td&gt;Equation Generator&lt;/td&gt;&lt;td&gt;n/a&lt;/td&gt;&lt;/tr&gt;&lt;tr&gt;&lt;td&gt;Java&lt;/td&gt;&lt;td&gt;Reports&lt;/td&gt;&lt;td&gt;Report Logic and Interface Generator&lt;/td&gt;&lt;td&gt;n/a&lt;/td&gt;&lt;/tr&gt;</text:p>
          </table:table-cell>
        </table:table-row>
        <table:table-row table:style-name="ro1">
          <table:table-cell office:value-type="string">
            <text:p>External Libraries*</text:p>
          </table:table-cell>
          <table:table-cell office:value-type="float" office:value="2">
            <text:p>2</text:p>
          </table:table-cell>
          <table:table-cell office:value-type="string">
            <text:p>C++</text:p>
          </table:table-cell>
          <table:table-cell/>
          <table:table-cell office:value-type="string">
            <text:p>DLL</text:p>
          </table:table-cell>
          <table:table-cell office:value-type="string">
            <text:p>DLL Wrapper Generator</text:p>
          </table:table-cell>
          <table:table-cell office:value-type="string">
            <text:p>n/a</text:p>
          </table:table-cell>
          <table:table-cell/>
          <table:table-cell table:formula="oooc:=&quot;&lt;tr&gt;&quot;&amp;IF([.A31]=&quot;&quot;;&quot;&quot;;&quot;&lt;td&quot;&amp;IF([.B31]&gt;0;&quot; rowspan=&quot;&amp;[.B31]&amp;&quot; valign=top&gt;&quot;;&quot;&gt;&quot;)&amp;[.A31]&amp;&quot;&lt;/td&gt;&quot;)&amp;IF([.C31]=&quot;&quot;;&quot;&quot;;&quot;&lt;td&quot;&amp;IF([.D31]&gt;0;&quot; rowspan=&quot;&amp;[.D31]&amp;&quot; valign=top&gt;&quot;;&quot;&gt;&quot;)&amp;[.C31]&amp;&quot;&lt;/td&gt;&quot;)&amp;&quot;&lt;td&gt;&quot;&amp;[.E31]&amp;&quot;&lt;/td&gt;&lt;td&gt;&quot;&amp;[.F31]&amp;&quot;&lt;/td&gt;&lt;td&gt;&quot;&amp;[.G31]&amp;&quot;&lt;/td&gt;&lt;/tr&gt;&quot;" office:value-type="string" office:string-value="&lt;tr&gt;&lt;td rowspan=2 valign=top&gt;External Libraries*&lt;/td&gt;&lt;td&gt;C++&lt;/td&gt;&lt;td&gt;DLL&lt;/td&gt;&lt;td&gt;DLL Wrapper Generator&lt;/td&gt;&lt;td&gt;n/a&lt;/td&gt;&lt;/tr&gt;">
            <text:p>&lt;tr&gt;&lt;td rowspan=2 valign=top&gt;External Libraries*&lt;/td&gt;&lt;td&gt;C++&lt;/td&gt;&lt;td&gt;DLL&lt;/td&gt;&lt;td&gt;DLL Wrapper Generator&lt;/td&gt;&lt;td&gt;n/a&lt;/td&gt;&lt;/tr&gt;</text:p>
          </table:table-cell>
          <table:table-cell table:formula="oooc:=[.J30]&amp;[.I31]" office:value-type="string" office:string-value="&lt;table border=”1”&gt;&lt;tr&gt;&lt;td&gt;&lt;strong&gt;Class&lt;/strong&gt;&lt;/td&gt;&lt;td&gt;&lt;strong&gt;Platform&lt;/strong&gt;&lt;/td&gt;&lt;td&gt;&lt;strong&gt;Technology&lt;/strong&gt;&lt;/td&gt;&lt;td&gt;&lt;strong&gt;Herrington&lt;/strong&gt;&lt;/td&gt;&lt;td&gt;&lt;strong&gt;JDeveloper&lt;/strong&gt;&lt;/td&gt;&lt;/tr&gt;&lt;tr&gt;&lt;td rowspan=7 valign=top&gt;Database Access&lt;/td&gt;&lt;td rowspan=2 valign=top&gt;MS&lt;/td&gt;&lt;td&gt;ASP&lt;/td&gt;&lt;td&gt;ASP Generator&lt;/td&gt;&lt;td&gt;n/a&lt;/td&gt;&lt;/tr&gt;&lt;tr&gt;&lt;td&gt;ASP.NET&lt;/td&gt;&lt;td&gt;ASP.NET Generator&lt;/td&gt;&lt;td&gt;n/a&lt;/td&gt;&lt;/tr&gt;&lt;tr&gt;&lt;td rowspan=3 valign=top&gt;Java&lt;/td&gt;&lt;td&gt;EJB&lt;/td&gt;&lt;td&gt;EJB Generator&lt;/td&gt;&lt;td&gt;EJB Entities from Tables&lt;/td&gt;&lt;/tr&gt;&lt;tr&gt;&lt;td&gt;JDBC&lt;/td&gt;&lt;td&gt;JDBC Generator&lt;/td&gt;&lt;td&gt;ADF Business Components&lt;/td&gt;&lt;/tr&gt;&lt;tr&gt;&lt;td&gt;JDBC&lt;/td&gt;&lt;td&gt;n/a&lt;/td&gt;&lt;td&gt;Toplink O-R Mapping&lt;/td&gt;&lt;/tr&gt;&lt;tr&gt;&lt;td&gt;PHP&lt;/td&gt;&lt;td&gt;PHP&lt;/td&gt;&lt;td&gt;PHP Generator&lt;/td&gt;&lt;td&gt;n/a&lt;/td&gt;&lt;/tr&gt;&lt;tr&gt;&lt;td&gt;Perl&lt;/td&gt;&lt;td&gt;DBI&lt;/td&gt;&lt;td&gt;Perl DBI Generator&lt;/td&gt;&lt;td&gt;n/a&lt;/td&gt;&lt;/tr&gt;&lt;tr&gt;&lt;td rowspan=3 valign=top&gt;User Interface&lt;/td&gt;&lt;td rowspan=2 valign=top&gt;Java&lt;/td&gt;&lt;td&gt;JSP&lt;/td&gt;&lt;td&gt;JSP Generator&lt;/td&gt;&lt;td&gt;JSP/struts/JSF wizards&lt;/td&gt;&lt;/tr&gt;&lt;tr&gt;&lt;td&gt;Swing&lt;/td&gt;&lt;td&gt;Swing Generator&lt;/td&gt;&lt;td&gt;Swing wizards; ADF Swing wizards&lt;/td&gt;&lt;/tr&gt;&lt;tr&gt;&lt;td&gt;MS&lt;/td&gt;&lt;td&gt;MFC&lt;/td&gt;&lt;td&gt;MFC Generator&lt;/td&gt;&lt;td&gt;n/a&lt;/td&gt;&lt;/tr&gt;&lt;tr&gt;&lt;td rowspan=2 valign=top&gt;Documentation&lt;/td&gt;&lt;td&gt;SQL&lt;/td&gt;&lt;td&gt;SQL&lt;/td&gt;&lt;td&gt;SQL Documentation Generator&lt;/td&gt;&lt;td&gt;n/a&lt;/td&gt;&lt;/tr&gt;&lt;tr&gt;&lt;td&gt;Java&lt;/td&gt;&lt;td&gt;Java&lt;/td&gt;&lt;td&gt;JavaDoc&lt;/td&gt;&lt;td&gt;JavaDoc&lt;/td&gt;&lt;/tr&gt;&lt;tr&gt;&lt;td rowspan=4 valign=top&gt;Unit Tests&lt;/td&gt;&lt;td rowspan=2 valign=top&gt;C&lt;/td&gt;&lt;td&gt;Tests&lt;/td&gt;&lt;td&gt;Augmented C Unit Test Generator&lt;/td&gt;&lt;td&gt;n/a&lt;/td&gt;&lt;/tr&gt;&lt;tr&gt;&lt;td&gt;Ordered Tests&lt;/td&gt;&lt;td&gt;Ordered Test Generator&lt;/td&gt;&lt;td&gt;n/a&lt;/td&gt;&lt;/tr&gt;&lt;tr&gt;&lt;td&gt;Test Data&lt;/td&gt;&lt;td&gt;n/a&lt;/td&gt;&lt;td&gt;Test data generator&lt;/td&gt;&lt;td&gt;n/a&lt;/td&gt;&lt;/tr&gt;&lt;tr&gt;&lt;td&gt;Test Robots&lt;/td&gt;&lt;td&gt;n/a&lt;/td&gt;&lt;td&gt;Test robot generator&lt;/td&gt;&lt;td&gt;n/a&lt;/td&gt;&lt;/tr&gt;&lt;tr&gt;&lt;td rowspan=3 valign=top&gt;File Formats&lt;/td&gt;&lt;td&gt;Java&lt;/td&gt;&lt;td&gt;CSV&lt;/td&gt;&lt;td&gt;CSV file Reading Java Generator&lt;/td&gt;&lt;td&gt;File Adapter&lt;/td&gt;&lt;/tr&gt;&lt;tr&gt;&lt;td&gt;Java&lt;/td&gt;&lt;td&gt;Data Adapter&lt;/td&gt;&lt;td&gt;Data Adapter Generator&lt;/td&gt;&lt;td&gt;(arguably) File Adapter; Toplink&lt;/td&gt;&lt;/tr&gt;&lt;tr&gt;&lt;td&gt;Java&lt;/td&gt;&lt;td&gt;Binary&lt;/td&gt;&lt;td&gt;Binary File Reader Generator&lt;/td&gt;&lt;td&gt;n/a&lt;/td&gt;&lt;/tr&gt;&lt;tr&gt;&lt;td rowspan=5 valign=top&gt;Web Services&lt;/td&gt;&lt;td&gt;Java&lt;/td&gt;&lt;td&gt;XML-RPC&lt;/td&gt;&lt;td&gt;XML-RPC Generator&lt;/td&gt;&lt;td&gt;n/a?&lt;/td&gt;&lt;/tr&gt;&lt;tr&gt;&lt;td rowspan=4 valign=top&gt;Java&lt;/td&gt;&lt;td&gt;SOAP&lt;/td&gt;&lt;td&gt;SOAP Generator&lt;/td&gt;&lt;td&gt;Java Web Service from WSDL&lt;/td&gt;&lt;/tr&gt;&lt;tr&gt;&lt;td&gt;PL/SQL&lt;/td&gt;&lt;td&gt;n/a&lt;/td&gt;&lt;td&gt;PL/SQL Web Service&lt;/td&gt;&lt;/tr&gt;&lt;tr&gt;&lt;td&gt;JMS&lt;/td&gt;&lt;td&gt;n/a&lt;/td&gt;&lt;td&gt;JMS Web Service&lt;/td&gt;&lt;/tr&gt;&lt;tr&gt;&lt;td&gt;Various&lt;/td&gt;&lt;td&gt;n/a&lt;/td&gt;&lt;td&gt;Technology Adapters&lt;/td&gt;&lt;/tr&gt;&lt;tr&gt;&lt;td rowspan=2 valign=top&gt;Business Logic&lt;/td&gt;&lt;td&gt;Java&lt;/td&gt;&lt;td&gt;Math&lt;/td&gt;&lt;td&gt;Equation Generator&lt;/td&gt;&lt;td&gt;n/a&lt;/td&gt;&lt;/tr&gt;&lt;tr&gt;&lt;td&gt;Java&lt;/td&gt;&lt;td&gt;Reports&lt;/td&gt;&lt;td&gt;Report Logic and Interface Generator&lt;/td&gt;&lt;td&gt;n/a&lt;/td&gt;&lt;/tr&gt;&lt;tr&gt;&lt;td rowspan=2 valign=top&gt;External Libraries*&lt;/td&gt;&lt;td&gt;C++&lt;/td&gt;&lt;td&gt;DLL&lt;/td&gt;&lt;td&gt;DLL Wrapper Generator&lt;/td&gt;&lt;td&gt;n/a&lt;/td&gt;&lt;/tr&gt;">
            <text:p>&lt;table border=”1”&gt;&lt;tr&gt;&lt;td&gt;&lt;strong&gt;Class&lt;/strong&gt;&lt;/td&gt;&lt;td&gt;&lt;strong&gt;Platform&lt;/strong&gt;&lt;/td&gt;&lt;td&gt;&lt;strong&gt;Technology&lt;/strong&gt;&lt;/td&gt;&lt;td&gt;&lt;strong&gt;Herrington&lt;/strong&gt;&lt;/td&gt;&lt;td&gt;&lt;strong&gt;JDeveloper&lt;/strong&gt;&lt;/td&gt;&lt;/tr&gt;&lt;tr&gt;&lt;td rowspan=7 valign=top&gt;Database Access&lt;/td&gt;&lt;td rowspan=2 valign=top&gt;MS&lt;/td&gt;&lt;td&gt;ASP&lt;/td&gt;&lt;td&gt;ASP Generator&lt;/td&gt;&lt;td&gt;n/a&lt;/td&gt;&lt;/tr&gt;&lt;tr&gt;&lt;td&gt;ASP.NET&lt;/td&gt;&lt;td&gt;ASP.NET Generator&lt;/td&gt;&lt;td&gt;n/a&lt;/td&gt;&lt;/tr&gt;&lt;tr&gt;&lt;td rowspan=3 valign=top&gt;Java&lt;/td&gt;&lt;td&gt;EJB&lt;/td&gt;&lt;td&gt;EJB Generator&lt;/td&gt;&lt;td&gt;EJB Entities from Tables&lt;/td&gt;&lt;/tr&gt;&lt;tr&gt;&lt;td&gt;JDBC&lt;/td&gt;&lt;td&gt;JDBC Generator&lt;/td&gt;&lt;td&gt;ADF Business Components&lt;/td&gt;&lt;/tr&gt;&lt;tr&gt;&lt;td&gt;JDBC&lt;/td&gt;&lt;td&gt;n/a&lt;/td&gt;&lt;td&gt;Toplink O-R Mapping&lt;/td&gt;&lt;/tr&gt;&lt;tr&gt;&lt;td&gt;PHP&lt;/td&gt;&lt;td&gt;PHP&lt;/td&gt;&lt;td&gt;PHP Generator&lt;/td&gt;&lt;td&gt;n/a&lt;/td&gt;&lt;/tr&gt;&lt;tr&gt;&lt;td&gt;Perl&lt;/td&gt;&lt;td&gt;DBI&lt;/td&gt;&lt;td&gt;Perl DBI Generator&lt;/td&gt;&lt;td&gt;n/a&lt;/td&gt;&lt;/tr&gt;&lt;tr&gt;&lt;td rowspan=3 valign=top&gt;User Interface&lt;/td&gt;&lt;td rowspan=2 valign=top&gt;Java&lt;/td&gt;&lt;td&gt;JSP&lt;/td&gt;&lt;td&gt;JSP Generator&lt;/td&gt;&lt;td&gt;JSP/struts/JSF wizards&lt;/td&gt;&lt;/tr&gt;&lt;tr&gt;&lt;td&gt;Swing&lt;/td&gt;&lt;td&gt;Swing Generator&lt;/td&gt;&lt;td&gt;Swing wizards; ADF Swing wizards&lt;/td&gt;&lt;/tr&gt;&lt;tr&gt;&lt;td&gt;MS&lt;/td&gt;&lt;td&gt;MFC&lt;/td&gt;&lt;td&gt;MFC Generator&lt;/td&gt;&lt;td&gt;n/a&lt;/td&gt;&lt;/tr&gt;&lt;tr&gt;&lt;td rowspan=2 valign=top&gt;Documentation&lt;/td&gt;&lt;td&gt;SQL&lt;/td&gt;&lt;td&gt;SQL&lt;/td&gt;&lt;td&gt;SQL Documentation Generator&lt;/td&gt;&lt;td&gt;n/a&lt;/td&gt;&lt;/tr&gt;&lt;tr&gt;&lt;td&gt;Java&lt;/td&gt;&lt;td&gt;Java&lt;/td&gt;&lt;td&gt;JavaDoc&lt;/td&gt;&lt;td&gt;JavaDoc&lt;/td&gt;&lt;/tr&gt;&lt;tr&gt;&lt;td rowspan=4 valign=top&gt;Unit Tests&lt;/td&gt;&lt;td rowspan=2 valign=top&gt;C&lt;/td&gt;&lt;td&gt;Tests&lt;/td&gt;&lt;td&gt;Augmented C Unit Test Generator&lt;/td&gt;&lt;td&gt;n/a&lt;/td&gt;&lt;/tr&gt;&lt;tr&gt;&lt;td&gt;Ordered Tests&lt;/td&gt;&lt;td&gt;Ordered Test Generator&lt;/td&gt;&lt;td&gt;n/a&lt;/td&gt;&lt;/tr&gt;&lt;tr&gt;&lt;td&gt;Test Data&lt;/td&gt;&lt;td&gt;n/a&lt;/td&gt;&lt;td&gt;Test data generator&lt;/td&gt;&lt;td&gt;n/a&lt;/td&gt;&lt;/tr&gt;&lt;tr&gt;&lt;td&gt;Test Robots&lt;/td&gt;&lt;td&gt;n/a&lt;/td&gt;&lt;td&gt;Test robot generator&lt;/td&gt;&lt;td&gt;n/a&lt;/td&gt;&lt;/tr&gt;&lt;tr&gt;&lt;td rowspan=3 valign=top&gt;File Formats&lt;/td&gt;&lt;td&gt;Java&lt;/td&gt;&lt;td&gt;CSV&lt;/td&gt;&lt;td&gt;CSV file Reading Java Generator&lt;/td&gt;&lt;td&gt;File Adapter&lt;/td&gt;&lt;/tr&gt;&lt;tr&gt;&lt;td&gt;Java&lt;/td&gt;&lt;td&gt;Data Adapter&lt;/td&gt;&lt;td&gt;Data Adapter Generator&lt;/td&gt;&lt;td&gt;(arguably) File Adapter; Toplink&lt;/td&gt;&lt;/tr&gt;&lt;tr&gt;&lt;td&gt;Java&lt;/td&gt;&lt;td&gt;Binary&lt;/td&gt;&lt;td&gt;Binary File Reader Generator&lt;/td&gt;&lt;td&gt;n/a&lt;/td&gt;&lt;/tr&gt;&lt;tr&gt;&lt;td rowspan=5 valign=top&gt;Web Services&lt;/td&gt;&lt;td&gt;Java&lt;/td&gt;&lt;td&gt;XML-RPC&lt;/td&gt;&lt;td&gt;XML-RPC Generator&lt;/td&gt;&lt;td&gt;n/a?&lt;/td&gt;&lt;/tr&gt;&lt;tr&gt;&lt;td rowspan=4 valign=top&gt;Java&lt;/td&gt;&lt;td&gt;SOAP&lt;/td&gt;&lt;td&gt;SOAP Generator&lt;/td&gt;&lt;td&gt;Java Web Service from WSDL&lt;/td&gt;&lt;/tr&gt;&lt;tr&gt;&lt;td&gt;PL/SQL&lt;/td&gt;&lt;td&gt;n/a&lt;/td&gt;&lt;td&gt;PL/SQL Web Service&lt;/td&gt;&lt;/tr&gt;&lt;tr&gt;&lt;td&gt;JMS&lt;/td&gt;&lt;td&gt;n/a&lt;/td&gt;&lt;td&gt;JMS Web Service&lt;/td&gt;&lt;/tr&gt;&lt;tr&gt;&lt;td&gt;Various&lt;/td&gt;&lt;td&gt;n/a&lt;/td&gt;&lt;td&gt;Technology Adapters&lt;/td&gt;&lt;/tr&gt;&lt;tr&gt;&lt;td rowspan=2 valign=top&gt;Business Logic&lt;/td&gt;&lt;td&gt;Java&lt;/td&gt;&lt;td&gt;Math&lt;/td&gt;&lt;td&gt;Equation Generator&lt;/td&gt;&lt;td&gt;n/a&lt;/td&gt;&lt;/tr&gt;&lt;tr&gt;&lt;td&gt;Java&lt;/td&gt;&lt;td&gt;Reports&lt;/td&gt;&lt;td&gt;Report Logic and Interface Generator&lt;/td&gt;&lt;td&gt;n/a&lt;/td&gt;&lt;/tr&gt;&lt;tr&gt;&lt;td rowspan=2 valign=top&gt;External Libraries*&lt;/td&gt;&lt;td&gt;C++&lt;/td&gt;&lt;td&gt;DLL&lt;/td&gt;&lt;td&gt;DLL Wrapper Generator&lt;/td&gt;&lt;td&gt;n/a&lt;/td&gt;&lt;/tr&gt;</text:p>
          </table:table-cell>
        </table:table-row>
        <table:table-row table:style-name="ro1">
          <table:table-cell table:number-columns-repeated="2"/>
          <table:table-cell office:value-type="string">
            <text:p>Scripting Languages</text:p>
          </table:table-cell>
          <table:table-cell/>
          <table:table-cell office:value-type="string">
            <text:p>C++</text:p>
          </table:table-cell>
          <table:table-cell office:value-type="string">
            <text:p>External Language Wrapper Generator</text:p>
          </table:table-cell>
          <table:table-cell office:value-type="string">
            <text:p>n/a</text:p>
          </table:table-cell>
          <table:table-cell/>
          <table:table-cell table:formula="oooc:=&quot;&lt;tr&gt;&quot;&amp;IF([.A32]=&quot;&quot;;&quot;&quot;;&quot;&lt;td&quot;&amp;IF([.B32]&gt;0;&quot; rowspan=&quot;&amp;[.B32]&amp;&quot; valign=top&gt;&quot;;&quot;&gt;&quot;)&amp;[.A32]&amp;&quot;&lt;/td&gt;&quot;)&amp;IF([.C32]=&quot;&quot;;&quot;&quot;;&quot;&lt;td&quot;&amp;IF([.D32]&gt;0;&quot; rowspan=&quot;&amp;[.D32]&amp;&quot; valign=top&gt;&quot;;&quot;&gt;&quot;)&amp;[.C32]&amp;&quot;&lt;/td&gt;&quot;)&amp;&quot;&lt;td&gt;&quot;&amp;[.E32]&amp;&quot;&lt;/td&gt;&lt;td&gt;&quot;&amp;[.F32]&amp;&quot;&lt;/td&gt;&lt;td&gt;&quot;&amp;[.G32]&amp;&quot;&lt;/td&gt;&lt;/tr&gt;&quot;" office:value-type="string" office:string-value="&lt;tr&gt;&lt;td&gt;Scripting Languages&lt;/td&gt;&lt;td&gt;C++&lt;/td&gt;&lt;td&gt;External Language Wrapper Generator&lt;/td&gt;&lt;td&gt;n/a&lt;/td&gt;&lt;/tr&gt;">
            <text:p>&lt;tr&gt;&lt;td&gt;Scripting Languages&lt;/td&gt;&lt;td&gt;C++&lt;/td&gt;&lt;td&gt;External Language Wrapper Generator&lt;/td&gt;&lt;td&gt;n/a&lt;/td&gt;&lt;/tr&gt;</text:p>
          </table:table-cell>
          <table:table-cell table:formula="oooc:=[.J31]&amp;[.I32]" office:value-type="string" office:string-value="&lt;table border=”1”&gt;&lt;tr&gt;&lt;td&gt;&lt;strong&gt;Class&lt;/strong&gt;&lt;/td&gt;&lt;td&gt;&lt;strong&gt;Platform&lt;/strong&gt;&lt;/td&gt;&lt;td&gt;&lt;strong&gt;Technology&lt;/strong&gt;&lt;/td&gt;&lt;td&gt;&lt;strong&gt;Herrington&lt;/strong&gt;&lt;/td&gt;&lt;td&gt;&lt;strong&gt;JDeveloper&lt;/strong&gt;&lt;/td&gt;&lt;/tr&gt;&lt;tr&gt;&lt;td rowspan=7 valign=top&gt;Database Access&lt;/td&gt;&lt;td rowspan=2 valign=top&gt;MS&lt;/td&gt;&lt;td&gt;ASP&lt;/td&gt;&lt;td&gt;ASP Generator&lt;/td&gt;&lt;td&gt;n/a&lt;/td&gt;&lt;/tr&gt;&lt;tr&gt;&lt;td&gt;ASP.NET&lt;/td&gt;&lt;td&gt;ASP.NET Generator&lt;/td&gt;&lt;td&gt;n/a&lt;/td&gt;&lt;/tr&gt;&lt;tr&gt;&lt;td rowspan=3 valign=top&gt;Java&lt;/td&gt;&lt;td&gt;EJB&lt;/td&gt;&lt;td&gt;EJB Generator&lt;/td&gt;&lt;td&gt;EJB Entities from Tables&lt;/td&gt;&lt;/tr&gt;&lt;tr&gt;&lt;td&gt;JDBC&lt;/td&gt;&lt;td&gt;JDBC Generator&lt;/td&gt;&lt;td&gt;ADF Business Components&lt;/td&gt;&lt;/tr&gt;&lt;tr&gt;&lt;td&gt;JDBC&lt;/td&gt;&lt;td&gt;n/a&lt;/td&gt;&lt;td&gt;Toplink O-R Mapping&lt;/td&gt;&lt;/tr&gt;&lt;tr&gt;&lt;td&gt;PHP&lt;/td&gt;&lt;td&gt;PHP&lt;/td&gt;&lt;td&gt;PHP Generator&lt;/td&gt;&lt;td&gt;n/a&lt;/td&gt;&lt;/tr&gt;&lt;tr&gt;&lt;td&gt;Perl&lt;/td&gt;&lt;td&gt;DBI&lt;/td&gt;&lt;td&gt;Perl DBI Generator&lt;/td&gt;&lt;td&gt;n/a&lt;/td&gt;&lt;/tr&gt;&lt;tr&gt;&lt;td rowspan=3 valign=top&gt;User Interface&lt;/td&gt;&lt;td rowspan=2 valign=top&gt;Java&lt;/td&gt;&lt;td&gt;JSP&lt;/td&gt;&lt;td&gt;JSP Generator&lt;/td&gt;&lt;td&gt;JSP/struts/JSF wizards&lt;/td&gt;&lt;/tr&gt;&lt;tr&gt;&lt;td&gt;Swing&lt;/td&gt;&lt;td&gt;Swing Generator&lt;/td&gt;&lt;td&gt;Swing wizards; ADF Swing wizards&lt;/td&gt;&lt;/tr&gt;&lt;tr&gt;&lt;td&gt;MS&lt;/td&gt;&lt;td&gt;MFC&lt;/td&gt;&lt;td&gt;MFC Generator&lt;/td&gt;&lt;td&gt;n/a&lt;/td&gt;&lt;/tr&gt;&lt;tr&gt;&lt;td rowspan=2 valign=top&gt;Documentation&lt;/td&gt;&lt;td&gt;SQL&lt;/td&gt;&lt;td&gt;SQL&lt;/td&gt;&lt;td&gt;SQL Documentation Generator&lt;/td&gt;&lt;td&gt;n/a&lt;/td&gt;&lt;/tr&gt;&lt;tr&gt;&lt;td&gt;Java&lt;/td&gt;&lt;td&gt;Java&lt;/td&gt;&lt;td&gt;JavaDoc&lt;/td&gt;&lt;td&gt;JavaDoc&lt;/td&gt;&lt;/tr&gt;&lt;tr&gt;&lt;td rowspan=4 valign=top&gt;Unit Tests&lt;/td&gt;&lt;td rowspan=2 valign=top&gt;C&lt;/td&gt;&lt;td&gt;Tests&lt;/td&gt;&lt;td&gt;Augmented C Unit Test Generator&lt;/td&gt;&lt;td&gt;n/a&lt;/td&gt;&lt;/tr&gt;&lt;tr&gt;&lt;td&gt;Ordered Tests&lt;/td&gt;&lt;td&gt;Ordered Test Generator&lt;/td&gt;&lt;td&gt;n/a&lt;/td&gt;&lt;/tr&gt;&lt;tr&gt;&lt;td&gt;Test Data&lt;/td&gt;&lt;td&gt;n/a&lt;/td&gt;&lt;td&gt;Test data generator&lt;/td&gt;&lt;td&gt;n/a&lt;/td&gt;&lt;/tr&gt;&lt;tr&gt;&lt;td&gt;Test Robots&lt;/td&gt;&lt;td&gt;n/a&lt;/td&gt;&lt;td&gt;Test robot generator&lt;/td&gt;&lt;td&gt;n/a&lt;/td&gt;&lt;/tr&gt;&lt;tr&gt;&lt;td rowspan=3 valign=top&gt;File Formats&lt;/td&gt;&lt;td&gt;Java&lt;/td&gt;&lt;td&gt;CSV&lt;/td&gt;&lt;td&gt;CSV file Reading Java Generator&lt;/td&gt;&lt;td&gt;File Adapter&lt;/td&gt;&lt;/tr&gt;&lt;tr&gt;&lt;td&gt;Java&lt;/td&gt;&lt;td&gt;Data Adapter&lt;/td&gt;&lt;td&gt;Data Adapter Generator&lt;/td&gt;&lt;td&gt;(arguably) File Adapter; Toplink&lt;/td&gt;&lt;/tr&gt;&lt;tr&gt;&lt;td&gt;Java&lt;/td&gt;&lt;td&gt;Binary&lt;/td&gt;&lt;td&gt;Binary File Reader Generator&lt;/td&gt;&lt;td&gt;n/a&lt;/td&gt;&lt;/tr&gt;&lt;tr&gt;&lt;td rowspan=5 valign=top&gt;Web Services&lt;/td&gt;&lt;td&gt;Java&lt;/td&gt;&lt;td&gt;XML-RPC&lt;/td&gt;&lt;td&gt;XML-RPC Generator&lt;/td&gt;&lt;td&gt;n/a?&lt;/td&gt;&lt;/tr&gt;&lt;tr&gt;&lt;td rowspan=4 valign=top&gt;Java&lt;/td&gt;&lt;td&gt;SOAP&lt;/td&gt;&lt;td&gt;SOAP Generator&lt;/td&gt;&lt;td&gt;Java Web Service from WSDL&lt;/td&gt;&lt;/tr&gt;&lt;tr&gt;&lt;td&gt;PL/SQL&lt;/td&gt;&lt;td&gt;n/a&lt;/td&gt;&lt;td&gt;PL/SQL Web Service&lt;/td&gt;&lt;/tr&gt;&lt;tr&gt;&lt;td&gt;JMS&lt;/td&gt;&lt;td&gt;n/a&lt;/td&gt;&lt;td&gt;JMS Web Service&lt;/td&gt;&lt;/tr&gt;&lt;tr&gt;&lt;td&gt;Various&lt;/td&gt;&lt;td&gt;n/a&lt;/td&gt;&lt;td&gt;Technology Adapters&lt;/td&gt;&lt;/tr&gt;&lt;tr&gt;&lt;td rowspan=2 valign=top&gt;Business Logic&lt;/td&gt;&lt;td&gt;Java&lt;/td&gt;&lt;td&gt;Math&lt;/td&gt;&lt;td&gt;Equation Generator&lt;/td&gt;&lt;td&gt;n/a&lt;/td&gt;&lt;/tr&gt;&lt;tr&gt;&lt;td&gt;Java&lt;/td&gt;&lt;td&gt;Reports&lt;/td&gt;&lt;td&gt;Report Logic and Interface Generator&lt;/td&gt;&lt;td&gt;n/a&lt;/td&gt;&lt;/tr&gt;&lt;tr&gt;&lt;td rowspan=2 valign=top&gt;External Libraries*&lt;/td&gt;&lt;td&gt;C++&lt;/td&gt;&lt;td&gt;DLL&lt;/td&gt;&lt;td&gt;DLL Wrapper Generator&lt;/td&gt;&lt;td&gt;n/a&lt;/td&gt;&lt;/tr&gt;&lt;tr&gt;&lt;td&gt;Scripting Languages&lt;/td&gt;&lt;td&gt;C++&lt;/td&gt;&lt;td&gt;External Language Wrapper Generator&lt;/td&gt;&lt;td&gt;n/a&lt;/td&gt;&lt;/tr&gt;">
            <text:p>&lt;table border=”1”&gt;&lt;tr&gt;&lt;td&gt;&lt;strong&gt;Class&lt;/strong&gt;&lt;/td&gt;&lt;td&gt;&lt;strong&gt;Platform&lt;/strong&gt;&lt;/td&gt;&lt;td&gt;&lt;strong&gt;Technology&lt;/strong&gt;&lt;/td&gt;&lt;td&gt;&lt;strong&gt;Herrington&lt;/strong&gt;&lt;/td&gt;&lt;td&gt;&lt;strong&gt;JDeveloper&lt;/strong&gt;&lt;/td&gt;&lt;/tr&gt;&lt;tr&gt;&lt;td rowspan=7 valign=top&gt;Database Access&lt;/td&gt;&lt;td rowspan=2 valign=top&gt;MS&lt;/td&gt;&lt;td&gt;ASP&lt;/td&gt;&lt;td&gt;ASP Generator&lt;/td&gt;&lt;td&gt;n/a&lt;/td&gt;&lt;/tr&gt;&lt;tr&gt;&lt;td&gt;ASP.NET&lt;/td&gt;&lt;td&gt;ASP.NET Generator&lt;/td&gt;&lt;td&gt;n/a&lt;/td&gt;&lt;/tr&gt;&lt;tr&gt;&lt;td rowspan=3 valign=top&gt;Java&lt;/td&gt;&lt;td&gt;EJB&lt;/td&gt;&lt;td&gt;EJB Generator&lt;/td&gt;&lt;td&gt;EJB Entities from Tables&lt;/td&gt;&lt;/tr&gt;&lt;tr&gt;&lt;td&gt;JDBC&lt;/td&gt;&lt;td&gt;JDBC Generator&lt;/td&gt;&lt;td&gt;ADF Business Components&lt;/td&gt;&lt;/tr&gt;&lt;tr&gt;&lt;td&gt;JDBC&lt;/td&gt;&lt;td&gt;n/a&lt;/td&gt;&lt;td&gt;Toplink O-R Mapping&lt;/td&gt;&lt;/tr&gt;&lt;tr&gt;&lt;td&gt;PHP&lt;/td&gt;&lt;td&gt;PHP&lt;/td&gt;&lt;td&gt;PHP Generator&lt;/td&gt;&lt;td&gt;n/a&lt;/td&gt;&lt;/tr&gt;&lt;tr&gt;&lt;td&gt;Perl&lt;/td&gt;&lt;td&gt;DBI&lt;/td&gt;&lt;td&gt;Perl DBI Generator&lt;/td&gt;&lt;td&gt;n/a&lt;/td&gt;&lt;/tr&gt;&lt;tr&gt;&lt;td rowspan=3 valign=top&gt;User Interface&lt;/td&gt;&lt;td rowspan=2 valign=top&gt;Java&lt;/td&gt;&lt;td&gt;JSP&lt;/td&gt;&lt;td&gt;JSP Generator&lt;/td&gt;&lt;td&gt;JSP/struts/JSF wizards&lt;/td&gt;&lt;/tr&gt;&lt;tr&gt;&lt;td&gt;Swing&lt;/td&gt;&lt;td&gt;Swing Generator&lt;/td&gt;&lt;td&gt;Swing wizards; ADF Swing wizards&lt;/td&gt;&lt;/tr&gt;&lt;tr&gt;&lt;td&gt;MS&lt;/td&gt;&lt;td&gt;MFC&lt;/td&gt;&lt;td&gt;MFC Generator&lt;/td&gt;&lt;td&gt;n/a&lt;/td&gt;&lt;/tr&gt;&lt;tr&gt;&lt;td rowspan=2 valign=top&gt;Documentation&lt;/td&gt;&lt;td&gt;SQL&lt;/td&gt;&lt;td&gt;SQL&lt;/td&gt;&lt;td&gt;SQL Documentation Generator&lt;/td&gt;&lt;td&gt;n/a&lt;/td&gt;&lt;/tr&gt;&lt;tr&gt;&lt;td&gt;Java&lt;/td&gt;&lt;td&gt;Java&lt;/td&gt;&lt;td&gt;JavaDoc&lt;/td&gt;&lt;td&gt;JavaDoc&lt;/td&gt;&lt;/tr&gt;&lt;tr&gt;&lt;td rowspan=4 valign=top&gt;Unit Tests&lt;/td&gt;&lt;td rowspan=2 valign=top&gt;C&lt;/td&gt;&lt;td&gt;Tests&lt;/td&gt;&lt;td&gt;Augmented C Unit Test Generator&lt;/td&gt;&lt;td&gt;n/a&lt;/td&gt;&lt;/tr&gt;&lt;tr&gt;&lt;td&gt;Ordered Tests&lt;/td&gt;&lt;td&gt;Ordered Test Generator&lt;/td&gt;&lt;td&gt;n/a&lt;/td&gt;&lt;/tr&gt;&lt;tr&gt;&lt;td&gt;Test Data&lt;/td&gt;&lt;td&gt;n/a&lt;/td&gt;&lt;td&gt;Test data generator&lt;/td&gt;&lt;td&gt;n/a&lt;/td&gt;&lt;/tr&gt;&lt;tr&gt;&lt;td&gt;Test Robots&lt;/td&gt;&lt;td&gt;n/a&lt;/td&gt;&lt;td&gt;Test robot generator&lt;/td&gt;&lt;td&gt;n/a&lt;/td&gt;&lt;/tr&gt;&lt;tr&gt;&lt;td rowspan=3 valign=top&gt;File Formats&lt;/td&gt;&lt;td&gt;Java&lt;/td&gt;&lt;td&gt;CSV&lt;/td&gt;&lt;td&gt;CSV file Reading Java Generator&lt;/td&gt;&lt;td&gt;File Adapter&lt;/td&gt;&lt;/tr&gt;&lt;tr&gt;&lt;td&gt;Java&lt;/td&gt;&lt;td&gt;Data Adapter&lt;/td&gt;&lt;td&gt;Data Adapter Generator&lt;/td&gt;&lt;td&gt;(arguably) File Adapter; Toplink&lt;/td&gt;&lt;/tr&gt;&lt;tr&gt;&lt;td&gt;Java&lt;/td&gt;&lt;td&gt;Binary&lt;/td&gt;&lt;td&gt;Binary File Reader Generator&lt;/td&gt;&lt;td&gt;n/a&lt;/td&gt;&lt;/tr&gt;&lt;tr&gt;&lt;td rowspan=5 valign=top&gt;Web Services&lt;/td&gt;&lt;td&gt;Java&lt;/td&gt;&lt;td&gt;XML-RPC&lt;/td&gt;&lt;td&gt;XML-RPC Generator&lt;/td&gt;&lt;td&gt;n/a?&lt;/td&gt;&lt;/tr&gt;&lt;tr&gt;&lt;td rowspan=4 valign=top&gt;Java&lt;/td&gt;&lt;td&gt;SOAP&lt;/td&gt;&lt;td&gt;SOAP Generator&lt;/td&gt;&lt;td&gt;Java Web Service from WSDL&lt;/td&gt;&lt;/tr&gt;&lt;tr&gt;&lt;td&gt;PL/SQL&lt;/td&gt;&lt;td&gt;n/a&lt;/td&gt;&lt;td&gt;PL/SQL Web Service&lt;/td&gt;&lt;/tr&gt;&lt;tr&gt;&lt;td&gt;JMS&lt;/td&gt;&lt;td&gt;n/a&lt;/td&gt;&lt;td&gt;JMS Web Service&lt;/td&gt;&lt;/tr&gt;&lt;tr&gt;&lt;td&gt;Various&lt;/td&gt;&lt;td&gt;n/a&lt;/td&gt;&lt;td&gt;Technology Adapters&lt;/td&gt;&lt;/tr&gt;&lt;tr&gt;&lt;td rowspan=2 valign=top&gt;Business Logic&lt;/td&gt;&lt;td&gt;Java&lt;/td&gt;&lt;td&gt;Math&lt;/td&gt;&lt;td&gt;Equation Generator&lt;/td&gt;&lt;td&gt;n/a&lt;/td&gt;&lt;/tr&gt;&lt;tr&gt;&lt;td&gt;Java&lt;/td&gt;&lt;td&gt;Reports&lt;/td&gt;&lt;td&gt;Report Logic and Interface Generator&lt;/td&gt;&lt;td&gt;n/a&lt;/td&gt;&lt;/tr&gt;&lt;tr&gt;&lt;td rowspan=2 valign=top&gt;External Libraries*&lt;/td&gt;&lt;td&gt;C++&lt;/td&gt;&lt;td&gt;DLL&lt;/td&gt;&lt;td&gt;DLL Wrapper Generator&lt;/td&gt;&lt;td&gt;n/a&lt;/td&gt;&lt;/tr&gt;&lt;tr&gt;&lt;td&gt;Scripting Languages&lt;/td&gt;&lt;td&gt;C++&lt;/td&gt;&lt;td&gt;External Language Wrapper Generator&lt;/td&gt;&lt;td&gt;n/a&lt;/td&gt;&lt;/tr&gt;</text:p>
          </table:table-cell>
        </table:table-row>
        <table:table-row table:style-name="ro1">
          <table:table-cell office:value-type="string">
            <text:p>Configuration*</text:p>
          </table:table-cell>
          <table:table-cell office:value-type="float" office:value="3">
            <text:p>3</text:p>
          </table:table-cell>
          <table:table-cell office:value-type="string">
            <text:p>Firewall</text:p>
          </table:table-cell>
          <table:table-cell/>
          <table:table-cell office:value-type="string">
            <text:p>any</text:p>
          </table:table-cell>
          <table:table-cell office:value-type="string">
            <text:p>Firewall Configuration Generator</text:p>
          </table:table-cell>
          <table:table-cell office:value-type="string">
            <text:p>n/a</text:p>
          </table:table-cell>
          <table:table-cell/>
          <table:table-cell table:formula="oooc:=&quot;&lt;tr&gt;&quot;&amp;IF([.A33]=&quot;&quot;;&quot;&quot;;&quot;&lt;td&quot;&amp;IF([.B33]&gt;0;&quot; rowspan=&quot;&amp;[.B33]&amp;&quot; valign=top&gt;&quot;;&quot;&gt;&quot;)&amp;[.A33]&amp;&quot;&lt;/td&gt;&quot;)&amp;IF([.C33]=&quot;&quot;;&quot;&quot;;&quot;&lt;td&quot;&amp;IF([.D33]&gt;0;&quot; rowspan=&quot;&amp;[.D33]&amp;&quot; valign=top&gt;&quot;;&quot;&gt;&quot;)&amp;[.C33]&amp;&quot;&lt;/td&gt;&quot;)&amp;&quot;&lt;td&gt;&quot;&amp;[.E33]&amp;&quot;&lt;/td&gt;&lt;td&gt;&quot;&amp;[.F33]&amp;&quot;&lt;/td&gt;&lt;td&gt;&quot;&amp;[.G33]&amp;&quot;&lt;/td&gt;&lt;/tr&gt;&quot;" office:value-type="string" office:string-value="&lt;tr&gt;&lt;td rowspan=3 valign=top&gt;Configuration*&lt;/td&gt;&lt;td&gt;Firewall&lt;/td&gt;&lt;td&gt;any&lt;/td&gt;&lt;td&gt;Firewall Configuration Generator&lt;/td&gt;&lt;td&gt;n/a&lt;/td&gt;&lt;/tr&gt;">
            <text:p>&lt;tr&gt;&lt;td rowspan=3 valign=top&gt;Configuration*&lt;/td&gt;&lt;td&gt;Firewall&lt;/td&gt;&lt;td&gt;any&lt;/td&gt;&lt;td&gt;Firewall Configuration Generator&lt;/td&gt;&lt;td&gt;n/a&lt;/td&gt;&lt;/tr&gt;</text:p>
          </table:table-cell>
          <table:table-cell table:formula="oooc:=[.J32]&amp;[.I33]" office:value-type="string" office:string-value="&lt;table border=”1”&gt;&lt;tr&gt;&lt;td&gt;&lt;strong&gt;Class&lt;/strong&gt;&lt;/td&gt;&lt;td&gt;&lt;strong&gt;Platform&lt;/strong&gt;&lt;/td&gt;&lt;td&gt;&lt;strong&gt;Technology&lt;/strong&gt;&lt;/td&gt;&lt;td&gt;&lt;strong&gt;Herrington&lt;/strong&gt;&lt;/td&gt;&lt;td&gt;&lt;strong&gt;JDeveloper&lt;/strong&gt;&lt;/td&gt;&lt;/tr&gt;&lt;tr&gt;&lt;td rowspan=7 valign=top&gt;Database Access&lt;/td&gt;&lt;td rowspan=2 valign=top&gt;MS&lt;/td&gt;&lt;td&gt;ASP&lt;/td&gt;&lt;td&gt;ASP Generator&lt;/td&gt;&lt;td&gt;n/a&lt;/td&gt;&lt;/tr&gt;&lt;tr&gt;&lt;td&gt;ASP.NET&lt;/td&gt;&lt;td&gt;ASP.NET Generator&lt;/td&gt;&lt;td&gt;n/a&lt;/td&gt;&lt;/tr&gt;&lt;tr&gt;&lt;td rowspan=3 valign=top&gt;Java&lt;/td&gt;&lt;td&gt;EJB&lt;/td&gt;&lt;td&gt;EJB Generator&lt;/td&gt;&lt;td&gt;EJB Entities from Tables&lt;/td&gt;&lt;/tr&gt;&lt;tr&gt;&lt;td&gt;JDBC&lt;/td&gt;&lt;td&gt;JDBC Generator&lt;/td&gt;&lt;td&gt;ADF Business Components&lt;/td&gt;&lt;/tr&gt;&lt;tr&gt;&lt;td&gt;JDBC&lt;/td&gt;&lt;td&gt;n/a&lt;/td&gt;&lt;td&gt;Toplink O-R Mapping&lt;/td&gt;&lt;/tr&gt;&lt;tr&gt;&lt;td&gt;PHP&lt;/td&gt;&lt;td&gt;PHP&lt;/td&gt;&lt;td&gt;PHP Generator&lt;/td&gt;&lt;td&gt;n/a&lt;/td&gt;&lt;/tr&gt;&lt;tr&gt;&lt;td&gt;Perl&lt;/td&gt;&lt;td&gt;DBI&lt;/td&gt;&lt;td&gt;Perl DBI Generator&lt;/td&gt;&lt;td&gt;n/a&lt;/td&gt;&lt;/tr&gt;&lt;tr&gt;&lt;td rowspan=3 valign=top&gt;User Interface&lt;/td&gt;&lt;td rowspan=2 valign=top&gt;Java&lt;/td&gt;&lt;td&gt;JSP&lt;/td&gt;&lt;td&gt;JSP Generator&lt;/td&gt;&lt;td&gt;JSP/struts/JSF wizards&lt;/td&gt;&lt;/tr&gt;&lt;tr&gt;&lt;td&gt;Swing&lt;/td&gt;&lt;td&gt;Swing Generator&lt;/td&gt;&lt;td&gt;Swing wizards; ADF Swing wizards&lt;/td&gt;&lt;/tr&gt;&lt;tr&gt;&lt;td&gt;MS&lt;/td&gt;&lt;td&gt;MFC&lt;/td&gt;&lt;td&gt;MFC Generator&lt;/td&gt;&lt;td&gt;n/a&lt;/td&gt;&lt;/tr&gt;&lt;tr&gt;&lt;td rowspan=2 valign=top&gt;Documentation&lt;/td&gt;&lt;td&gt;SQL&lt;/td&gt;&lt;td&gt;SQL&lt;/td&gt;&lt;td&gt;SQL Documentation Generator&lt;/td&gt;&lt;td&gt;n/a&lt;/td&gt;&lt;/tr&gt;&lt;tr&gt;&lt;td&gt;Java&lt;/td&gt;&lt;td&gt;Java&lt;/td&gt;&lt;td&gt;JavaDoc&lt;/td&gt;&lt;td&gt;JavaDoc&lt;/td&gt;&lt;/tr&gt;&lt;tr&gt;&lt;td rowspan=4 valign=top&gt;Unit Tests&lt;/td&gt;&lt;td rowspan=2 valign=top&gt;C&lt;/td&gt;&lt;td&gt;Tests&lt;/td&gt;&lt;td&gt;Augmented C Unit Test Generator&lt;/td&gt;&lt;td&gt;n/a&lt;/td&gt;&lt;/tr&gt;&lt;tr&gt;&lt;td&gt;Ordered Tests&lt;/td&gt;&lt;td&gt;Ordered Test Generator&lt;/td&gt;&lt;td&gt;n/a&lt;/td&gt;&lt;/tr&gt;&lt;tr&gt;&lt;td&gt;Test Data&lt;/td&gt;&lt;td&gt;n/a&lt;/td&gt;&lt;td&gt;Test data generator&lt;/td&gt;&lt;td&gt;n/a&lt;/td&gt;&lt;/tr&gt;&lt;tr&gt;&lt;td&gt;Test Robots&lt;/td&gt;&lt;td&gt;n/a&lt;/td&gt;&lt;td&gt;Test robot generator&lt;/td&gt;&lt;td&gt;n/a&lt;/td&gt;&lt;/tr&gt;&lt;tr&gt;&lt;td rowspan=3 valign=top&gt;File Formats&lt;/td&gt;&lt;td&gt;Java&lt;/td&gt;&lt;td&gt;CSV&lt;/td&gt;&lt;td&gt;CSV file Reading Java Generator&lt;/td&gt;&lt;td&gt;File Adapter&lt;/td&gt;&lt;/tr&gt;&lt;tr&gt;&lt;td&gt;Java&lt;/td&gt;&lt;td&gt;Data Adapter&lt;/td&gt;&lt;td&gt;Data Adapter Generator&lt;/td&gt;&lt;td&gt;(arguably) File Adapter; Toplink&lt;/td&gt;&lt;/tr&gt;&lt;tr&gt;&lt;td&gt;Java&lt;/td&gt;&lt;td&gt;Binary&lt;/td&gt;&lt;td&gt;Binary File Reader Generator&lt;/td&gt;&lt;td&gt;n/a&lt;/td&gt;&lt;/tr&gt;&lt;tr&gt;&lt;td rowspan=5 valign=top&gt;Web Services&lt;/td&gt;&lt;td&gt;Java&lt;/td&gt;&lt;td&gt;XML-RPC&lt;/td&gt;&lt;td&gt;XML-RPC Generator&lt;/td&gt;&lt;td&gt;n/a?&lt;/td&gt;&lt;/tr&gt;&lt;tr&gt;&lt;td rowspan=4 valign=top&gt;Java&lt;/td&gt;&lt;td&gt;SOAP&lt;/td&gt;&lt;td&gt;SOAP Generator&lt;/td&gt;&lt;td&gt;Java Web Service from WSDL&lt;/td&gt;&lt;/tr&gt;&lt;tr&gt;&lt;td&gt;PL/SQL&lt;/td&gt;&lt;td&gt;n/a&lt;/td&gt;&lt;td&gt;PL/SQL Web Service&lt;/td&gt;&lt;/tr&gt;&lt;tr&gt;&lt;td&gt;JMS&lt;/td&gt;&lt;td&gt;n/a&lt;/td&gt;&lt;td&gt;JMS Web Service&lt;/td&gt;&lt;/tr&gt;&lt;tr&gt;&lt;td&gt;Various&lt;/td&gt;&lt;td&gt;n/a&lt;/td&gt;&lt;td&gt;Technology Adapters&lt;/td&gt;&lt;/tr&gt;&lt;tr&gt;&lt;td rowspan=2 valign=top&gt;Business Logic&lt;/td&gt;&lt;td&gt;Java&lt;/td&gt;&lt;td&gt;Math&lt;/td&gt;&lt;td&gt;Equation Generator&lt;/td&gt;&lt;td&gt;n/a&lt;/td&gt;&lt;/tr&gt;&lt;tr&gt;&lt;td&gt;Java&lt;/td&gt;&lt;td&gt;Reports&lt;/td&gt;&lt;td&gt;Report Logic and Interface Generator&lt;/td&gt;&lt;td&gt;n/a&lt;/td&gt;&lt;/tr&gt;&lt;tr&gt;&lt;td rowspan=2 valign=top&gt;External Libraries*&lt;/td&gt;&lt;td&gt;C++&lt;/td&gt;&lt;td&gt;DLL&lt;/td&gt;&lt;td&gt;DLL Wrapper Generator&lt;/td&gt;&lt;td&gt;n/a&lt;/td&gt;&lt;/tr&gt;&lt;tr&gt;&lt;td&gt;Scripting Languages&lt;/td&gt;&lt;td&gt;C++&lt;/td&gt;&lt;td&gt;External Language Wrapper Generator&lt;/td&gt;&lt;td&gt;n/a&lt;/td&gt;&lt;/tr&gt;&lt;tr&gt;&lt;td rowspan=3 valign=top&gt;Configuration*&lt;/td&gt;&lt;td&gt;Firewall&lt;/td&gt;&lt;td&gt;any&lt;/td&gt;&lt;td&gt;Firewall Configuration Generator&lt;/td&gt;&lt;td&gt;n/a&lt;/td&gt;&lt;/tr&gt;">
            <text:p>&lt;table border=”1”&gt;&lt;tr&gt;&lt;td&gt;&lt;strong&gt;Class&lt;/strong&gt;&lt;/td&gt;&lt;td&gt;&lt;strong&gt;Platform&lt;/strong&gt;&lt;/td&gt;&lt;td&gt;&lt;strong&gt;Technology&lt;/strong&gt;&lt;/td&gt;&lt;td&gt;&lt;strong&gt;Herrington&lt;/strong&gt;&lt;/td&gt;&lt;td&gt;&lt;strong&gt;JDeveloper&lt;/strong&gt;&lt;/td&gt;&lt;/tr&gt;&lt;tr&gt;&lt;td rowspan=7 valign=top&gt;Database Access&lt;/td&gt;&lt;td rowspan=2 valign=top&gt;MS&lt;/td&gt;&lt;td&gt;ASP&lt;/td&gt;&lt;td&gt;ASP Generator&lt;/td&gt;&lt;td&gt;n/a&lt;/td&gt;&lt;/tr&gt;&lt;tr&gt;&lt;td&gt;ASP.NET&lt;/td&gt;&lt;td&gt;ASP.NET Generator&lt;/td&gt;&lt;td&gt;n/a&lt;/td&gt;&lt;/tr&gt;&lt;tr&gt;&lt;td rowspan=3 valign=top&gt;Java&lt;/td&gt;&lt;td&gt;EJB&lt;/td&gt;&lt;td&gt;EJB Generator&lt;/td&gt;&lt;td&gt;EJB Entities from Tables&lt;/td&gt;&lt;/tr&gt;&lt;tr&gt;&lt;td&gt;JDBC&lt;/td&gt;&lt;td&gt;JDBC Generator&lt;/td&gt;&lt;td&gt;ADF Business Components&lt;/td&gt;&lt;/tr&gt;&lt;tr&gt;&lt;td&gt;JDBC&lt;/td&gt;&lt;td&gt;n/a&lt;/td&gt;&lt;td&gt;Toplink O-R Mapping&lt;/td&gt;&lt;/tr&gt;&lt;tr&gt;&lt;td&gt;PHP&lt;/td&gt;&lt;td&gt;PHP&lt;/td&gt;&lt;td&gt;PHP Generator&lt;/td&gt;&lt;td&gt;n/a&lt;/td&gt;&lt;/tr&gt;&lt;tr&gt;&lt;td&gt;Perl&lt;/td&gt;&lt;td&gt;DBI&lt;/td&gt;&lt;td&gt;Perl DBI Generator&lt;/td&gt;&lt;td&gt;n/a&lt;/td&gt;&lt;/tr&gt;&lt;tr&gt;&lt;td rowspan=3 valign=top&gt;User Interface&lt;/td&gt;&lt;td rowspan=2 valign=top&gt;Java&lt;/td&gt;&lt;td&gt;JSP&lt;/td&gt;&lt;td&gt;JSP Generator&lt;/td&gt;&lt;td&gt;JSP/struts/JSF wizards&lt;/td&gt;&lt;/tr&gt;&lt;tr&gt;&lt;td&gt;Swing&lt;/td&gt;&lt;td&gt;Swing Generator&lt;/td&gt;&lt;td&gt;Swing wizards; ADF Swing wizards&lt;/td&gt;&lt;/tr&gt;&lt;tr&gt;&lt;td&gt;MS&lt;/td&gt;&lt;td&gt;MFC&lt;/td&gt;&lt;td&gt;MFC Generator&lt;/td&gt;&lt;td&gt;n/a&lt;/td&gt;&lt;/tr&gt;&lt;tr&gt;&lt;td rowspan=2 valign=top&gt;Documentation&lt;/td&gt;&lt;td&gt;SQL&lt;/td&gt;&lt;td&gt;SQL&lt;/td&gt;&lt;td&gt;SQL Documentation Generator&lt;/td&gt;&lt;td&gt;n/a&lt;/td&gt;&lt;/tr&gt;&lt;tr&gt;&lt;td&gt;Java&lt;/td&gt;&lt;td&gt;Java&lt;/td&gt;&lt;td&gt;JavaDoc&lt;/td&gt;&lt;td&gt;JavaDoc&lt;/td&gt;&lt;/tr&gt;&lt;tr&gt;&lt;td rowspan=4 valign=top&gt;Unit Tests&lt;/td&gt;&lt;td rowspan=2 valign=top&gt;C&lt;/td&gt;&lt;td&gt;Tests&lt;/td&gt;&lt;td&gt;Augmented C Unit Test Generator&lt;/td&gt;&lt;td&gt;n/a&lt;/td&gt;&lt;/tr&gt;&lt;tr&gt;&lt;td&gt;Ordered Tests&lt;/td&gt;&lt;td&gt;Ordered Test Generator&lt;/td&gt;&lt;td&gt;n/a&lt;/td&gt;&lt;/tr&gt;&lt;tr&gt;&lt;td&gt;Test Data&lt;/td&gt;&lt;td&gt;n/a&lt;/td&gt;&lt;td&gt;Test data generator&lt;/td&gt;&lt;td&gt;n/a&lt;/td&gt;&lt;/tr&gt;&lt;tr&gt;&lt;td&gt;Test Robots&lt;/td&gt;&lt;td&gt;n/a&lt;/td&gt;&lt;td&gt;Test robot generator&lt;/td&gt;&lt;td&gt;n/a&lt;/td&gt;&lt;/tr&gt;&lt;tr&gt;&lt;td rowspan=3 valign=top&gt;File Formats&lt;/td&gt;&lt;td&gt;Java&lt;/td&gt;&lt;td&gt;CSV&lt;/td&gt;&lt;td&gt;CSV file Reading Java Generator&lt;/td&gt;&lt;td&gt;File Adapter&lt;/td&gt;&lt;/tr&gt;&lt;tr&gt;&lt;td&gt;Java&lt;/td&gt;&lt;td&gt;Data Adapter&lt;/td&gt;&lt;td&gt;Data Adapter Generator&lt;/td&gt;&lt;td&gt;(arguably) File Adapter; Toplink&lt;/td&gt;&lt;/tr&gt;&lt;tr&gt;&lt;td&gt;Java&lt;/td&gt;&lt;td&gt;Binary&lt;/td&gt;&lt;td&gt;Binary File Reader Generator&lt;/td&gt;&lt;td&gt;n/a&lt;/td&gt;&lt;/tr&gt;&lt;tr&gt;&lt;td rowspan=5 valign=top&gt;Web Services&lt;/td&gt;&lt;td&gt;Java&lt;/td&gt;&lt;td&gt;XML-RPC&lt;/td&gt;&lt;td&gt;XML-RPC Generator&lt;/td&gt;&lt;td&gt;n/a?&lt;/td&gt;&lt;/tr&gt;&lt;tr&gt;&lt;td rowspan=4 valign=top&gt;Java&lt;/td&gt;&lt;td&gt;SOAP&lt;/td&gt;&lt;td&gt;SOAP Generator&lt;/td&gt;&lt;td&gt;Java Web Service from WSDL&lt;/td&gt;&lt;/tr&gt;&lt;tr&gt;&lt;td&gt;PL/SQL&lt;/td&gt;&lt;td&gt;n/a&lt;/td&gt;&lt;td&gt;PL/SQL Web Service&lt;/td&gt;&lt;/tr&gt;&lt;tr&gt;&lt;td&gt;JMS&lt;/td&gt;&lt;td&gt;n/a&lt;/td&gt;&lt;td&gt;JMS Web Service&lt;/td&gt;&lt;/tr&gt;&lt;tr&gt;&lt;td&gt;Various&lt;/td&gt;&lt;td&gt;n/a&lt;/td&gt;&lt;td&gt;Technology Adapters&lt;/td&gt;&lt;/tr&gt;&lt;tr&gt;&lt;td rowspan=2 valign=top&gt;Business Logic&lt;/td&gt;&lt;td&gt;Java&lt;/td&gt;&lt;td&gt;Math&lt;/td&gt;&lt;td&gt;Equation Generator&lt;/td&gt;&lt;td&gt;n/a&lt;/td&gt;&lt;/tr&gt;&lt;tr&gt;&lt;td&gt;Java&lt;/td&gt;&lt;td&gt;Reports&lt;/td&gt;&lt;td&gt;Report Logic and Interface Generator&lt;/td&gt;&lt;td&gt;n/a&lt;/td&gt;&lt;/tr&gt;&lt;tr&gt;&lt;td rowspan=2 valign=top&gt;External Libraries*&lt;/td&gt;&lt;td&gt;C++&lt;/td&gt;&lt;td&gt;DLL&lt;/td&gt;&lt;td&gt;DLL Wrapper Generator&lt;/td&gt;&lt;td&gt;n/a&lt;/td&gt;&lt;/tr&gt;&lt;tr&gt;&lt;td&gt;Scripting Languages&lt;/td&gt;&lt;td&gt;C++&lt;/td&gt;&lt;td&gt;External Language Wrapper Generator&lt;/td&gt;&lt;td&gt;n/a&lt;/td&gt;&lt;/tr&gt;&lt;tr&gt;&lt;td rowspan=3 valign=top&gt;Configuration*&lt;/td&gt;&lt;td&gt;Firewall&lt;/td&gt;&lt;td&gt;any&lt;/td&gt;&lt;td&gt;Firewall Configuration Generator&lt;/td&gt;&lt;td&gt;n/a&lt;/td&gt;&lt;/tr&gt;</text:p>
          </table:table-cell>
        </table:table-row>
        <table:table-row table:style-name="ro1">
          <table:table-cell table:number-columns-repeated="2"/>
          <table:table-cell office:value-type="string">
            <text:p>Reference Data*</text:p>
          </table:table-cell>
          <table:table-cell office:value-type="float" office:value="2">
            <text:p>2</text:p>
          </table:table-cell>
          <table:table-cell office:value-type="string">
            <text:p>any</text:p>
          </table:table-cell>
          <table:table-cell office:value-type="string">
            <text:p>Lookup Function Generator</text:p>
          </table:table-cell>
          <table:table-cell office:value-type="string">
            <text:p>n/a</text:p>
          </table:table-cell>
          <table:table-cell/>
          <table:table-cell table:formula="oooc:=&quot;&lt;tr&gt;&quot;&amp;IF([.A34]=&quot;&quot;;&quot;&quot;;&quot;&lt;td&quot;&amp;IF([.B34]&gt;0;&quot; rowspan=&quot;&amp;[.B34]&amp;&quot; valign=top&gt;&quot;;&quot;&gt;&quot;)&amp;[.A34]&amp;&quot;&lt;/td&gt;&quot;)&amp;IF([.C34]=&quot;&quot;;&quot;&quot;;&quot;&lt;td&quot;&amp;IF([.D34]&gt;0;&quot; rowspan=&quot;&amp;[.D34]&amp;&quot; valign=top&gt;&quot;;&quot;&gt;&quot;)&amp;[.C34]&amp;&quot;&lt;/td&gt;&quot;)&amp;&quot;&lt;td&gt;&quot;&amp;[.E34]&amp;&quot;&lt;/td&gt;&lt;td&gt;&quot;&amp;[.F34]&amp;&quot;&lt;/td&gt;&lt;td&gt;&quot;&amp;[.G34]&amp;&quot;&lt;/td&gt;&lt;/tr&gt;&quot;" office:value-type="string" office:string-value="&lt;tr&gt;&lt;td rowspan=2 valign=top&gt;Reference Data*&lt;/td&gt;&lt;td&gt;any&lt;/td&gt;&lt;td&gt;Lookup Function Generator&lt;/td&gt;&lt;td&gt;n/a&lt;/td&gt;&lt;/tr&gt;">
            <text:p>&lt;tr&gt;&lt;td rowspan=2 valign=top&gt;Reference Data*&lt;/td&gt;&lt;td&gt;any&lt;/td&gt;&lt;td&gt;Lookup Function Generator&lt;/td&gt;&lt;td&gt;n/a&lt;/td&gt;&lt;/tr&gt;</text:p>
          </table:table-cell>
          <table:table-cell table:formula="oooc:=[.J33]&amp;[.I34]" office:value-type="string" office:string-value="&lt;table border=”1”&gt;&lt;tr&gt;&lt;td&gt;&lt;strong&gt;Class&lt;/strong&gt;&lt;/td&gt;&lt;td&gt;&lt;strong&gt;Platform&lt;/strong&gt;&lt;/td&gt;&lt;td&gt;&lt;strong&gt;Technology&lt;/strong&gt;&lt;/td&gt;&lt;td&gt;&lt;strong&gt;Herrington&lt;/strong&gt;&lt;/td&gt;&lt;td&gt;&lt;strong&gt;JDeveloper&lt;/strong&gt;&lt;/td&gt;&lt;/tr&gt;&lt;tr&gt;&lt;td rowspan=7 valign=top&gt;Database Access&lt;/td&gt;&lt;td rowspan=2 valign=top&gt;MS&lt;/td&gt;&lt;td&gt;ASP&lt;/td&gt;&lt;td&gt;ASP Generator&lt;/td&gt;&lt;td&gt;n/a&lt;/td&gt;&lt;/tr&gt;&lt;tr&gt;&lt;td&gt;ASP.NET&lt;/td&gt;&lt;td&gt;ASP.NET Generator&lt;/td&gt;&lt;td&gt;n/a&lt;/td&gt;&lt;/tr&gt;&lt;tr&gt;&lt;td rowspan=3 valign=top&gt;Java&lt;/td&gt;&lt;td&gt;EJB&lt;/td&gt;&lt;td&gt;EJB Generator&lt;/td&gt;&lt;td&gt;EJB Entities from Tables&lt;/td&gt;&lt;/tr&gt;&lt;tr&gt;&lt;td&gt;JDBC&lt;/td&gt;&lt;td&gt;JDBC Generator&lt;/td&gt;&lt;td&gt;ADF Business Components&lt;/td&gt;&lt;/tr&gt;&lt;tr&gt;&lt;td&gt;JDBC&lt;/td&gt;&lt;td&gt;n/a&lt;/td&gt;&lt;td&gt;Toplink O-R Mapping&lt;/td&gt;&lt;/tr&gt;&lt;tr&gt;&lt;td&gt;PHP&lt;/td&gt;&lt;td&gt;PHP&lt;/td&gt;&lt;td&gt;PHP Generator&lt;/td&gt;&lt;td&gt;n/a&lt;/td&gt;&lt;/tr&gt;&lt;tr&gt;&lt;td&gt;Perl&lt;/td&gt;&lt;td&gt;DBI&lt;/td&gt;&lt;td&gt;Perl DBI Generator&lt;/td&gt;&lt;td&gt;n/a&lt;/td&gt;&lt;/tr&gt;&lt;tr&gt;&lt;td rowspan=3 valign=top&gt;User Interface&lt;/td&gt;&lt;td rowspan=2 valign=top&gt;Java&lt;/td&gt;&lt;td&gt;JSP&lt;/td&gt;&lt;td&gt;JSP Generator&lt;/td&gt;&lt;td&gt;JSP/struts/JSF wizards&lt;/td&gt;&lt;/tr&gt;&lt;tr&gt;&lt;td&gt;Swing&lt;/td&gt;&lt;td&gt;Swing Generator&lt;/td&gt;&lt;td&gt;Swing wizards; ADF Swing wizards&lt;/td&gt;&lt;/tr&gt;&lt;tr&gt;&lt;td&gt;MS&lt;/td&gt;&lt;td&gt;MFC&lt;/td&gt;&lt;td&gt;MFC Generator&lt;/td&gt;&lt;td&gt;n/a&lt;/td&gt;&lt;/tr&gt;&lt;tr&gt;&lt;td rowspan=2 valign=top&gt;Documentation&lt;/td&gt;&lt;td&gt;SQL&lt;/td&gt;&lt;td&gt;SQL&lt;/td&gt;&lt;td&gt;SQL Documentation Generator&lt;/td&gt;&lt;td&gt;n/a&lt;/td&gt;&lt;/tr&gt;&lt;tr&gt;&lt;td&gt;Java&lt;/td&gt;&lt;td&gt;Java&lt;/td&gt;&lt;td&gt;JavaDoc&lt;/td&gt;&lt;td&gt;JavaDoc&lt;/td&gt;&lt;/tr&gt;&lt;tr&gt;&lt;td rowspan=4 valign=top&gt;Unit Tests&lt;/td&gt;&lt;td rowspan=2 valign=top&gt;C&lt;/td&gt;&lt;td&gt;Tests&lt;/td&gt;&lt;td&gt;Augmented C Unit Test Generator&lt;/td&gt;&lt;td&gt;n/a&lt;/td&gt;&lt;/tr&gt;&lt;tr&gt;&lt;td&gt;Ordered Tests&lt;/td&gt;&lt;td&gt;Ordered Test Generator&lt;/td&gt;&lt;td&gt;n/a&lt;/td&gt;&lt;/tr&gt;&lt;tr&gt;&lt;td&gt;Test Data&lt;/td&gt;&lt;td&gt;n/a&lt;/td&gt;&lt;td&gt;Test data generator&lt;/td&gt;&lt;td&gt;n/a&lt;/td&gt;&lt;/tr&gt;&lt;tr&gt;&lt;td&gt;Test Robots&lt;/td&gt;&lt;td&gt;n/a&lt;/td&gt;&lt;td&gt;Test robot generator&lt;/td&gt;&lt;td&gt;n/a&lt;/td&gt;&lt;/tr&gt;&lt;tr&gt;&lt;td rowspan=3 valign=top&gt;File Formats&lt;/td&gt;&lt;td&gt;Java&lt;/td&gt;&lt;td&gt;CSV&lt;/td&gt;&lt;td&gt;CSV file Reading Java Generator&lt;/td&gt;&lt;td&gt;File Adapter&lt;/td&gt;&lt;/tr&gt;&lt;tr&gt;&lt;td&gt;Java&lt;/td&gt;&lt;td&gt;Data Adapter&lt;/td&gt;&lt;td&gt;Data Adapter Generator&lt;/td&gt;&lt;td&gt;(arguably) File Adapter; Toplink&lt;/td&gt;&lt;/tr&gt;&lt;tr&gt;&lt;td&gt;Java&lt;/td&gt;&lt;td&gt;Binary&lt;/td&gt;&lt;td&gt;Binary File Reader Generator&lt;/td&gt;&lt;td&gt;n/a&lt;/td&gt;&lt;/tr&gt;&lt;tr&gt;&lt;td rowspan=5 valign=top&gt;Web Services&lt;/td&gt;&lt;td&gt;Java&lt;/td&gt;&lt;td&gt;XML-RPC&lt;/td&gt;&lt;td&gt;XML-RPC Generator&lt;/td&gt;&lt;td&gt;n/a?&lt;/td&gt;&lt;/tr&gt;&lt;tr&gt;&lt;td rowspan=4 valign=top&gt;Java&lt;/td&gt;&lt;td&gt;SOAP&lt;/td&gt;&lt;td&gt;SOAP Generator&lt;/td&gt;&lt;td&gt;Java Web Service from WSDL&lt;/td&gt;&lt;/tr&gt;&lt;tr&gt;&lt;td&gt;PL/SQL&lt;/td&gt;&lt;td&gt;n/a&lt;/td&gt;&lt;td&gt;PL/SQL Web Service&lt;/td&gt;&lt;/tr&gt;&lt;tr&gt;&lt;td&gt;JMS&lt;/td&gt;&lt;td&gt;n/a&lt;/td&gt;&lt;td&gt;JMS Web Service&lt;/td&gt;&lt;/tr&gt;&lt;tr&gt;&lt;td&gt;Various&lt;/td&gt;&lt;td&gt;n/a&lt;/td&gt;&lt;td&gt;Technology Adapters&lt;/td&gt;&lt;/tr&gt;&lt;tr&gt;&lt;td rowspan=2 valign=top&gt;Business Logic&lt;/td&gt;&lt;td&gt;Java&lt;/td&gt;&lt;td&gt;Math&lt;/td&gt;&lt;td&gt;Equation Generator&lt;/td&gt;&lt;td&gt;n/a&lt;/td&gt;&lt;/tr&gt;&lt;tr&gt;&lt;td&gt;Java&lt;/td&gt;&lt;td&gt;Reports&lt;/td&gt;&lt;td&gt;Report Logic and Interface Generator&lt;/td&gt;&lt;td&gt;n/a&lt;/td&gt;&lt;/tr&gt;&lt;tr&gt;&lt;td rowspan=2 valign=top&gt;External Libraries*&lt;/td&gt;&lt;td&gt;C++&lt;/td&gt;&lt;td&gt;DLL&lt;/td&gt;&lt;td&gt;DLL Wrapper Generator&lt;/td&gt;&lt;td&gt;n/a&lt;/td&gt;&lt;/tr&gt;&lt;tr&gt;&lt;td&gt;Scripting Languages&lt;/td&gt;&lt;td&gt;C++&lt;/td&gt;&lt;td&gt;External Language Wrapper Generator&lt;/td&gt;&lt;td&gt;n/a&lt;/td&gt;&lt;/tr&gt;&lt;tr&gt;&lt;td rowspan=3 valign=top&gt;Configuration*&lt;/td&gt;&lt;td&gt;Firewall&lt;/td&gt;&lt;td&gt;any&lt;/td&gt;&lt;td&gt;Firewall Configuration Generator&lt;/td&gt;&lt;td&gt;n/a&lt;/td&gt;&lt;/tr&gt;&lt;tr&gt;&lt;td rowspan=2 valign=top&gt;Reference Data*&lt;/td&gt;&lt;td&gt;any&lt;/td&gt;&lt;td&gt;Lookup Function Generator&lt;/td&gt;&lt;td&gt;n/a&lt;/td&gt;&lt;/tr&gt;">
            <text:p>&lt;table border=”1”&gt;&lt;tr&gt;&lt;td&gt;&lt;strong&gt;Class&lt;/strong&gt;&lt;/td&gt;&lt;td&gt;&lt;strong&gt;Platform&lt;/strong&gt;&lt;/td&gt;&lt;td&gt;&lt;strong&gt;Technology&lt;/strong&gt;&lt;/td&gt;&lt;td&gt;&lt;strong&gt;Herrington&lt;/strong&gt;&lt;/td&gt;&lt;td&gt;&lt;strong&gt;JDeveloper&lt;/strong&gt;&lt;/td&gt;&lt;/tr&gt;&lt;tr&gt;&lt;td rowspan=7 valign=top&gt;Database Access&lt;/td&gt;&lt;td rowspan=2 valign=top&gt;MS&lt;/td&gt;&lt;td&gt;ASP&lt;/td&gt;&lt;td&gt;ASP Generator&lt;/td&gt;&lt;td&gt;n/a&lt;/td&gt;&lt;/tr&gt;&lt;tr&gt;&lt;td&gt;ASP.NET&lt;/td&gt;&lt;td&gt;ASP.NET Generator&lt;/td&gt;&lt;td&gt;n/a&lt;/td&gt;&lt;/tr&gt;&lt;tr&gt;&lt;td rowspan=3 valign=top&gt;Java&lt;/td&gt;&lt;td&gt;EJB&lt;/td&gt;&lt;td&gt;EJB Generator&lt;/td&gt;&lt;td&gt;EJB Entities from Tables&lt;/td&gt;&lt;/tr&gt;&lt;tr&gt;&lt;td&gt;JDBC&lt;/td&gt;&lt;td&gt;JDBC Generator&lt;/td&gt;&lt;td&gt;ADF Business Components&lt;/td&gt;&lt;/tr&gt;&lt;tr&gt;&lt;td&gt;JDBC&lt;/td&gt;&lt;td&gt;n/a&lt;/td&gt;&lt;td&gt;Toplink O-R Mapping&lt;/td&gt;&lt;/tr&gt;&lt;tr&gt;&lt;td&gt;PHP&lt;/td&gt;&lt;td&gt;PHP&lt;/td&gt;&lt;td&gt;PHP Generator&lt;/td&gt;&lt;td&gt;n/a&lt;/td&gt;&lt;/tr&gt;&lt;tr&gt;&lt;td&gt;Perl&lt;/td&gt;&lt;td&gt;DBI&lt;/td&gt;&lt;td&gt;Perl DBI Generator&lt;/td&gt;&lt;td&gt;n/a&lt;/td&gt;&lt;/tr&gt;&lt;tr&gt;&lt;td rowspan=3 valign=top&gt;User Interface&lt;/td&gt;&lt;td rowspan=2 valign=top&gt;Java&lt;/td&gt;&lt;td&gt;JSP&lt;/td&gt;&lt;td&gt;JSP Generator&lt;/td&gt;&lt;td&gt;JSP/struts/JSF wizards&lt;/td&gt;&lt;/tr&gt;&lt;tr&gt;&lt;td&gt;Swing&lt;/td&gt;&lt;td&gt;Swing Generator&lt;/td&gt;&lt;td&gt;Swing wizards; ADF Swing wizards&lt;/td&gt;&lt;/tr&gt;&lt;tr&gt;&lt;td&gt;MS&lt;/td&gt;&lt;td&gt;MFC&lt;/td&gt;&lt;td&gt;MFC Generator&lt;/td&gt;&lt;td&gt;n/a&lt;/td&gt;&lt;/tr&gt;&lt;tr&gt;&lt;td rowspan=2 valign=top&gt;Documentation&lt;/td&gt;&lt;td&gt;SQL&lt;/td&gt;&lt;td&gt;SQL&lt;/td&gt;&lt;td&gt;SQL Documentation Generator&lt;/td&gt;&lt;td&gt;n/a&lt;/td&gt;&lt;/tr&gt;&lt;tr&gt;&lt;td&gt;Java&lt;/td&gt;&lt;td&gt;Java&lt;/td&gt;&lt;td&gt;JavaDoc&lt;/td&gt;&lt;td&gt;JavaDoc&lt;/td&gt;&lt;/tr&gt;&lt;tr&gt;&lt;td rowspan=4 valign=top&gt;Unit Tests&lt;/td&gt;&lt;td rowspan=2 valign=top&gt;C&lt;/td&gt;&lt;td&gt;Tests&lt;/td&gt;&lt;td&gt;Augmented C Unit Test Generator&lt;/td&gt;&lt;td&gt;n/a&lt;/td&gt;&lt;/tr&gt;&lt;tr&gt;&lt;td&gt;Ordered Tests&lt;/td&gt;&lt;td&gt;Ordered Test Generator&lt;/td&gt;&lt;td&gt;n/a&lt;/td&gt;&lt;/tr&gt;&lt;tr&gt;&lt;td&gt;Test Data&lt;/td&gt;&lt;td&gt;n/a&lt;/td&gt;&lt;td&gt;Test data generator&lt;/td&gt;&lt;td&gt;n/a&lt;/td&gt;&lt;/tr&gt;&lt;tr&gt;&lt;td&gt;Test Robots&lt;/td&gt;&lt;td&gt;n/a&lt;/td&gt;&lt;td&gt;Test robot generator&lt;/td&gt;&lt;td&gt;n/a&lt;/td&gt;&lt;/tr&gt;&lt;tr&gt;&lt;td rowspan=3 valign=top&gt;File Formats&lt;/td&gt;&lt;td&gt;Java&lt;/td&gt;&lt;td&gt;CSV&lt;/td&gt;&lt;td&gt;CSV file Reading Java Generator&lt;/td&gt;&lt;td&gt;File Adapter&lt;/td&gt;&lt;/tr&gt;&lt;tr&gt;&lt;td&gt;Java&lt;/td&gt;&lt;td&gt;Data Adapter&lt;/td&gt;&lt;td&gt;Data Adapter Generator&lt;/td&gt;&lt;td&gt;(arguably) File Adapter; Toplink&lt;/td&gt;&lt;/tr&gt;&lt;tr&gt;&lt;td&gt;Java&lt;/td&gt;&lt;td&gt;Binary&lt;/td&gt;&lt;td&gt;Binary File Reader Generator&lt;/td&gt;&lt;td&gt;n/a&lt;/td&gt;&lt;/tr&gt;&lt;tr&gt;&lt;td rowspan=5 valign=top&gt;Web Services&lt;/td&gt;&lt;td&gt;Java&lt;/td&gt;&lt;td&gt;XML-RPC&lt;/td&gt;&lt;td&gt;XML-RPC Generator&lt;/td&gt;&lt;td&gt;n/a?&lt;/td&gt;&lt;/tr&gt;&lt;tr&gt;&lt;td rowspan=4 valign=top&gt;Java&lt;/td&gt;&lt;td&gt;SOAP&lt;/td&gt;&lt;td&gt;SOAP Generator&lt;/td&gt;&lt;td&gt;Java Web Service from WSDL&lt;/td&gt;&lt;/tr&gt;&lt;tr&gt;&lt;td&gt;PL/SQL&lt;/td&gt;&lt;td&gt;n/a&lt;/td&gt;&lt;td&gt;PL/SQL Web Service&lt;/td&gt;&lt;/tr&gt;&lt;tr&gt;&lt;td&gt;JMS&lt;/td&gt;&lt;td&gt;n/a&lt;/td&gt;&lt;td&gt;JMS Web Service&lt;/td&gt;&lt;/tr&gt;&lt;tr&gt;&lt;td&gt;Various&lt;/td&gt;&lt;td&gt;n/a&lt;/td&gt;&lt;td&gt;Technology Adapters&lt;/td&gt;&lt;/tr&gt;&lt;tr&gt;&lt;td rowspan=2 valign=top&gt;Business Logic&lt;/td&gt;&lt;td&gt;Java&lt;/td&gt;&lt;td&gt;Math&lt;/td&gt;&lt;td&gt;Equation Generator&lt;/td&gt;&lt;td&gt;n/a&lt;/td&gt;&lt;/tr&gt;&lt;tr&gt;&lt;td&gt;Java&lt;/td&gt;&lt;td&gt;Reports&lt;/td&gt;&lt;td&gt;Report Logic and Interface Generator&lt;/td&gt;&lt;td&gt;n/a&lt;/td&gt;&lt;/tr&gt;&lt;tr&gt;&lt;td rowspan=2 valign=top&gt;External Libraries*&lt;/td&gt;&lt;td&gt;C++&lt;/td&gt;&lt;td&gt;DLL&lt;/td&gt;&lt;td&gt;DLL Wrapper Generator&lt;/td&gt;&lt;td&gt;n/a&lt;/td&gt;&lt;/tr&gt;&lt;tr&gt;&lt;td&gt;Scripting Languages&lt;/td&gt;&lt;td&gt;C++&lt;/td&gt;&lt;td&gt;External Language Wrapper Generator&lt;/td&gt;&lt;td&gt;n/a&lt;/td&gt;&lt;/tr&gt;&lt;tr&gt;&lt;td rowspan=3 valign=top&gt;Configuration*&lt;/td&gt;&lt;td&gt;Firewall&lt;/td&gt;&lt;td&gt;any&lt;/td&gt;&lt;td&gt;Firewall Configuration Generator&lt;/td&gt;&lt;td&gt;n/a&lt;/td&gt;&lt;/tr&gt;&lt;tr&gt;&lt;td rowspan=2 valign=top&gt;Reference Data*&lt;/td&gt;&lt;td&gt;any&lt;/td&gt;&lt;td&gt;Lookup Function Generator&lt;/td&gt;&lt;td&gt;n/a&lt;/td&gt;&lt;/tr&gt;</text:p>
          </table:table-cell>
        </table:table-row>
        <table:table-row table:style-name="ro1">
          <table:table-cell table:number-columns-repeated="4"/>
          <table:table-cell office:value-type="string">
            <text:p>any</text:p>
          </table:table-cell>
          <table:table-cell office:value-type="string">
            <text:p>Macro Lookup Table Generator</text:p>
          </table:table-cell>
          <table:table-cell office:value-type="string">
            <text:p>n/a</text:p>
          </table:table-cell>
          <table:table-cell/>
          <table:table-cell table:formula="oooc:=&quot;&lt;tr&gt;&quot;&amp;IF([.A35]=&quot;&quot;;&quot;&quot;;&quot;&lt;td&quot;&amp;IF([.B35]&gt;0;&quot; rowspan=&quot;&amp;[.B35]&amp;&quot; valign=top&gt;&quot;;&quot;&gt;&quot;)&amp;[.A35]&amp;&quot;&lt;/td&gt;&quot;)&amp;IF([.C35]=&quot;&quot;;&quot;&quot;;&quot;&lt;td&quot;&amp;IF([.D35]&gt;0;&quot; rowspan=&quot;&amp;[.D35]&amp;&quot; valign=top&gt;&quot;;&quot;&gt;&quot;)&amp;[.C35]&amp;&quot;&lt;/td&gt;&quot;)&amp;&quot;&lt;td&gt;&quot;&amp;[.E35]&amp;&quot;&lt;/td&gt;&lt;td&gt;&quot;&amp;[.F35]&amp;&quot;&lt;/td&gt;&lt;td&gt;&quot;&amp;[.G35]&amp;&quot;&lt;/td&gt;&lt;/tr&gt;&quot;" office:value-type="string" office:string-value="&lt;tr&gt;&lt;td&gt;any&lt;/td&gt;&lt;td&gt;Macro Lookup Table Generator&lt;/td&gt;&lt;td&gt;n/a&lt;/td&gt;&lt;/tr&gt;">
            <text:p>&lt;tr&gt;&lt;td&gt;any&lt;/td&gt;&lt;td&gt;Macro Lookup Table Generator&lt;/td&gt;&lt;td&gt;n/a&lt;/td&gt;&lt;/tr&gt;</text:p>
          </table:table-cell>
          <table:table-cell table:formula="oooc:=[.J34]&amp;[.I35]" office:value-type="string" office:string-value="&lt;table border=”1”&gt;&lt;tr&gt;&lt;td&gt;&lt;strong&gt;Class&lt;/strong&gt;&lt;/td&gt;&lt;td&gt;&lt;strong&gt;Platform&lt;/strong&gt;&lt;/td&gt;&lt;td&gt;&lt;strong&gt;Technology&lt;/strong&gt;&lt;/td&gt;&lt;td&gt;&lt;strong&gt;Herrington&lt;/strong&gt;&lt;/td&gt;&lt;td&gt;&lt;strong&gt;JDeveloper&lt;/strong&gt;&lt;/td&gt;&lt;/tr&gt;&lt;tr&gt;&lt;td rowspan=7 valign=top&gt;Database Access&lt;/td&gt;&lt;td rowspan=2 valign=top&gt;MS&lt;/td&gt;&lt;td&gt;ASP&lt;/td&gt;&lt;td&gt;ASP Generator&lt;/td&gt;&lt;td&gt;n/a&lt;/td&gt;&lt;/tr&gt;&lt;tr&gt;&lt;td&gt;ASP.NET&lt;/td&gt;&lt;td&gt;ASP.NET Generator&lt;/td&gt;&lt;td&gt;n/a&lt;/td&gt;&lt;/tr&gt;&lt;tr&gt;&lt;td rowspan=3 valign=top&gt;Java&lt;/td&gt;&lt;td&gt;EJB&lt;/td&gt;&lt;td&gt;EJB Generator&lt;/td&gt;&lt;td&gt;EJB Entities from Tables&lt;/td&gt;&lt;/tr&gt;&lt;tr&gt;&lt;td&gt;JDBC&lt;/td&gt;&lt;td&gt;JDBC Generator&lt;/td&gt;&lt;td&gt;ADF Business Components&lt;/td&gt;&lt;/tr&gt;&lt;tr&gt;&lt;td&gt;JDBC&lt;/td&gt;&lt;td&gt;n/a&lt;/td&gt;&lt;td&gt;Toplink O-R Mapping&lt;/td&gt;&lt;/tr&gt;&lt;tr&gt;&lt;td&gt;PHP&lt;/td&gt;&lt;td&gt;PHP&lt;/td&gt;&lt;td&gt;PHP Generator&lt;/td&gt;&lt;td&gt;n/a&lt;/td&gt;&lt;/tr&gt;&lt;tr&gt;&lt;td&gt;Perl&lt;/td&gt;&lt;td&gt;DBI&lt;/td&gt;&lt;td&gt;Perl DBI Generator&lt;/td&gt;&lt;td&gt;n/a&lt;/td&gt;&lt;/tr&gt;&lt;tr&gt;&lt;td rowspan=3 valign=top&gt;User Interface&lt;/td&gt;&lt;td rowspan=2 valign=top&gt;Java&lt;/td&gt;&lt;td&gt;JSP&lt;/td&gt;&lt;td&gt;JSP Generator&lt;/td&gt;&lt;td&gt;JSP/struts/JSF wizards&lt;/td&gt;&lt;/tr&gt;&lt;tr&gt;&lt;td&gt;Swing&lt;/td&gt;&lt;td&gt;Swing Generator&lt;/td&gt;&lt;td&gt;Swing wizards; ADF Swing wizards&lt;/td&gt;&lt;/tr&gt;&lt;tr&gt;&lt;td&gt;MS&lt;/td&gt;&lt;td&gt;MFC&lt;/td&gt;&lt;td&gt;MFC Generator&lt;/td&gt;&lt;td&gt;n/a&lt;/td&gt;&lt;/tr&gt;&lt;tr&gt;&lt;td rowspan=2 valign=top&gt;Documentation&lt;/td&gt;&lt;td&gt;SQL&lt;/td&gt;&lt;td&gt;SQL&lt;/td&gt;&lt;td&gt;SQL Documentation Generator&lt;/td&gt;&lt;td&gt;n/a&lt;/td&gt;&lt;/tr&gt;&lt;tr&gt;&lt;td&gt;Java&lt;/td&gt;&lt;td&gt;Java&lt;/td&gt;&lt;td&gt;JavaDoc&lt;/td&gt;&lt;td&gt;JavaDoc&lt;/td&gt;&lt;/tr&gt;&lt;tr&gt;&lt;td rowspan=4 valign=top&gt;Unit Tests&lt;/td&gt;&lt;td rowspan=2 valign=top&gt;C&lt;/td&gt;&lt;td&gt;Tests&lt;/td&gt;&lt;td&gt;Augmented C Unit Test Generator&lt;/td&gt;&lt;td&gt;n/a&lt;/td&gt;&lt;/tr&gt;&lt;tr&gt;&lt;td&gt;Ordered Tests&lt;/td&gt;&lt;td&gt;Ordered Test Generator&lt;/td&gt;&lt;td&gt;n/a&lt;/td&gt;&lt;/tr&gt;&lt;tr&gt;&lt;td&gt;Test Data&lt;/td&gt;&lt;td&gt;n/a&lt;/td&gt;&lt;td&gt;Test data generator&lt;/td&gt;&lt;td&gt;n/a&lt;/td&gt;&lt;/tr&gt;&lt;tr&gt;&lt;td&gt;Test Robots&lt;/td&gt;&lt;td&gt;n/a&lt;/td&gt;&lt;td&gt;Test robot generator&lt;/td&gt;&lt;td&gt;n/a&lt;/td&gt;&lt;/tr&gt;&lt;tr&gt;&lt;td rowspan=3 valign=top&gt;File Formats&lt;/td&gt;&lt;td&gt;Java&lt;/td&gt;&lt;td&gt;CSV&lt;/td&gt;&lt;td&gt;CSV file Reading Java Generator&lt;/td&gt;&lt;td&gt;File Adapter&lt;/td&gt;&lt;/tr&gt;&lt;tr&gt;&lt;td&gt;Java&lt;/td&gt;&lt;td&gt;Data Adapter&lt;/td&gt;&lt;td&gt;Data Adapter Generator&lt;/td&gt;&lt;td&gt;(arguably) File Adapter; Toplink&lt;/td&gt;&lt;/tr&gt;&lt;tr&gt;&lt;td&gt;Java&lt;/td&gt;&lt;td&gt;Binary&lt;/td&gt;&lt;td&gt;Binary File Reader Generator&lt;/td&gt;&lt;td&gt;n/a&lt;/td&gt;&lt;/tr&gt;&lt;tr&gt;&lt;td rowspan=5 valign=top&gt;Web Services&lt;/td&gt;&lt;td&gt;Java&lt;/td&gt;&lt;td&gt;XML-RPC&lt;/td&gt;&lt;td&gt;XML-RPC Generator&lt;/td&gt;&lt;td&gt;n/a?&lt;/td&gt;&lt;/tr&gt;&lt;tr&gt;&lt;td rowspan=4 valign=top&gt;Java&lt;/td&gt;&lt;td&gt;SOAP&lt;/td&gt;&lt;td&gt;SOAP Generator&lt;/td&gt;&lt;td&gt;Java Web Service from WSDL&lt;/td&gt;&lt;/tr&gt;&lt;tr&gt;&lt;td&gt;PL/SQL&lt;/td&gt;&lt;td&gt;n/a&lt;/td&gt;&lt;td&gt;PL/SQL Web Service&lt;/td&gt;&lt;/tr&gt;&lt;tr&gt;&lt;td&gt;JMS&lt;/td&gt;&lt;td&gt;n/a&lt;/td&gt;&lt;td&gt;JMS Web Service&lt;/td&gt;&lt;/tr&gt;&lt;tr&gt;&lt;td&gt;Various&lt;/td&gt;&lt;td&gt;n/a&lt;/td&gt;&lt;td&gt;Technology Adapters&lt;/td&gt;&lt;/tr&gt;&lt;tr&gt;&lt;td rowspan=2 valign=top&gt;Business Logic&lt;/td&gt;&lt;td&gt;Java&lt;/td&gt;&lt;td&gt;Math&lt;/td&gt;&lt;td&gt;Equation Generator&lt;/td&gt;&lt;td&gt;n/a&lt;/td&gt;&lt;/tr&gt;&lt;tr&gt;&lt;td&gt;Java&lt;/td&gt;&lt;td&gt;Reports&lt;/td&gt;&lt;td&gt;Report Logic and Interface Generator&lt;/td&gt;&lt;td&gt;n/a&lt;/td&gt;&lt;/tr&gt;&lt;tr&gt;&lt;td rowspan=2 valign=top&gt;External Libraries*&lt;/td&gt;&lt;td&gt;C++&lt;/td&gt;&lt;td&gt;DLL&lt;/td&gt;&lt;td&gt;DLL Wrapper Generator&lt;/td&gt;&lt;td&gt;n/a&lt;/td&gt;&lt;/tr&gt;&lt;tr&gt;&lt;td&gt;Scripting Languages&lt;/td&gt;&lt;td&gt;C++&lt;/td&gt;&lt;td&gt;External Language Wrapper Generator&lt;/td&gt;&lt;td&gt;n/a&lt;/td&gt;&lt;/tr&gt;&lt;tr&gt;&lt;td rowspan=3 valign=top&gt;Configuration*&lt;/td&gt;&lt;td&gt;Firewall&lt;/td&gt;&lt;td&gt;any&lt;/td&gt;&lt;td&gt;Firewall Configuration Generator&lt;/td&gt;&lt;td&gt;n/a&lt;/td&gt;&lt;/tr&gt;&lt;tr&gt;&lt;td rowspan=2 valign=top&gt;Reference Data*&lt;/td&gt;&lt;td&gt;any&lt;/td&gt;&lt;td&gt;Lookup Function Generator&lt;/td&gt;&lt;td&gt;n/a&lt;/td&gt;&lt;/tr&gt;&lt;tr&gt;&lt;td&gt;any&lt;/td&gt;&lt;td&gt;Macro Lookup Table Generator&lt;/td&gt;&lt;td&gt;n/a&lt;/td&gt;&lt;/tr&gt;">
            <text:p>&lt;table border=”1”&gt;&lt;tr&gt;&lt;td&gt;&lt;strong&gt;Class&lt;/strong&gt;&lt;/td&gt;&lt;td&gt;&lt;strong&gt;Platform&lt;/strong&gt;&lt;/td&gt;&lt;td&gt;&lt;strong&gt;Technology&lt;/strong&gt;&lt;/td&gt;&lt;td&gt;&lt;strong&gt;Herrington&lt;/strong&gt;&lt;/td&gt;&lt;td&gt;&lt;strong&gt;JDeveloper&lt;/strong&gt;&lt;/td&gt;&lt;/tr&gt;&lt;tr&gt;&lt;td rowspan=7 valign=top&gt;Database Access&lt;/td&gt;&lt;td rowspan=2 valign=top&gt;MS&lt;/td&gt;&lt;td&gt;ASP&lt;/td&gt;&lt;td&gt;ASP Generator&lt;/td&gt;&lt;td&gt;n/a&lt;/td&gt;&lt;/tr&gt;&lt;tr&gt;&lt;td&gt;ASP.NET&lt;/td&gt;&lt;td&gt;ASP.NET Generator&lt;/td&gt;&lt;td&gt;n/a&lt;/td&gt;&lt;/tr&gt;&lt;tr&gt;&lt;td rowspan=3 valign=top&gt;Java&lt;/td&gt;&lt;td&gt;EJB&lt;/td&gt;&lt;td&gt;EJB Generator&lt;/td&gt;&lt;td&gt;EJB Entities from Tables&lt;/td&gt;&lt;/tr&gt;&lt;tr&gt;&lt;td&gt;JDBC&lt;/td&gt;&lt;td&gt;JDBC Generator&lt;/td&gt;&lt;td&gt;ADF Business Components&lt;/td&gt;&lt;/tr&gt;&lt;tr&gt;&lt;td&gt;JDBC&lt;/td&gt;&lt;td&gt;n/a&lt;/td&gt;&lt;td&gt;Toplink O-R Mapping&lt;/td&gt;&lt;/tr&gt;&lt;tr&gt;&lt;td&gt;PHP&lt;/td&gt;&lt;td&gt;PHP&lt;/td&gt;&lt;td&gt;PHP Generator&lt;/td&gt;&lt;td&gt;n/a&lt;/td&gt;&lt;/tr&gt;&lt;tr&gt;&lt;td&gt;Perl&lt;/td&gt;&lt;td&gt;DBI&lt;/td&gt;&lt;td&gt;Perl DBI Generator&lt;/td&gt;&lt;td&gt;n/a&lt;/td&gt;&lt;/tr&gt;&lt;tr&gt;&lt;td rowspan=3 valign=top&gt;User Interface&lt;/td&gt;&lt;td rowspan=2 valign=top&gt;Java&lt;/td&gt;&lt;td&gt;JSP&lt;/td&gt;&lt;td&gt;JSP Generator&lt;/td&gt;&lt;td&gt;JSP/struts/JSF wizards&lt;/td&gt;&lt;/tr&gt;&lt;tr&gt;&lt;td&gt;Swing&lt;/td&gt;&lt;td&gt;Swing Generator&lt;/td&gt;&lt;td&gt;Swing wizards; ADF Swing wizards&lt;/td&gt;&lt;/tr&gt;&lt;tr&gt;&lt;td&gt;MS&lt;/td&gt;&lt;td&gt;MFC&lt;/td&gt;&lt;td&gt;MFC Generator&lt;/td&gt;&lt;td&gt;n/a&lt;/td&gt;&lt;/tr&gt;&lt;tr&gt;&lt;td rowspan=2 valign=top&gt;Documentation&lt;/td&gt;&lt;td&gt;SQL&lt;/td&gt;&lt;td&gt;SQL&lt;/td&gt;&lt;td&gt;SQL Documentation Generator&lt;/td&gt;&lt;td&gt;n/a&lt;/td&gt;&lt;/tr&gt;&lt;tr&gt;&lt;td&gt;Java&lt;/td&gt;&lt;td&gt;Java&lt;/td&gt;&lt;td&gt;JavaDoc&lt;/td&gt;&lt;td&gt;JavaDoc&lt;/td&gt;&lt;/tr&gt;&lt;tr&gt;&lt;td rowspan=4 valign=top&gt;Unit Tests&lt;/td&gt;&lt;td rowspan=2 valign=top&gt;C&lt;/td&gt;&lt;td&gt;Tests&lt;/td&gt;&lt;td&gt;Augmented C Unit Test Generator&lt;/td&gt;&lt;td&gt;n/a&lt;/td&gt;&lt;/tr&gt;&lt;tr&gt;&lt;td&gt;Ordered Tests&lt;/td&gt;&lt;td&gt;Ordered Test Generator&lt;/td&gt;&lt;td&gt;n/a&lt;/td&gt;&lt;/tr&gt;&lt;tr&gt;&lt;td&gt;Test Data&lt;/td&gt;&lt;td&gt;n/a&lt;/td&gt;&lt;td&gt;Test data generator&lt;/td&gt;&lt;td&gt;n/a&lt;/td&gt;&lt;/tr&gt;&lt;tr&gt;&lt;td&gt;Test Robots&lt;/td&gt;&lt;td&gt;n/a&lt;/td&gt;&lt;td&gt;Test robot generator&lt;/td&gt;&lt;td&gt;n/a&lt;/td&gt;&lt;/tr&gt;&lt;tr&gt;&lt;td rowspan=3 valign=top&gt;File Formats&lt;/td&gt;&lt;td&gt;Java&lt;/td&gt;&lt;td&gt;CSV&lt;/td&gt;&lt;td&gt;CSV file Reading Java Generator&lt;/td&gt;&lt;td&gt;File Adapter&lt;/td&gt;&lt;/tr&gt;&lt;tr&gt;&lt;td&gt;Java&lt;/td&gt;&lt;td&gt;Data Adapter&lt;/td&gt;&lt;td&gt;Data Adapter Generator&lt;/td&gt;&lt;td&gt;(arguably) File Adapter; Toplink&lt;/td&gt;&lt;/tr&gt;&lt;tr&gt;&lt;td&gt;Java&lt;/td&gt;&lt;td&gt;Binary&lt;/td&gt;&lt;td&gt;Binary File Reader Generator&lt;/td&gt;&lt;td&gt;n/a&lt;/td&gt;&lt;/tr&gt;&lt;tr&gt;&lt;td rowspan=5 valign=top&gt;Web Services&lt;/td&gt;&lt;td&gt;Java&lt;/td&gt;&lt;td&gt;XML-RPC&lt;/td&gt;&lt;td&gt;XML-RPC Generator&lt;/td&gt;&lt;td&gt;n/a?&lt;/td&gt;&lt;/tr&gt;&lt;tr&gt;&lt;td rowspan=4 valign=top&gt;Java&lt;/td&gt;&lt;td&gt;SOAP&lt;/td&gt;&lt;td&gt;SOAP Generator&lt;/td&gt;&lt;td&gt;Java Web Service from WSDL&lt;/td&gt;&lt;/tr&gt;&lt;tr&gt;&lt;td&gt;PL/SQL&lt;/td&gt;&lt;td&gt;n/a&lt;/td&gt;&lt;td&gt;PL/SQL Web Service&lt;/td&gt;&lt;/tr&gt;&lt;tr&gt;&lt;td&gt;JMS&lt;/td&gt;&lt;td&gt;n/a&lt;/td&gt;&lt;td&gt;JMS Web Service&lt;/td&gt;&lt;/tr&gt;&lt;tr&gt;&lt;td&gt;Various&lt;/td&gt;&lt;td&gt;n/a&lt;/td&gt;&lt;td&gt;Technology Adapters&lt;/td&gt;&lt;/tr&gt;&lt;tr&gt;&lt;td rowspan=2 valign=top&gt;Business Logic&lt;/td&gt;&lt;td&gt;Java&lt;/td&gt;&lt;td&gt;Math&lt;/td&gt;&lt;td&gt;Equation Generator&lt;/td&gt;&lt;td&gt;n/a&lt;/td&gt;&lt;/tr&gt;&lt;tr&gt;&lt;td&gt;Java&lt;/td&gt;&lt;td&gt;Reports&lt;/td&gt;&lt;td&gt;Report Logic and Interface Generator&lt;/td&gt;&lt;td&gt;n/a&lt;/td&gt;&lt;/tr&gt;&lt;tr&gt;&lt;td rowspan=2 valign=top&gt;External Libraries*&lt;/td&gt;&lt;td&gt;C++&lt;/td&gt;&lt;td&gt;DLL&lt;/td&gt;&lt;td&gt;DLL Wrapper Generator&lt;/td&gt;&lt;td&gt;n/a&lt;/td&gt;&lt;/tr&gt;&lt;tr&gt;&lt;td&gt;Scripting Languages&lt;/td&gt;&lt;td&gt;C++&lt;/td&gt;&lt;td&gt;External Language Wrapper Generator&lt;/td&gt;&lt;td&gt;n/a&lt;/td&gt;&lt;/tr&gt;&lt;tr&gt;&lt;td rowspan=3 valign=top&gt;Configuration*&lt;/td&gt;&lt;td&gt;Firewall&lt;/td&gt;&lt;td&gt;any&lt;/td&gt;&lt;td&gt;Firewall Configuration Generator&lt;/td&gt;&lt;td&gt;n/a&lt;/td&gt;&lt;/tr&gt;&lt;tr&gt;&lt;td rowspan=2 valign=top&gt;Reference Data*&lt;/td&gt;&lt;td&gt;any&lt;/td&gt;&lt;td&gt;Lookup Function Generator&lt;/td&gt;&lt;td&gt;n/a&lt;/td&gt;&lt;/tr&gt;&lt;tr&gt;&lt;td&gt;any&lt;/td&gt;&lt;td&gt;Macro Lookup Table Generator&lt;/td&gt;&lt;td&gt;n/a&lt;/td&gt;&lt;/tr&gt;</text:p>
          </table:table-cell>
        </table:table-row>
        <table:table-row table:style-name="ro1">
          <table:table-cell table:number-columns-repeated="8"/>
          <table:table-cell office:value-type="string">
            <text:p>&lt;/table&gt;</text:p>
          </table:table-cell>
          <table:table-cell table:formula="oooc:=[.J35]&amp;[.I36]" office:value-type="string" office:string-value="&lt;table border=”1”&gt;&lt;tr&gt;&lt;td&gt;&lt;strong&gt;Class&lt;/strong&gt;&lt;/td&gt;&lt;td&gt;&lt;strong&gt;Platform&lt;/strong&gt;&lt;/td&gt;&lt;td&gt;&lt;strong&gt;Technology&lt;/strong&gt;&lt;/td&gt;&lt;td&gt;&lt;strong&gt;Herrington&lt;/strong&gt;&lt;/td&gt;&lt;td&gt;&lt;strong&gt;JDeveloper&lt;/strong&gt;&lt;/td&gt;&lt;/tr&gt;&lt;tr&gt;&lt;td rowspan=7 valign=top&gt;Database Access&lt;/td&gt;&lt;td rowspan=2 valign=top&gt;MS&lt;/td&gt;&lt;td&gt;ASP&lt;/td&gt;&lt;td&gt;ASP Generator&lt;/td&gt;&lt;td&gt;n/a&lt;/td&gt;&lt;/tr&gt;&lt;tr&gt;&lt;td&gt;ASP.NET&lt;/td&gt;&lt;td&gt;ASP.NET Generator&lt;/td&gt;&lt;td&gt;n/a&lt;/td&gt;&lt;/tr&gt;&lt;tr&gt;&lt;td rowspan=3 valign=top&gt;Java&lt;/td&gt;&lt;td&gt;EJB&lt;/td&gt;&lt;td&gt;EJB Generator&lt;/td&gt;&lt;td&gt;EJB Entities from Tables&lt;/td&gt;&lt;/tr&gt;&lt;tr&gt;&lt;td&gt;JDBC&lt;/td&gt;&lt;td&gt;JDBC Generator&lt;/td&gt;&lt;td&gt;ADF Business Components&lt;/td&gt;&lt;/tr&gt;&lt;tr&gt;&lt;td&gt;JDBC&lt;/td&gt;&lt;td&gt;n/a&lt;/td&gt;&lt;td&gt;Toplink O-R Mapping&lt;/td&gt;&lt;/tr&gt;&lt;tr&gt;&lt;td&gt;PHP&lt;/td&gt;&lt;td&gt;PHP&lt;/td&gt;&lt;td&gt;PHP Generator&lt;/td&gt;&lt;td&gt;n/a&lt;/td&gt;&lt;/tr&gt;&lt;tr&gt;&lt;td&gt;Perl&lt;/td&gt;&lt;td&gt;DBI&lt;/td&gt;&lt;td&gt;Perl DBI Generator&lt;/td&gt;&lt;td&gt;n/a&lt;/td&gt;&lt;/tr&gt;&lt;tr&gt;&lt;td rowspan=3 valign=top&gt;User Interface&lt;/td&gt;&lt;td rowspan=2 valign=top&gt;Java&lt;/td&gt;&lt;td&gt;JSP&lt;/td&gt;&lt;td&gt;JSP Generator&lt;/td&gt;&lt;td&gt;JSP/struts/JSF wizards&lt;/td&gt;&lt;/tr&gt;&lt;tr&gt;&lt;td&gt;Swing&lt;/td&gt;&lt;td&gt;Swing Generator&lt;/td&gt;&lt;td&gt;Swing wizards; ADF Swing wizards&lt;/td&gt;&lt;/tr&gt;&lt;tr&gt;&lt;td&gt;MS&lt;/td&gt;&lt;td&gt;MFC&lt;/td&gt;&lt;td&gt;MFC Generator&lt;/td&gt;&lt;td&gt;n/a&lt;/td&gt;&lt;/tr&gt;&lt;tr&gt;&lt;td rowspan=2 valign=top&gt;Documentation&lt;/td&gt;&lt;td&gt;SQL&lt;/td&gt;&lt;td&gt;SQL&lt;/td&gt;&lt;td&gt;SQL Documentation Generator&lt;/td&gt;&lt;td&gt;n/a&lt;/td&gt;&lt;/tr&gt;&lt;tr&gt;&lt;td&gt;Java&lt;/td&gt;&lt;td&gt;Java&lt;/td&gt;&lt;td&gt;JavaDoc&lt;/td&gt;&lt;td&gt;JavaDoc&lt;/td&gt;&lt;/tr&gt;&lt;tr&gt;&lt;td rowspan=4 valign=top&gt;Unit Tests&lt;/td&gt;&lt;td rowspan=2 valign=top&gt;C&lt;/td&gt;&lt;td&gt;Tests&lt;/td&gt;&lt;td&gt;Augmented C Unit Test Generator&lt;/td&gt;&lt;td&gt;n/a&lt;/td&gt;&lt;/tr&gt;&lt;tr&gt;&lt;td&gt;Ordered Tests&lt;/td&gt;&lt;td&gt;Ordered Test Generator&lt;/td&gt;&lt;td&gt;n/a&lt;/td&gt;&lt;/tr&gt;&lt;tr&gt;&lt;td&gt;Test Data&lt;/td&gt;&lt;td&gt;n/a&lt;/td&gt;&lt;td&gt;Test data generator&lt;/td&gt;&lt;td&gt;n/a&lt;/td&gt;&lt;/tr&gt;&lt;tr&gt;&lt;td&gt;Test Robots&lt;/td&gt;&lt;td&gt;n/a&lt;/td&gt;&lt;td&gt;Test robot generator&lt;/td&gt;&lt;td&gt;n/a&lt;/td&gt;&lt;/tr&gt;&lt;tr&gt;&lt;td rowspan=3 valign=top&gt;File Formats&lt;/td&gt;&lt;td&gt;Java&lt;/td&gt;&lt;td&gt;CSV&lt;/td&gt;&lt;td&gt;CSV file Reading Java Generator&lt;/td&gt;&lt;td&gt;File Adapter&lt;/td&gt;&lt;/tr&gt;&lt;tr&gt;&lt;td&gt;Java&lt;/td&gt;&lt;td&gt;Data Adapter&lt;/td&gt;&lt;td&gt;Data Adapter Generator&lt;/td&gt;&lt;td&gt;(arguably) File Adapter; Toplink&lt;/td&gt;&lt;/tr&gt;&lt;tr&gt;&lt;td&gt;Java&lt;/td&gt;&lt;td&gt;Binary&lt;/td&gt;&lt;td&gt;Binary File Reader Generator&lt;/td&gt;&lt;td&gt;n/a&lt;/td&gt;&lt;/tr&gt;&lt;tr&gt;&lt;td rowspan=5 valign=top&gt;Web Services&lt;/td&gt;&lt;td&gt;Java&lt;/td&gt;&lt;td&gt;XML-RPC&lt;/td&gt;&lt;td&gt;XML-RPC Generator&lt;/td&gt;&lt;td&gt;n/a?&lt;/td&gt;&lt;/tr&gt;&lt;tr&gt;&lt;td rowspan=4 valign=top&gt;Java&lt;/td&gt;&lt;td&gt;SOAP&lt;/td&gt;&lt;td&gt;SOAP Generator&lt;/td&gt;&lt;td&gt;Java Web Service from WSDL&lt;/td&gt;&lt;/tr&gt;&lt;tr&gt;&lt;td&gt;PL/SQL&lt;/td&gt;&lt;td&gt;n/a&lt;/td&gt;&lt;td&gt;PL/SQL Web Service&lt;/td&gt;&lt;/tr&gt;&lt;tr&gt;&lt;td&gt;JMS&lt;/td&gt;&lt;td&gt;n/a&lt;/td&gt;&lt;td&gt;JMS Web Service&lt;/td&gt;&lt;/tr&gt;&lt;tr&gt;&lt;td&gt;Various&lt;/td&gt;&lt;td&gt;n/a&lt;/td&gt;&lt;td&gt;Technology Adapters&lt;/td&gt;&lt;/tr&gt;&lt;tr&gt;&lt;td rowspan=2 valign=top&gt;Business Logic&lt;/td&gt;&lt;td&gt;Java&lt;/td&gt;&lt;td&gt;Math&lt;/td&gt;&lt;td&gt;Equation Generator&lt;/td&gt;&lt;td&gt;n/a&lt;/td&gt;&lt;/tr&gt;&lt;tr&gt;&lt;td&gt;Java&lt;/td&gt;&lt;td&gt;Reports&lt;/td&gt;&lt;td&gt;Report Logic and Interface Generator&lt;/td&gt;&lt;td&gt;n/a&lt;/td&gt;&lt;/tr&gt;&lt;tr&gt;&lt;td rowspan=2 valign=top&gt;External Libraries*&lt;/td&gt;&lt;td&gt;C++&lt;/td&gt;&lt;td&gt;DLL&lt;/td&gt;&lt;td&gt;DLL Wrapper Generator&lt;/td&gt;&lt;td&gt;n/a&lt;/td&gt;&lt;/tr&gt;&lt;tr&gt;&lt;td&gt;Scripting Languages&lt;/td&gt;&lt;td&gt;C++&lt;/td&gt;&lt;td&gt;External Language Wrapper Generator&lt;/td&gt;&lt;td&gt;n/a&lt;/td&gt;&lt;/tr&gt;&lt;tr&gt;&lt;td rowspan=3 valign=top&gt;Configuration*&lt;/td&gt;&lt;td&gt;Firewall&lt;/td&gt;&lt;td&gt;any&lt;/td&gt;&lt;td&gt;Firewall Configuration Generator&lt;/td&gt;&lt;td&gt;n/a&lt;/td&gt;&lt;/tr&gt;&lt;tr&gt;&lt;td rowspan=2 valign=top&gt;Reference Data*&lt;/td&gt;&lt;td&gt;any&lt;/td&gt;&lt;td&gt;Lookup Function Generator&lt;/td&gt;&lt;td&gt;n/a&lt;/td&gt;&lt;/tr&gt;&lt;tr&gt;&lt;td&gt;any&lt;/td&gt;&lt;td&gt;Macro Lookup Table Generator&lt;/td&gt;&lt;td&gt;n/a&lt;/td&gt;&lt;/tr&gt;&lt;/table&gt;">
            <text:p>&lt;table border=”1”&gt;&lt;tr&gt;&lt;td&gt;&lt;strong&gt;Class&lt;/strong&gt;&lt;/td&gt;&lt;td&gt;&lt;strong&gt;Platform&lt;/strong&gt;&lt;/td&gt;&lt;td&gt;&lt;strong&gt;Technology&lt;/strong&gt;&lt;/td&gt;&lt;td&gt;&lt;strong&gt;Herrington&lt;/strong&gt;&lt;/td&gt;&lt;td&gt;&lt;strong&gt;JDeveloper&lt;/strong&gt;&lt;/td&gt;&lt;/tr&gt;&lt;tr&gt;&lt;td rowspan=7 valign=top&gt;Database Access&lt;/td&gt;&lt;td rowspan=2 valign=top&gt;MS&lt;/td&gt;&lt;td&gt;ASP&lt;/td&gt;&lt;td&gt;ASP Generator&lt;/td&gt;&lt;td&gt;n/a&lt;/td&gt;&lt;/tr&gt;&lt;tr&gt;&lt;td&gt;ASP.NET&lt;/td&gt;&lt;td&gt;ASP.NET Generator&lt;/td&gt;&lt;td&gt;n/a&lt;/td&gt;&lt;/tr&gt;&lt;tr&gt;&lt;td rowspan=3 valign=top&gt;Java&lt;/td&gt;&lt;td&gt;EJB&lt;/td&gt;&lt;td&gt;EJB Generator&lt;/td&gt;&lt;td&gt;EJB Entities from Tables&lt;/td&gt;&lt;/tr&gt;&lt;tr&gt;&lt;td&gt;JDBC&lt;/td&gt;&lt;td&gt;JDBC Generator&lt;/td&gt;&lt;td&gt;ADF Business Components&lt;/td&gt;&lt;/tr&gt;&lt;tr&gt;&lt;td&gt;JDBC&lt;/td&gt;&lt;td&gt;n/a&lt;/td&gt;&lt;td&gt;Toplink O-R Mapping&lt;/td&gt;&lt;/tr&gt;&lt;tr&gt;&lt;td&gt;PHP&lt;/td&gt;&lt;td&gt;PHP&lt;/td&gt;&lt;td&gt;PHP Generator&lt;/td&gt;&lt;td&gt;n/a&lt;/td&gt;&lt;/tr&gt;&lt;tr&gt;&lt;td&gt;Perl&lt;/td&gt;&lt;td&gt;DBI&lt;/td&gt;&lt;td&gt;Perl DBI Generator&lt;/td&gt;&lt;td&gt;n/a&lt;/td&gt;&lt;/tr&gt;&lt;tr&gt;&lt;td rowspan=3 valign=top&gt;User Interface&lt;/td&gt;&lt;td rowspan=2 valign=top&gt;Java&lt;/td&gt;&lt;td&gt;JSP&lt;/td&gt;&lt;td&gt;JSP Generator&lt;/td&gt;&lt;td&gt;JSP/struts/JSF wizards&lt;/td&gt;&lt;/tr&gt;&lt;tr&gt;&lt;td&gt;Swing&lt;/td&gt;&lt;td&gt;Swing Generator&lt;/td&gt;&lt;td&gt;Swing wizards; ADF Swing wizards&lt;/td&gt;&lt;/tr&gt;&lt;tr&gt;&lt;td&gt;MS&lt;/td&gt;&lt;td&gt;MFC&lt;/td&gt;&lt;td&gt;MFC Generator&lt;/td&gt;&lt;td&gt;n/a&lt;/td&gt;&lt;/tr&gt;&lt;tr&gt;&lt;td rowspan=2 valign=top&gt;Documentation&lt;/td&gt;&lt;td&gt;SQL&lt;/td&gt;&lt;td&gt;SQL&lt;/td&gt;&lt;td&gt;SQL Documentation Generator&lt;/td&gt;&lt;td&gt;n/a&lt;/td&gt;&lt;/tr&gt;&lt;tr&gt;&lt;td&gt;Java&lt;/td&gt;&lt;td&gt;Java&lt;/td&gt;&lt;td&gt;JavaDoc&lt;/td&gt;&lt;td&gt;JavaDoc&lt;/td&gt;&lt;/tr&gt;&lt;tr&gt;&lt;td rowspan=4 valign=top&gt;Unit Tests&lt;/td&gt;&lt;td rowspan=2 valign=top&gt;C&lt;/td&gt;&lt;td&gt;Tests&lt;/td&gt;&lt;td&gt;Augmented C Unit Test Generator&lt;/td&gt;&lt;td&gt;n/a&lt;/td&gt;&lt;/tr&gt;&lt;tr&gt;&lt;td&gt;Ordered Tests&lt;/td&gt;&lt;td&gt;Ordered Test Generator&lt;/td&gt;&lt;td&gt;n/a&lt;/td&gt;&lt;/tr&gt;&lt;tr&gt;&lt;td&gt;Test Data&lt;/td&gt;&lt;td&gt;n/a&lt;/td&gt;&lt;td&gt;Test data generator&lt;/td&gt;&lt;td&gt;n/a&lt;/td&gt;&lt;/tr&gt;&lt;tr&gt;&lt;td&gt;Test Robots&lt;/td&gt;&lt;td&gt;n/a&lt;/td&gt;&lt;td&gt;Test robot generator&lt;/td&gt;&lt;td&gt;n/a&lt;/td&gt;&lt;/tr&gt;&lt;tr&gt;&lt;td rowspan=3 valign=top&gt;File Formats&lt;/td&gt;&lt;td&gt;Java&lt;/td&gt;&lt;td&gt;CSV&lt;/td&gt;&lt;td&gt;CSV file Reading Java Generator&lt;/td&gt;&lt;td&gt;File Adapter&lt;/td&gt;&lt;/tr&gt;&lt;tr&gt;&lt;td&gt;Java&lt;/td&gt;&lt;td&gt;Data Adapter&lt;/td&gt;&lt;td&gt;Data Adapter Generator&lt;/td&gt;&lt;td&gt;(arguably) File Adapter; Toplink&lt;/td&gt;&lt;/tr&gt;&lt;tr&gt;&lt;td&gt;Java&lt;/td&gt;&lt;td&gt;Binary&lt;/td&gt;&lt;td&gt;Binary File Reader Generator&lt;/td&gt;&lt;td&gt;n/a&lt;/td&gt;&lt;/tr&gt;&lt;tr&gt;&lt;td rowspan=5 valign=top&gt;Web Services&lt;/td&gt;&lt;td&gt;Java&lt;/td&gt;&lt;td&gt;XML-RPC&lt;/td&gt;&lt;td&gt;XML-RPC Generator&lt;/td&gt;&lt;td&gt;n/a?&lt;/td&gt;&lt;/tr&gt;&lt;tr&gt;&lt;td rowspan=4 valign=top&gt;Java&lt;/td&gt;&lt;td&gt;SOAP&lt;/td&gt;&lt;td&gt;SOAP Generator&lt;/td&gt;&lt;td&gt;Java Web Service from WSDL&lt;/td&gt;&lt;/tr&gt;&lt;tr&gt;&lt;td&gt;PL/SQL&lt;/td&gt;&lt;td&gt;n/a&lt;/td&gt;&lt;td&gt;PL/SQL Web Service&lt;/td&gt;&lt;/tr&gt;&lt;tr&gt;&lt;td&gt;JMS&lt;/td&gt;&lt;td&gt;n/a&lt;/td&gt;&lt;td&gt;JMS Web Service&lt;/td&gt;&lt;/tr&gt;&lt;tr&gt;&lt;td&gt;Various&lt;/td&gt;&lt;td&gt;n/a&lt;/td&gt;&lt;td&gt;Technology Adapters&lt;/td&gt;&lt;/tr&gt;&lt;tr&gt;&lt;td rowspan=2 valign=top&gt;Business Logic&lt;/td&gt;&lt;td&gt;Java&lt;/td&gt;&lt;td&gt;Math&lt;/td&gt;&lt;td&gt;Equation Generator&lt;/td&gt;&lt;td&gt;n/a&lt;/td&gt;&lt;/tr&gt;&lt;tr&gt;&lt;td&gt;Java&lt;/td&gt;&lt;td&gt;Reports&lt;/td&gt;&lt;td&gt;Report Logic and Interface Generator&lt;/td&gt;&lt;td&gt;n/a&lt;/td&gt;&lt;/tr&gt;&lt;tr&gt;&lt;td rowspan=2 valign=top&gt;External Libraries*&lt;/td&gt;&lt;td&gt;C++&lt;/td&gt;&lt;td&gt;DLL&lt;/td&gt;&lt;td&gt;DLL Wrapper Generator&lt;/td&gt;&lt;td&gt;n/a&lt;/td&gt;&lt;/tr&gt;&lt;tr&gt;&lt;td&gt;Scripting Languages&lt;/td&gt;&lt;td&gt;C++&lt;/td&gt;&lt;td&gt;External Language Wrapper Generator&lt;/td&gt;&lt;td&gt;n/a&lt;/td&gt;&lt;/tr&gt;&lt;tr&gt;&lt;td rowspan=3 valign=top&gt;Configuration*&lt;/td&gt;&lt;td&gt;Firewall&lt;/td&gt;&lt;td&gt;any&lt;/td&gt;&lt;td&gt;Firewall Configuration Generator&lt;/td&gt;&lt;td&gt;n/a&lt;/td&gt;&lt;/tr&gt;&lt;tr&gt;&lt;td rowspan=2 valign=top&gt;Reference Data*&lt;/td&gt;&lt;td&gt;any&lt;/td&gt;&lt;td&gt;Lookup Function Generator&lt;/td&gt;&lt;td&gt;n/a&lt;/td&gt;&lt;/tr&gt;&lt;tr&gt;&lt;td&gt;any&lt;/td&gt;&lt;td&gt;Macro Lookup Table Generator&lt;/td&gt;&lt;td&gt;n/a&lt;/td&gt;&lt;/tr&gt;&lt;/table&gt;</text:p>
          </table:table-cell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13">13/01/2008</text:date>, <text:time>12:23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Paul Gallagher</meta:initial-creator>
    <meta:creation-date>2008-01-13T11:11:12</meta:creation-date>
    <dc:creator>Paul Gallagher</dc:creator>
    <dc:date>2008-01-13T12:23:29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3" meta:cell-count="297"/>
  </office:meta>
</office:document-meta>
</file>